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tiempo</text:p>
          </table:table-cell>
          <table:table-cell office:value-type="string">
            <text:p>Individuo tipo 1</text:p>
          </table:table-cell>
          <table:table-cell office:value-type="string">
            <text:p>Individuo tipo 2</text:p>
          </table:table-cell>
          <table:table-cell office:value-type="string">
            <text:p>Individuo tipo 3</text:p>
          </table:table-cell>
          <table:table-cell office:value-type="string">
            <text:p>Individuo tipo 4</text:p>
          </table:table-cell>
          <table:table-cell office:value-type="string">
            <text:p>Individuo tipo 5</text:p>
          </table:table-cell>
          <table:table-cell office:value-type="string">
            <text:p>Individuo tipo 6</text:p>
          </table:table-cell>
          <table:table-cell office:value-type="string">
            <text:p>Máxima</text:p>
          </table:table-cell>
          <table:table-cell table:number-columns-repeated="5"/>
          <table:table-cell>
            <draw:frame table:end-cell-address="Hoja1.T19" table:end-x="2.144cm" table:end-y="0.425cm" draw:z-index="0" draw:style-name="gr1" draw:text-style-name="P1" svg:width="15.63cm" svg:height="8.554cm" svg:x="0.063cm" svg:y="0cm">
              <draw:object draw:notify-on-update-of-ranges="Hoja1.A1:Hoja1.A1 Hoja1.A2:Hoja1.A502 Hoja1.B1:Hoja1.B1 Hoja1.B2:Hoja1.B502 Hoja1.C1:Hoja1.C1 Hoja1.C2:Hoja1.C502 Hoja1.D1:Hoja1.D1 Hoja1.D2:Hoja1.D502 Hoja1.E1:Hoja1.E1 Hoja1.E2:Hoja1.E502 Hoja1.F1:Hoja1.F1 Hoja1.F2:Hoja1.F502 Hoja1.G1:Hoja1.G1 Hoja1.G2:Hoja1.G502 Hoja1.H1:Hoja1.H1 Hoja1.H2:Hoja1.H50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7"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15112">
            <text:p>1.115112</text:p>
          </table:table-cell>
          <table:table-cell office:value-type="float" office:value="1.114936">
            <text:p>1.114936</text:p>
          </table:table-cell>
          <table:table-cell office:value-type="float" office:value="1.11452">
            <text:p>1.11452</text:p>
          </table:table-cell>
          <table:table-cell office:value-type="float" office:value="1.114906">
            <text:p>1.114906</text:p>
          </table:table-cell>
          <table:table-cell office:value-type="float" office:value="1.115276">
            <text:p>1.115276</text:p>
          </table:table-cell>
          <table:table-cell office:value-type="float" office:value="1.114442">
            <text:p>1.11444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101158">
            <text:p>1.101158</text:p>
          </table:table-cell>
          <table:table-cell office:value-type="float" office:value="1.097987">
            <text:p>1.097987</text:p>
          </table:table-cell>
          <table:table-cell office:value-type="float" office:value="1.102087">
            <text:p>1.102087</text:p>
          </table:table-cell>
          <table:table-cell office:value-type="float" office:value="1.105775">
            <text:p>1.105775</text:p>
          </table:table-cell>
          <table:table-cell office:value-type="float" office:value="1.103252">
            <text:p>1.103252</text:p>
          </table:table-cell>
          <table:table-cell office:value-type="float" office:value="1.105209">
            <text:p>1.10520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83779">
            <text:p>1.083779</text:p>
          </table:table-cell>
          <table:table-cell office:value-type="float" office:value="1.078164">
            <text:p>1.078164</text:p>
          </table:table-cell>
          <table:table-cell office:value-type="float" office:value="1.085326">
            <text:p>1.085326</text:p>
          </table:table-cell>
          <table:table-cell office:value-type="float" office:value="1.09217">
            <text:p>1.09217</text:p>
          </table:table-cell>
          <table:table-cell office:value-type="float" office:value="1.088405">
            <text:p>1.088405</text:p>
          </table:table-cell>
          <table:table-cell office:value-type="float" office:value="1.091695">
            <text:p>1.09169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65546">
            <text:p>1.065546</text:p>
          </table:table-cell>
          <table:table-cell office:value-type="float" office:value="1.05901">
            <text:p>1.05901</text:p>
          </table:table-cell>
          <table:table-cell office:value-type="float" office:value="1.066142">
            <text:p>1.066142</text:p>
          </table:table-cell>
          <table:table-cell office:value-type="float" office:value="1.076405">
            <text:p>1.076405</text:p>
          </table:table-cell>
          <table:table-cell office:value-type="float" office:value="1.071575">
            <text:p>1.071575</text:p>
          </table:table-cell>
          <table:table-cell office:value-type="float" office:value="1.075857">
            <text:p>1.07585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46767">
            <text:p>1.046767</text:p>
          </table:table-cell>
          <table:table-cell office:value-type="float" office:value="1.038784">
            <text:p>1.038784</text:p>
          </table:table-cell>
          <table:table-cell office:value-type="float" office:value="1.04682">
            <text:p>1.04682</text:p>
          </table:table-cell>
          <table:table-cell office:value-type="float" office:value="1.060333">
            <text:p>1.060333</text:p>
          </table:table-cell>
          <table:table-cell office:value-type="float" office:value="1.05705">
            <text:p>1.05705</text:p>
          </table:table-cell>
          <table:table-cell office:value-type="float" office:value="1.062307">
            <text:p>1.06230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26628">
            <text:p>1.026628</text:p>
          </table:table-cell>
          <table:table-cell office:value-type="float" office:value="1.015814">
            <text:p>1.015814</text:p>
          </table:table-cell>
          <table:table-cell office:value-type="float" office:value="1.031054">
            <text:p>1.031054</text:p>
          </table:table-cell>
          <table:table-cell office:value-type="float" office:value="1.046272">
            <text:p>1.046272</text:p>
          </table:table-cell>
          <table:table-cell office:value-type="float" office:value="1.04616">
            <text:p>1.04616</text:p>
          </table:table-cell>
          <table:table-cell office:value-type="float" office:value="1.05563">
            <text:p>1.0556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05402">
            <text:p>1.005402</text:p>
          </table:table-cell>
          <table:table-cell office:value-type="float" office:value="0.9920218">
            <text:p>0.9920218</text:p>
          </table:table-cell>
          <table:table-cell office:value-type="float" office:value="1.022054">
            <text:p>1.022054</text:p>
          </table:table-cell>
          <table:table-cell office:value-type="float" office:value="1.035739">
            <text:p>1.035739</text:p>
          </table:table-cell>
          <table:table-cell office:value-type="float" office:value="1.04015">
            <text:p>1.04015</text:p>
          </table:table-cell>
          <table:table-cell office:value-type="float" office:value="1.055715">
            <text:p>1.05571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84946">
            <text:p>0.984946</text:p>
          </table:table-cell>
          <table:table-cell office:value-type="float" office:value="0.9731641">
            <text:p>0.9731641</text:p>
          </table:table-cell>
          <table:table-cell office:value-type="float" office:value="1.019583">
            <text:p>1.019583</text:p>
          </table:table-cell>
          <table:table-cell office:value-type="float" office:value="1.029072">
            <text:p>1.029072</text:p>
          </table:table-cell>
          <table:table-cell office:value-type="float" office:value="1.039043">
            <text:p>1.039043</text:p>
          </table:table-cell>
          <table:table-cell office:value-type="float" office:value="1.056669">
            <text:p>1.05666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700602">
            <text:p>0.9700602</text:p>
          </table:table-cell>
          <table:table-cell office:value-type="float" office:value="0.9631178">
            <text:p>0.9631178</text:p>
          </table:table-cell>
          <table:table-cell office:value-type="float" office:value="1.022227">
            <text:p>1.022227</text:p>
          </table:table-cell>
          <table:table-cell office:value-type="float" office:value="1.026787">
            <text:p>1.026787</text:p>
          </table:table-cell>
          <table:table-cell office:value-type="float" office:value="1.042139">
            <text:p>1.042139</text:p>
          </table:table-cell>
          <table:table-cell office:value-type="float" office:value="1.058531">
            <text:p>1.05853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639133">
            <text:p>0.9639133</text:p>
          </table:table-cell>
          <table:table-cell office:value-type="float" office:value="0.961939">
            <text:p>0.961939</text:p>
          </table:table-cell>
          <table:table-cell office:value-type="float" office:value="1.027684">
            <text:p>1.027684</text:p>
          </table:table-cell>
          <table:table-cell office:value-type="float" office:value="1.028001">
            <text:p>1.028001</text:p>
          </table:table-cell>
          <table:table-cell office:value-type="float" office:value="1.047886">
            <text:p>1.047886</text:p>
          </table:table-cell>
          <table:table-cell office:value-type="float" office:value="1.061916">
            <text:p>1.06191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643428">
            <text:p>0.9643428</text:p>
          </table:table-cell>
          <table:table-cell office:value-type="float" office:value="0.9680743">
            <text:p>0.9680743</text:p>
          </table:table-cell>
          <table:table-cell office:value-type="float" office:value="1.03348">
            <text:p>1.03348</text:p>
          </table:table-cell>
          <table:table-cell office:value-type="float" office:value="1.031215">
            <text:p>1.031215</text:p>
          </table:table-cell>
          <table:table-cell office:value-type="float" office:value="1.054204">
            <text:p>1.054204</text:p>
          </table:table-cell>
          <table:table-cell office:value-type="float" office:value="1.065721">
            <text:p>1.06572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691951">
            <text:p>0.9691951</text:p>
          </table:table-cell>
          <table:table-cell office:value-type="float" office:value="0.9784867">
            <text:p>0.9784867</text:p>
          </table:table-cell>
          <table:table-cell office:value-type="float" office:value="1.039062">
            <text:p>1.039062</text:p>
          </table:table-cell>
          <table:table-cell office:value-type="float" office:value="1.035047">
            <text:p>1.035047</text:p>
          </table:table-cell>
          <table:table-cell office:value-type="float" office:value="1.059956">
            <text:p>1.059956</text:p>
          </table:table-cell>
          <table:table-cell office:value-type="float" office:value="1.068817">
            <text:p>1.06881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769585">
            <text:p>0.9769585</text:p>
          </table:table-cell>
          <table:table-cell office:value-type="float" office:value="0.9885453">
            <text:p>0.9885453</text:p>
          </table:table-cell>
          <table:table-cell office:value-type="float" office:value="1.04371">
            <text:p>1.04371</text:p>
          </table:table-cell>
          <table:table-cell office:value-type="float" office:value="1.038346">
            <text:p>1.038346</text:p>
          </table:table-cell>
          <table:table-cell office:value-type="float" office:value="1.064372">
            <text:p>1.064372</text:p>
          </table:table-cell>
          <table:table-cell office:value-type="float" office:value="1.069441">
            <text:p>1.06944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820586">
            <text:p>0.9820586</text:p>
          </table:table-cell>
          <table:table-cell office:value-type="float" office:value="1.000207">
            <text:p>1.000207</text:p>
          </table:table-cell>
          <table:table-cell office:value-type="float" office:value="1.046587">
            <text:p>1.046587</text:p>
          </table:table-cell>
          <table:table-cell office:value-type="float" office:value="1.040284">
            <text:p>1.040284</text:p>
          </table:table-cell>
          <table:table-cell office:value-type="float" office:value="1.066641">
            <text:p>1.066641</text:p>
          </table:table-cell>
          <table:table-cell office:value-type="float" office:value="1.068805">
            <text:p>1.06880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861777">
            <text:p>0.9861777</text:p>
          </table:table-cell>
          <table:table-cell office:value-type="float" office:value="1.011863">
            <text:p>1.011863</text:p>
          </table:table-cell>
          <table:table-cell office:value-type="float" office:value="1.048075">
            <text:p>1.048075</text:p>
          </table:table-cell>
          <table:table-cell office:value-type="float" office:value="1.041004">
            <text:p>1.041004</text:p>
          </table:table-cell>
          <table:table-cell office:value-type="float" office:value="1.066766">
            <text:p>1.066766</text:p>
          </table:table-cell>
          <table:table-cell office:value-type="float" office:value="1.067876">
            <text:p>1.06787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929298">
            <text:p>0.9929298</text:p>
          </table:table-cell>
          <table:table-cell office:value-type="float" office:value="1.022239">
            <text:p>1.022239</text:p>
          </table:table-cell>
          <table:table-cell office:value-type="float" office:value="1.044551">
            <text:p>1.044551</text:p>
          </table:table-cell>
          <table:table-cell office:value-type="float" office:value="1.040035">
            <text:p>1.040035</text:p>
          </table:table-cell>
          <table:table-cell office:value-type="float" office:value="1.065721">
            <text:p>1.065721</text:p>
          </table:table-cell>
          <table:table-cell office:value-type="float" office:value="1.067398">
            <text:p>1.06739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02133">
            <text:p>1.002133</text:p>
          </table:table-cell>
          <table:table-cell office:value-type="float" office:value="1.030504">
            <text:p>1.030504</text:p>
          </table:table-cell>
          <table:table-cell office:value-type="float" office:value="1.036674">
            <text:p>1.036674</text:p>
          </table:table-cell>
          <table:table-cell office:value-type="float" office:value="1.038316">
            <text:p>1.038316</text:p>
          </table:table-cell>
          <table:table-cell office:value-type="float" office:value="1.064088">
            <text:p>1.064088</text:p>
          </table:table-cell>
          <table:table-cell office:value-type="float" office:value="1.06777">
            <text:p>1.0677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13298">
            <text:p>1.013298</text:p>
          </table:table-cell>
          <table:table-cell office:value-type="float" office:value="1.036431">
            <text:p>1.036431</text:p>
          </table:table-cell>
          <table:table-cell office:value-type="float" office:value="1.028503">
            <text:p>1.028503</text:p>
          </table:table-cell>
          <table:table-cell office:value-type="float" office:value="1.036267">
            <text:p>1.036267</text:p>
          </table:table-cell>
          <table:table-cell office:value-type="float" office:value="1.061817">
            <text:p>1.061817</text:p>
          </table:table-cell>
          <table:table-cell office:value-type="float" office:value="1.066707">
            <text:p>1.06670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26039">
            <text:p>1.026039</text:p>
          </table:table-cell>
          <table:table-cell office:value-type="float" office:value="1.039905">
            <text:p>1.039905</text:p>
          </table:table-cell>
          <table:table-cell office:value-type="float" office:value="1.020405">
            <text:p>1.020405</text:p>
          </table:table-cell>
          <table:table-cell office:value-type="float" office:value="1.034265">
            <text:p>1.034265</text:p>
          </table:table-cell>
          <table:table-cell office:value-type="float" office:value="1.059786">
            <text:p>1.059786</text:p>
          </table:table-cell>
          <table:table-cell office:value-type="float" office:value="1.065594">
            <text:p>1.06559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39335">
            <text:p>1.039335</text:p>
          </table:table-cell>
          <table:table-cell office:value-type="float" office:value="1.041412">
            <text:p>1.041412</text:p>
          </table:table-cell>
          <table:table-cell office:value-type="float" office:value="1.022203">
            <text:p>1.022203</text:p>
          </table:table-cell>
          <table:table-cell office:value-type="float" office:value="1.032795">
            <text:p>1.032795</text:p>
          </table:table-cell>
          <table:table-cell office:value-type="float" office:value="1.056558">
            <text:p>1.056558</text:p>
          </table:table-cell>
          <table:table-cell office:value-type="float" office:value="1.064383">
            <text:p>1.06438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52026">
            <text:p>1.052026</text:p>
          </table:table-cell>
          <table:table-cell office:value-type="float" office:value="1.041695">
            <text:p>1.041695</text:p>
          </table:table-cell>
          <table:table-cell office:value-type="float" office:value="1.026029">
            <text:p>1.026029</text:p>
          </table:table-cell>
          <table:table-cell office:value-type="float" office:value="1.031973">
            <text:p>1.031973</text:p>
          </table:table-cell>
          <table:table-cell office:value-type="float" office:value="1.053681">
            <text:p>1.053681</text:p>
          </table:table-cell>
          <table:table-cell office:value-type="float" office:value="1.062949">
            <text:p>1.06294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62272">
            <text:p>1.062272</text:p>
          </table:table-cell>
          <table:table-cell office:value-type="float" office:value="1.041459">
            <text:p>1.041459</text:p>
          </table:table-cell>
          <table:table-cell office:value-type="float" office:value="1.026921">
            <text:p>1.026921</text:p>
          </table:table-cell>
          <table:table-cell office:value-type="float" office:value="1.031551">
            <text:p>1.031551</text:p>
          </table:table-cell>
          <table:table-cell office:value-type="float" office:value="1.051124">
            <text:p>1.051124</text:p>
          </table:table-cell>
          <table:table-cell office:value-type="float" office:value="1.061535">
            <text:p>1.06153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66592">
            <text:p>1.066592</text:p>
          </table:table-cell>
          <table:table-cell office:value-type="float" office:value="1.041303">
            <text:p>1.041303</text:p>
          </table:table-cell>
          <table:table-cell office:value-type="float" office:value="1.027959">
            <text:p>1.027959</text:p>
          </table:table-cell>
          <table:table-cell office:value-type="float" office:value="1.030967">
            <text:p>1.030967</text:p>
          </table:table-cell>
          <table:table-cell office:value-type="float" office:value="1.048661">
            <text:p>1.048661</text:p>
          </table:table-cell>
          <table:table-cell office:value-type="float" office:value="1.060352">
            <text:p>1.06035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67624">
            <text:p>1.067624</text:p>
          </table:table-cell>
          <table:table-cell office:value-type="float" office:value="1.041254">
            <text:p>1.041254</text:p>
          </table:table-cell>
          <table:table-cell office:value-type="float" office:value="1.028056">
            <text:p>1.028056</text:p>
          </table:table-cell>
          <table:table-cell office:value-type="float" office:value="1.030254">
            <text:p>1.030254</text:p>
          </table:table-cell>
          <table:table-cell office:value-type="float" office:value="1.046069">
            <text:p>1.046069</text:p>
          </table:table-cell>
          <table:table-cell office:value-type="float" office:value="1.058823">
            <text:p>1.05882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66841">
            <text:p>1.066841</text:p>
          </table:table-cell>
          <table:table-cell office:value-type="float" office:value="1.041518">
            <text:p>1.041518</text:p>
          </table:table-cell>
          <table:table-cell office:value-type="float" office:value="1.027124">
            <text:p>1.027124</text:p>
          </table:table-cell>
          <table:table-cell office:value-type="float" office:value="1.029487">
            <text:p>1.029487</text:p>
          </table:table-cell>
          <table:table-cell office:value-type="float" office:value="1.04356">
            <text:p>1.04356</text:p>
          </table:table-cell>
          <table:table-cell office:value-type="float" office:value="1.05676">
            <text:p>1.0567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64434">
            <text:p>1.064434</text:p>
          </table:table-cell>
          <table:table-cell office:value-type="float" office:value="1.042276">
            <text:p>1.042276</text:p>
          </table:table-cell>
          <table:table-cell office:value-type="float" office:value="1.02627">
            <text:p>1.02627</text:p>
          </table:table-cell>
          <table:table-cell office:value-type="float" office:value="1.028894">
            <text:p>1.028894</text:p>
          </table:table-cell>
          <table:table-cell office:value-type="float" office:value="1.040944">
            <text:p>1.040944</text:p>
          </table:table-cell>
          <table:table-cell office:value-type="float" office:value="1.05505">
            <text:p>1.0550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61352">
            <text:p>1.061352</text:p>
          </table:table-cell>
          <table:table-cell office:value-type="float" office:value="1.04332">
            <text:p>1.04332</text:p>
          </table:table-cell>
          <table:table-cell office:value-type="float" office:value="1.027288">
            <text:p>1.027288</text:p>
          </table:table-cell>
          <table:table-cell office:value-type="float" office:value="1.028877">
            <text:p>1.028877</text:p>
          </table:table-cell>
          <table:table-cell office:value-type="float" office:value="1.037974">
            <text:p>1.037974</text:p>
          </table:table-cell>
          <table:table-cell office:value-type="float" office:value="1.053437">
            <text:p>1.05343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578">
            <text:p>1.0578</text:p>
          </table:table-cell>
          <table:table-cell office:value-type="float" office:value="1.044209">
            <text:p>1.044209</text:p>
          </table:table-cell>
          <table:table-cell office:value-type="float" office:value="1.030517">
            <text:p>1.030517</text:p>
          </table:table-cell>
          <table:table-cell office:value-type="float" office:value="1.029651">
            <text:p>1.029651</text:p>
          </table:table-cell>
          <table:table-cell office:value-type="float" office:value="1.034539">
            <text:p>1.034539</text:p>
          </table:table-cell>
          <table:table-cell office:value-type="float" office:value="1.052092">
            <text:p>1.05209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53552">
            <text:p>1.053552</text:p>
          </table:table-cell>
          <table:table-cell office:value-type="float" office:value="1.043295">
            <text:p>1.043295</text:p>
          </table:table-cell>
          <table:table-cell office:value-type="float" office:value="1.034447">
            <text:p>1.034447</text:p>
          </table:table-cell>
          <table:table-cell office:value-type="float" office:value="1.031213">
            <text:p>1.031213</text:p>
          </table:table-cell>
          <table:table-cell office:value-type="float" office:value="1.030946">
            <text:p>1.030946</text:p>
          </table:table-cell>
          <table:table-cell office:value-type="float" office:value="1.050843">
            <text:p>1.05084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48559">
            <text:p>1.048559</text:p>
          </table:table-cell>
          <table:table-cell office:value-type="float" office:value="1.042999">
            <text:p>1.042999</text:p>
          </table:table-cell>
          <table:table-cell office:value-type="float" office:value="1.037549">
            <text:p>1.037549</text:p>
          </table:table-cell>
          <table:table-cell office:value-type="float" office:value="1.033425">
            <text:p>1.033425</text:p>
          </table:table-cell>
          <table:table-cell office:value-type="float" office:value="1.02719">
            <text:p>1.02719</text:p>
          </table:table-cell>
          <table:table-cell office:value-type="float" office:value="1.049322">
            <text:p>1.04932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42941">
            <text:p>1.042941</text:p>
          </table:table-cell>
          <table:table-cell office:value-type="float" office:value="1.043924">
            <text:p>1.043924</text:p>
          </table:table-cell>
          <table:table-cell office:value-type="float" office:value="1.03637">
            <text:p>1.03637</text:p>
          </table:table-cell>
          <table:table-cell office:value-type="float" office:value="1.035906">
            <text:p>1.035906</text:p>
          </table:table-cell>
          <table:table-cell office:value-type="float" office:value="1.023172">
            <text:p>1.023172</text:p>
          </table:table-cell>
          <table:table-cell office:value-type="float" office:value="1.047342">
            <text:p>1.04734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36349">
            <text:p>1.036349</text:p>
          </table:table-cell>
          <table:table-cell office:value-type="float" office:value="1.046636">
            <text:p>1.046636</text:p>
          </table:table-cell>
          <table:table-cell office:value-type="float" office:value="1.035119">
            <text:p>1.035119</text:p>
          </table:table-cell>
          <table:table-cell office:value-type="float" office:value="1.038458">
            <text:p>1.038458</text:p>
          </table:table-cell>
          <table:table-cell office:value-type="float" office:value="1.018945">
            <text:p>1.018945</text:p>
          </table:table-cell>
          <table:table-cell office:value-type="float" office:value="1.045237">
            <text:p>1.04523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29203">
            <text:p>1.029203</text:p>
          </table:table-cell>
          <table:table-cell office:value-type="float" office:value="1.050542">
            <text:p>1.050542</text:p>
          </table:table-cell>
          <table:table-cell office:value-type="float" office:value="1.03447">
            <text:p>1.03447</text:p>
          </table:table-cell>
          <table:table-cell office:value-type="float" office:value="1.040859">
            <text:p>1.040859</text:p>
          </table:table-cell>
          <table:table-cell office:value-type="float" office:value="1.014774">
            <text:p>1.014774</text:p>
          </table:table-cell>
          <table:table-cell office:value-type="float" office:value="1.043063">
            <text:p>1.04306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22077">
            <text:p>1.022077</text:p>
          </table:table-cell>
          <table:table-cell office:value-type="float" office:value="1.053907">
            <text:p>1.053907</text:p>
          </table:table-cell>
          <table:table-cell office:value-type="float" office:value="1.030027">
            <text:p>1.030027</text:p>
          </table:table-cell>
          <table:table-cell office:value-type="float" office:value="1.043125">
            <text:p>1.043125</text:p>
          </table:table-cell>
          <table:table-cell office:value-type="float" office:value="1.00966">
            <text:p>1.00966</text:p>
          </table:table-cell>
          <table:table-cell office:value-type="float" office:value="1.040826">
            <text:p>1.04082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15503">
            <text:p>1.015503</text:p>
          </table:table-cell>
          <table:table-cell office:value-type="float" office:value="1.055608">
            <text:p>1.055608</text:p>
          </table:table-cell>
          <table:table-cell office:value-type="float" office:value="1.026239">
            <text:p>1.026239</text:p>
          </table:table-cell>
          <table:table-cell office:value-type="float" office:value="1.045161">
            <text:p>1.045161</text:p>
          </table:table-cell>
          <table:table-cell office:value-type="float" office:value="1.002771">
            <text:p>1.002771</text:p>
          </table:table-cell>
          <table:table-cell office:value-type="float" office:value="1.038081">
            <text:p>1.03808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10103">
            <text:p>1.010103</text:p>
          </table:table-cell>
          <table:table-cell office:value-type="float" office:value="1.056354">
            <text:p>1.056354</text:p>
          </table:table-cell>
          <table:table-cell office:value-type="float" office:value="1.024291">
            <text:p>1.024291</text:p>
          </table:table-cell>
          <table:table-cell office:value-type="float" office:value="1.04719">
            <text:p>1.04719</text:p>
          </table:table-cell>
          <table:table-cell office:value-type="float" office:value="0.9956291">
            <text:p>0.9956291</text:p>
          </table:table-cell>
          <table:table-cell office:value-type="float" office:value="1.035145">
            <text:p>1.03514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06506">
            <text:p>1.006506</text:p>
          </table:table-cell>
          <table:table-cell office:value-type="float" office:value="1.055867">
            <text:p>1.055867</text:p>
          </table:table-cell>
          <table:table-cell office:value-type="float" office:value="1.020803">
            <text:p>1.020803</text:p>
          </table:table-cell>
          <table:table-cell office:value-type="float" office:value="1.04916">
            <text:p>1.04916</text:p>
          </table:table-cell>
          <table:table-cell office:value-type="float" office:value="0.9996172">
            <text:p>0.9996172</text:p>
          </table:table-cell>
          <table:table-cell office:value-type="float" office:value="1.025397">
            <text:p>1.02539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0508">
            <text:p>1.00508</text:p>
          </table:table-cell>
          <table:table-cell office:value-type="float" office:value="1.055152">
            <text:p>1.055152</text:p>
          </table:table-cell>
          <table:table-cell office:value-type="float" office:value="1.017914">
            <text:p>1.017914</text:p>
          </table:table-cell>
          <table:table-cell office:value-type="float" office:value="1.05104">
            <text:p>1.05104</text:p>
          </table:table-cell>
          <table:table-cell office:value-type="float" office:value="0.9985806">
            <text:p>0.9985806</text:p>
          </table:table-cell>
          <table:table-cell office:value-type="float" office:value="1.016175">
            <text:p>1.01617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04395">
            <text:p>1.004395</text:p>
          </table:table-cell>
          <table:table-cell office:value-type="float" office:value="1.054516">
            <text:p>1.054516</text:p>
          </table:table-cell>
          <table:table-cell office:value-type="float" office:value="1.015726">
            <text:p>1.015726</text:p>
          </table:table-cell>
          <table:table-cell office:value-type="float" office:value="1.054303">
            <text:p>1.054303</text:p>
          </table:table-cell>
          <table:table-cell office:value-type="float" office:value="0.9950076">
            <text:p>0.9950076</text:p>
          </table:table-cell>
          <table:table-cell office:value-type="float" office:value="1.00516">
            <text:p>1.0051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04371">
            <text:p>1.004371</text:p>
          </table:table-cell>
          <table:table-cell office:value-type="float" office:value="1.054359">
            <text:p>1.054359</text:p>
          </table:table-cell>
          <table:table-cell office:value-type="float" office:value="1.014522">
            <text:p>1.014522</text:p>
          </table:table-cell>
          <table:table-cell office:value-type="float" office:value="1.063579">
            <text:p>1.063579</text:p>
          </table:table-cell>
          <table:table-cell office:value-type="float" office:value="0.9699818">
            <text:p>0.9699818</text:p>
          </table:table-cell>
          <table:table-cell office:value-type="float" office:value="0.9937909">
            <text:p>0.993790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04234">
            <text:p>1.004234</text:p>
          </table:table-cell>
          <table:table-cell office:value-type="float" office:value="1.054352">
            <text:p>1.054352</text:p>
          </table:table-cell>
          <table:table-cell office:value-type="float" office:value="1.015497">
            <text:p>1.015497</text:p>
          </table:table-cell>
          <table:table-cell office:value-type="float" office:value="1.060773">
            <text:p>1.060773</text:p>
          </table:table-cell>
          <table:table-cell office:value-type="float" office:value="0.9499469">
            <text:p>0.9499469</text:p>
          </table:table-cell>
          <table:table-cell office:value-type="float" office:value="0.983516">
            <text:p>0.98351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02699">
            <text:p>1.002699</text:p>
          </table:table-cell>
          <table:table-cell office:value-type="float" office:value="1.054178">
            <text:p>1.054178</text:p>
          </table:table-cell>
          <table:table-cell office:value-type="float" office:value="1.019752">
            <text:p>1.019752</text:p>
          </table:table-cell>
          <table:table-cell office:value-type="float" office:value="1.045119">
            <text:p>1.045119</text:p>
          </table:table-cell>
          <table:table-cell office:value-type="float" office:value="0.9357852">
            <text:p>0.9357852</text:p>
          </table:table-cell>
          <table:table-cell office:value-type="float" office:value="0.9744731">
            <text:p>0.974473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02784">
            <text:p>1.002784</text:p>
          </table:table-cell>
          <table:table-cell office:value-type="float" office:value="1.054002">
            <text:p>1.054002</text:p>
          </table:table-cell>
          <table:table-cell office:value-type="float" office:value="1.026196">
            <text:p>1.026196</text:p>
          </table:table-cell>
          <table:table-cell office:value-type="float" office:value="1.029306">
            <text:p>1.029306</text:p>
          </table:table-cell>
          <table:table-cell office:value-type="float" office:value="0.9268285">
            <text:p>0.9268285</text:p>
          </table:table-cell>
          <table:table-cell office:value-type="float" office:value="0.9668275">
            <text:p>0.966827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991237">
            <text:p>0.9991237</text:p>
          </table:table-cell>
          <table:table-cell office:value-type="float" office:value="1.053794">
            <text:p>1.053794</text:p>
          </table:table-cell>
          <table:table-cell office:value-type="float" office:value="1.032813">
            <text:p>1.032813</text:p>
          </table:table-cell>
          <table:table-cell office:value-type="float" office:value="1.014804">
            <text:p>1.014804</text:p>
          </table:table-cell>
          <table:table-cell office:value-type="float" office:value="0.9215219">
            <text:p>0.9215219</text:p>
          </table:table-cell>
          <table:table-cell office:value-type="float" office:value="0.9610238">
            <text:p>0.961023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917382">
            <text:p>0.9917382</text:p>
          </table:table-cell>
          <table:table-cell office:value-type="float" office:value="1.053811">
            <text:p>1.053811</text:p>
          </table:table-cell>
          <table:table-cell office:value-type="float" office:value="1.038743">
            <text:p>1.038743</text:p>
          </table:table-cell>
          <table:table-cell office:value-type="float" office:value="0.9918993">
            <text:p>0.9918993</text:p>
          </table:table-cell>
          <table:table-cell office:value-type="float" office:value="0.9180378">
            <text:p>0.9180378</text:p>
          </table:table-cell>
          <table:table-cell office:value-type="float" office:value="0.9582518">
            <text:p>0.958251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870464">
            <text:p>0.9870464</text:p>
          </table:table-cell>
          <table:table-cell office:value-type="float" office:value="1.05381">
            <text:p>1.05381</text:p>
          </table:table-cell>
          <table:table-cell office:value-type="float" office:value="1.043666">
            <text:p>1.043666</text:p>
          </table:table-cell>
          <table:table-cell office:value-type="float" office:value="0.9664932">
            <text:p>0.9664932</text:p>
          </table:table-cell>
          <table:table-cell office:value-type="float" office:value="0.9215302">
            <text:p>0.9215302</text:p>
          </table:table-cell>
          <table:table-cell office:value-type="float" office:value="0.9571067">
            <text:p>0.957106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858862">
            <text:p>0.9858862</text:p>
          </table:table-cell>
          <table:table-cell office:value-type="float" office:value="1.053833">
            <text:p>1.053833</text:p>
          </table:table-cell>
          <table:table-cell office:value-type="float" office:value="1.043349">
            <text:p>1.043349</text:p>
          </table:table-cell>
          <table:table-cell office:value-type="float" office:value="0.9413307">
            <text:p>0.9413307</text:p>
          </table:table-cell>
          <table:table-cell office:value-type="float" office:value="0.9331827">
            <text:p>0.9331827</text:p>
          </table:table-cell>
          <table:table-cell office:value-type="float" office:value="0.9565676">
            <text:p>0.956567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883575">
            <text:p>0.9883575</text:p>
          </table:table-cell>
          <table:table-cell office:value-type="float" office:value="1.053813">
            <text:p>1.053813</text:p>
          </table:table-cell>
          <table:table-cell office:value-type="float" office:value="1.040793">
            <text:p>1.040793</text:p>
          </table:table-cell>
          <table:table-cell office:value-type="float" office:value="0.9183128">
            <text:p>0.9183128</text:p>
          </table:table-cell>
          <table:table-cell office:value-type="float" office:value="0.9520249">
            <text:p>0.9520249</text:p>
          </table:table-cell>
          <table:table-cell office:value-type="float" office:value="0.9564095">
            <text:p>0.956409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938601">
            <text:p>0.9938601</text:p>
          </table:table-cell>
          <table:table-cell office:value-type="float" office:value="1.053874">
            <text:p>1.053874</text:p>
          </table:table-cell>
          <table:table-cell office:value-type="float" office:value="1.038384">
            <text:p>1.038384</text:p>
          </table:table-cell>
          <table:table-cell office:value-type="float" office:value="0.9026206">
            <text:p>0.9026206</text:p>
          </table:table-cell>
          <table:table-cell office:value-type="float" office:value="0.9682938">
            <text:p>0.9682938</text:p>
          </table:table-cell>
          <table:table-cell office:value-type="float" office:value="0.9564638">
            <text:p>0.956463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002251">
            <text:p>1.002251</text:p>
          </table:table-cell>
          <table:table-cell office:value-type="float" office:value="1.054172">
            <text:p>1.054172</text:p>
          </table:table-cell>
          <table:table-cell office:value-type="float" office:value="1.035931">
            <text:p>1.035931</text:p>
          </table:table-cell>
          <table:table-cell office:value-type="float" office:value="0.904774">
            <text:p>0.904774</text:p>
          </table:table-cell>
          <table:table-cell office:value-type="float" office:value="0.960041">
            <text:p>0.960041</text:p>
          </table:table-cell>
          <table:table-cell office:value-type="float" office:value="0.9569941">
            <text:p>0.956994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13054">
            <text:p>1.013054</text:p>
          </table:table-cell>
          <table:table-cell office:value-type="float" office:value="1.055092">
            <text:p>1.055092</text:p>
          </table:table-cell>
          <table:table-cell office:value-type="float" office:value="1.032937">
            <text:p>1.032937</text:p>
          </table:table-cell>
          <table:table-cell office:value-type="float" office:value="0.9277499">
            <text:p>0.9277499</text:p>
          </table:table-cell>
          <table:table-cell office:value-type="float" office:value="0.9548088">
            <text:p>0.9548088</text:p>
          </table:table-cell>
          <table:table-cell office:value-type="float" office:value="0.9577838">
            <text:p>0.957783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25027">
            <text:p>1.025027</text:p>
          </table:table-cell>
          <table:table-cell office:value-type="float" office:value="1.05693">
            <text:p>1.05693</text:p>
          </table:table-cell>
          <table:table-cell office:value-type="float" office:value="1.029052">
            <text:p>1.029052</text:p>
          </table:table-cell>
          <table:table-cell office:value-type="float" office:value="0.9646655">
            <text:p>0.9646655</text:p>
          </table:table-cell>
          <table:table-cell office:value-type="float" office:value="0.9518582">
            <text:p>0.9518582</text:p>
          </table:table-cell>
          <table:table-cell office:value-type="float" office:value="0.9586225">
            <text:p>0.958622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3708">
            <text:p>1.03708</text:p>
          </table:table-cell>
          <table:table-cell office:value-type="float" office:value="1.059545">
            <text:p>1.059545</text:p>
          </table:table-cell>
          <table:table-cell office:value-type="float" office:value="1.024581">
            <text:p>1.024581</text:p>
          </table:table-cell>
          <table:table-cell office:value-type="float" office:value="1.005642">
            <text:p>1.005642</text:p>
          </table:table-cell>
          <table:table-cell office:value-type="float" office:value="0.9504023">
            <text:p>0.9504023</text:p>
          </table:table-cell>
          <table:table-cell office:value-type="float" office:value="0.954796">
            <text:p>0.95479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4758">
            <text:p>1.04758</text:p>
          </table:table-cell>
          <table:table-cell office:value-type="float" office:value="1.062362">
            <text:p>1.062362</text:p>
          </table:table-cell>
          <table:table-cell office:value-type="float" office:value="1.019828">
            <text:p>1.019828</text:p>
          </table:table-cell>
          <table:table-cell office:value-type="float" office:value="1.008006">
            <text:p>1.008006</text:p>
          </table:table-cell>
          <table:table-cell office:value-type="float" office:value="0.9523729">
            <text:p>0.9523729</text:p>
          </table:table-cell>
          <table:table-cell office:value-type="float" office:value="0.9476044">
            <text:p>0.947604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55578">
            <text:p>1.055578</text:p>
          </table:table-cell>
          <table:table-cell office:value-type="float" office:value="1.063042">
            <text:p>1.063042</text:p>
          </table:table-cell>
          <table:table-cell office:value-type="float" office:value="1.014809">
            <text:p>1.014809</text:p>
          </table:table-cell>
          <table:table-cell office:value-type="float" office:value="0.996336">
            <text:p>0.996336</text:p>
          </table:table-cell>
          <table:table-cell office:value-type="float" office:value="0.960037">
            <text:p>0.960037</text:p>
          </table:table-cell>
          <table:table-cell office:value-type="float" office:value="0.9439636">
            <text:p>0.943963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60657">
            <text:p>1.060657</text:p>
          </table:table-cell>
          <table:table-cell office:value-type="float" office:value="1.060828">
            <text:p>1.060828</text:p>
          </table:table-cell>
          <table:table-cell office:value-type="float" office:value="1.011818">
            <text:p>1.011818</text:p>
          </table:table-cell>
          <table:table-cell office:value-type="float" office:value="0.9806055">
            <text:p>0.9806055</text:p>
          </table:table-cell>
          <table:table-cell office:value-type="float" office:value="0.9705927">
            <text:p>0.9705927</text:p>
          </table:table-cell>
          <table:table-cell office:value-type="float" office:value="0.9438083">
            <text:p>0.943808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62472">
            <text:p>1.062472</text:p>
          </table:table-cell>
          <table:table-cell office:value-type="float" office:value="1.057557">
            <text:p>1.057557</text:p>
          </table:table-cell>
          <table:table-cell office:value-type="float" office:value="1.009918">
            <text:p>1.009918</text:p>
          </table:table-cell>
          <table:table-cell office:value-type="float" office:value="0.9639724">
            <text:p>0.9639724</text:p>
          </table:table-cell>
          <table:table-cell office:value-type="float" office:value="0.9793893">
            <text:p>0.9793893</text:p>
          </table:table-cell>
          <table:table-cell office:value-type="float" office:value="0.9453908">
            <text:p>0.945390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61263">
            <text:p>1.061263</text:p>
          </table:table-cell>
          <table:table-cell office:value-type="float" office:value="1.05383">
            <text:p>1.05383</text:p>
          </table:table-cell>
          <table:table-cell office:value-type="float" office:value="1.011047">
            <text:p>1.011047</text:p>
          </table:table-cell>
          <table:table-cell office:value-type="float" office:value="0.9489733">
            <text:p>0.9489733</text:p>
          </table:table-cell>
          <table:table-cell office:value-type="float" office:value="0.981004">
            <text:p>0.981004</text:p>
          </table:table-cell>
          <table:table-cell office:value-type="float" office:value="0.9473662">
            <text:p>0.947366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57968">
            <text:p>1.057968</text:p>
          </table:table-cell>
          <table:table-cell office:value-type="float" office:value="1.049837">
            <text:p>1.049837</text:p>
          </table:table-cell>
          <table:table-cell office:value-type="float" office:value="1.016756">
            <text:p>1.016756</text:p>
          </table:table-cell>
          <table:table-cell office:value-type="float" office:value="0.938682">
            <text:p>0.938682</text:p>
          </table:table-cell>
          <table:table-cell office:value-type="float" office:value="0.9800593">
            <text:p>0.9800593</text:p>
          </table:table-cell>
          <table:table-cell office:value-type="float" office:value="0.9514881">
            <text:p>0.951488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53424">
            <text:p>1.053424</text:p>
          </table:table-cell>
          <table:table-cell office:value-type="float" office:value="1.045916">
            <text:p>1.045916</text:p>
          </table:table-cell>
          <table:table-cell office:value-type="float" office:value="1.025408">
            <text:p>1.025408</text:p>
          </table:table-cell>
          <table:table-cell office:value-type="float" office:value="0.9316641">
            <text:p>0.9316641</text:p>
          </table:table-cell>
          <table:table-cell office:value-type="float" office:value="0.9775496">
            <text:p>0.9775496</text:p>
          </table:table-cell>
          <table:table-cell office:value-type="float" office:value="0.9568447">
            <text:p>0.956844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46435">
            <text:p>1.046435</text:p>
          </table:table-cell>
          <table:table-cell office:value-type="float" office:value="1.042273">
            <text:p>1.042273</text:p>
          </table:table-cell>
          <table:table-cell office:value-type="float" office:value="1.0352">
            <text:p>1.0352</text:p>
          </table:table-cell>
          <table:table-cell office:value-type="float" office:value="0.9283534">
            <text:p>0.9283534</text:p>
          </table:table-cell>
          <table:table-cell office:value-type="float" office:value="0.9730438">
            <text:p>0.9730438</text:p>
          </table:table-cell>
          <table:table-cell office:value-type="float" office:value="0.9596968">
            <text:p>0.959696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37408">
            <text:p>1.037408</text:p>
          </table:table-cell>
          <table:table-cell office:value-type="float" office:value="1.039355">
            <text:p>1.039355</text:p>
          </table:table-cell>
          <table:table-cell office:value-type="float" office:value="1.043347">
            <text:p>1.043347</text:p>
          </table:table-cell>
          <table:table-cell office:value-type="float" office:value="0.9335723">
            <text:p>0.9335723</text:p>
          </table:table-cell>
          <table:table-cell office:value-type="float" office:value="0.9669162">
            <text:p>0.9669162</text:p>
          </table:table-cell>
          <table:table-cell office:value-type="float" office:value="0.9607952">
            <text:p>0.960795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2814">
            <text:p>1.02814</text:p>
          </table:table-cell>
          <table:table-cell office:value-type="float" office:value="1.037467">
            <text:p>1.037467</text:p>
          </table:table-cell>
          <table:table-cell office:value-type="float" office:value="1.044825">
            <text:p>1.044825</text:p>
          </table:table-cell>
          <table:table-cell office:value-type="float" office:value="0.9404887">
            <text:p>0.9404887</text:p>
          </table:table-cell>
          <table:table-cell office:value-type="float" office:value="0.9478261">
            <text:p>0.9478261</text:p>
          </table:table-cell>
          <table:table-cell office:value-type="float" office:value="0.9594935">
            <text:p>0.959493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19722">
            <text:p>1.019722</text:p>
          </table:table-cell>
          <table:table-cell office:value-type="float" office:value="1.037246">
            <text:p>1.037246</text:p>
          </table:table-cell>
          <table:table-cell office:value-type="float" office:value="1.045549">
            <text:p>1.045549</text:p>
          </table:table-cell>
          <table:table-cell office:value-type="float" office:value="0.9463453">
            <text:p>0.9463453</text:p>
          </table:table-cell>
          <table:table-cell office:value-type="float" office:value="0.9314522">
            <text:p>0.9314522</text:p>
          </table:table-cell>
          <table:table-cell office:value-type="float" office:value="0.9542308">
            <text:p>0.954230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11333">
            <text:p>1.011333</text:p>
          </table:table-cell>
          <table:table-cell office:value-type="float" office:value="1.038951">
            <text:p>1.038951</text:p>
          </table:table-cell>
          <table:table-cell office:value-type="float" office:value="1.040514">
            <text:p>1.040514</text:p>
          </table:table-cell>
          <table:table-cell office:value-type="float" office:value="0.9510694">
            <text:p>0.9510694</text:p>
          </table:table-cell>
          <table:table-cell office:value-type="float" office:value="0.9193628">
            <text:p>0.9193628</text:p>
          </table:table-cell>
          <table:table-cell office:value-type="float" office:value="0.9467858">
            <text:p>0.946785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002747">
            <text:p>1.002747</text:p>
          </table:table-cell>
          <table:table-cell office:value-type="float" office:value="1.042697">
            <text:p>1.042697</text:p>
          </table:table-cell>
          <table:table-cell office:value-type="float" office:value="1.035342">
            <text:p>1.035342</text:p>
          </table:table-cell>
          <table:table-cell office:value-type="float" office:value="0.9525901">
            <text:p>0.9525901</text:p>
          </table:table-cell>
          <table:table-cell office:value-type="float" office:value="0.9102775">
            <text:p>0.9102775</text:p>
          </table:table-cell>
          <table:table-cell office:value-type="float" office:value="0.93898">
            <text:p>0.9389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940436">
            <text:p>0.9940436</text:p>
          </table:table-cell>
          <table:table-cell office:value-type="float" office:value="1.048291">
            <text:p>1.048291</text:p>
          </table:table-cell>
          <table:table-cell office:value-type="float" office:value="1.031143">
            <text:p>1.031143</text:p>
          </table:table-cell>
          <table:table-cell office:value-type="float" office:value="0.9511491">
            <text:p>0.9511491</text:p>
          </table:table-cell>
          <table:table-cell office:value-type="float" office:value="0.9039562">
            <text:p>0.9039562</text:p>
          </table:table-cell>
          <table:table-cell office:value-type="float" office:value="0.9322704">
            <text:p>0.932270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862955">
            <text:p>0.9862955</text:p>
          </table:table-cell>
          <table:table-cell office:value-type="float" office:value="1.054411">
            <text:p>1.054411</text:p>
          </table:table-cell>
          <table:table-cell office:value-type="float" office:value="1.029616">
            <text:p>1.029616</text:p>
          </table:table-cell>
          <table:table-cell office:value-type="float" office:value="0.9450365">
            <text:p>0.9450365</text:p>
          </table:table-cell>
          <table:table-cell office:value-type="float" office:value="0.9001608">
            <text:p>0.9001608</text:p>
          </table:table-cell>
          <table:table-cell office:value-type="float" office:value="0.9276335">
            <text:p>0.927633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814374">
            <text:p>0.9814374</text:p>
          </table:table-cell>
          <table:table-cell office:value-type="float" office:value="1.059873">
            <text:p>1.059873</text:p>
          </table:table-cell>
          <table:table-cell office:value-type="float" office:value="1.029012">
            <text:p>1.029012</text:p>
          </table:table-cell>
          <table:table-cell office:value-type="float" office:value="0.9344896">
            <text:p>0.9344896</text:p>
          </table:table-cell>
          <table:table-cell office:value-type="float" office:value="0.8994474">
            <text:p>0.8994474</text:p>
          </table:table-cell>
          <table:table-cell office:value-type="float" office:value="0.9247909">
            <text:p>0.924790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787844">
            <text:p>0.9787844</text:p>
          </table:table-cell>
          <table:table-cell office:value-type="float" office:value="1.064773">
            <text:p>1.064773</text:p>
          </table:table-cell>
          <table:table-cell office:value-type="float" office:value="1.026261">
            <text:p>1.026261</text:p>
          </table:table-cell>
          <table:table-cell office:value-type="float" office:value="0.9202061">
            <text:p>0.9202061</text:p>
          </table:table-cell>
          <table:table-cell office:value-type="float" office:value="0.9039155">
            <text:p>0.9039155</text:p>
          </table:table-cell>
          <table:table-cell office:value-type="float" office:value="0.9242785">
            <text:p>0.924278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773003">
            <text:p>0.9773003</text:p>
          </table:table-cell>
          <table:table-cell office:value-type="float" office:value="1.069014">
            <text:p>1.069014</text:p>
          </table:table-cell>
          <table:table-cell office:value-type="float" office:value="1.021866">
            <text:p>1.021866</text:p>
          </table:table-cell>
          <table:table-cell office:value-type="float" office:value="0.9089465">
            <text:p>0.9089465</text:p>
          </table:table-cell>
          <table:table-cell office:value-type="float" office:value="0.915742">
            <text:p>0.915742</text:p>
          </table:table-cell>
          <table:table-cell office:value-type="float" office:value="0.9271849">
            <text:p>0.927184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774151">
            <text:p>0.9774151</text:p>
          </table:table-cell>
          <table:table-cell office:value-type="float" office:value="1.071937">
            <text:p>1.071937</text:p>
          </table:table-cell>
          <table:table-cell office:value-type="float" office:value="1.018276">
            <text:p>1.018276</text:p>
          </table:table-cell>
          <table:table-cell office:value-type="float" office:value="0.9019732">
            <text:p>0.9019732</text:p>
          </table:table-cell>
          <table:table-cell office:value-type="float" office:value="0.9360087">
            <text:p>0.9360087</text:p>
          </table:table-cell>
          <table:table-cell office:value-type="float" office:value="0.9338182">
            <text:p>0.933818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78134">
            <text:p>0.978134</text:p>
          </table:table-cell>
          <table:table-cell office:value-type="float" office:value="1.072013">
            <text:p>1.072013</text:p>
          </table:table-cell>
          <table:table-cell office:value-type="float" office:value="1.016415">
            <text:p>1.016415</text:p>
          </table:table-cell>
          <table:table-cell office:value-type="float" office:value="0.8981811">
            <text:p>0.8981811</text:p>
          </table:table-cell>
          <table:table-cell office:value-type="float" office:value="0.9622307">
            <text:p>0.9622307</text:p>
          </table:table-cell>
          <table:table-cell office:value-type="float" office:value="0.9435368">
            <text:p>0.943536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667701">
            <text:p>0.9667701</text:p>
          </table:table-cell>
          <table:table-cell office:value-type="float" office:value="1.069979">
            <text:p>1.069979</text:p>
          </table:table-cell>
          <table:table-cell office:value-type="float" office:value="1.015597">
            <text:p>1.015597</text:p>
          </table:table-cell>
          <table:table-cell office:value-type="float" office:value="0.8974183">
            <text:p>0.8974183</text:p>
          </table:table-cell>
          <table:table-cell office:value-type="float" office:value="0.9808604">
            <text:p>0.9808604</text:p>
          </table:table-cell>
          <table:table-cell office:value-type="float" office:value="0.9524424">
            <text:p>0.952442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68461">
            <text:p>0.9568461</text:p>
          </table:table-cell>
          <table:table-cell office:value-type="float" office:value="1.068353">
            <text:p>1.068353</text:p>
          </table:table-cell>
          <table:table-cell office:value-type="float" office:value="1.015845">
            <text:p>1.015845</text:p>
          </table:table-cell>
          <table:table-cell office:value-type="float" office:value="0.9004347">
            <text:p>0.9004347</text:p>
          </table:table-cell>
          <table:table-cell office:value-type="float" office:value="0.9832546">
            <text:p>0.9832546</text:p>
          </table:table-cell>
          <table:table-cell office:value-type="float" office:value="0.9613532">
            <text:p>0.961353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76299">
            <text:p>0.9476299</text:p>
          </table:table-cell>
          <table:table-cell office:value-type="float" office:value="1.067461">
            <text:p>1.067461</text:p>
          </table:table-cell>
          <table:table-cell office:value-type="float" office:value="1.018703">
            <text:p>1.018703</text:p>
          </table:table-cell>
          <table:table-cell office:value-type="float" office:value="0.8980296">
            <text:p>0.8980296</text:p>
          </table:table-cell>
          <table:table-cell office:value-type="float" office:value="0.985829">
            <text:p>0.985829</text:p>
          </table:table-cell>
          <table:table-cell office:value-type="float" office:value="0.9699558">
            <text:p>0.969955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398091">
            <text:p>0.9398091</text:p>
          </table:table-cell>
          <table:table-cell office:value-type="float" office:value="1.06537">
            <text:p>1.06537</text:p>
          </table:table-cell>
          <table:table-cell office:value-type="float" office:value="1.023349">
            <text:p>1.023349</text:p>
          </table:table-cell>
          <table:table-cell office:value-type="float" office:value="0.8797909">
            <text:p>0.8797909</text:p>
          </table:table-cell>
          <table:table-cell office:value-type="float" office:value="0.9895784">
            <text:p>0.9895784</text:p>
          </table:table-cell>
          <table:table-cell office:value-type="float" office:value="0.9770449">
            <text:p>0.977044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343492">
            <text:p>0.9343492</text:p>
          </table:table-cell>
          <table:table-cell office:value-type="float" office:value="1.061825">
            <text:p>1.061825</text:p>
          </table:table-cell>
          <table:table-cell office:value-type="float" office:value="1.028342">
            <text:p>1.028342</text:p>
          </table:table-cell>
          <table:table-cell office:value-type="float" office:value="0.8592235">
            <text:p>0.8592235</text:p>
          </table:table-cell>
          <table:table-cell office:value-type="float" office:value="0.9942508">
            <text:p>0.9942508</text:p>
          </table:table-cell>
          <table:table-cell office:value-type="float" office:value="0.9813772">
            <text:p>0.981377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316583">
            <text:p>0.9316583</text:p>
          </table:table-cell>
          <table:table-cell office:value-type="float" office:value="1.058645">
            <text:p>1.058645</text:p>
          </table:table-cell>
          <table:table-cell office:value-type="float" office:value="1.031511">
            <text:p>1.031511</text:p>
          </table:table-cell>
          <table:table-cell office:value-type="float" office:value="0.8419192">
            <text:p>0.8419192</text:p>
          </table:table-cell>
          <table:table-cell office:value-type="float" office:value="0.9931871">
            <text:p>0.9931871</text:p>
          </table:table-cell>
          <table:table-cell office:value-type="float" office:value="0.9822656">
            <text:p>0.982265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31433">
            <text:p>0.931433</text:p>
          </table:table-cell>
          <table:table-cell office:value-type="float" office:value="1.057189">
            <text:p>1.057189</text:p>
          </table:table-cell>
          <table:table-cell office:value-type="float" office:value="1.034487">
            <text:p>1.034487</text:p>
          </table:table-cell>
          <table:table-cell office:value-type="float" office:value="0.8302705">
            <text:p>0.8302705</text:p>
          </table:table-cell>
          <table:table-cell office:value-type="float" office:value="0.9929024">
            <text:p>0.9929024</text:p>
          </table:table-cell>
          <table:table-cell office:value-type="float" office:value="0.9793735">
            <text:p>0.979373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343367">
            <text:p>0.9343367</text:p>
          </table:table-cell>
          <table:table-cell office:value-type="float" office:value="1.056812">
            <text:p>1.056812</text:p>
          </table:table-cell>
          <table:table-cell office:value-type="float" office:value="1.035588">
            <text:p>1.035588</text:p>
          </table:table-cell>
          <table:table-cell office:value-type="float" office:value="0.8260002">
            <text:p>0.8260002</text:p>
          </table:table-cell>
          <table:table-cell office:value-type="float" office:value="0.9867489">
            <text:p>0.9867489</text:p>
          </table:table-cell>
          <table:table-cell office:value-type="float" office:value="0.9746163">
            <text:p>0.974616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01801">
            <text:p>0.9401801</text:p>
          </table:table-cell>
          <table:table-cell office:value-type="float" office:value="1.056629">
            <text:p>1.056629</text:p>
          </table:table-cell>
          <table:table-cell office:value-type="float" office:value="1.036025">
            <text:p>1.036025</text:p>
          </table:table-cell>
          <table:table-cell office:value-type="float" office:value="0.8320572">
            <text:p>0.8320572</text:p>
          </table:table-cell>
          <table:table-cell office:value-type="float" office:value="0.979486">
            <text:p>0.979486</text:p>
          </table:table-cell>
          <table:table-cell office:value-type="float" office:value="0.9701449">
            <text:p>0.970144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82731">
            <text:p>0.9482731</text:p>
          </table:table-cell>
          <table:table-cell office:value-type="float" office:value="1.055295">
            <text:p>1.055295</text:p>
          </table:table-cell>
          <table:table-cell office:value-type="float" office:value="1.036775">
            <text:p>1.036775</text:p>
          </table:table-cell>
          <table:table-cell office:value-type="float" office:value="0.8467766">
            <text:p>0.8467766</text:p>
          </table:table-cell>
          <table:table-cell office:value-type="float" office:value="0.9735603">
            <text:p>0.9735603</text:p>
          </table:table-cell>
          <table:table-cell office:value-type="float" office:value="0.9675536">
            <text:p>0.967553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79872">
            <text:p>0.9579872</text:p>
          </table:table-cell>
          <table:table-cell office:value-type="float" office:value="1.052909">
            <text:p>1.052909</text:p>
          </table:table-cell>
          <table:table-cell office:value-type="float" office:value="1.03712">
            <text:p>1.03712</text:p>
          </table:table-cell>
          <table:table-cell office:value-type="float" office:value="0.8545344">
            <text:p>0.8545344</text:p>
          </table:table-cell>
          <table:table-cell office:value-type="float" office:value="0.9682813">
            <text:p>0.9682813</text:p>
          </table:table-cell>
          <table:table-cell office:value-type="float" office:value="0.9564403">
            <text:p>0.956440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682235">
            <text:p>0.9682235</text:p>
          </table:table-cell>
          <table:table-cell office:value-type="float" office:value="1.050575">
            <text:p>1.050575</text:p>
          </table:table-cell>
          <table:table-cell office:value-type="float" office:value="1.034131">
            <text:p>1.034131</text:p>
          </table:table-cell>
          <table:table-cell office:value-type="float" office:value="0.8343587">
            <text:p>0.8343587</text:p>
          </table:table-cell>
          <table:table-cell office:value-type="float" office:value="0.9641532">
            <text:p>0.9641532</text:p>
          </table:table-cell>
          <table:table-cell office:value-type="float" office:value="0.9456054">
            <text:p>0.945605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779619">
            <text:p>0.9779619</text:p>
          </table:table-cell>
          <table:table-cell office:value-type="float" office:value="1.048189">
            <text:p>1.048189</text:p>
          </table:table-cell>
          <table:table-cell office:value-type="float" office:value="1.030982">
            <text:p>1.030982</text:p>
          </table:table-cell>
          <table:table-cell office:value-type="float" office:value="0.8211832">
            <text:p>0.8211832</text:p>
          </table:table-cell>
          <table:table-cell office:value-type="float" office:value="0.9637619">
            <text:p>0.9637619</text:p>
          </table:table-cell>
          <table:table-cell office:value-type="float" office:value="0.9381586">
            <text:p>0.938158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858429">
            <text:p>0.9858429</text:p>
          </table:table-cell>
          <table:table-cell office:value-type="float" office:value="1.045992">
            <text:p>1.045992</text:p>
          </table:table-cell>
          <table:table-cell office:value-type="float" office:value="1.028111">
            <text:p>1.028111</text:p>
          </table:table-cell>
          <table:table-cell office:value-type="float" office:value="0.8136387">
            <text:p>0.8136387</text:p>
          </table:table-cell>
          <table:table-cell office:value-type="float" office:value="0.9632761">
            <text:p>0.9632761</text:p>
          </table:table-cell>
          <table:table-cell office:value-type="float" office:value="0.9350489">
            <text:p>0.935048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917749">
            <text:p>0.9917749</text:p>
          </table:table-cell>
          <table:table-cell office:value-type="float" office:value="1.043585">
            <text:p>1.043585</text:p>
          </table:table-cell>
          <table:table-cell office:value-type="float" office:value="1.024613">
            <text:p>1.024613</text:p>
          </table:table-cell>
          <table:table-cell office:value-type="float" office:value="0.8130887">
            <text:p>0.8130887</text:p>
          </table:table-cell>
          <table:table-cell office:value-type="float" office:value="0.9652067">
            <text:p>0.9652067</text:p>
          </table:table-cell>
          <table:table-cell office:value-type="float" office:value="0.9365305">
            <text:p>0.936530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952676">
            <text:p>0.9952676</text:p>
          </table:table-cell>
          <table:table-cell office:value-type="float" office:value="1.041329">
            <text:p>1.041329</text:p>
          </table:table-cell>
          <table:table-cell office:value-type="float" office:value="1.020584">
            <text:p>1.020584</text:p>
          </table:table-cell>
          <table:table-cell office:value-type="float" office:value="0.81936">
            <text:p>0.81936</text:p>
          </table:table-cell>
          <table:table-cell office:value-type="float" office:value="0.9663838">
            <text:p>0.9663838</text:p>
          </table:table-cell>
          <table:table-cell office:value-type="float" office:value="0.9420639">
            <text:p>0.942063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965144">
            <text:p>0.9965144</text:p>
          </table:table-cell>
          <table:table-cell office:value-type="float" office:value="1.038962">
            <text:p>1.038962</text:p>
          </table:table-cell>
          <table:table-cell office:value-type="float" office:value="1.016771">
            <text:p>1.016771</text:p>
          </table:table-cell>
          <table:table-cell office:value-type="float" office:value="0.8281435">
            <text:p>0.8281435</text:p>
          </table:table-cell>
          <table:table-cell office:value-type="float" office:value="0.9665064">
            <text:p>0.9665064</text:p>
          </table:table-cell>
          <table:table-cell office:value-type="float" office:value="0.9502205">
            <text:p>0.950220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955992">
            <text:p>0.9955992</text:p>
          </table:table-cell>
          <table:table-cell office:value-type="float" office:value="1.036268">
            <text:p>1.036268</text:p>
          </table:table-cell>
          <table:table-cell office:value-type="float" office:value="1.01427">
            <text:p>1.01427</text:p>
          </table:table-cell>
          <table:table-cell office:value-type="float" office:value="0.8353842">
            <text:p>0.8353842</text:p>
          </table:table-cell>
          <table:table-cell office:value-type="float" office:value="0.9572984">
            <text:p>0.9572984</text:p>
          </table:table-cell>
          <table:table-cell office:value-type="float" office:value="0.9604708">
            <text:p>0.960470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932286">
            <text:p>0.9932286</text:p>
          </table:table-cell>
          <table:table-cell office:value-type="float" office:value="1.033546">
            <text:p>1.033546</text:p>
          </table:table-cell>
          <table:table-cell office:value-type="float" office:value="1.015853">
            <text:p>1.015853</text:p>
          </table:table-cell>
          <table:table-cell office:value-type="float" office:value="0.8404934">
            <text:p>0.8404934</text:p>
          </table:table-cell>
          <table:table-cell office:value-type="float" office:value="0.9511341">
            <text:p>0.9511341</text:p>
          </table:table-cell>
          <table:table-cell office:value-type="float" office:value="0.9708509">
            <text:p>0.970850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897938">
            <text:p>0.9897938</text:p>
          </table:table-cell>
          <table:table-cell office:value-type="float" office:value="1.029591">
            <text:p>1.029591</text:p>
          </table:table-cell>
          <table:table-cell office:value-type="float" office:value="1.020337">
            <text:p>1.020337</text:p>
          </table:table-cell>
          <table:table-cell office:value-type="float" office:value="0.8443195">
            <text:p>0.8443195</text:p>
          </table:table-cell>
          <table:table-cell office:value-type="float" office:value="0.9487062">
            <text:p>0.9487062</text:p>
          </table:table-cell>
          <table:table-cell office:value-type="float" office:value="0.9798154">
            <text:p>0.979815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858334">
            <text:p>0.9858334</text:p>
          </table:table-cell>
          <table:table-cell office:value-type="float" office:value="1.023592">
            <text:p>1.023592</text:p>
          </table:table-cell>
          <table:table-cell office:value-type="float" office:value="1.025163">
            <text:p>1.025163</text:p>
          </table:table-cell>
          <table:table-cell office:value-type="float" office:value="0.8485864">
            <text:p>0.8485864</text:p>
          </table:table-cell>
          <table:table-cell office:value-type="float" office:value="0.9504633">
            <text:p>0.9504633</text:p>
          </table:table-cell>
          <table:table-cell office:value-type="float" office:value="0.9865624">
            <text:p>0.986562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77264">
            <text:p>0.977264</text:p>
          </table:table-cell>
          <table:table-cell office:value-type="float" office:value="1.016946">
            <text:p>1.016946</text:p>
          </table:table-cell>
          <table:table-cell office:value-type="float" office:value="1.027778">
            <text:p>1.027778</text:p>
          </table:table-cell>
          <table:table-cell office:value-type="float" office:value="0.8534037">
            <text:p>0.8534037</text:p>
          </table:table-cell>
          <table:table-cell office:value-type="float" office:value="0.9513816">
            <text:p>0.9513816</text:p>
          </table:table-cell>
          <table:table-cell office:value-type="float" office:value="0.9904696">
            <text:p>0.990469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651934">
            <text:p>0.9651934</text:p>
          </table:table-cell>
          <table:table-cell office:value-type="float" office:value="1.010238">
            <text:p>1.010238</text:p>
          </table:table-cell>
          <table:table-cell office:value-type="float" office:value="1.029721">
            <text:p>1.029721</text:p>
          </table:table-cell>
          <table:table-cell office:value-type="float" office:value="0.8597183">
            <text:p>0.8597183</text:p>
          </table:table-cell>
          <table:table-cell office:value-type="float" office:value="0.9455576">
            <text:p>0.9455576</text:p>
          </table:table-cell>
          <table:table-cell office:value-type="float" office:value="0.9913664">
            <text:p>0.991366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28829">
            <text:p>0.9528829</text:p>
          </table:table-cell>
          <table:table-cell office:value-type="float" office:value="1.003258">
            <text:p>1.003258</text:p>
          </table:table-cell>
          <table:table-cell office:value-type="float" office:value="1.029184">
            <text:p>1.029184</text:p>
          </table:table-cell>
          <table:table-cell office:value-type="float" office:value="0.8592566">
            <text:p>0.8592566</text:p>
          </table:table-cell>
          <table:table-cell office:value-type="float" office:value="0.938534">
            <text:p>0.938534</text:p>
          </table:table-cell>
          <table:table-cell office:value-type="float" office:value="0.9891618">
            <text:p>0.989161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12062">
            <text:p>0.9412062</text:p>
          </table:table-cell>
          <table:table-cell office:value-type="float" office:value="0.9959142">
            <text:p>0.9959142</text:p>
          </table:table-cell>
          <table:table-cell office:value-type="float" office:value="1.023204">
            <text:p>1.023204</text:p>
          </table:table-cell>
          <table:table-cell office:value-type="float" office:value="0.8482682">
            <text:p>0.8482682</text:p>
          </table:table-cell>
          <table:table-cell office:value-type="float" office:value="0.9278741">
            <text:p>0.9278741</text:p>
          </table:table-cell>
          <table:table-cell office:value-type="float" office:value="0.9859807">
            <text:p>0.985980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305567">
            <text:p>0.9305567</text:p>
          </table:table-cell>
          <table:table-cell office:value-type="float" office:value="0.9886321">
            <text:p>0.9886321</text:p>
          </table:table-cell>
          <table:table-cell office:value-type="float" office:value="1.017959">
            <text:p>1.017959</text:p>
          </table:table-cell>
          <table:table-cell office:value-type="float" office:value="0.8539962">
            <text:p>0.8539962</text:p>
          </table:table-cell>
          <table:table-cell office:value-type="float" office:value="0.9167297">
            <text:p>0.9167297</text:p>
          </table:table-cell>
          <table:table-cell office:value-type="float" office:value="0.9834521">
            <text:p>0.983452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217538">
            <text:p>0.9217538</text:p>
          </table:table-cell>
          <table:table-cell office:value-type="float" office:value="0.9816785">
            <text:p>0.9816785</text:p>
          </table:table-cell>
          <table:table-cell office:value-type="float" office:value="1.014706">
            <text:p>1.014706</text:p>
          </table:table-cell>
          <table:table-cell office:value-type="float" office:value="0.850602">
            <text:p>0.850602</text:p>
          </table:table-cell>
          <table:table-cell office:value-type="float" office:value="0.9084071">
            <text:p>0.9084071</text:p>
          </table:table-cell>
          <table:table-cell office:value-type="float" office:value="0.9821506">
            <text:p>0.982150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50195">
            <text:p>0.9150195</text:p>
          </table:table-cell>
          <table:table-cell office:value-type="float" office:value="0.9749701">
            <text:p>0.9749701</text:p>
          </table:table-cell>
          <table:table-cell office:value-type="float" office:value="1.01298">
            <text:p>1.01298</text:p>
          </table:table-cell>
          <table:table-cell office:value-type="float" office:value="0.8477217">
            <text:p>0.8477217</text:p>
          </table:table-cell>
          <table:table-cell office:value-type="float" office:value="0.9051844">
            <text:p>0.9051844</text:p>
          </table:table-cell>
          <table:table-cell office:value-type="float" office:value="0.9813664">
            <text:p>0.981366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08435">
            <text:p>0.9108435</text:p>
          </table:table-cell>
          <table:table-cell office:value-type="float" office:value="0.9692018">
            <text:p>0.9692018</text:p>
          </table:table-cell>
          <table:table-cell office:value-type="float" office:value="1.011265">
            <text:p>1.011265</text:p>
          </table:table-cell>
          <table:table-cell office:value-type="float" office:value="0.8456945">
            <text:p>0.8456945</text:p>
          </table:table-cell>
          <table:table-cell office:value-type="float" office:value="0.90636">
            <text:p>0.90636</text:p>
          </table:table-cell>
          <table:table-cell office:value-type="float" office:value="0.9696193">
            <text:p>0.969619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90215">
            <text:p>0.9090215</text:p>
          </table:table-cell>
          <table:table-cell office:value-type="float" office:value="0.9639748">
            <text:p>0.9639748</text:p>
          </table:table-cell>
          <table:table-cell office:value-type="float" office:value="1.008806">
            <text:p>1.008806</text:p>
          </table:table-cell>
          <table:table-cell office:value-type="float" office:value="0.8427801">
            <text:p>0.8427801</text:p>
          </table:table-cell>
          <table:table-cell office:value-type="float" office:value="0.9116319">
            <text:p>0.9116319</text:p>
          </table:table-cell>
          <table:table-cell office:value-type="float" office:value="0.9619396">
            <text:p>0.961939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41117">
            <text:p>0.9041117</text:p>
          </table:table-cell>
          <table:table-cell office:value-type="float" office:value="0.9600278">
            <text:p>0.9600278</text:p>
          </table:table-cell>
          <table:table-cell office:value-type="float" office:value="1.005425">
            <text:p>1.005425</text:p>
          </table:table-cell>
          <table:table-cell office:value-type="float" office:value="0.8363748">
            <text:p>0.8363748</text:p>
          </table:table-cell>
          <table:table-cell office:value-type="float" office:value="0.9214166">
            <text:p>0.9214166</text:p>
          </table:table-cell>
          <table:table-cell office:value-type="float" office:value="0.9583452">
            <text:p>0.958345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11345">
            <text:p>0.8911345</text:p>
          </table:table-cell>
          <table:table-cell office:value-type="float" office:value="0.9570192">
            <text:p>0.9570192</text:p>
          </table:table-cell>
          <table:table-cell office:value-type="float" office:value="1.001013">
            <text:p>1.001013</text:p>
          </table:table-cell>
          <table:table-cell office:value-type="float" office:value="0.826878">
            <text:p>0.826878</text:p>
          </table:table-cell>
          <table:table-cell office:value-type="float" office:value="0.9364867">
            <text:p>0.9364867</text:p>
          </table:table-cell>
          <table:table-cell office:value-type="float" office:value="0.9591212">
            <text:p>0.959121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788651">
            <text:p>0.8788651</text:p>
          </table:table-cell>
          <table:table-cell office:value-type="float" office:value="0.9554917">
            <text:p>0.9554917</text:p>
          </table:table-cell>
          <table:table-cell office:value-type="float" office:value="0.9972268">
            <text:p>0.9972268</text:p>
          </table:table-cell>
          <table:table-cell office:value-type="float" office:value="0.8148894">
            <text:p>0.8148894</text:p>
          </table:table-cell>
          <table:table-cell office:value-type="float" office:value="0.9523035">
            <text:p>0.9523035</text:p>
          </table:table-cell>
          <table:table-cell office:value-type="float" office:value="0.9634606">
            <text:p>0.963460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677915">
            <text:p>0.8677915</text:p>
          </table:table-cell>
          <table:table-cell office:value-type="float" office:value="0.9549806">
            <text:p>0.9549806</text:p>
          </table:table-cell>
          <table:table-cell office:value-type="float" office:value="0.9949251">
            <text:p>0.9949251</text:p>
          </table:table-cell>
          <table:table-cell office:value-type="float" office:value="0.8020078">
            <text:p>0.8020078</text:p>
          </table:table-cell>
          <table:table-cell office:value-type="float" office:value="0.9587601">
            <text:p>0.9587601</text:p>
          </table:table-cell>
          <table:table-cell office:value-type="float" office:value="0.9708728">
            <text:p>0.970872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58063">
            <text:p>0.858063</text:p>
          </table:table-cell>
          <table:table-cell office:value-type="float" office:value="0.9549139">
            <text:p>0.9549139</text:p>
          </table:table-cell>
          <table:table-cell office:value-type="float" office:value="0.996583">
            <text:p>0.996583</text:p>
          </table:table-cell>
          <table:table-cell office:value-type="float" office:value="0.791351">
            <text:p>0.791351</text:p>
          </table:table-cell>
          <table:table-cell office:value-type="float" office:value="0.9540989">
            <text:p>0.9540989</text:p>
          </table:table-cell>
          <table:table-cell office:value-type="float" office:value="0.9802631">
            <text:p>0.980263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496208">
            <text:p>0.8496208</text:p>
          </table:table-cell>
          <table:table-cell office:value-type="float" office:value="0.9547184">
            <text:p>0.9547184</text:p>
          </table:table-cell>
          <table:table-cell office:value-type="float" office:value="1.001499">
            <text:p>1.001499</text:p>
          </table:table-cell>
          <table:table-cell office:value-type="float" office:value="0.7804149">
            <text:p>0.7804149</text:p>
          </table:table-cell>
          <table:table-cell office:value-type="float" office:value="0.9531505">
            <text:p>0.9531505</text:p>
          </table:table-cell>
          <table:table-cell office:value-type="float" office:value="0.9898374">
            <text:p>0.989837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428839">
            <text:p>0.8428839</text:p>
          </table:table-cell>
          <table:table-cell office:value-type="float" office:value="0.9540409">
            <text:p>0.9540409</text:p>
          </table:table-cell>
          <table:table-cell office:value-type="float" office:value="1.007893">
            <text:p>1.007893</text:p>
          </table:table-cell>
          <table:table-cell office:value-type="float" office:value="0.7762935">
            <text:p>0.7762935</text:p>
          </table:table-cell>
          <table:table-cell office:value-type="float" office:value="0.9553428">
            <text:p>0.9553428</text:p>
          </table:table-cell>
          <table:table-cell office:value-type="float" office:value="0.9979278">
            <text:p>0.997927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384311">
            <text:p>0.8384311</text:p>
          </table:table-cell>
          <table:table-cell office:value-type="float" office:value="0.9523941">
            <text:p>0.9523941</text:p>
          </table:table-cell>
          <table:table-cell office:value-type="float" office:value="1.013107">
            <text:p>1.013107</text:p>
          </table:table-cell>
          <table:table-cell office:value-type="float" office:value="0.7803797">
            <text:p>0.7803797</text:p>
          </table:table-cell>
          <table:table-cell office:value-type="float" office:value="0.9580237">
            <text:p>0.9580237</text:p>
          </table:table-cell>
          <table:table-cell office:value-type="float" office:value="1.003428">
            <text:p>1.00342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373581">
            <text:p>0.8373581</text:p>
          </table:table-cell>
          <table:table-cell office:value-type="float" office:value="0.9498105">
            <text:p>0.9498105</text:p>
          </table:table-cell>
          <table:table-cell office:value-type="float" office:value="1.017843">
            <text:p>1.017843</text:p>
          </table:table-cell>
          <table:table-cell office:value-type="float" office:value="0.778396">
            <text:p>0.778396</text:p>
          </table:table-cell>
          <table:table-cell office:value-type="float" office:value="0.9611059">
            <text:p>0.9611059</text:p>
          </table:table-cell>
          <table:table-cell office:value-type="float" office:value="1.006174">
            <text:p>1.00617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39384">
            <text:p>0.839384</text:p>
          </table:table-cell>
          <table:table-cell office:value-type="float" office:value="0.9462727">
            <text:p>0.9462727</text:p>
          </table:table-cell>
          <table:table-cell office:value-type="float" office:value="1.022943">
            <text:p>1.022943</text:p>
          </table:table-cell>
          <table:table-cell office:value-type="float" office:value="0.7860564">
            <text:p>0.7860564</text:p>
          </table:table-cell>
          <table:table-cell office:value-type="float" office:value="0.9656556">
            <text:p>0.9656556</text:p>
          </table:table-cell>
          <table:table-cell office:value-type="float" office:value="1.004444">
            <text:p>1.00444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44569">
            <text:p>0.844569</text:p>
          </table:table-cell>
          <table:table-cell office:value-type="float" office:value="0.9422106">
            <text:p>0.9422106</text:p>
          </table:table-cell>
          <table:table-cell office:value-type="float" office:value="1.027441">
            <text:p>1.027441</text:p>
          </table:table-cell>
          <table:table-cell office:value-type="float" office:value="0.8010176">
            <text:p>0.8010176</text:p>
          </table:table-cell>
          <table:table-cell office:value-type="float" office:value="0.9707092">
            <text:p>0.9707092</text:p>
          </table:table-cell>
          <table:table-cell office:value-type="float" office:value="0.9989036">
            <text:p>0.998903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527384">
            <text:p>0.8527384</text:p>
          </table:table-cell>
          <table:table-cell office:value-type="float" office:value="0.9371977">
            <text:p>0.9371977</text:p>
          </table:table-cell>
          <table:table-cell office:value-type="float" office:value="1.031293">
            <text:p>1.031293</text:p>
          </table:table-cell>
          <table:table-cell office:value-type="float" office:value="0.8165392">
            <text:p>0.8165392</text:p>
          </table:table-cell>
          <table:table-cell office:value-type="float" office:value="0.975436">
            <text:p>0.975436</text:p>
          </table:table-cell>
          <table:table-cell office:value-type="float" office:value="0.9918962">
            <text:p>0.991896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63395">
            <text:p>0.863395</text:p>
          </table:table-cell>
          <table:table-cell office:value-type="float" office:value="0.9317394">
            <text:p>0.9317394</text:p>
          </table:table-cell>
          <table:table-cell office:value-type="float" office:value="1.033901">
            <text:p>1.033901</text:p>
          </table:table-cell>
          <table:table-cell office:value-type="float" office:value="0.8280528">
            <text:p>0.8280528</text:p>
          </table:table-cell>
          <table:table-cell office:value-type="float" office:value="0.9740828">
            <text:p>0.9740828</text:p>
          </table:table-cell>
          <table:table-cell office:value-type="float" office:value="0.9857335">
            <text:p>0.985733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758112">
            <text:p>0.8758112</text:p>
          </table:table-cell>
          <table:table-cell office:value-type="float" office:value="0.9255071">
            <text:p>0.9255071</text:p>
          </table:table-cell>
          <table:table-cell office:value-type="float" office:value="1.033051">
            <text:p>1.033051</text:p>
          </table:table-cell>
          <table:table-cell office:value-type="float" office:value="0.8331649">
            <text:p>0.8331649</text:p>
          </table:table-cell>
          <table:table-cell office:value-type="float" office:value="0.9620718">
            <text:p>0.9620718</text:p>
          </table:table-cell>
          <table:table-cell office:value-type="float" office:value="0.982269">
            <text:p>0.98226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890537">
            <text:p>0.8890537</text:p>
          </table:table-cell>
          <table:table-cell office:value-type="float" office:value="0.9197478">
            <text:p>0.9197478</text:p>
          </table:table-cell>
          <table:table-cell office:value-type="float" office:value="1.032358">
            <text:p>1.032358</text:p>
          </table:table-cell>
          <table:table-cell office:value-type="float" office:value="0.8351715">
            <text:p>0.8351715</text:p>
          </table:table-cell>
          <table:table-cell office:value-type="float" office:value="0.9527717">
            <text:p>0.9527717</text:p>
          </table:table-cell>
          <table:table-cell office:value-type="float" office:value="0.9812397">
            <text:p>0.981239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20916">
            <text:p>0.9020916</text:p>
          </table:table-cell>
          <table:table-cell office:value-type="float" office:value="0.9139737">
            <text:p>0.9139737</text:p>
          </table:table-cell>
          <table:table-cell office:value-type="float" office:value="1.030704">
            <text:p>1.030704</text:p>
          </table:table-cell>
          <table:table-cell office:value-type="float" office:value="0.8320737">
            <text:p>0.8320737</text:p>
          </table:table-cell>
          <table:table-cell office:value-type="float" office:value="0.9465743">
            <text:p>0.9465743</text:p>
          </table:table-cell>
          <table:table-cell office:value-type="float" office:value="0.9773288">
            <text:p>0.977328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3995">
            <text:p>0.913995</text:p>
          </table:table-cell>
          <table:table-cell office:value-type="float" office:value="0.907943">
            <text:p>0.907943</text:p>
          </table:table-cell>
          <table:table-cell office:value-type="float" office:value="1.028692">
            <text:p>1.028692</text:p>
          </table:table-cell>
          <table:table-cell office:value-type="float" office:value="0.8264018">
            <text:p>0.8264018</text:p>
          </table:table-cell>
          <table:table-cell office:value-type="float" office:value="0.9429659">
            <text:p>0.9429659</text:p>
          </table:table-cell>
          <table:table-cell office:value-type="float" office:value="0.9642993">
            <text:p>0.964299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48062">
            <text:p>0.9248062</text:p>
          </table:table-cell>
          <table:table-cell office:value-type="float" office:value="0.9026579">
            <text:p>0.9026579</text:p>
          </table:table-cell>
          <table:table-cell office:value-type="float" office:value="1.023315">
            <text:p>1.023315</text:p>
          </table:table-cell>
          <table:table-cell office:value-type="float" office:value="0.8219326">
            <text:p>0.8219326</text:p>
          </table:table-cell>
          <table:table-cell office:value-type="float" office:value="0.9416419">
            <text:p>0.9416419</text:p>
          </table:table-cell>
          <table:table-cell office:value-type="float" office:value="0.9527141">
            <text:p>0.952714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99335">
            <text:p>0.9299335</text:p>
          </table:table-cell>
          <table:table-cell office:value-type="float" office:value="0.897792">
            <text:p>0.897792</text:p>
          </table:table-cell>
          <table:table-cell office:value-type="float" office:value="1.019229">
            <text:p>1.019229</text:p>
          </table:table-cell>
          <table:table-cell office:value-type="float" office:value="0.8184147">
            <text:p>0.8184147</text:p>
          </table:table-cell>
          <table:table-cell office:value-type="float" office:value="0.93906">
            <text:p>0.93906</text:p>
          </table:table-cell>
          <table:table-cell office:value-type="float" office:value="0.9472749">
            <text:p>0.947274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336286">
            <text:p>0.9336286</text:p>
          </table:table-cell>
          <table:table-cell office:value-type="float" office:value="0.8927978">
            <text:p>0.8927978</text:p>
          </table:table-cell>
          <table:table-cell office:value-type="float" office:value="1.01572">
            <text:p>1.01572</text:p>
          </table:table-cell>
          <table:table-cell office:value-type="float" office:value="0.8151764">
            <text:p>0.8151764</text:p>
          </table:table-cell>
          <table:table-cell office:value-type="float" office:value="0.9332664">
            <text:p>0.9332664</text:p>
          </table:table-cell>
          <table:table-cell office:value-type="float" office:value="0.9480724">
            <text:p>0.948072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364853">
            <text:p>0.9364853</text:p>
          </table:table-cell>
          <table:table-cell office:value-type="float" office:value="0.8884971">
            <text:p>0.8884971</text:p>
          </table:table-cell>
          <table:table-cell office:value-type="float" office:value="1.013734">
            <text:p>1.013734</text:p>
          </table:table-cell>
          <table:table-cell office:value-type="float" office:value="0.8163944">
            <text:p>0.8163944</text:p>
          </table:table-cell>
          <table:table-cell office:value-type="float" office:value="0.9198071">
            <text:p>0.9198071</text:p>
          </table:table-cell>
          <table:table-cell office:value-type="float" office:value="0.95348">
            <text:p>0.9534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384936">
            <text:p>0.9384936</text:p>
          </table:table-cell>
          <table:table-cell office:value-type="float" office:value="0.8845482">
            <text:p>0.8845482</text:p>
          </table:table-cell>
          <table:table-cell office:value-type="float" office:value="1.015682">
            <text:p>1.015682</text:p>
          </table:table-cell>
          <table:table-cell office:value-type="float" office:value="0.8255069">
            <text:p>0.8255069</text:p>
          </table:table-cell>
          <table:table-cell office:value-type="float" office:value="0.9096581">
            <text:p>0.9096581</text:p>
          </table:table-cell>
          <table:table-cell office:value-type="float" office:value="0.9617891">
            <text:p>0.961789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340473">
            <text:p>0.9340473</text:p>
          </table:table-cell>
          <table:table-cell office:value-type="float" office:value="0.881367">
            <text:p>0.881367</text:p>
          </table:table-cell>
          <table:table-cell office:value-type="float" office:value="1.0191">
            <text:p>1.0191</text:p>
          </table:table-cell>
          <table:table-cell office:value-type="float" office:value="0.8418367">
            <text:p>0.8418367</text:p>
          </table:table-cell>
          <table:table-cell office:value-type="float" office:value="0.9028357">
            <text:p>0.9028357</text:p>
          </table:table-cell>
          <table:table-cell office:value-type="float" office:value="0.9716741">
            <text:p>0.971674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34806">
            <text:p>0.9234806</text:p>
          </table:table-cell>
          <table:table-cell office:value-type="float" office:value="0.8789847">
            <text:p>0.8789847</text:p>
          </table:table-cell>
          <table:table-cell office:value-type="float" office:value="1.022717">
            <text:p>1.022717</text:p>
          </table:table-cell>
          <table:table-cell office:value-type="float" office:value="0.8407955">
            <text:p>0.8407955</text:p>
          </table:table-cell>
          <table:table-cell office:value-type="float" office:value="0.9000452">
            <text:p>0.9000452</text:p>
          </table:table-cell>
          <table:table-cell office:value-type="float" office:value="0.9816041">
            <text:p>0.981604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27305">
            <text:p>0.9127305</text:p>
          </table:table-cell>
          <table:table-cell office:value-type="float" office:value="0.8769133">
            <text:p>0.8769133</text:p>
          </table:table-cell>
          <table:table-cell office:value-type="float" office:value="1.024489">
            <text:p>1.024489</text:p>
          </table:table-cell>
          <table:table-cell office:value-type="float" office:value="0.8319892">
            <text:p>0.8319892</text:p>
          </table:table-cell>
          <table:table-cell office:value-type="float" office:value="0.9011409">
            <text:p>0.9011409</text:p>
          </table:table-cell>
          <table:table-cell office:value-type="float" office:value="0.9899747">
            <text:p>0.989974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26892">
            <text:p>0.9026892</text:p>
          </table:table-cell>
          <table:table-cell office:value-type="float" office:value="0.8754166">
            <text:p>0.8754166</text:p>
          </table:table-cell>
          <table:table-cell office:value-type="float" office:value="1.026729">
            <text:p>1.026729</text:p>
          </table:table-cell>
          <table:table-cell office:value-type="float" office:value="0.8257554">
            <text:p>0.8257554</text:p>
          </table:table-cell>
          <table:table-cell office:value-type="float" office:value="0.9053526">
            <text:p>0.9053526</text:p>
          </table:table-cell>
          <table:table-cell office:value-type="float" office:value="0.9954882">
            <text:p>0.995488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43155">
            <text:p>0.8943155</text:p>
          </table:table-cell>
          <table:table-cell office:value-type="float" office:value="0.8742793">
            <text:p>0.8742793</text:p>
          </table:table-cell>
          <table:table-cell office:value-type="float" office:value="1.029766">
            <text:p>1.029766</text:p>
          </table:table-cell>
          <table:table-cell office:value-type="float" office:value="0.8241093">
            <text:p>0.8241093</text:p>
          </table:table-cell>
          <table:table-cell office:value-type="float" office:value="0.9046433">
            <text:p>0.9046433</text:p>
          </table:table-cell>
          <table:table-cell office:value-type="float" office:value="0.9968816">
            <text:p>0.996881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891144">
            <text:p>0.8891144</text:p>
          </table:table-cell>
          <table:table-cell office:value-type="float" office:value="0.8732901">
            <text:p>0.8732901</text:p>
          </table:table-cell>
          <table:table-cell office:value-type="float" office:value="1.029701">
            <text:p>1.029701</text:p>
          </table:table-cell>
          <table:table-cell office:value-type="float" office:value="0.8301203">
            <text:p>0.8301203</text:p>
          </table:table-cell>
          <table:table-cell office:value-type="float" office:value="0.893715">
            <text:p>0.893715</text:p>
          </table:table-cell>
          <table:table-cell office:value-type="float" office:value="0.9941114">
            <text:p>0.994111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883595">
            <text:p>0.8883595</text:p>
          </table:table-cell>
          <table:table-cell office:value-type="float" office:value="0.8706384">
            <text:p>0.8706384</text:p>
          </table:table-cell>
          <table:table-cell office:value-type="float" office:value="1.025025">
            <text:p>1.025025</text:p>
          </table:table-cell>
          <table:table-cell office:value-type="float" office:value="0.8440614">
            <text:p>0.8440614</text:p>
          </table:table-cell>
          <table:table-cell office:value-type="float" office:value="0.8841029">
            <text:p>0.8841029</text:p>
          </table:table-cell>
          <table:table-cell office:value-type="float" office:value="0.988902">
            <text:p>0.98890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28239">
            <text:p>0.8928239</text:p>
          </table:table-cell>
          <table:table-cell office:value-type="float" office:value="0.8669914">
            <text:p>0.8669914</text:p>
          </table:table-cell>
          <table:table-cell office:value-type="float" office:value="1.023025">
            <text:p>1.023025</text:p>
          </table:table-cell>
          <table:table-cell office:value-type="float" office:value="0.8650196">
            <text:p>0.8650196</text:p>
          </table:table-cell>
          <table:table-cell office:value-type="float" office:value="0.8789515">
            <text:p>0.8789515</text:p>
          </table:table-cell>
          <table:table-cell office:value-type="float" office:value="0.9827682">
            <text:p>0.982768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78496">
            <text:p>0.8978496</text:p>
          </table:table-cell>
          <table:table-cell office:value-type="float" office:value="0.8626271">
            <text:p>0.8626271</text:p>
          </table:table-cell>
          <table:table-cell office:value-type="float" office:value="1.023186">
            <text:p>1.023186</text:p>
          </table:table-cell>
          <table:table-cell office:value-type="float" office:value="0.8606168">
            <text:p>0.8606168</text:p>
          </table:table-cell>
          <table:table-cell office:value-type="float" office:value="0.8777454">
            <text:p>0.8777454</text:p>
          </table:table-cell>
          <table:table-cell office:value-type="float" office:value="0.9766666">
            <text:p>0.976666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63363">
            <text:p>0.8963363</text:p>
          </table:table-cell>
          <table:table-cell office:value-type="float" office:value="0.8581198">
            <text:p>0.8581198</text:p>
          </table:table-cell>
          <table:table-cell office:value-type="float" office:value="1.023863">
            <text:p>1.023863</text:p>
          </table:table-cell>
          <table:table-cell office:value-type="float" office:value="0.8616141">
            <text:p>0.8616141</text:p>
          </table:table-cell>
          <table:table-cell office:value-type="float" office:value="0.8793883">
            <text:p>0.8793883</text:p>
          </table:table-cell>
          <table:table-cell office:value-type="float" office:value="0.9713364">
            <text:p>0.971336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71727">
            <text:p>0.8971727</text:p>
          </table:table-cell>
          <table:table-cell office:value-type="float" office:value="0.8534485">
            <text:p>0.8534485</text:p>
          </table:table-cell>
          <table:table-cell office:value-type="float" office:value="1.022955">
            <text:p>1.022955</text:p>
          </table:table-cell>
          <table:table-cell office:value-type="float" office:value="0.8694494">
            <text:p>0.8694494</text:p>
          </table:table-cell>
          <table:table-cell office:value-type="float" office:value="0.8865741">
            <text:p>0.8865741</text:p>
          </table:table-cell>
          <table:table-cell office:value-type="float" office:value="0.9674319">
            <text:p>0.967431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96708">
            <text:p>0.8996708</text:p>
          </table:table-cell>
          <table:table-cell office:value-type="float" office:value="0.8492444">
            <text:p>0.8492444</text:p>
          </table:table-cell>
          <table:table-cell office:value-type="float" office:value="1.01877">
            <text:p>1.01877</text:p>
          </table:table-cell>
          <table:table-cell office:value-type="float" office:value="0.8805571">
            <text:p>0.8805571</text:p>
          </table:table-cell>
          <table:table-cell office:value-type="float" office:value="0.8985404">
            <text:p>0.8985404</text:p>
          </table:table-cell>
          <table:table-cell office:value-type="float" office:value="0.967795">
            <text:p>0.96779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26133">
            <text:p>0.9026133</text:p>
          </table:table-cell>
          <table:table-cell office:value-type="float" office:value="0.844736">
            <text:p>0.844736</text:p>
          </table:table-cell>
          <table:table-cell office:value-type="float" office:value="1.014658">
            <text:p>1.014658</text:p>
          </table:table-cell>
          <table:table-cell office:value-type="float" office:value="0.8940367">
            <text:p>0.8940367</text:p>
          </table:table-cell>
          <table:table-cell office:value-type="float" office:value="0.9133145">
            <text:p>0.9133145</text:p>
          </table:table-cell>
          <table:table-cell office:value-type="float" office:value="0.9721496">
            <text:p>0.972149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06072">
            <text:p>0.9006072</text:p>
          </table:table-cell>
          <table:table-cell office:value-type="float" office:value="0.8407545">
            <text:p>0.8407545</text:p>
          </table:table-cell>
          <table:table-cell office:value-type="float" office:value="1.012369">
            <text:p>1.012369</text:p>
          </table:table-cell>
          <table:table-cell office:value-type="float" office:value="0.9065561">
            <text:p>0.9065561</text:p>
          </table:table-cell>
          <table:table-cell office:value-type="float" office:value="0.9245642">
            <text:p>0.9245642</text:p>
          </table:table-cell>
          <table:table-cell office:value-type="float" office:value="0.979277">
            <text:p>0.97927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372">
            <text:p>0.89372</text:p>
          </table:table-cell>
          <table:table-cell office:value-type="float" office:value="0.8372434">
            <text:p>0.8372434</text:p>
          </table:table-cell>
          <table:table-cell office:value-type="float" office:value="1.01234">
            <text:p>1.01234</text:p>
          </table:table-cell>
          <table:table-cell office:value-type="float" office:value="0.9144344">
            <text:p>0.9144344</text:p>
          </table:table-cell>
          <table:table-cell office:value-type="float" office:value="0.9232011">
            <text:p>0.9232011</text:p>
          </table:table-cell>
          <table:table-cell office:value-type="float" office:value="0.9879512">
            <text:p>0.987951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885955">
            <text:p>0.8885955</text:p>
          </table:table-cell>
          <table:table-cell office:value-type="float" office:value="0.8338444">
            <text:p>0.8338444</text:p>
          </table:table-cell>
          <table:table-cell office:value-type="float" office:value="1.016626">
            <text:p>1.016626</text:p>
          </table:table-cell>
          <table:table-cell office:value-type="float" office:value="0.9186496">
            <text:p>0.9186496</text:p>
          </table:table-cell>
          <table:table-cell office:value-type="float" office:value="0.9229776">
            <text:p>0.9229776</text:p>
          </table:table-cell>
          <table:table-cell office:value-type="float" office:value="0.9973772">
            <text:p>0.997377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855646">
            <text:p>0.8855646</text:p>
          </table:table-cell>
          <table:table-cell office:value-type="float" office:value="0.8309673">
            <text:p>0.8309673</text:p>
          </table:table-cell>
          <table:table-cell office:value-type="float" office:value="1.019925">
            <text:p>1.019925</text:p>
          </table:table-cell>
          <table:table-cell office:value-type="float" office:value="0.9087844">
            <text:p>0.9087844</text:p>
          </table:table-cell>
          <table:table-cell office:value-type="float" office:value="0.9241331">
            <text:p>0.9241331</text:p>
          </table:table-cell>
          <table:table-cell office:value-type="float" office:value="1.006683">
            <text:p>1.00668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847828">
            <text:p>0.8847828</text:p>
          </table:table-cell>
          <table:table-cell office:value-type="float" office:value="0.829065">
            <text:p>0.829065</text:p>
          </table:table-cell>
          <table:table-cell office:value-type="float" office:value="1.024672">
            <text:p>1.024672</text:p>
          </table:table-cell>
          <table:table-cell office:value-type="float" office:value="0.9032482">
            <text:p>0.9032482</text:p>
          </table:table-cell>
          <table:table-cell office:value-type="float" office:value="0.9270834">
            <text:p>0.9270834</text:p>
          </table:table-cell>
          <table:table-cell office:value-type="float" office:value="1.014813">
            <text:p>1.01481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865917">
            <text:p>0.8865917</text:p>
          </table:table-cell>
          <table:table-cell office:value-type="float" office:value="0.8284739">
            <text:p>0.8284739</text:p>
          </table:table-cell>
          <table:table-cell office:value-type="float" office:value="1.029078">
            <text:p>1.029078</text:p>
          </table:table-cell>
          <table:table-cell office:value-type="float" office:value="0.9055917">
            <text:p>0.9055917</text:p>
          </table:table-cell>
          <table:table-cell office:value-type="float" office:value="0.9314679">
            <text:p>0.9314679</text:p>
          </table:table-cell>
          <table:table-cell office:value-type="float" office:value="1.018832">
            <text:p>1.01883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07962">
            <text:p>0.8907962</text:p>
          </table:table-cell>
          <table:table-cell office:value-type="float" office:value="0.829132">
            <text:p>0.829132</text:p>
          </table:table-cell>
          <table:table-cell office:value-type="float" office:value="1.03143">
            <text:p>1.03143</text:p>
          </table:table-cell>
          <table:table-cell office:value-type="float" office:value="0.9147547">
            <text:p>0.9147547</text:p>
          </table:table-cell>
          <table:table-cell office:value-type="float" office:value="0.9382002">
            <text:p>0.9382002</text:p>
          </table:table-cell>
          <table:table-cell office:value-type="float" office:value="1.019777">
            <text:p>1.01977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85516">
            <text:p>0.8985516</text:p>
          </table:table-cell>
          <table:table-cell office:value-type="float" office:value="0.8314298">
            <text:p>0.8314298</text:p>
          </table:table-cell>
          <table:table-cell office:value-type="float" office:value="1.035355">
            <text:p>1.035355</text:p>
          </table:table-cell>
          <table:table-cell office:value-type="float" office:value="0.9047672">
            <text:p>0.9047672</text:p>
          </table:table-cell>
          <table:table-cell office:value-type="float" office:value="0.9471858">
            <text:p>0.9471858</text:p>
          </table:table-cell>
          <table:table-cell office:value-type="float" office:value="1.016826">
            <text:p>1.01682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83698">
            <text:p>0.9083698</text:p>
          </table:table-cell>
          <table:table-cell office:value-type="float" office:value="0.8350587">
            <text:p>0.8350587</text:p>
          </table:table-cell>
          <table:table-cell office:value-type="float" office:value="1.038209">
            <text:p>1.038209</text:p>
          </table:table-cell>
          <table:table-cell office:value-type="float" office:value="0.8807685">
            <text:p>0.8807685</text:p>
          </table:table-cell>
          <table:table-cell office:value-type="float" office:value="0.9566523">
            <text:p>0.9566523</text:p>
          </table:table-cell>
          <table:table-cell office:value-type="float" office:value="1.010894">
            <text:p>1.01089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014">
            <text:p>0.92014</text:p>
          </table:table-cell>
          <table:table-cell office:value-type="float" office:value="0.8398743">
            <text:p>0.8398743</text:p>
          </table:table-cell>
          <table:table-cell office:value-type="float" office:value="1.040604">
            <text:p>1.040604</text:p>
          </table:table-cell>
          <table:table-cell office:value-type="float" office:value="0.8685899">
            <text:p>0.8685899</text:p>
          </table:table-cell>
          <table:table-cell office:value-type="float" office:value="0.9657201">
            <text:p>0.9657201</text:p>
          </table:table-cell>
          <table:table-cell office:value-type="float" office:value="1.002128">
            <text:p>1.00212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46404">
            <text:p>0.9246404</text:p>
          </table:table-cell>
          <table:table-cell office:value-type="float" office:value="0.8452801">
            <text:p>0.8452801</text:p>
          </table:table-cell>
          <table:table-cell office:value-type="float" office:value="1.043413">
            <text:p>1.043413</text:p>
          </table:table-cell>
          <table:table-cell office:value-type="float" office:value="0.8773603">
            <text:p>0.8773603</text:p>
          </table:table-cell>
          <table:table-cell office:value-type="float" office:value="0.9569267">
            <text:p>0.9569267</text:p>
          </table:table-cell>
          <table:table-cell office:value-type="float" office:value="0.992074">
            <text:p>0.99207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9308975">
            <text:p>0.9308975</text:p>
          </table:table-cell>
          <table:table-cell office:value-type="float" office:value="0.8492982">
            <text:p>0.8492982</text:p>
          </table:table-cell>
          <table:table-cell office:value-type="float" office:value="1.045659">
            <text:p>1.045659</text:p>
          </table:table-cell>
          <table:table-cell office:value-type="float" office:value="0.9092752">
            <text:p>0.9092752</text:p>
          </table:table-cell>
          <table:table-cell office:value-type="float" office:value="0.9509332">
            <text:p>0.9509332</text:p>
          </table:table-cell>
          <table:table-cell office:value-type="float" office:value="0.9825855">
            <text:p>0.982585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382192">
            <text:p>0.9382192</text:p>
          </table:table-cell>
          <table:table-cell office:value-type="float" office:value="0.8539652">
            <text:p>0.8539652</text:p>
          </table:table-cell>
          <table:table-cell office:value-type="float" office:value="1.044655">
            <text:p>1.044655</text:p>
          </table:table-cell>
          <table:table-cell office:value-type="float" office:value="0.9177225">
            <text:p>0.9177225</text:p>
          </table:table-cell>
          <table:table-cell office:value-type="float" office:value="0.9480873">
            <text:p>0.9480873</text:p>
          </table:table-cell>
          <table:table-cell office:value-type="float" office:value="0.9749955">
            <text:p>0.974995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51575">
            <text:p>0.9451575</text:p>
          </table:table-cell>
          <table:table-cell office:value-type="float" office:value="0.858417">
            <text:p>0.858417</text:p>
          </table:table-cell>
          <table:table-cell office:value-type="float" office:value="1.042188">
            <text:p>1.042188</text:p>
          </table:table-cell>
          <table:table-cell office:value-type="float" office:value="0.914953">
            <text:p>0.914953</text:p>
          </table:table-cell>
          <table:table-cell office:value-type="float" office:value="0.9470297">
            <text:p>0.9470297</text:p>
          </table:table-cell>
          <table:table-cell office:value-type="float" office:value="0.9702594">
            <text:p>0.970259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12261">
            <text:p>0.9512261</text:p>
          </table:table-cell>
          <table:table-cell office:value-type="float" office:value="0.8639826">
            <text:p>0.8639826</text:p>
          </table:table-cell>
          <table:table-cell office:value-type="float" office:value="1.036566">
            <text:p>1.036566</text:p>
          </table:table-cell>
          <table:table-cell office:value-type="float" office:value="0.9092324">
            <text:p>0.9092324</text:p>
          </table:table-cell>
          <table:table-cell office:value-type="float" office:value="0.9476982">
            <text:p>0.9476982</text:p>
          </table:table-cell>
          <table:table-cell office:value-type="float" office:value="0.967014">
            <text:p>0.96701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55945">
            <text:p>0.9555945</text:p>
          </table:table-cell>
          <table:table-cell office:value-type="float" office:value="0.8686005">
            <text:p>0.8686005</text:p>
          </table:table-cell>
          <table:table-cell office:value-type="float" office:value="1.030821">
            <text:p>1.030821</text:p>
          </table:table-cell>
          <table:table-cell office:value-type="float" office:value="0.8993621">
            <text:p>0.8993621</text:p>
          </table:table-cell>
          <table:table-cell office:value-type="float" office:value="0.9472897">
            <text:p>0.9472897</text:p>
          </table:table-cell>
          <table:table-cell office:value-type="float" office:value="0.9663972">
            <text:p>0.966397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4806">
            <text:p>0.954806</text:p>
          </table:table-cell>
          <table:table-cell office:value-type="float" office:value="0.8739883">
            <text:p>0.8739883</text:p>
          </table:table-cell>
          <table:table-cell office:value-type="float" office:value="1.026615">
            <text:p>1.026615</text:p>
          </table:table-cell>
          <table:table-cell office:value-type="float" office:value="0.8871516">
            <text:p>0.8871516</text:p>
          </table:table-cell>
          <table:table-cell office:value-type="float" office:value="0.9460816">
            <text:p>0.9460816</text:p>
          </table:table-cell>
          <table:table-cell office:value-type="float" office:value="0.9704676">
            <text:p>0.970467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10756">
            <text:p>0.9510756</text:p>
          </table:table-cell>
          <table:table-cell office:value-type="float" office:value="0.87824">
            <text:p>0.87824</text:p>
          </table:table-cell>
          <table:table-cell office:value-type="float" office:value="1.022976">
            <text:p>1.022976</text:p>
          </table:table-cell>
          <table:table-cell office:value-type="float" office:value="0.8738436">
            <text:p>0.8738436</text:p>
          </table:table-cell>
          <table:table-cell office:value-type="float" office:value="0.945027">
            <text:p>0.945027</text:p>
          </table:table-cell>
          <table:table-cell office:value-type="float" office:value="0.9779413">
            <text:p>0.977941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65623">
            <text:p>0.9465623</text:p>
          </table:table-cell>
          <table:table-cell office:value-type="float" office:value="0.8835722">
            <text:p>0.8835722</text:p>
          </table:table-cell>
          <table:table-cell office:value-type="float" office:value="1.020393">
            <text:p>1.020393</text:p>
          </table:table-cell>
          <table:table-cell office:value-type="float" office:value="0.8608807">
            <text:p>0.8608807</text:p>
          </table:table-cell>
          <table:table-cell office:value-type="float" office:value="0.9431173">
            <text:p>0.9431173</text:p>
          </table:table-cell>
          <table:table-cell office:value-type="float" office:value="0.9870123">
            <text:p>0.987012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08132">
            <text:p>0.9408132</text:p>
          </table:table-cell>
          <table:table-cell office:value-type="float" office:value="0.8888832">
            <text:p>0.8888832</text:p>
          </table:table-cell>
          <table:table-cell office:value-type="float" office:value="1.021945">
            <text:p>1.021945</text:p>
          </table:table-cell>
          <table:table-cell office:value-type="float" office:value="0.8492403">
            <text:p>0.8492403</text:p>
          </table:table-cell>
          <table:table-cell office:value-type="float" office:value="0.9400901">
            <text:p>0.9400901</text:p>
          </table:table-cell>
          <table:table-cell office:value-type="float" office:value="0.9964243">
            <text:p>0.996424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333265">
            <text:p>0.9333265</text:p>
          </table:table-cell>
          <table:table-cell office:value-type="float" office:value="0.8939629">
            <text:p>0.8939629</text:p>
          </table:table-cell>
          <table:table-cell office:value-type="float" office:value="1.025617">
            <text:p>1.025617</text:p>
          </table:table-cell>
          <table:table-cell office:value-type="float" office:value="0.8444458">
            <text:p>0.8444458</text:p>
          </table:table-cell>
          <table:table-cell office:value-type="float" office:value="0.9365078">
            <text:p>0.9365078</text:p>
          </table:table-cell>
          <table:table-cell office:value-type="float" office:value="1.005417">
            <text:p>1.00541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53451">
            <text:p>0.9253451</text:p>
          </table:table-cell>
          <table:table-cell office:value-type="float" office:value="0.8976651">
            <text:p>0.8976651</text:p>
          </table:table-cell>
          <table:table-cell office:value-type="float" office:value="1.029837">
            <text:p>1.029837</text:p>
          </table:table-cell>
          <table:table-cell office:value-type="float" office:value="0.8441027">
            <text:p>0.8441027</text:p>
          </table:table-cell>
          <table:table-cell office:value-type="float" office:value="0.9312153">
            <text:p>0.9312153</text:p>
          </table:table-cell>
          <table:table-cell office:value-type="float" office:value="1.013391">
            <text:p>1.01339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84089">
            <text:p>0.9184089</text:p>
          </table:table-cell>
          <table:table-cell office:value-type="float" office:value="0.9023463">
            <text:p>0.9023463</text:p>
          </table:table-cell>
          <table:table-cell office:value-type="float" office:value="1.032077">
            <text:p>1.032077</text:p>
          </table:table-cell>
          <table:table-cell office:value-type="float" office:value="0.8392693">
            <text:p>0.8392693</text:p>
          </table:table-cell>
          <table:table-cell office:value-type="float" office:value="0.9233419">
            <text:p>0.9233419</text:p>
          </table:table-cell>
          <table:table-cell office:value-type="float" office:value="1.019684">
            <text:p>1.01968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32512">
            <text:p>0.9132512</text:p>
          </table:table-cell>
          <table:table-cell office:value-type="float" office:value="0.9054494">
            <text:p>0.9054494</text:p>
          </table:table-cell>
          <table:table-cell office:value-type="float" office:value="1.03326">
            <text:p>1.03326</text:p>
          </table:table-cell>
          <table:table-cell office:value-type="float" office:value="0.8396354">
            <text:p>0.8396354</text:p>
          </table:table-cell>
          <table:table-cell office:value-type="float" office:value="0.912236">
            <text:p>0.912236</text:p>
          </table:table-cell>
          <table:table-cell office:value-type="float" office:value="1.02363">
            <text:p>1.0236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56394">
            <text:p>0.9056394</text:p>
          </table:table-cell>
          <table:table-cell office:value-type="float" office:value="0.907787">
            <text:p>0.907787</text:p>
          </table:table-cell>
          <table:table-cell office:value-type="float" office:value="1.032327">
            <text:p>1.032327</text:p>
          </table:table-cell>
          <table:table-cell office:value-type="float" office:value="0.8398124">
            <text:p>0.8398124</text:p>
          </table:table-cell>
          <table:table-cell office:value-type="float" office:value="0.8984382">
            <text:p>0.8984382</text:p>
          </table:table-cell>
          <table:table-cell office:value-type="float" office:value="1.023831">
            <text:p>1.02383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94054">
            <text:p>0.8994054</text:p>
          </table:table-cell>
          <table:table-cell office:value-type="float" office:value="0.9099506">
            <text:p>0.9099506</text:p>
          </table:table-cell>
          <table:table-cell office:value-type="float" office:value="1.024829">
            <text:p>1.024829</text:p>
          </table:table-cell>
          <table:table-cell office:value-type="float" office:value="0.8350344">
            <text:p>0.8350344</text:p>
          </table:table-cell>
          <table:table-cell office:value-type="float" office:value="0.8852534">
            <text:p>0.8852534</text:p>
          </table:table-cell>
          <table:table-cell office:value-type="float" office:value="1.016984">
            <text:p>1.01698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5913">
            <text:p>0.895913</text:p>
          </table:table-cell>
          <table:table-cell office:value-type="float" office:value="0.9111804">
            <text:p>0.9111804</text:p>
          </table:table-cell>
          <table:table-cell office:value-type="float" office:value="1.018481">
            <text:p>1.018481</text:p>
          </table:table-cell>
          <table:table-cell office:value-type="float" office:value="0.828475">
            <text:p>0.828475</text:p>
          </table:table-cell>
          <table:table-cell office:value-type="float" office:value="0.8755591">
            <text:p>0.8755591</text:p>
          </table:table-cell>
          <table:table-cell office:value-type="float" office:value="1.008068">
            <text:p>1.00806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44315">
            <text:p>0.8944315</text:p>
          </table:table-cell>
          <table:table-cell office:value-type="float" office:value="0.9130008">
            <text:p>0.9130008</text:p>
          </table:table-cell>
          <table:table-cell office:value-type="float" office:value="1.014398">
            <text:p>1.014398</text:p>
          </table:table-cell>
          <table:table-cell office:value-type="float" office:value="0.8236116">
            <text:p>0.8236116</text:p>
          </table:table-cell>
          <table:table-cell office:value-type="float" office:value="0.8694693">
            <text:p>0.8694693</text:p>
          </table:table-cell>
          <table:table-cell office:value-type="float" office:value="1.00119">
            <text:p>1.0011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54626">
            <text:p>0.8954626</text:p>
          </table:table-cell>
          <table:table-cell office:value-type="float" office:value="0.9144814">
            <text:p>0.9144814</text:p>
          </table:table-cell>
          <table:table-cell office:value-type="float" office:value="1.012622">
            <text:p>1.012622</text:p>
          </table:table-cell>
          <table:table-cell office:value-type="float" office:value="0.8227886">
            <text:p>0.8227886</text:p>
          </table:table-cell>
          <table:table-cell office:value-type="float" office:value="0.8665965">
            <text:p>0.8665965</text:p>
          </table:table-cell>
          <table:table-cell office:value-type="float" office:value="0.9950434">
            <text:p>0.995043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83938">
            <text:p>0.8983938</text:p>
          </table:table-cell>
          <table:table-cell office:value-type="float" office:value="0.9155098">
            <text:p>0.9155098</text:p>
          </table:table-cell>
          <table:table-cell office:value-type="float" office:value="1.011667">
            <text:p>1.011667</text:p>
          </table:table-cell>
          <table:table-cell office:value-type="float" office:value="0.8251737">
            <text:p>0.8251737</text:p>
          </table:table-cell>
          <table:table-cell office:value-type="float" office:value="0.8708904">
            <text:p>0.8708904</text:p>
          </table:table-cell>
          <table:table-cell office:value-type="float" office:value="0.9858534">
            <text:p>0.985853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24851">
            <text:p>0.9024851</text:p>
          </table:table-cell>
          <table:table-cell office:value-type="float" office:value="0.9159474">
            <text:p>0.9159474</text:p>
          </table:table-cell>
          <table:table-cell office:value-type="float" office:value="1.010406">
            <text:p>1.010406</text:p>
          </table:table-cell>
          <table:table-cell office:value-type="float" office:value="0.8238636">
            <text:p>0.8238636</text:p>
          </table:table-cell>
          <table:table-cell office:value-type="float" office:value="0.8832328">
            <text:p>0.8832328</text:p>
          </table:table-cell>
          <table:table-cell office:value-type="float" office:value="0.9785308">
            <text:p>0.978530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63597">
            <text:p>0.9063597</text:p>
          </table:table-cell>
          <table:table-cell office:value-type="float" office:value="0.9155617">
            <text:p>0.9155617</text:p>
          </table:table-cell>
          <table:table-cell office:value-type="float" office:value="1.007265">
            <text:p>1.007265</text:p>
          </table:table-cell>
          <table:table-cell office:value-type="float" office:value="0.8128076">
            <text:p>0.8128076</text:p>
          </table:table-cell>
          <table:table-cell office:value-type="float" office:value="0.8988789">
            <text:p>0.8988789</text:p>
          </table:table-cell>
          <table:table-cell office:value-type="float" office:value="0.9753571">
            <text:p>0.975357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91349">
            <text:p>0.8991349</text:p>
          </table:table-cell>
          <table:table-cell office:value-type="float" office:value="0.9147662">
            <text:p>0.9147662</text:p>
          </table:table-cell>
          <table:table-cell office:value-type="float" office:value="1.002211">
            <text:p>1.002211</text:p>
          </table:table-cell>
          <table:table-cell office:value-type="float" office:value="0.8076836">
            <text:p>0.8076836</text:p>
          </table:table-cell>
          <table:table-cell office:value-type="float" office:value="0.9155353">
            <text:p>0.9155353</text:p>
          </table:table-cell>
          <table:table-cell office:value-type="float" office:value="0.9765352">
            <text:p>0.976535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30782">
            <text:p>0.8930782</text:p>
          </table:table-cell>
          <table:table-cell office:value-type="float" office:value="0.9112375">
            <text:p>0.9112375</text:p>
          </table:table-cell>
          <table:table-cell office:value-type="float" office:value="1.000852">
            <text:p>1.000852</text:p>
          </table:table-cell>
          <table:table-cell office:value-type="float" office:value="0.8072392">
            <text:p>0.8072392</text:p>
          </table:table-cell>
          <table:table-cell office:value-type="float" office:value="0.9250929">
            <text:p>0.9250929</text:p>
          </table:table-cell>
          <table:table-cell office:value-type="float" office:value="0.9811765">
            <text:p>0.981176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887712">
            <text:p>0.8887712</text:p>
          </table:table-cell>
          <table:table-cell office:value-type="float" office:value="0.9068736">
            <text:p>0.9068736</text:p>
          </table:table-cell>
          <table:table-cell office:value-type="float" office:value="1.000762">
            <text:p>1.000762</text:p>
          </table:table-cell>
          <table:table-cell office:value-type="float" office:value="0.809456">
            <text:p>0.809456</text:p>
          </table:table-cell>
          <table:table-cell office:value-type="float" office:value="0.926067">
            <text:p>0.926067</text:p>
          </table:table-cell>
          <table:table-cell office:value-type="float" office:value="0.9895973">
            <text:p>0.989597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860532">
            <text:p>0.8860532</text:p>
          </table:table-cell>
          <table:table-cell office:value-type="float" office:value="0.9024301">
            <text:p>0.9024301</text:p>
          </table:table-cell>
          <table:table-cell office:value-type="float" office:value="1.002036">
            <text:p>1.002036</text:p>
          </table:table-cell>
          <table:table-cell office:value-type="float" office:value="0.8153453">
            <text:p>0.8153453</text:p>
          </table:table-cell>
          <table:table-cell office:value-type="float" office:value="0.9297686">
            <text:p>0.9297686</text:p>
          </table:table-cell>
          <table:table-cell office:value-type="float" office:value="0.9997219">
            <text:p>0.999721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853536">
            <text:p>0.8853536</text:p>
          </table:table-cell>
          <table:table-cell office:value-type="float" office:value="0.8979352">
            <text:p>0.8979352</text:p>
          </table:table-cell>
          <table:table-cell office:value-type="float" office:value="1.006536">
            <text:p>1.006536</text:p>
          </table:table-cell>
          <table:table-cell office:value-type="float" office:value="0.8074911">
            <text:p>0.8074911</text:p>
          </table:table-cell>
          <table:table-cell office:value-type="float" office:value="0.934925">
            <text:p>0.934925</text:p>
          </table:table-cell>
          <table:table-cell office:value-type="float" office:value="1.009677">
            <text:p>1.00967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871688">
            <text:p>0.8871688</text:p>
          </table:table-cell>
          <table:table-cell office:value-type="float" office:value="0.893824">
            <text:p>0.893824</text:p>
          </table:table-cell>
          <table:table-cell office:value-type="float" office:value="1.012432">
            <text:p>1.012432</text:p>
          </table:table-cell>
          <table:table-cell office:value-type="float" office:value="0.7988191">
            <text:p>0.7988191</text:p>
          </table:table-cell>
          <table:table-cell office:value-type="float" office:value="0.9410877">
            <text:p>0.9410877</text:p>
          </table:table-cell>
          <table:table-cell office:value-type="float" office:value="1.018435">
            <text:p>1.01843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18812">
            <text:p>0.8918812</text:p>
          </table:table-cell>
          <table:table-cell office:value-type="float" office:value="0.890618">
            <text:p>0.890618</text:p>
          </table:table-cell>
          <table:table-cell office:value-type="float" office:value="1.016605">
            <text:p>1.016605</text:p>
          </table:table-cell>
          <table:table-cell office:value-type="float" office:value="0.7925987">
            <text:p>0.7925987</text:p>
          </table:table-cell>
          <table:table-cell office:value-type="float" office:value="0.949169">
            <text:p>0.949169</text:p>
          </table:table-cell>
          <table:table-cell office:value-type="float" office:value="1.02521">
            <text:p>1.0252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00434">
            <text:p>0.9000434</text:p>
          </table:table-cell>
          <table:table-cell office:value-type="float" office:value="0.8882504">
            <text:p>0.8882504</text:p>
          </table:table-cell>
          <table:table-cell office:value-type="float" office:value="1.020675">
            <text:p>1.020675</text:p>
          </table:table-cell>
          <table:table-cell office:value-type="float" office:value="0.7902826">
            <text:p>0.7902826</text:p>
          </table:table-cell>
          <table:table-cell office:value-type="float" office:value="0.958935">
            <text:p>0.958935</text:p>
          </table:table-cell>
          <table:table-cell office:value-type="float" office:value="1.029172">
            <text:p>1.02917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144">
            <text:p>0.91144</text:p>
          </table:table-cell>
          <table:table-cell office:value-type="float" office:value="0.8870356">
            <text:p>0.8870356</text:p>
          </table:table-cell>
          <table:table-cell office:value-type="float" office:value="1.025136">
            <text:p>1.025136</text:p>
          </table:table-cell>
          <table:table-cell office:value-type="float" office:value="0.7935401">
            <text:p>0.7935401</text:p>
          </table:table-cell>
          <table:table-cell office:value-type="float" office:value="0.9686339">
            <text:p>0.9686339</text:p>
          </table:table-cell>
          <table:table-cell office:value-type="float" office:value="1.028971">
            <text:p>1.02897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50486">
            <text:p>0.9250486</text:p>
          </table:table-cell>
          <table:table-cell office:value-type="float" office:value="0.8876488">
            <text:p>0.8876488</text:p>
          </table:table-cell>
          <table:table-cell office:value-type="float" office:value="1.029239">
            <text:p>1.029239</text:p>
          </table:table-cell>
          <table:table-cell office:value-type="float" office:value="0.8032634">
            <text:p>0.8032634</text:p>
          </table:table-cell>
          <table:table-cell office:value-type="float" office:value="0.9773333">
            <text:p>0.9773333</text:p>
          </table:table-cell>
          <table:table-cell office:value-type="float" office:value="1.024446">
            <text:p>1.02444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00526">
            <text:p>0.9400526</text:p>
          </table:table-cell>
          <table:table-cell office:value-type="float" office:value="0.8896526">
            <text:p>0.8896526</text:p>
          </table:table-cell>
          <table:table-cell office:value-type="float" office:value="1.032872">
            <text:p>1.032872</text:p>
          </table:table-cell>
          <table:table-cell office:value-type="float" office:value="0.821964">
            <text:p>0.821964</text:p>
          </table:table-cell>
          <table:table-cell office:value-type="float" office:value="0.9733186">
            <text:p>0.9733186</text:p>
          </table:table-cell>
          <table:table-cell office:value-type="float" office:value="1.014011">
            <text:p>1.01401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29798">
            <text:p>0.9529798</text:p>
          </table:table-cell>
          <table:table-cell office:value-type="float" office:value="0.8933159">
            <text:p>0.8933159</text:p>
          </table:table-cell>
          <table:table-cell office:value-type="float" office:value="1.036418">
            <text:p>1.036418</text:p>
          </table:table-cell>
          <table:table-cell office:value-type="float" office:value="0.8471013">
            <text:p>0.8471013</text:p>
          </table:table-cell>
          <table:table-cell office:value-type="float" office:value="0.9659674">
            <text:p>0.9659674</text:p>
          </table:table-cell>
          <table:table-cell office:value-type="float" office:value="1.003387">
            <text:p>1.00338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9491">
            <text:p>0.959491</text:p>
          </table:table-cell>
          <table:table-cell office:value-type="float" office:value="0.8980818">
            <text:p>0.8980818</text:p>
          </table:table-cell>
          <table:table-cell office:value-type="float" office:value="1.03477">
            <text:p>1.03477</text:p>
          </table:table-cell>
          <table:table-cell office:value-type="float" office:value="0.8391588">
            <text:p>0.8391588</text:p>
          </table:table-cell>
          <table:table-cell office:value-type="float" office:value="0.9607403">
            <text:p>0.9607403</text:p>
          </table:table-cell>
          <table:table-cell office:value-type="float" office:value="0.995461">
            <text:p>0.99546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655913">
            <text:p>0.9655913</text:p>
          </table:table-cell>
          <table:table-cell office:value-type="float" office:value="0.9038914">
            <text:p>0.9038914</text:p>
          </table:table-cell>
          <table:table-cell office:value-type="float" office:value="1.032695">
            <text:p>1.032695</text:p>
          </table:table-cell>
          <table:table-cell office:value-type="float" office:value="0.8307259">
            <text:p>0.8307259</text:p>
          </table:table-cell>
          <table:table-cell office:value-type="float" office:value="0.9580603">
            <text:p>0.9580603</text:p>
          </table:table-cell>
          <table:table-cell office:value-type="float" office:value="0.9866958">
            <text:p>0.986695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710463">
            <text:p>0.9710463</text:p>
          </table:table-cell>
          <table:table-cell office:value-type="float" office:value="0.9105653">
            <text:p>0.9105653</text:p>
          </table:table-cell>
          <table:table-cell office:value-type="float" office:value="1.030025">
            <text:p>1.030025</text:p>
          </table:table-cell>
          <table:table-cell office:value-type="float" office:value="0.8240079">
            <text:p>0.8240079</text:p>
          </table:table-cell>
          <table:table-cell office:value-type="float" office:value="0.9574332">
            <text:p>0.9574332</text:p>
          </table:table-cell>
          <table:table-cell office:value-type="float" office:value="0.9782274">
            <text:p>0.978227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748458">
            <text:p>0.9748458</text:p>
          </table:table-cell>
          <table:table-cell office:value-type="float" office:value="0.9171103">
            <text:p>0.9171103</text:p>
          </table:table-cell>
          <table:table-cell office:value-type="float" office:value="1.027217">
            <text:p>1.027217</text:p>
          </table:table-cell>
          <table:table-cell office:value-type="float" office:value="0.8231936">
            <text:p>0.8231936</text:p>
          </table:table-cell>
          <table:table-cell office:value-type="float" office:value="0.9558259">
            <text:p>0.9558259</text:p>
          </table:table-cell>
          <table:table-cell office:value-type="float" office:value="0.9725906">
            <text:p>0.972590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716346">
            <text:p>0.9716346</text:p>
          </table:table-cell>
          <table:table-cell office:value-type="float" office:value="0.9214523">
            <text:p>0.9214523</text:p>
          </table:table-cell>
          <table:table-cell office:value-type="float" office:value="1.021272">
            <text:p>1.021272</text:p>
          </table:table-cell>
          <table:table-cell office:value-type="float" office:value="0.828233">
            <text:p>0.828233</text:p>
          </table:table-cell>
          <table:table-cell office:value-type="float" office:value="0.9545714">
            <text:p>0.9545714</text:p>
          </table:table-cell>
          <table:table-cell office:value-type="float" office:value="0.9700685">
            <text:p>0.970068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681901">
            <text:p>0.9681901</text:p>
          </table:table-cell>
          <table:table-cell office:value-type="float" office:value="0.9253386">
            <text:p>0.9253386</text:p>
          </table:table-cell>
          <table:table-cell office:value-type="float" office:value="1.016763">
            <text:p>1.016763</text:p>
          </table:table-cell>
          <table:table-cell office:value-type="float" office:value="0.8387429">
            <text:p>0.8387429</text:p>
          </table:table-cell>
          <table:table-cell office:value-type="float" office:value="0.9543163">
            <text:p>0.9543163</text:p>
          </table:table-cell>
          <table:table-cell office:value-type="float" office:value="0.9666789">
            <text:p>0.966678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644125">
            <text:p>0.9644125</text:p>
          </table:table-cell>
          <table:table-cell office:value-type="float" office:value="0.9289001">
            <text:p>0.9289001</text:p>
          </table:table-cell>
          <table:table-cell office:value-type="float" office:value="1.013005">
            <text:p>1.013005</text:p>
          </table:table-cell>
          <table:table-cell office:value-type="float" office:value="0.8502768">
            <text:p>0.8502768</text:p>
          </table:table-cell>
          <table:table-cell office:value-type="float" office:value="0.9510497">
            <text:p>0.9510497</text:p>
          </table:table-cell>
          <table:table-cell office:value-type="float" office:value="0.9682949">
            <text:p>0.968294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86543">
            <text:p>0.9586543</text:p>
          </table:table-cell>
          <table:table-cell office:value-type="float" office:value="0.9316397">
            <text:p>0.9316397</text:p>
          </table:table-cell>
          <table:table-cell office:value-type="float" office:value="1.011508">
            <text:p>1.011508</text:p>
          </table:table-cell>
          <table:table-cell office:value-type="float" office:value="0.860707">
            <text:p>0.860707</text:p>
          </table:table-cell>
          <table:table-cell office:value-type="float" office:value="0.9485172">
            <text:p>0.9485172</text:p>
          </table:table-cell>
          <table:table-cell office:value-type="float" office:value="0.9733665">
            <text:p>0.973366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08164">
            <text:p>0.9508164</text:p>
          </table:table-cell>
          <table:table-cell office:value-type="float" office:value="0.9337528">
            <text:p>0.9337528</text:p>
          </table:table-cell>
          <table:table-cell office:value-type="float" office:value="1.012551">
            <text:p>1.012551</text:p>
          </table:table-cell>
          <table:table-cell office:value-type="float" office:value="0.8693364">
            <text:p>0.8693364</text:p>
          </table:table-cell>
          <table:table-cell office:value-type="float" office:value="0.9491808">
            <text:p>0.9491808</text:p>
          </table:table-cell>
          <table:table-cell office:value-type="float" office:value="0.9802893">
            <text:p>0.980289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2209">
            <text:p>0.942209</text:p>
          </table:table-cell>
          <table:table-cell office:value-type="float" office:value="0.9351608">
            <text:p>0.9351608</text:p>
          </table:table-cell>
          <table:table-cell office:value-type="float" office:value="1.015805">
            <text:p>1.015805</text:p>
          </table:table-cell>
          <table:table-cell office:value-type="float" office:value="0.8766904">
            <text:p>0.8766904</text:p>
          </table:table-cell>
          <table:table-cell office:value-type="float" office:value="0.9465393">
            <text:p>0.9465393</text:p>
          </table:table-cell>
          <table:table-cell office:value-type="float" office:value="0.9882402">
            <text:p>0.988240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338012">
            <text:p>0.9338012</text:p>
          </table:table-cell>
          <table:table-cell office:value-type="float" office:value="0.9355203">
            <text:p>0.9355203</text:p>
          </table:table-cell>
          <table:table-cell office:value-type="float" office:value="1.018943">
            <text:p>1.018943</text:p>
          </table:table-cell>
          <table:table-cell office:value-type="float" office:value="0.8829281">
            <text:p>0.8829281</text:p>
          </table:table-cell>
          <table:table-cell office:value-type="float" office:value="0.9400529">
            <text:p>0.9400529</text:p>
          </table:table-cell>
          <table:table-cell office:value-type="float" office:value="0.9960079">
            <text:p>0.996007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65337">
            <text:p>0.9265337</text:p>
          </table:table-cell>
          <table:table-cell office:value-type="float" office:value="0.935732">
            <text:p>0.935732</text:p>
          </table:table-cell>
          <table:table-cell office:value-type="float" office:value="1.020945">
            <text:p>1.020945</text:p>
          </table:table-cell>
          <table:table-cell office:value-type="float" office:value="0.8895861">
            <text:p>0.8895861</text:p>
          </table:table-cell>
          <table:table-cell office:value-type="float" office:value="0.9310019">
            <text:p>0.9310019</text:p>
          </table:table-cell>
          <table:table-cell office:value-type="float" office:value="1.002548">
            <text:p>1.00254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96798">
            <text:p>0.9196798</text:p>
          </table:table-cell>
          <table:table-cell office:value-type="float" office:value="0.9357176">
            <text:p>0.9357176</text:p>
          </table:table-cell>
          <table:table-cell office:value-type="float" office:value="1.023769">
            <text:p>1.023769</text:p>
          </table:table-cell>
          <table:table-cell office:value-type="float" office:value="0.897843">
            <text:p>0.897843</text:p>
          </table:table-cell>
          <table:table-cell office:value-type="float" office:value="0.9185359">
            <text:p>0.9185359</text:p>
          </table:table-cell>
          <table:table-cell office:value-type="float" office:value="1.0067">
            <text:p>1.006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45033">
            <text:p>0.9145033</text:p>
          </table:table-cell>
          <table:table-cell office:value-type="float" office:value="0.9350971">
            <text:p>0.9350971</text:p>
          </table:table-cell>
          <table:table-cell office:value-type="float" office:value="1.027464">
            <text:p>1.027464</text:p>
          </table:table-cell>
          <table:table-cell office:value-type="float" office:value="0.9043357">
            <text:p>0.9043357</text:p>
          </table:table-cell>
          <table:table-cell office:value-type="float" office:value="0.9054127">
            <text:p>0.9054127</text:p>
          </table:table-cell>
          <table:table-cell office:value-type="float" office:value="1.007351">
            <text:p>1.00735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18147">
            <text:p>0.9118147</text:p>
          </table:table-cell>
          <table:table-cell office:value-type="float" office:value="0.9341786">
            <text:p>0.9341786</text:p>
          </table:table-cell>
          <table:table-cell office:value-type="float" office:value="1.028147">
            <text:p>1.028147</text:p>
          </table:table-cell>
          <table:table-cell office:value-type="float" office:value="0.8963224">
            <text:p>0.8963224</text:p>
          </table:table-cell>
          <table:table-cell office:value-type="float" office:value="0.8951875">
            <text:p>0.8951875</text:p>
          </table:table-cell>
          <table:table-cell office:value-type="float" office:value="1.003685">
            <text:p>1.00368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15444">
            <text:p>0.9115444</text:p>
          </table:table-cell>
          <table:table-cell office:value-type="float" office:value="0.9331003">
            <text:p>0.9331003</text:p>
          </table:table-cell>
          <table:table-cell office:value-type="float" office:value="1.025031">
            <text:p>1.025031</text:p>
          </table:table-cell>
          <table:table-cell office:value-type="float" office:value="0.9014137">
            <text:p>0.9014137</text:p>
          </table:table-cell>
          <table:table-cell office:value-type="float" office:value="0.8891163">
            <text:p>0.8891163</text:p>
          </table:table-cell>
          <table:table-cell office:value-type="float" office:value="0.9943974">
            <text:p>0.994397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35362">
            <text:p>0.9135362</text:p>
          </table:table-cell>
          <table:table-cell office:value-type="float" office:value="0.9319972">
            <text:p>0.9319972</text:p>
          </table:table-cell>
          <table:table-cell office:value-type="float" office:value="1.02392">
            <text:p>1.02392</text:p>
          </table:table-cell>
          <table:table-cell office:value-type="float" office:value="0.8976823">
            <text:p>0.8976823</text:p>
          </table:table-cell>
          <table:table-cell office:value-type="float" office:value="0.8869362">
            <text:p>0.8869362</text:p>
          </table:table-cell>
          <table:table-cell office:value-type="float" office:value="0.986432">
            <text:p>0.98643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9172451">
            <text:p>0.9172451</text:p>
          </table:table-cell>
          <table:table-cell office:value-type="float" office:value="0.9311829">
            <text:p>0.9311829</text:p>
          </table:table-cell>
          <table:table-cell office:value-type="float" office:value="1.02411">
            <text:p>1.02411</text:p>
          </table:table-cell>
          <table:table-cell office:value-type="float" office:value="0.8957828">
            <text:p>0.8957828</text:p>
          </table:table-cell>
          <table:table-cell office:value-type="float" office:value="0.89007">
            <text:p>0.89007</text:p>
          </table:table-cell>
          <table:table-cell office:value-type="float" office:value="0.9814283">
            <text:p>0.981428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18065">
            <text:p>0.9218065</text:p>
          </table:table-cell>
          <table:table-cell office:value-type="float" office:value="0.9305848">
            <text:p>0.9305848</text:p>
          </table:table-cell>
          <table:table-cell office:value-type="float" office:value="1.024511">
            <text:p>1.024511</text:p>
          </table:table-cell>
          <table:table-cell office:value-type="float" office:value="0.8942478">
            <text:p>0.8942478</text:p>
          </table:table-cell>
          <table:table-cell office:value-type="float" office:value="0.8986732">
            <text:p>0.8986732</text:p>
          </table:table-cell>
          <table:table-cell office:value-type="float" office:value="0.9755731">
            <text:p>0.975573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62514">
            <text:p>0.9262514</text:p>
          </table:table-cell>
          <table:table-cell office:value-type="float" office:value="0.9304855">
            <text:p>0.9304855</text:p>
          </table:table-cell>
          <table:table-cell office:value-type="float" office:value="1.021092">
            <text:p>1.021092</text:p>
          </table:table-cell>
          <table:table-cell office:value-type="float" office:value="0.8905685">
            <text:p>0.8905685</text:p>
          </table:table-cell>
          <table:table-cell office:value-type="float" office:value="0.9125977">
            <text:p>0.9125977</text:p>
          </table:table-cell>
          <table:table-cell office:value-type="float" office:value="0.9698309">
            <text:p>0.969830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29178">
            <text:p>0.9229178</text:p>
          </table:table-cell>
          <table:table-cell office:value-type="float" office:value="0.9306196">
            <text:p>0.9306196</text:p>
          </table:table-cell>
          <table:table-cell office:value-type="float" office:value="1.016702">
            <text:p>1.016702</text:p>
          </table:table-cell>
          <table:table-cell office:value-type="float" office:value="0.8812928">
            <text:p>0.8812928</text:p>
          </table:table-cell>
          <table:table-cell office:value-type="float" office:value="0.919538">
            <text:p>0.919538</text:p>
          </table:table-cell>
          <table:table-cell office:value-type="float" office:value="0.9680365">
            <text:p>0.968036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6115">
            <text:p>0.916115</text:p>
          </table:table-cell>
          <table:table-cell office:value-type="float" office:value="0.9312758">
            <text:p>0.9312758</text:p>
          </table:table-cell>
          <table:table-cell office:value-type="float" office:value="1.012605">
            <text:p>1.012605</text:p>
          </table:table-cell>
          <table:table-cell office:value-type="float" office:value="0.868064">
            <text:p>0.868064</text:p>
          </table:table-cell>
          <table:table-cell office:value-type="float" office:value="0.9124889">
            <text:p>0.9124889</text:p>
          </table:table-cell>
          <table:table-cell office:value-type="float" office:value="0.9711874">
            <text:p>0.971187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02733">
            <text:p>0.9102733</text:p>
          </table:table-cell>
          <table:table-cell office:value-type="float" office:value="0.9322469">
            <text:p>0.9322469</text:p>
          </table:table-cell>
          <table:table-cell office:value-type="float" office:value="1.010644">
            <text:p>1.010644</text:p>
          </table:table-cell>
          <table:table-cell office:value-type="float" office:value="0.8528097">
            <text:p>0.8528097</text:p>
          </table:table-cell>
          <table:table-cell office:value-type="float" office:value="0.9100332">
            <text:p>0.9100332</text:p>
          </table:table-cell>
          <table:table-cell office:value-type="float" office:value="0.9777399">
            <text:p>0.977739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57404">
            <text:p>0.9057404</text:p>
          </table:table-cell>
          <table:table-cell office:value-type="float" office:value="0.9334428">
            <text:p>0.9334428</text:p>
          </table:table-cell>
          <table:table-cell office:value-type="float" office:value="1.011124">
            <text:p>1.011124</text:p>
          </table:table-cell>
          <table:table-cell office:value-type="float" office:value="0.8372064">
            <text:p>0.8372064</text:p>
          </table:table-cell>
          <table:table-cell office:value-type="float" office:value="0.9120529">
            <text:p>0.9120529</text:p>
          </table:table-cell>
          <table:table-cell office:value-type="float" office:value="0.9855697">
            <text:p>0.985569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33564">
            <text:p>0.9033564</text:p>
          </table:table-cell>
          <table:table-cell office:value-type="float" office:value="0.9349533">
            <text:p>0.9349533</text:p>
          </table:table-cell>
          <table:table-cell office:value-type="float" office:value="1.015902">
            <text:p>1.015902</text:p>
          </table:table-cell>
          <table:table-cell office:value-type="float" office:value="0.8202125">
            <text:p>0.8202125</text:p>
          </table:table-cell>
          <table:table-cell office:value-type="float" office:value="0.9166198">
            <text:p>0.9166198</text:p>
          </table:table-cell>
          <table:table-cell office:value-type="float" office:value="0.9953147">
            <text:p>0.995314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36994">
            <text:p>0.9036994</text:p>
          </table:table-cell>
          <table:table-cell office:value-type="float" office:value="0.9363172">
            <text:p>0.9363172</text:p>
          </table:table-cell>
          <table:table-cell office:value-type="float" office:value="1.02">
            <text:p>1.02</text:p>
          </table:table-cell>
          <table:table-cell office:value-type="float" office:value="0.8113734">
            <text:p>0.8113734</text:p>
          </table:table-cell>
          <table:table-cell office:value-type="float" office:value="0.9206203">
            <text:p>0.9206203</text:p>
          </table:table-cell>
          <table:table-cell office:value-type="float" office:value="1.004965">
            <text:p>1.00496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75595">
            <text:p>0.9075595</text:p>
          </table:table-cell>
          <table:table-cell office:value-type="float" office:value="0.938259">
            <text:p>0.938259</text:p>
          </table:table-cell>
          <table:table-cell office:value-type="float" office:value="1.024956">
            <text:p>1.024956</text:p>
          </table:table-cell>
          <table:table-cell office:value-type="float" office:value="0.7905184">
            <text:p>0.7905184</text:p>
          </table:table-cell>
          <table:table-cell office:value-type="float" office:value="0.9270756">
            <text:p>0.9270756</text:p>
          </table:table-cell>
          <table:table-cell office:value-type="float" office:value="1.012903">
            <text:p>1.01290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46701">
            <text:p>0.9146701</text:p>
          </table:table-cell>
          <table:table-cell office:value-type="float" office:value="0.9370981">
            <text:p>0.9370981</text:p>
          </table:table-cell>
          <table:table-cell office:value-type="float" office:value="1.029215">
            <text:p>1.029215</text:p>
          </table:table-cell>
          <table:table-cell office:value-type="float" office:value="0.777778">
            <text:p>0.777778</text:p>
          </table:table-cell>
          <table:table-cell office:value-type="float" office:value="0.9351664">
            <text:p>0.9351664</text:p>
          </table:table-cell>
          <table:table-cell office:value-type="float" office:value="1.017922">
            <text:p>1.01792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48607">
            <text:p>0.9248607</text:p>
          </table:table-cell>
          <table:table-cell office:value-type="float" office:value="0.9342891">
            <text:p>0.9342891</text:p>
          </table:table-cell>
          <table:table-cell office:value-type="float" office:value="1.031844">
            <text:p>1.031844</text:p>
          </table:table-cell>
          <table:table-cell office:value-type="float" office:value="0.774333">
            <text:p>0.774333</text:p>
          </table:table-cell>
          <table:table-cell office:value-type="float" office:value="0.9435297">
            <text:p>0.9435297</text:p>
          </table:table-cell>
          <table:table-cell office:value-type="float" office:value="1.020007">
            <text:p>1.02000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377202">
            <text:p>0.9377202</text:p>
          </table:table-cell>
          <table:table-cell office:value-type="float" office:value="0.9307988">
            <text:p>0.9307988</text:p>
          </table:table-cell>
          <table:table-cell office:value-type="float" office:value="1.035824">
            <text:p>1.035824</text:p>
          </table:table-cell>
          <table:table-cell office:value-type="float" office:value="0.7811339">
            <text:p>0.7811339</text:p>
          </table:table-cell>
          <table:table-cell office:value-type="float" office:value="0.9508539">
            <text:p>0.9508539</text:p>
          </table:table-cell>
          <table:table-cell office:value-type="float" office:value="1.017348">
            <text:p>1.01734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21097">
            <text:p>0.9521097</text:p>
          </table:table-cell>
          <table:table-cell office:value-type="float" office:value="0.9271444">
            <text:p>0.9271444</text:p>
          </table:table-cell>
          <table:table-cell office:value-type="float" office:value="1.039104">
            <text:p>1.039104</text:p>
          </table:table-cell>
          <table:table-cell office:value-type="float" office:value="0.7931639">
            <text:p>0.7931639</text:p>
          </table:table-cell>
          <table:table-cell office:value-type="float" office:value="0.9440286">
            <text:p>0.9440286</text:p>
          </table:table-cell>
          <table:table-cell office:value-type="float" office:value="1.009938">
            <text:p>1.00993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65498">
            <text:p>0.965498</text:p>
          </table:table-cell>
          <table:table-cell office:value-type="float" office:value="0.9234509">
            <text:p>0.9234509</text:p>
          </table:table-cell>
          <table:table-cell office:value-type="float" office:value="1.041931">
            <text:p>1.041931</text:p>
          </table:table-cell>
          <table:table-cell office:value-type="float" office:value="0.8031403">
            <text:p>0.8031403</text:p>
          </table:table-cell>
          <table:table-cell office:value-type="float" office:value="0.9333578">
            <text:p>0.9333578</text:p>
          </table:table-cell>
          <table:table-cell office:value-type="float" office:value="1.000574">
            <text:p>1.00057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722012">
            <text:p>0.9722012</text:p>
          </table:table-cell>
          <table:table-cell office:value-type="float" office:value="0.9203812">
            <text:p>0.9203812</text:p>
          </table:table-cell>
          <table:table-cell office:value-type="float" office:value="1.045032">
            <text:p>1.045032</text:p>
          </table:table-cell>
          <table:table-cell office:value-type="float" office:value="0.8124845">
            <text:p>0.8124845</text:p>
          </table:table-cell>
          <table:table-cell office:value-type="float" office:value="0.9264572">
            <text:p>0.9264572</text:p>
          </table:table-cell>
          <table:table-cell office:value-type="float" office:value="0.992256">
            <text:p>0.99225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785798">
            <text:p>0.9785798</text:p>
          </table:table-cell>
          <table:table-cell office:value-type="float" office:value="0.9178677">
            <text:p>0.9178677</text:p>
          </table:table-cell>
          <table:table-cell office:value-type="float" office:value="1.04692">
            <text:p>1.04692</text:p>
          </table:table-cell>
          <table:table-cell office:value-type="float" office:value="0.8236898">
            <text:p>0.8236898</text:p>
          </table:table-cell>
          <table:table-cell office:value-type="float" office:value="0.9235348">
            <text:p>0.9235348</text:p>
          </table:table-cell>
          <table:table-cell office:value-type="float" office:value="0.9855394">
            <text:p>0.985539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840981">
            <text:p>0.9840981</text:p>
          </table:table-cell>
          <table:table-cell office:value-type="float" office:value="0.9162356">
            <text:p>0.9162356</text:p>
          </table:table-cell>
          <table:table-cell office:value-type="float" office:value="1.046243">
            <text:p>1.046243</text:p>
          </table:table-cell>
          <table:table-cell office:value-type="float" office:value="0.8349626">
            <text:p>0.8349626</text:p>
          </table:table-cell>
          <table:table-cell office:value-type="float" office:value="0.9238905">
            <text:p>0.9238905</text:p>
          </table:table-cell>
          <table:table-cell office:value-type="float" office:value="0.979363">
            <text:p>0.97936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861745">
            <text:p>0.9861745</text:p>
          </table:table-cell>
          <table:table-cell office:value-type="float" office:value="0.915519">
            <text:p>0.915519</text:p>
          </table:table-cell>
          <table:table-cell office:value-type="float" office:value="1.044059">
            <text:p>1.044059</text:p>
          </table:table-cell>
          <table:table-cell office:value-type="float" office:value="0.8475726">
            <text:p>0.8475726</text:p>
          </table:table-cell>
          <table:table-cell office:value-type="float" office:value="0.9257309">
            <text:p>0.9257309</text:p>
          </table:table-cell>
          <table:table-cell office:value-type="float" office:value="0.9722173">
            <text:p>0.972217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835657">
            <text:p>0.9835657</text:p>
          </table:table-cell>
          <table:table-cell office:value-type="float" office:value="0.9160154">
            <text:p>0.9160154</text:p>
          </table:table-cell>
          <table:table-cell office:value-type="float" office:value="1.039244">
            <text:p>1.039244</text:p>
          </table:table-cell>
          <table:table-cell office:value-type="float" office:value="0.8423619">
            <text:p>0.8423619</text:p>
          </table:table-cell>
          <table:table-cell office:value-type="float" office:value="0.9270252">
            <text:p>0.9270252</text:p>
          </table:table-cell>
          <table:table-cell office:value-type="float" office:value="0.9684343">
            <text:p>0.968434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807584">
            <text:p>0.9807584</text:p>
          </table:table-cell>
          <table:table-cell office:value-type="float" office:value="0.9177183">
            <text:p>0.9177183</text:p>
          </table:table-cell>
          <table:table-cell office:value-type="float" office:value="1.034919">
            <text:p>1.034919</text:p>
          </table:table-cell>
          <table:table-cell office:value-type="float" office:value="0.8342767">
            <text:p>0.8342767</text:p>
          </table:table-cell>
          <table:table-cell office:value-type="float" office:value="0.9282978">
            <text:p>0.9282978</text:p>
          </table:table-cell>
          <table:table-cell office:value-type="float" office:value="0.9680057">
            <text:p>0.968005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758699">
            <text:p>0.9758699</text:p>
          </table:table-cell>
          <table:table-cell office:value-type="float" office:value="0.9209095">
            <text:p>0.9209095</text:p>
          </table:table-cell>
          <table:table-cell office:value-type="float" office:value="1.032252">
            <text:p>1.032252</text:p>
          </table:table-cell>
          <table:table-cell office:value-type="float" office:value="0.8298142">
            <text:p>0.8298142</text:p>
          </table:table-cell>
          <table:table-cell office:value-type="float" office:value="0.9242276">
            <text:p>0.9242276</text:p>
          </table:table-cell>
          <table:table-cell office:value-type="float" office:value="0.9709995">
            <text:p>0.970999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692198">
            <text:p>0.9692198</text:p>
          </table:table-cell>
          <table:table-cell office:value-type="float" office:value="0.9251293">
            <text:p>0.9251293</text:p>
          </table:table-cell>
          <table:table-cell office:value-type="float" office:value="1.029838">
            <text:p>1.029838</text:p>
          </table:table-cell>
          <table:table-cell office:value-type="float" office:value="0.8284847">
            <text:p>0.8284847</text:p>
          </table:table-cell>
          <table:table-cell office:value-type="float" office:value="0.9185718">
            <text:p>0.9185718</text:p>
          </table:table-cell>
          <table:table-cell office:value-type="float" office:value="0.9774014">
            <text:p>0.977401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616486">
            <text:p>0.9616486</text:p>
          </table:table-cell>
          <table:table-cell office:value-type="float" office:value="0.9302834">
            <text:p>0.9302834</text:p>
          </table:table-cell>
          <table:table-cell office:value-type="float" office:value="1.027356">
            <text:p>1.027356</text:p>
          </table:table-cell>
          <table:table-cell office:value-type="float" office:value="0.8320724">
            <text:p>0.8320724</text:p>
          </table:table-cell>
          <table:table-cell office:value-type="float" office:value="0.91658">
            <text:p>0.91658</text:p>
          </table:table-cell>
          <table:table-cell office:value-type="float" office:value="0.9857323">
            <text:p>0.985732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39058">
            <text:p>0.9539058</text:p>
          </table:table-cell>
          <table:table-cell office:value-type="float" office:value="0.9355493">
            <text:p>0.9355493</text:p>
          </table:table-cell>
          <table:table-cell office:value-type="float" office:value="1.026993">
            <text:p>1.026993</text:p>
          </table:table-cell>
          <table:table-cell office:value-type="float" office:value="0.840498">
            <text:p>0.840498</text:p>
          </table:table-cell>
          <table:table-cell office:value-type="float" office:value="0.9169796">
            <text:p>0.9169796</text:p>
          </table:table-cell>
          <table:table-cell office:value-type="float" office:value="0.9946398">
            <text:p>0.994639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50873">
            <text:p>0.9450873</text:p>
          </table:table-cell>
          <table:table-cell office:value-type="float" office:value="0.9406352">
            <text:p>0.9406352</text:p>
          </table:table-cell>
          <table:table-cell office:value-type="float" office:value="1.029675">
            <text:p>1.029675</text:p>
          </table:table-cell>
          <table:table-cell office:value-type="float" office:value="0.8557051">
            <text:p>0.8557051</text:p>
          </table:table-cell>
          <table:table-cell office:value-type="float" office:value="0.9193275">
            <text:p>0.9193275</text:p>
          </table:table-cell>
          <table:table-cell office:value-type="float" office:value="1.003361">
            <text:p>1.00336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346437">
            <text:p>0.9346437</text:p>
          </table:table-cell>
          <table:table-cell office:value-type="float" office:value="0.9449989">
            <text:p>0.9449989</text:p>
          </table:table-cell>
          <table:table-cell office:value-type="float" office:value="1.03358">
            <text:p>1.03358</text:p>
          </table:table-cell>
          <table:table-cell office:value-type="float" office:value="0.8672014">
            <text:p>0.8672014</text:p>
          </table:table-cell>
          <table:table-cell office:value-type="float" office:value="0.9149183">
            <text:p>0.9149183</text:p>
          </table:table-cell>
          <table:table-cell office:value-type="float" office:value="1.011134">
            <text:p>1.01113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61172">
            <text:p>0.9261172</text:p>
          </table:table-cell>
          <table:table-cell office:value-type="float" office:value="0.9472302">
            <text:p>0.9472302</text:p>
          </table:table-cell>
          <table:table-cell office:value-type="float" office:value="1.035337">
            <text:p>1.035337</text:p>
          </table:table-cell>
          <table:table-cell office:value-type="float" office:value="0.8591917">
            <text:p>0.8591917</text:p>
          </table:table-cell>
          <table:table-cell office:value-type="float" office:value="0.9063885">
            <text:p>0.9063885</text:p>
          </table:table-cell>
          <table:table-cell office:value-type="float" office:value="1.01731">
            <text:p>1.0173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00059">
            <text:p>0.9200059</text:p>
          </table:table-cell>
          <table:table-cell office:value-type="float" office:value="0.9491109">
            <text:p>0.9491109</text:p>
          </table:table-cell>
          <table:table-cell office:value-type="float" office:value="1.036213">
            <text:p>1.036213</text:p>
          </table:table-cell>
          <table:table-cell office:value-type="float" office:value="0.8530148">
            <text:p>0.8530148</text:p>
          </table:table-cell>
          <table:table-cell office:value-type="float" office:value="0.8981036">
            <text:p>0.8981036</text:p>
          </table:table-cell>
          <table:table-cell office:value-type="float" office:value="1.021467">
            <text:p>1.02146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60528">
            <text:p>0.9160528</text:p>
          </table:table-cell>
          <table:table-cell office:value-type="float" office:value="0.9504504">
            <text:p>0.9504504</text:p>
          </table:table-cell>
          <table:table-cell office:value-type="float" office:value="1.032605">
            <text:p>1.032605</text:p>
          </table:table-cell>
          <table:table-cell office:value-type="float" office:value="0.8521227">
            <text:p>0.8521227</text:p>
          </table:table-cell>
          <table:table-cell office:value-type="float" office:value="0.8920832">
            <text:p>0.8920832</text:p>
          </table:table-cell>
          <table:table-cell office:value-type="float" office:value="1.018288">
            <text:p>1.01828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47661">
            <text:p>0.9147661</text:p>
          </table:table-cell>
          <table:table-cell office:value-type="float" office:value="0.9510369">
            <text:p>0.9510369</text:p>
          </table:table-cell>
          <table:table-cell office:value-type="float" office:value="1.025155">
            <text:p>1.025155</text:p>
          </table:table-cell>
          <table:table-cell office:value-type="float" office:value="0.8601638">
            <text:p>0.8601638</text:p>
          </table:table-cell>
          <table:table-cell office:value-type="float" office:value="0.8906806">
            <text:p>0.8906806</text:p>
          </table:table-cell>
          <table:table-cell office:value-type="float" office:value="1.010824">
            <text:p>1.01082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57691">
            <text:p>0.9157691</text:p>
          </table:table-cell>
          <table:table-cell office:value-type="float" office:value="0.9508027">
            <text:p>0.9508027</text:p>
          </table:table-cell>
          <table:table-cell office:value-type="float" office:value="1.018944">
            <text:p>1.018944</text:p>
          </table:table-cell>
          <table:table-cell office:value-type="float" office:value="0.8745186">
            <text:p>0.8745186</text:p>
          </table:table-cell>
          <table:table-cell office:value-type="float" office:value="0.8928217">
            <text:p>0.8928217</text:p>
          </table:table-cell>
          <table:table-cell office:value-type="float" office:value="1.002762">
            <text:p>1.00276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86563">
            <text:p>0.9186563</text:p>
          </table:table-cell>
          <table:table-cell office:value-type="float" office:value="0.9495448">
            <text:p>0.9495448</text:p>
          </table:table-cell>
          <table:table-cell office:value-type="float" office:value="1.015108">
            <text:p>1.015108</text:p>
          </table:table-cell>
          <table:table-cell office:value-type="float" office:value="0.871693">
            <text:p>0.871693</text:p>
          </table:table-cell>
          <table:table-cell office:value-type="float" office:value="0.8977433">
            <text:p>0.8977433</text:p>
          </table:table-cell>
          <table:table-cell office:value-type="float" office:value="0.9970295">
            <text:p>0.997029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2766">
            <text:p>0.922766</text:p>
          </table:table-cell>
          <table:table-cell office:value-type="float" office:value="0.9480166">
            <text:p>0.9480166</text:p>
          </table:table-cell>
          <table:table-cell office:value-type="float" office:value="1.013494">
            <text:p>1.013494</text:p>
          </table:table-cell>
          <table:table-cell office:value-type="float" office:value="0.8591163">
            <text:p>0.8591163</text:p>
          </table:table-cell>
          <table:table-cell office:value-type="float" office:value="0.9088823">
            <text:p>0.9088823</text:p>
          </table:table-cell>
          <table:table-cell office:value-type="float" office:value="0.989007">
            <text:p>0.98900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69419">
            <text:p>0.9269419</text:p>
          </table:table-cell>
          <table:table-cell office:value-type="float" office:value="0.9459128">
            <text:p>0.9459128</text:p>
          </table:table-cell>
          <table:table-cell office:value-type="float" office:value="1.01246">
            <text:p>1.01246</text:p>
          </table:table-cell>
          <table:table-cell office:value-type="float" office:value="0.856699">
            <text:p>0.856699</text:p>
          </table:table-cell>
          <table:table-cell office:value-type="float" office:value="0.9252611">
            <text:p>0.9252611</text:p>
          </table:table-cell>
          <table:table-cell office:value-type="float" office:value="0.9789817">
            <text:p>0.978981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27558">
            <text:p>0.9227558</text:p>
          </table:table-cell>
          <table:table-cell office:value-type="float" office:value="0.9447047">
            <text:p>0.9447047</text:p>
          </table:table-cell>
          <table:table-cell office:value-type="float" office:value="1.011032">
            <text:p>1.011032</text:p>
          </table:table-cell>
          <table:table-cell office:value-type="float" office:value="0.8618188">
            <text:p>0.8618188</text:p>
          </table:table-cell>
          <table:table-cell office:value-type="float" office:value="0.9411371">
            <text:p>0.9411371</text:p>
          </table:table-cell>
          <table:table-cell office:value-type="float" office:value="0.972327">
            <text:p>0.97232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55576">
            <text:p>0.9155576</text:p>
          </table:table-cell>
          <table:table-cell office:value-type="float" office:value="0.9432451">
            <text:p>0.9432451</text:p>
          </table:table-cell>
          <table:table-cell office:value-type="float" office:value="1.005119">
            <text:p>1.005119</text:p>
          </table:table-cell>
          <table:table-cell office:value-type="float" office:value="0.8706992">
            <text:p>0.8706992</text:p>
          </table:table-cell>
          <table:table-cell office:value-type="float" office:value="0.9345547">
            <text:p>0.9345547</text:p>
          </table:table-cell>
          <table:table-cell office:value-type="float" office:value="0.9691032">
            <text:p>0.969103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98225">
            <text:p>0.9098225</text:p>
          </table:table-cell>
          <table:table-cell office:value-type="float" office:value="0.9417787">
            <text:p>0.9417787</text:p>
          </table:table-cell>
          <table:table-cell office:value-type="float" office:value="1.000302">
            <text:p>1.000302</text:p>
          </table:table-cell>
          <table:table-cell office:value-type="float" office:value="0.8835508">
            <text:p>0.8835508</text:p>
          </table:table-cell>
          <table:table-cell office:value-type="float" office:value="0.9289255">
            <text:p>0.9289255</text:p>
          </table:table-cell>
          <table:table-cell office:value-type="float" office:value="0.9716476">
            <text:p>0.971647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56783">
            <text:p>0.9056783</text:p>
          </table:table-cell>
          <table:table-cell office:value-type="float" office:value="0.9405212">
            <text:p>0.9405212</text:p>
          </table:table-cell>
          <table:table-cell office:value-type="float" office:value="1.000157">
            <text:p>1.000157</text:p>
          </table:table-cell>
          <table:table-cell office:value-type="float" office:value="0.897483">
            <text:p>0.897483</text:p>
          </table:table-cell>
          <table:table-cell office:value-type="float" office:value="0.9249645">
            <text:p>0.9249645</text:p>
          </table:table-cell>
          <table:table-cell office:value-type="float" office:value="0.9778596">
            <text:p>0.977859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29852">
            <text:p>0.9029852</text:p>
          </table:table-cell>
          <table:table-cell office:value-type="float" office:value="0.9396664">
            <text:p>0.9396664</text:p>
          </table:table-cell>
          <table:table-cell office:value-type="float" office:value="1.001606">
            <text:p>1.001606</text:p>
          </table:table-cell>
          <table:table-cell office:value-type="float" office:value="0.9084923">
            <text:p>0.9084923</text:p>
          </table:table-cell>
          <table:table-cell office:value-type="float" office:value="0.9236768">
            <text:p>0.9236768</text:p>
          </table:table-cell>
          <table:table-cell office:value-type="float" office:value="0.9872419">
            <text:p>0.987241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37904">
            <text:p>0.9037904</text:p>
          </table:table-cell>
          <table:table-cell office:value-type="float" office:value="0.9394957">
            <text:p>0.9394957</text:p>
          </table:table-cell>
          <table:table-cell office:value-type="float" office:value="1.002778">
            <text:p>1.002778</text:p>
          </table:table-cell>
          <table:table-cell office:value-type="float" office:value="0.9149632">
            <text:p>0.9149632</text:p>
          </table:table-cell>
          <table:table-cell office:value-type="float" office:value="0.92408">
            <text:p>0.92408</text:p>
          </table:table-cell>
          <table:table-cell office:value-type="float" office:value="0.9981095">
            <text:p>0.998109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80943">
            <text:p>0.9080943</text:p>
          </table:table-cell>
          <table:table-cell office:value-type="float" office:value="0.9394351">
            <text:p>0.9394351</text:p>
          </table:table-cell>
          <table:table-cell office:value-type="float" office:value="1.00673">
            <text:p>1.00673</text:p>
          </table:table-cell>
          <table:table-cell office:value-type="float" office:value="0.91847">
            <text:p>0.91847</text:p>
          </table:table-cell>
          <table:table-cell office:value-type="float" office:value="0.9273733">
            <text:p>0.9273733</text:p>
          </table:table-cell>
          <table:table-cell office:value-type="float" office:value="1.008603">
            <text:p>1.00860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48843">
            <text:p>0.9148843</text:p>
          </table:table-cell>
          <table:table-cell office:value-type="float" office:value="0.9400281">
            <text:p>0.9400281</text:p>
          </table:table-cell>
          <table:table-cell office:value-type="float" office:value="1.011857">
            <text:p>1.011857</text:p>
          </table:table-cell>
          <table:table-cell office:value-type="float" office:value="0.9151372">
            <text:p>0.9151372</text:p>
          </table:table-cell>
          <table:table-cell office:value-type="float" office:value="0.9335206">
            <text:p>0.9335206</text:p>
          </table:table-cell>
          <table:table-cell office:value-type="float" office:value="1.017138">
            <text:p>1.01713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49074">
            <text:p>0.9249074</text:p>
          </table:table-cell>
          <table:table-cell office:value-type="float" office:value="0.9409001">
            <text:p>0.9409001</text:p>
          </table:table-cell>
          <table:table-cell office:value-type="float" office:value="1.015535">
            <text:p>1.015535</text:p>
          </table:table-cell>
          <table:table-cell office:value-type="float" office:value="0.9143223">
            <text:p>0.9143223</text:p>
          </table:table-cell>
          <table:table-cell office:value-type="float" office:value="0.9408126">
            <text:p>0.9408126</text:p>
          </table:table-cell>
          <table:table-cell office:value-type="float" office:value="1.022806">
            <text:p>1.02280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373777">
            <text:p>0.9373777</text:p>
          </table:table-cell>
          <table:table-cell office:value-type="float" office:value="0.941944">
            <text:p>0.941944</text:p>
          </table:table-cell>
          <table:table-cell office:value-type="float" office:value="1.019377">
            <text:p>1.019377</text:p>
          </table:table-cell>
          <table:table-cell office:value-type="float" office:value="0.9185712">
            <text:p>0.9185712</text:p>
          </table:table-cell>
          <table:table-cell office:value-type="float" office:value="0.9479684">
            <text:p>0.9479684</text:p>
          </table:table-cell>
          <table:table-cell office:value-type="float" office:value="1.025616">
            <text:p>1.02561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11787">
            <text:p>0.9511787</text:p>
          </table:table-cell>
          <table:table-cell office:value-type="float" office:value="0.9435565">
            <text:p>0.9435565</text:p>
          </table:table-cell>
          <table:table-cell office:value-type="float" office:value="1.023564">
            <text:p>1.023564</text:p>
          </table:table-cell>
          <table:table-cell office:value-type="float" office:value="0.9165976">
            <text:p>0.9165976</text:p>
          </table:table-cell>
          <table:table-cell office:value-type="float" office:value="0.9539719">
            <text:p>0.9539719</text:p>
          </table:table-cell>
          <table:table-cell office:value-type="float" office:value="1.023781">
            <text:p>1.02378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651474">
            <text:p>0.9651474</text:p>
          </table:table-cell>
          <table:table-cell office:value-type="float" office:value="0.9447213">
            <text:p>0.9447213</text:p>
          </table:table-cell>
          <table:table-cell office:value-type="float" office:value="1.027285">
            <text:p>1.027285</text:p>
          </table:table-cell>
          <table:table-cell office:value-type="float" office:value="0.8978558">
            <text:p>0.8978558</text:p>
          </table:table-cell>
          <table:table-cell office:value-type="float" office:value="0.958028">
            <text:p>0.958028</text:p>
          </table:table-cell>
          <table:table-cell office:value-type="float" office:value="1.017524">
            <text:p>1.01752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732335">
            <text:p>0.9732335</text:p>
          </table:table-cell>
          <table:table-cell office:value-type="float" office:value="0.9456676">
            <text:p>0.9456676</text:p>
          </table:table-cell>
          <table:table-cell office:value-type="float" office:value="1.030503">
            <text:p>1.030503</text:p>
          </table:table-cell>
          <table:table-cell office:value-type="float" office:value="0.8889804">
            <text:p>0.8889804</text:p>
          </table:table-cell>
          <table:table-cell office:value-type="float" office:value="0.955664">
            <text:p>0.955664</text:p>
          </table:table-cell>
          <table:table-cell office:value-type="float" office:value="1.00859">
            <text:p>1.0085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783531">
            <text:p>0.9783531</text:p>
          </table:table-cell>
          <table:table-cell office:value-type="float" office:value="0.94318">
            <text:p>0.94318</text:p>
          </table:table-cell>
          <table:table-cell office:value-type="float" office:value="1.03258">
            <text:p>1.03258</text:p>
          </table:table-cell>
          <table:table-cell office:value-type="float" office:value="0.8986591">
            <text:p>0.8986591</text:p>
          </table:table-cell>
          <table:table-cell office:value-type="float" office:value="0.9519525">
            <text:p>0.9519525</text:p>
          </table:table-cell>
          <table:table-cell office:value-type="float" office:value="1.000511">
            <text:p>1.00051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826353">
            <text:p>0.9826353</text:p>
          </table:table-cell>
          <table:table-cell office:value-type="float" office:value="0.9396998">
            <text:p>0.9396998</text:p>
          </table:table-cell>
          <table:table-cell office:value-type="float" office:value="1.029829">
            <text:p>1.029829</text:p>
          </table:table-cell>
          <table:table-cell office:value-type="float" office:value="0.9229873">
            <text:p>0.9229873</text:p>
          </table:table-cell>
          <table:table-cell office:value-type="float" office:value="0.951121">
            <text:p>0.951121</text:p>
          </table:table-cell>
          <table:table-cell office:value-type="float" office:value="0.9947839">
            <text:p>0.994783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9842987">
            <text:p>0.9842987</text:p>
          </table:table-cell>
          <table:table-cell office:value-type="float" office:value="0.9359323">
            <text:p>0.9359323</text:p>
          </table:table-cell>
          <table:table-cell office:value-type="float" office:value="1.027559">
            <text:p>1.027559</text:p>
          </table:table-cell>
          <table:table-cell office:value-type="float" office:value="0.9191427">
            <text:p>0.9191427</text:p>
          </table:table-cell>
          <table:table-cell office:value-type="float" office:value="0.9519491">
            <text:p>0.9519491</text:p>
          </table:table-cell>
          <table:table-cell office:value-type="float" office:value="0.9845582">
            <text:p>0.984558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806038">
            <text:p>0.9806038</text:p>
          </table:table-cell>
          <table:table-cell office:value-type="float" office:value="0.9317272">
            <text:p>0.9317272</text:p>
          </table:table-cell>
          <table:table-cell office:value-type="float" office:value="1.025195">
            <text:p>1.025195</text:p>
          </table:table-cell>
          <table:table-cell office:value-type="float" office:value="0.9155649">
            <text:p>0.9155649</text:p>
          </table:table-cell>
          <table:table-cell office:value-type="float" office:value="0.9507772">
            <text:p>0.9507772</text:p>
          </table:table-cell>
          <table:table-cell office:value-type="float" office:value="0.9761901">
            <text:p>0.976190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768258">
            <text:p>0.9768258</text:p>
          </table:table-cell>
          <table:table-cell office:value-type="float" office:value="0.9277769">
            <text:p>0.9277769</text:p>
          </table:table-cell>
          <table:table-cell office:value-type="float" office:value="1.022349">
            <text:p>1.022349</text:p>
          </table:table-cell>
          <table:table-cell office:value-type="float" office:value="0.9094958">
            <text:p>0.9094958</text:p>
          </table:table-cell>
          <table:table-cell office:value-type="float" office:value="0.9468479">
            <text:p>0.9468479</text:p>
          </table:table-cell>
          <table:table-cell office:value-type="float" office:value="0.9705632">
            <text:p>0.970563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712653">
            <text:p>0.9712653</text:p>
          </table:table-cell>
          <table:table-cell office:value-type="float" office:value="0.9241236">
            <text:p>0.9241236</text:p>
          </table:table-cell>
          <table:table-cell office:value-type="float" office:value="1.017077">
            <text:p>1.017077</text:p>
          </table:table-cell>
          <table:table-cell office:value-type="float" office:value="0.8991734">
            <text:p>0.8991734</text:p>
          </table:table-cell>
          <table:table-cell office:value-type="float" office:value="0.9349999">
            <text:p>0.9349999</text:p>
          </table:table-cell>
          <table:table-cell office:value-type="float" office:value="0.9671381">
            <text:p>0.967138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636668">
            <text:p>0.9636668</text:p>
          </table:table-cell>
          <table:table-cell office:value-type="float" office:value="0.9211655">
            <text:p>0.9211655</text:p>
          </table:table-cell>
          <table:table-cell office:value-type="float" office:value="1.012697">
            <text:p>1.012697</text:p>
          </table:table-cell>
          <table:table-cell office:value-type="float" office:value="0.8861674">
            <text:p>0.8861674</text:p>
          </table:table-cell>
          <table:table-cell office:value-type="float" office:value="0.9243449">
            <text:p>0.9243449</text:p>
          </table:table-cell>
          <table:table-cell office:value-type="float" office:value="0.9650575">
            <text:p>0.965057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48541">
            <text:p>0.9548541</text:p>
          </table:table-cell>
          <table:table-cell office:value-type="float" office:value="0.9187526">
            <text:p>0.9187526</text:p>
          </table:table-cell>
          <table:table-cell office:value-type="float" office:value="1.009276">
            <text:p>1.009276</text:p>
          </table:table-cell>
          <table:table-cell office:value-type="float" office:value="0.8719075">
            <text:p>0.8719075</text:p>
          </table:table-cell>
          <table:table-cell office:value-type="float" office:value="0.9163836">
            <text:p>0.9163836</text:p>
          </table:table-cell>
          <table:table-cell office:value-type="float" office:value="0.9681927">
            <text:p>0.968192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58503">
            <text:p>0.9458503</text:p>
          </table:table-cell>
          <table:table-cell office:value-type="float" office:value="0.9174005">
            <text:p>0.9174005</text:p>
          </table:table-cell>
          <table:table-cell office:value-type="float" office:value="1.008942">
            <text:p>1.008942</text:p>
          </table:table-cell>
          <table:table-cell office:value-type="float" office:value="0.8587428">
            <text:p>0.8587428</text:p>
          </table:table-cell>
          <table:table-cell office:value-type="float" office:value="0.9118798">
            <text:p>0.9118798</text:p>
          </table:table-cell>
          <table:table-cell office:value-type="float" office:value="0.9743371">
            <text:p>0.974337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36828">
            <text:p>0.936828</text:p>
          </table:table-cell>
          <table:table-cell office:value-type="float" office:value="0.9168354">
            <text:p>0.9168354</text:p>
          </table:table-cell>
          <table:table-cell office:value-type="float" office:value="1.010355">
            <text:p>1.010355</text:p>
          </table:table-cell>
          <table:table-cell office:value-type="float" office:value="0.8466384">
            <text:p>0.8466384</text:p>
          </table:table-cell>
          <table:table-cell office:value-type="float" office:value="0.9118921">
            <text:p>0.9118921</text:p>
          </table:table-cell>
          <table:table-cell office:value-type="float" office:value="0.9816077">
            <text:p>0.981607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73182">
            <text:p>0.9273182</text:p>
          </table:table-cell>
          <table:table-cell office:value-type="float" office:value="0.9176329">
            <text:p>0.9176329</text:p>
          </table:table-cell>
          <table:table-cell office:value-type="float" office:value="1.014087">
            <text:p>1.014087</text:p>
          </table:table-cell>
          <table:table-cell office:value-type="float" office:value="0.836938">
            <text:p>0.836938</text:p>
          </table:table-cell>
          <table:table-cell office:value-type="float" office:value="0.9144791">
            <text:p>0.9144791</text:p>
          </table:table-cell>
          <table:table-cell office:value-type="float" office:value="0.9892557">
            <text:p>0.989255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85141">
            <text:p>0.9185141</text:p>
          </table:table-cell>
          <table:table-cell office:value-type="float" office:value="0.9196993">
            <text:p>0.9196993</text:p>
          </table:table-cell>
          <table:table-cell office:value-type="float" office:value="1.016966">
            <text:p>1.016966</text:p>
          </table:table-cell>
          <table:table-cell office:value-type="float" office:value="0.837855">
            <text:p>0.837855</text:p>
          </table:table-cell>
          <table:table-cell office:value-type="float" office:value="0.9078569">
            <text:p>0.9078569</text:p>
          </table:table-cell>
          <table:table-cell office:value-type="float" office:value="0.996655">
            <text:p>0.99665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24577">
            <text:p>0.9124577</text:p>
          </table:table-cell>
          <table:table-cell office:value-type="float" office:value="0.9231079">
            <text:p>0.9231079</text:p>
          </table:table-cell>
          <table:table-cell office:value-type="float" office:value="1.019697">
            <text:p>1.019697</text:p>
          </table:table-cell>
          <table:table-cell office:value-type="float" office:value="0.8441679">
            <text:p>0.8441679</text:p>
          </table:table-cell>
          <table:table-cell office:value-type="float" office:value="0.8954111">
            <text:p>0.8954111</text:p>
          </table:table-cell>
          <table:table-cell office:value-type="float" office:value="1.002597">
            <text:p>1.00259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85531">
            <text:p>0.9085531</text:p>
          </table:table-cell>
          <table:table-cell office:value-type="float" office:value="0.927375">
            <text:p>0.927375</text:p>
          </table:table-cell>
          <table:table-cell office:value-type="float" office:value="1.023436">
            <text:p>1.023436</text:p>
          </table:table-cell>
          <table:table-cell office:value-type="float" office:value="0.8500012">
            <text:p>0.8500012</text:p>
          </table:table-cell>
          <table:table-cell office:value-type="float" office:value="0.8848554">
            <text:p>0.8848554</text:p>
          </table:table-cell>
          <table:table-cell office:value-type="float" office:value="1.005933">
            <text:p>1.00593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74605">
            <text:p>0.9074605</text:p>
          </table:table-cell>
          <table:table-cell office:value-type="float" office:value="0.9320892">
            <text:p>0.9320892</text:p>
          </table:table-cell>
          <table:table-cell office:value-type="float" office:value="1.02803">
            <text:p>1.02803</text:p>
          </table:table-cell>
          <table:table-cell office:value-type="float" office:value="0.8558146">
            <text:p>0.8558146</text:p>
          </table:table-cell>
          <table:table-cell office:value-type="float" office:value="0.8792293">
            <text:p>0.8792293</text:p>
          </table:table-cell>
          <table:table-cell office:value-type="float" office:value="1.005844">
            <text:p>1.00584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8729">
            <text:p>0.908729</text:p>
          </table:table-cell>
          <table:table-cell office:value-type="float" office:value="0.936196">
            <text:p>0.936196</text:p>
          </table:table-cell>
          <table:table-cell office:value-type="float" office:value="1.025442">
            <text:p>1.025442</text:p>
          </table:table-cell>
          <table:table-cell office:value-type="float" office:value="0.8562262">
            <text:p>0.8562262</text:p>
          </table:table-cell>
          <table:table-cell office:value-type="float" office:value="0.8777786">
            <text:p>0.8777786</text:p>
          </table:table-cell>
          <table:table-cell office:value-type="float" office:value="1.001479">
            <text:p>1.00147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17621">
            <text:p>0.9117621</text:p>
          </table:table-cell>
          <table:table-cell office:value-type="float" office:value="0.9384843">
            <text:p>0.9384843</text:p>
          </table:table-cell>
          <table:table-cell office:value-type="float" office:value="1.021778">
            <text:p>1.021778</text:p>
          </table:table-cell>
          <table:table-cell office:value-type="float" office:value="0.8487934">
            <text:p>0.8487934</text:p>
          </table:table-cell>
          <table:table-cell office:value-type="float" office:value="0.8794284">
            <text:p>0.8794284</text:p>
          </table:table-cell>
          <table:table-cell office:value-type="float" office:value="0.9948">
            <text:p>0.994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57797">
            <text:p>0.9157797</text:p>
          </table:table-cell>
          <table:table-cell office:value-type="float" office:value="0.9400413">
            <text:p>0.9400413</text:p>
          </table:table-cell>
          <table:table-cell office:value-type="float" office:value="1.020776">
            <text:p>1.020776</text:p>
          </table:table-cell>
          <table:table-cell office:value-type="float" office:value="0.841807">
            <text:p>0.841807</text:p>
          </table:table-cell>
          <table:table-cell office:value-type="float" office:value="0.886631">
            <text:p>0.886631</text:p>
          </table:table-cell>
          <table:table-cell office:value-type="float" office:value="0.9871083">
            <text:p>0.987108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00411">
            <text:p>0.9200411</text:p>
          </table:table-cell>
          <table:table-cell office:value-type="float" office:value="0.9414063">
            <text:p>0.9414063</text:p>
          </table:table-cell>
          <table:table-cell office:value-type="float" office:value="1.021471">
            <text:p>1.021471</text:p>
          </table:table-cell>
          <table:table-cell office:value-type="float" office:value="0.837698">
            <text:p>0.837698</text:p>
          </table:table-cell>
          <table:table-cell office:value-type="float" office:value="0.899513">
            <text:p>0.899513</text:p>
          </table:table-cell>
          <table:table-cell office:value-type="float" office:value="0.9792219">
            <text:p>0.979221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51901">
            <text:p>0.9151901</text:p>
          </table:table-cell>
          <table:table-cell office:value-type="float" office:value="0.9424132">
            <text:p>0.9424132</text:p>
          </table:table-cell>
          <table:table-cell office:value-type="float" office:value="1.02095">
            <text:p>1.02095</text:p>
          </table:table-cell>
          <table:table-cell office:value-type="float" office:value="0.8346002">
            <text:p>0.8346002</text:p>
          </table:table-cell>
          <table:table-cell office:value-type="float" office:value="0.9138231">
            <text:p>0.9138231</text:p>
          </table:table-cell>
          <table:table-cell office:value-type="float" office:value="0.9723098">
            <text:p>0.972309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74397">
            <text:p>0.9074397</text:p>
          </table:table-cell>
          <table:table-cell office:value-type="float" office:value="0.9429052">
            <text:p>0.9429052</text:p>
          </table:table-cell>
          <table:table-cell office:value-type="float" office:value="1.015777">
            <text:p>1.015777</text:p>
          </table:table-cell>
          <table:table-cell office:value-type="float" office:value="0.8235433">
            <text:p>0.8235433</text:p>
          </table:table-cell>
          <table:table-cell office:value-type="float" office:value="0.919688">
            <text:p>0.919688</text:p>
          </table:table-cell>
          <table:table-cell office:value-type="float" office:value="0.9670323">
            <text:p>0.967032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086">
            <text:p>0.90086</text:p>
          </table:table-cell>
          <table:table-cell office:value-type="float" office:value="0.9424924">
            <text:p>0.9424924</text:p>
          </table:table-cell>
          <table:table-cell office:value-type="float" office:value="1.01077">
            <text:p>1.01077</text:p>
          </table:table-cell>
          <table:table-cell office:value-type="float" office:value="0.8120019">
            <text:p>0.8120019</text:p>
          </table:table-cell>
          <table:table-cell office:value-type="float" office:value="0.9129941">
            <text:p>0.9129941</text:p>
          </table:table-cell>
          <table:table-cell office:value-type="float" office:value="0.9656681">
            <text:p>0.965668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6673">
            <text:p>0.896673</text:p>
          </table:table-cell>
          <table:table-cell office:value-type="float" office:value="0.9415927">
            <text:p>0.9415927</text:p>
          </table:table-cell>
          <table:table-cell office:value-type="float" office:value="1.006721">
            <text:p>1.006721</text:p>
          </table:table-cell>
          <table:table-cell office:value-type="float" office:value="0.8046812">
            <text:p>0.8046812</text:p>
          </table:table-cell>
          <table:table-cell office:value-type="float" office:value="0.9074655">
            <text:p>0.9074655</text:p>
          </table:table-cell>
          <table:table-cell office:value-type="float" office:value="0.9694614">
            <text:p>0.969461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4169">
            <text:p>0.894169</text:p>
          </table:table-cell>
          <table:table-cell office:value-type="float" office:value="0.9401759">
            <text:p>0.9401759</text:p>
          </table:table-cell>
          <table:table-cell office:value-type="float" office:value="1.004452">
            <text:p>1.004452</text:p>
          </table:table-cell>
          <table:table-cell office:value-type="float" office:value="0.800349">
            <text:p>0.800349</text:p>
          </table:table-cell>
          <table:table-cell office:value-type="float" office:value="0.9042981">
            <text:p>0.9042981</text:p>
          </table:table-cell>
          <table:table-cell office:value-type="float" office:value="0.9768909">
            <text:p>0.976890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49959">
            <text:p>0.8949959</text:p>
          </table:table-cell>
          <table:table-cell office:value-type="float" office:value="0.9382197">
            <text:p>0.9382197</text:p>
          </table:table-cell>
          <table:table-cell office:value-type="float" office:value="1.006751">
            <text:p>1.006751</text:p>
          </table:table-cell>
          <table:table-cell office:value-type="float" office:value="0.7992936">
            <text:p>0.7992936</text:p>
          </table:table-cell>
          <table:table-cell office:value-type="float" office:value="0.9039589">
            <text:p>0.9039589</text:p>
          </table:table-cell>
          <table:table-cell office:value-type="float" office:value="0.9866489">
            <text:p>0.986648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88211">
            <text:p>0.8988211</text:p>
          </table:table-cell>
          <table:table-cell office:value-type="float" office:value="0.9362028">
            <text:p>0.9362028</text:p>
          </table:table-cell>
          <table:table-cell office:value-type="float" office:value="1.013158">
            <text:p>1.013158</text:p>
          </table:table-cell>
          <table:table-cell office:value-type="float" office:value="0.7894697">
            <text:p>0.7894697</text:p>
          </table:table-cell>
          <table:table-cell office:value-type="float" office:value="0.9060628">
            <text:p>0.9060628</text:p>
          </table:table-cell>
          <table:table-cell office:value-type="float" office:value="0.9977003">
            <text:p>0.997700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55043">
            <text:p>0.9055043</text:p>
          </table:table-cell>
          <table:table-cell office:value-type="float" office:value="0.9339919">
            <text:p>0.9339919</text:p>
          </table:table-cell>
          <table:table-cell office:value-type="float" office:value="1.019439">
            <text:p>1.019439</text:p>
          </table:table-cell>
          <table:table-cell office:value-type="float" office:value="0.7789277">
            <text:p>0.7789277</text:p>
          </table:table-cell>
          <table:table-cell office:value-type="float" office:value="0.9115307">
            <text:p>0.9115307</text:p>
          </table:table-cell>
          <table:table-cell office:value-type="float" office:value="1.006441">
            <text:p>1.00644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54153">
            <text:p>0.9154153</text:p>
          </table:table-cell>
          <table:table-cell office:value-type="float" office:value="0.932219">
            <text:p>0.932219</text:p>
          </table:table-cell>
          <table:table-cell office:value-type="float" office:value="1.024513">
            <text:p>1.024513</text:p>
          </table:table-cell>
          <table:table-cell office:value-type="float" office:value="0.7672064">
            <text:p>0.7672064</text:p>
          </table:table-cell>
          <table:table-cell office:value-type="float" office:value="0.9192172">
            <text:p>0.9192172</text:p>
          </table:table-cell>
          <table:table-cell office:value-type="float" office:value="1.011418">
            <text:p>1.01141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76068">
            <text:p>0.9276068</text:p>
          </table:table-cell>
          <table:table-cell office:value-type="float" office:value="0.9302316">
            <text:p>0.9302316</text:p>
          </table:table-cell>
          <table:table-cell office:value-type="float" office:value="1.028356">
            <text:p>1.028356</text:p>
          </table:table-cell>
          <table:table-cell office:value-type="float" office:value="0.7579715">
            <text:p>0.7579715</text:p>
          </table:table-cell>
          <table:table-cell office:value-type="float" office:value="0.9274474">
            <text:p>0.9274474</text:p>
          </table:table-cell>
          <table:table-cell office:value-type="float" office:value="1.014589">
            <text:p>1.01458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12814">
            <text:p>0.9412814</text:p>
          </table:table-cell>
          <table:table-cell office:value-type="float" office:value="0.9287962">
            <text:p>0.9287962</text:p>
          </table:table-cell>
          <table:table-cell office:value-type="float" office:value="1.032431">
            <text:p>1.032431</text:p>
          </table:table-cell>
          <table:table-cell office:value-type="float" office:value="0.7535125">
            <text:p>0.7535125</text:p>
          </table:table-cell>
          <table:table-cell office:value-type="float" office:value="0.9303329">
            <text:p>0.9303329</text:p>
          </table:table-cell>
          <table:table-cell office:value-type="float" office:value="1.014782">
            <text:p>1.01478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79758">
            <text:p>0.9479758</text:p>
          </table:table-cell>
          <table:table-cell office:value-type="float" office:value="0.9274923">
            <text:p>0.9274923</text:p>
          </table:table-cell>
          <table:table-cell office:value-type="float" office:value="1.036821">
            <text:p>1.036821</text:p>
          </table:table-cell>
          <table:table-cell office:value-type="float" office:value="0.7557757">
            <text:p>0.7557757</text:p>
          </table:table-cell>
          <table:table-cell office:value-type="float" office:value="0.917719">
            <text:p>0.917719</text:p>
          </table:table-cell>
          <table:table-cell office:value-type="float" office:value="1.011377">
            <text:p>1.01137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31009">
            <text:p>0.9531009</text:p>
          </table:table-cell>
          <table:table-cell office:value-type="float" office:value="0.9269581">
            <text:p>0.9269581</text:p>
          </table:table-cell>
          <table:table-cell office:value-type="float" office:value="1.040694">
            <text:p>1.040694</text:p>
          </table:table-cell>
          <table:table-cell office:value-type="float" office:value="0.7671415">
            <text:p>0.7671415</text:p>
          </table:table-cell>
          <table:table-cell office:value-type="float" office:value="0.9093773">
            <text:p>0.9093773</text:p>
          </table:table-cell>
          <table:table-cell office:value-type="float" office:value="1.005119">
            <text:p>1.00511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77997">
            <text:p>0.9577997</text:p>
          </table:table-cell>
          <table:table-cell office:value-type="float" office:value="0.9264612">
            <text:p>0.9264612</text:p>
          </table:table-cell>
          <table:table-cell office:value-type="float" office:value="1.044285">
            <text:p>1.044285</text:p>
          </table:table-cell>
          <table:table-cell office:value-type="float" office:value="0.7892708">
            <text:p>0.7892708</text:p>
          </table:table-cell>
          <table:table-cell office:value-type="float" office:value="0.9064375">
            <text:p>0.9064375</text:p>
          </table:table-cell>
          <table:table-cell office:value-type="float" office:value="0.9964892">
            <text:p>0.996489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616894">
            <text:p>0.9616894</text:p>
          </table:table-cell>
          <table:table-cell office:value-type="float" office:value="0.9265167">
            <text:p>0.9265167</text:p>
          </table:table-cell>
          <table:table-cell office:value-type="float" office:value="1.048097">
            <text:p>1.048097</text:p>
          </table:table-cell>
          <table:table-cell office:value-type="float" office:value="0.8102082">
            <text:p>0.8102082</text:p>
          </table:table-cell>
          <table:table-cell office:value-type="float" office:value="0.9086396">
            <text:p>0.9086396</text:p>
          </table:table-cell>
          <table:table-cell office:value-type="float" office:value="0.9867537">
            <text:p>0.986753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627298">
            <text:p>0.9627298</text:p>
          </table:table-cell>
          <table:table-cell office:value-type="float" office:value="0.9268515">
            <text:p>0.9268515</text:p>
          </table:table-cell>
          <table:table-cell office:value-type="float" office:value="1.051134">
            <text:p>1.051134</text:p>
          </table:table-cell>
          <table:table-cell office:value-type="float" office:value="0.7978913">
            <text:p>0.7978913</text:p>
          </table:table-cell>
          <table:table-cell office:value-type="float" office:value="0.9145199">
            <text:p>0.9145199</text:p>
          </table:table-cell>
          <table:table-cell office:value-type="float" office:value="0.9770525">
            <text:p>0.977052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90185">
            <text:p>0.9590185</text:p>
          </table:table-cell>
          <table:table-cell office:value-type="float" office:value="0.9274138">
            <text:p>0.9274138</text:p>
          </table:table-cell>
          <table:table-cell office:value-type="float" office:value="1.050447">
            <text:p>1.050447</text:p>
          </table:table-cell>
          <table:table-cell office:value-type="float" office:value="0.7903564">
            <text:p>0.7903564</text:p>
          </table:table-cell>
          <table:table-cell office:value-type="float" office:value="0.9186219">
            <text:p>0.9186219</text:p>
          </table:table-cell>
          <table:table-cell office:value-type="float" office:value="0.9691679">
            <text:p>0.969167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4915">
            <text:p>0.954915</text:p>
          </table:table-cell>
          <table:table-cell office:value-type="float" office:value="0.9279572">
            <text:p>0.9279572</text:p>
          </table:table-cell>
          <table:table-cell office:value-type="float" office:value="1.046391">
            <text:p>1.046391</text:p>
          </table:table-cell>
          <table:table-cell office:value-type="float" office:value="0.7887589">
            <text:p>0.7887589</text:p>
          </table:table-cell>
          <table:table-cell office:value-type="float" office:value="0.9214272">
            <text:p>0.9214272</text:p>
          </table:table-cell>
          <table:table-cell office:value-type="float" office:value="0.964151">
            <text:p>0.96415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10753">
            <text:p>0.9510753</text:p>
          </table:table-cell>
          <table:table-cell office:value-type="float" office:value="0.9283981">
            <text:p>0.9283981</text:p>
          </table:table-cell>
          <table:table-cell office:value-type="float" office:value="1.04215">
            <text:p>1.04215</text:p>
          </table:table-cell>
          <table:table-cell office:value-type="float" office:value="0.7936764">
            <text:p>0.7936764</text:p>
          </table:table-cell>
          <table:table-cell office:value-type="float" office:value="0.9223381">
            <text:p>0.9223381</text:p>
          </table:table-cell>
          <table:table-cell office:value-type="float" office:value="0.9622029">
            <text:p>0.962202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56788">
            <text:p>0.9456788</text:p>
          </table:table-cell>
          <table:table-cell office:value-type="float" office:value="0.9285848">
            <text:p>0.9285848</text:p>
          </table:table-cell>
          <table:table-cell office:value-type="float" office:value="1.038773">
            <text:p>1.038773</text:p>
          </table:table-cell>
          <table:table-cell office:value-type="float" office:value="0.8058764">
            <text:p>0.8058764</text:p>
          </table:table-cell>
          <table:table-cell office:value-type="float" office:value="0.9150113">
            <text:p>0.9150113</text:p>
          </table:table-cell>
          <table:table-cell office:value-type="float" office:value="0.9638805">
            <text:p>0.963880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377568">
            <text:p>0.9377568</text:p>
          </table:table-cell>
          <table:table-cell office:value-type="float" office:value="0.9251698">
            <text:p>0.9251698</text:p>
          </table:table-cell>
          <table:table-cell office:value-type="float" office:value="1.036685">
            <text:p>1.036685</text:p>
          </table:table-cell>
          <table:table-cell office:value-type="float" office:value="0.8239524">
            <text:p>0.8239524</text:p>
          </table:table-cell>
          <table:table-cell office:value-type="float" office:value="0.9101386">
            <text:p>0.9101386</text:p>
          </table:table-cell>
          <table:table-cell office:value-type="float" office:value="0.969306">
            <text:p>0.96930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86269">
            <text:p>0.9286269</text:p>
          </table:table-cell>
          <table:table-cell office:value-type="float" office:value="0.9210129">
            <text:p>0.9210129</text:p>
          </table:table-cell>
          <table:table-cell office:value-type="float" office:value="1.034757">
            <text:p>1.034757</text:p>
          </table:table-cell>
          <table:table-cell office:value-type="float" office:value="0.8409681">
            <text:p>0.8409681</text:p>
          </table:table-cell>
          <table:table-cell office:value-type="float" office:value="0.9078282">
            <text:p>0.9078282</text:p>
          </table:table-cell>
          <table:table-cell office:value-type="float" office:value="0.9764161">
            <text:p>0.976416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95414">
            <text:p>0.9195414</text:p>
          </table:table-cell>
          <table:table-cell office:value-type="float" office:value="0.9160872">
            <text:p>0.9160872</text:p>
          </table:table-cell>
          <table:table-cell office:value-type="float" office:value="1.031834">
            <text:p>1.031834</text:p>
          </table:table-cell>
          <table:table-cell office:value-type="float" office:value="0.8576337">
            <text:p>0.8576337</text:p>
          </table:table-cell>
          <table:table-cell office:value-type="float" office:value="0.909309">
            <text:p>0.909309</text:p>
          </table:table-cell>
          <table:table-cell office:value-type="float" office:value="0.9864893">
            <text:p>0.986489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16553">
            <text:p>0.9116553</text:p>
          </table:table-cell>
          <table:table-cell office:value-type="float" office:value="0.9113842">
            <text:p>0.9113842</text:p>
          </table:table-cell>
          <table:table-cell office:value-type="float" office:value="1.029907">
            <text:p>1.029907</text:p>
          </table:table-cell>
          <table:table-cell office:value-type="float" office:value="0.8726298">
            <text:p>0.8726298</text:p>
          </table:table-cell>
          <table:table-cell office:value-type="float" office:value="0.9131352">
            <text:p>0.9131352</text:p>
          </table:table-cell>
          <table:table-cell office:value-type="float" office:value="0.9980313">
            <text:p>0.998031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67736">
            <text:p>0.9067736</text:p>
          </table:table-cell>
          <table:table-cell office:value-type="float" office:value="0.9065676">
            <text:p>0.9065676</text:p>
          </table:table-cell>
          <table:table-cell office:value-type="float" office:value="1.031096">
            <text:p>1.031096</text:p>
          </table:table-cell>
          <table:table-cell office:value-type="float" office:value="0.8858315">
            <text:p>0.8858315</text:p>
          </table:table-cell>
          <table:table-cell office:value-type="float" office:value="0.9063179">
            <text:p>0.9063179</text:p>
          </table:table-cell>
          <table:table-cell office:value-type="float" office:value="1.008799">
            <text:p>1.00879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95581">
            <text:p>0.8995581</text:p>
          </table:table-cell>
          <table:table-cell office:value-type="float" office:value="0.9024669">
            <text:p>0.9024669</text:p>
          </table:table-cell>
          <table:table-cell office:value-type="float" office:value="1.034631">
            <text:p>1.034631</text:p>
          </table:table-cell>
          <table:table-cell office:value-type="float" office:value="0.8977355">
            <text:p>0.8977355</text:p>
          </table:table-cell>
          <table:table-cell office:value-type="float" office:value="0.8956068">
            <text:p>0.8956068</text:p>
          </table:table-cell>
          <table:table-cell office:value-type="float" office:value="1.01812">
            <text:p>1.0181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5239">
            <text:p>0.895239</text:p>
          </table:table-cell>
          <table:table-cell office:value-type="float" office:value="0.8989899">
            <text:p>0.8989899</text:p>
          </table:table-cell>
          <table:table-cell office:value-type="float" office:value="1.040181">
            <text:p>1.040181</text:p>
          </table:table-cell>
          <table:table-cell office:value-type="float" office:value="0.9092753">
            <text:p>0.9092753</text:p>
          </table:table-cell>
          <table:table-cell office:value-type="float" office:value="0.8848321">
            <text:p>0.8848321</text:p>
          </table:table-cell>
          <table:table-cell office:value-type="float" office:value="1.025486">
            <text:p>1.02548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33153">
            <text:p>0.8933153</text:p>
          </table:table-cell>
          <table:table-cell office:value-type="float" office:value="0.8963881">
            <text:p>0.8963881</text:p>
          </table:table-cell>
          <table:table-cell office:value-type="float" office:value="1.043259">
            <text:p>1.043259</text:p>
          </table:table-cell>
          <table:table-cell office:value-type="float" office:value="0.8899605">
            <text:p>0.8899605</text:p>
          </table:table-cell>
          <table:table-cell office:value-type="float" office:value="0.8768948">
            <text:p>0.8768948</text:p>
          </table:table-cell>
          <table:table-cell office:value-type="float" office:value="1.030094">
            <text:p>1.03009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35915">
            <text:p>0.8935915</text:p>
          </table:table-cell>
          <table:table-cell office:value-type="float" office:value="0.895125">
            <text:p>0.895125</text:p>
          </table:table-cell>
          <table:table-cell office:value-type="float" office:value="1.037876">
            <text:p>1.037876</text:p>
          </table:table-cell>
          <table:table-cell office:value-type="float" office:value="0.8739798">
            <text:p>0.8739798</text:p>
          </table:table-cell>
          <table:table-cell office:value-type="float" office:value="0.8731244">
            <text:p>0.8731244</text:p>
          </table:table-cell>
          <table:table-cell office:value-type="float" office:value="1.029971">
            <text:p>1.02997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5695">
            <text:p>0.895695</text:p>
          </table:table-cell>
          <table:table-cell office:value-type="float" office:value="0.8948174">
            <text:p>0.8948174</text:p>
          </table:table-cell>
          <table:table-cell office:value-type="float" office:value="1.030574">
            <text:p>1.030574</text:p>
          </table:table-cell>
          <table:table-cell office:value-type="float" office:value="0.8652084">
            <text:p>0.8652084</text:p>
          </table:table-cell>
          <table:table-cell office:value-type="float" office:value="0.8726753">
            <text:p>0.8726753</text:p>
          </table:table-cell>
          <table:table-cell office:value-type="float" office:value="1.021433">
            <text:p>1.02143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88911">
            <text:p>0.8988911</text:p>
          </table:table-cell>
          <table:table-cell office:value-type="float" office:value="0.8960263">
            <text:p>0.8960263</text:p>
          </table:table-cell>
          <table:table-cell office:value-type="float" office:value="1.024357">
            <text:p>1.024357</text:p>
          </table:table-cell>
          <table:table-cell office:value-type="float" office:value="0.8711034">
            <text:p>0.8711034</text:p>
          </table:table-cell>
          <table:table-cell office:value-type="float" office:value="0.8787194">
            <text:p>0.8787194</text:p>
          </table:table-cell>
          <table:table-cell office:value-type="float" office:value="1.010908">
            <text:p>1.01090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24507">
            <text:p>0.9024507</text:p>
          </table:table-cell>
          <table:table-cell office:value-type="float" office:value="0.8982872">
            <text:p>0.8982872</text:p>
          </table:table-cell>
          <table:table-cell office:value-type="float" office:value="1.020499">
            <text:p>1.020499</text:p>
          </table:table-cell>
          <table:table-cell office:value-type="float" office:value="0.8921617">
            <text:p>0.8921617</text:p>
          </table:table-cell>
          <table:table-cell office:value-type="float" office:value="0.8911167">
            <text:p>0.8911167</text:p>
          </table:table-cell>
          <table:table-cell office:value-type="float" office:value="1.002324">
            <text:p>1.00232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94223">
            <text:p>0.8994223</text:p>
          </table:table-cell>
          <table:table-cell office:value-type="float" office:value="0.901826">
            <text:p>0.901826</text:p>
          </table:table-cell>
          <table:table-cell office:value-type="float" office:value="1.019087">
            <text:p>1.019087</text:p>
          </table:table-cell>
          <table:table-cell office:value-type="float" office:value="0.9002732">
            <text:p>0.9002732</text:p>
          </table:table-cell>
          <table:table-cell office:value-type="float" office:value="0.908367">
            <text:p>0.908367</text:p>
          </table:table-cell>
          <table:table-cell office:value-type="float" office:value="0.9949558">
            <text:p>0.994955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8927219">
            <text:p>0.8927219</text:p>
          </table:table-cell>
          <table:table-cell office:value-type="float" office:value="0.905919">
            <text:p>0.905919</text:p>
          </table:table-cell>
          <table:table-cell office:value-type="float" office:value="1.017907">
            <text:p>1.017907</text:p>
          </table:table-cell>
          <table:table-cell office:value-type="float" office:value="0.8952088">
            <text:p>0.8952088</text:p>
          </table:table-cell>
          <table:table-cell office:value-type="float" office:value="0.9260485">
            <text:p>0.9260485</text:p>
          </table:table-cell>
          <table:table-cell office:value-type="float" office:value="0.9845824">
            <text:p>0.984582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872876">
            <text:p>0.8872876</text:p>
          </table:table-cell>
          <table:table-cell office:value-type="float" office:value="0.9104897">
            <text:p>0.9104897</text:p>
          </table:table-cell>
          <table:table-cell office:value-type="float" office:value="1.0121">
            <text:p>1.0121</text:p>
          </table:table-cell>
          <table:table-cell office:value-type="float" office:value="0.8892992">
            <text:p>0.8892992</text:p>
          </table:table-cell>
          <table:table-cell office:value-type="float" office:value="0.9386649">
            <text:p>0.9386649</text:p>
          </table:table-cell>
          <table:table-cell office:value-type="float" office:value="0.9774176">
            <text:p>0.977417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838674">
            <text:p>0.8838674</text:p>
          </table:table-cell>
          <table:table-cell office:value-type="float" office:value="0.9146707">
            <text:p>0.9146707</text:p>
          </table:table-cell>
          <table:table-cell office:value-type="float" office:value="1.006624">
            <text:p>1.006624</text:p>
          </table:table-cell>
          <table:table-cell office:value-type="float" office:value="0.8789861">
            <text:p>0.8789861</text:p>
          </table:table-cell>
          <table:table-cell office:value-type="float" office:value="0.9416963">
            <text:p>0.9416963</text:p>
          </table:table-cell>
          <table:table-cell office:value-type="float" office:value="0.9732018">
            <text:p>0.973201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827477">
            <text:p>0.8827477</text:p>
          </table:table-cell>
          <table:table-cell office:value-type="float" office:value="0.9168532">
            <text:p>0.9168532</text:p>
          </table:table-cell>
          <table:table-cell office:value-type="float" office:value="1.002318">
            <text:p>1.002318</text:p>
          </table:table-cell>
          <table:table-cell office:value-type="float" office:value="0.8645638">
            <text:p>0.8645638</text:p>
          </table:table-cell>
          <table:table-cell office:value-type="float" office:value="0.945437">
            <text:p>0.945437</text:p>
          </table:table-cell>
          <table:table-cell office:value-type="float" office:value="0.9738317">
            <text:p>0.973831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84328">
            <text:p>0.884328</text:p>
          </table:table-cell>
          <table:table-cell office:value-type="float" office:value="0.918547">
            <text:p>0.918547</text:p>
          </table:table-cell>
          <table:table-cell office:value-type="float" office:value="1.002167">
            <text:p>1.002167</text:p>
          </table:table-cell>
          <table:table-cell office:value-type="float" office:value="0.8480611">
            <text:p>0.8480611</text:p>
          </table:table-cell>
          <table:table-cell office:value-type="float" office:value="0.9498863">
            <text:p>0.9498863</text:p>
          </table:table-cell>
          <table:table-cell office:value-type="float" office:value="0.979506">
            <text:p>0.97950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88937">
            <text:p>0.888937</text:p>
          </table:table-cell>
          <table:table-cell office:value-type="float" office:value="0.9199665">
            <text:p>0.9199665</text:p>
          </table:table-cell>
          <table:table-cell office:value-type="float" office:value="1.006384">
            <text:p>1.006384</text:p>
          </table:table-cell>
          <table:table-cell office:value-type="float" office:value="0.8311082">
            <text:p>0.8311082</text:p>
          </table:table-cell>
          <table:table-cell office:value-type="float" office:value="0.9553696">
            <text:p>0.9553696</text:p>
          </table:table-cell>
          <table:table-cell office:value-type="float" office:value="0.9887214">
            <text:p>0.988721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66765">
            <text:p>0.8966765</text:p>
          </table:table-cell>
          <table:table-cell office:value-type="float" office:value="0.920846">
            <text:p>0.920846</text:p>
          </table:table-cell>
          <table:table-cell office:value-type="float" office:value="1.010584">
            <text:p>1.010584</text:p>
          </table:table-cell>
          <table:table-cell office:value-type="float" office:value="0.8133477">
            <text:p>0.8133477</text:p>
          </table:table-cell>
          <table:table-cell office:value-type="float" office:value="0.9613757">
            <text:p>0.9613757</text:p>
          </table:table-cell>
          <table:table-cell office:value-type="float" office:value="0.9994704">
            <text:p>0.999470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71331">
            <text:p>0.9071331</text:p>
          </table:table-cell>
          <table:table-cell office:value-type="float" office:value="0.9208877">
            <text:p>0.9208877</text:p>
          </table:table-cell>
          <table:table-cell office:value-type="float" office:value="1.013719">
            <text:p>1.013719</text:p>
          </table:table-cell>
          <table:table-cell office:value-type="float" office:value="0.8007696">
            <text:p>0.8007696</text:p>
          </table:table-cell>
          <table:table-cell office:value-type="float" office:value="0.9678271">
            <text:p>0.9678271</text:p>
          </table:table-cell>
          <table:table-cell office:value-type="float" office:value="1.009975">
            <text:p>1.00997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04128">
            <text:p>0.9204128</text:p>
          </table:table-cell>
          <table:table-cell office:value-type="float" office:value="0.9206395">
            <text:p>0.9206395</text:p>
          </table:table-cell>
          <table:table-cell office:value-type="float" office:value="1.017832">
            <text:p>1.017832</text:p>
          </table:table-cell>
          <table:table-cell office:value-type="float" office:value="0.7987257">
            <text:p>0.7987257</text:p>
          </table:table-cell>
          <table:table-cell office:value-type="float" office:value="0.9740025">
            <text:p>0.9740025</text:p>
          </table:table-cell>
          <table:table-cell office:value-type="float" office:value="1.018695">
            <text:p>1.01869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342929">
            <text:p>0.9342929</text:p>
          </table:table-cell>
          <table:table-cell office:value-type="float" office:value="0.9191055">
            <text:p>0.9191055</text:p>
          </table:table-cell>
          <table:table-cell office:value-type="float" office:value="1.020738">
            <text:p>1.020738</text:p>
          </table:table-cell>
          <table:table-cell office:value-type="float" office:value="0.8048356">
            <text:p>0.8048356</text:p>
          </table:table-cell>
          <table:table-cell office:value-type="float" office:value="0.9792873">
            <text:p>0.9792873</text:p>
          </table:table-cell>
          <table:table-cell office:value-type="float" office:value="1.024706">
            <text:p>1.02470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398247">
            <text:p>0.9398247</text:p>
          </table:table-cell>
          <table:table-cell office:value-type="float" office:value="0.9179156">
            <text:p>0.9179156</text:p>
          </table:table-cell>
          <table:table-cell office:value-type="float" office:value="1.022387">
            <text:p>1.022387</text:p>
          </table:table-cell>
          <table:table-cell office:value-type="float" office:value="0.8155394">
            <text:p>0.8155394</text:p>
          </table:table-cell>
          <table:table-cell office:value-type="float" office:value="0.9729427">
            <text:p>0.9729427</text:p>
          </table:table-cell>
          <table:table-cell office:value-type="float" office:value="1.028115">
            <text:p>1.02811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55278">
            <text:p>0.9455278</text:p>
          </table:table-cell>
          <table:table-cell office:value-type="float" office:value="0.9161977">
            <text:p>0.9161977</text:p>
          </table:table-cell>
          <table:table-cell office:value-type="float" office:value="1.024978">
            <text:p>1.024978</text:p>
          </table:table-cell>
          <table:table-cell office:value-type="float" office:value="0.8267933">
            <text:p>0.8267933</text:p>
          </table:table-cell>
          <table:table-cell office:value-type="float" office:value="0.9617367">
            <text:p>0.9617367</text:p>
          </table:table-cell>
          <table:table-cell office:value-type="float" office:value="1.02686">
            <text:p>1.0268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06856">
            <text:p>0.9506856</text:p>
          </table:table-cell>
          <table:table-cell office:value-type="float" office:value="0.9144411">
            <text:p>0.9144411</text:p>
          </table:table-cell>
          <table:table-cell office:value-type="float" office:value="1.027124">
            <text:p>1.027124</text:p>
          </table:table-cell>
          <table:table-cell office:value-type="float" office:value="0.8379422">
            <text:p>0.8379422</text:p>
          </table:table-cell>
          <table:table-cell office:value-type="float" office:value="0.9536322">
            <text:p>0.9536322</text:p>
          </table:table-cell>
          <table:table-cell office:value-type="float" office:value="1.021202">
            <text:p>1.02120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54834">
            <text:p>0.9554834</text:p>
          </table:table-cell>
          <table:table-cell office:value-type="float" office:value="0.912113">
            <text:p>0.912113</text:p>
          </table:table-cell>
          <table:table-cell office:value-type="float" office:value="1.028719">
            <text:p>1.028719</text:p>
          </table:table-cell>
          <table:table-cell office:value-type="float" office:value="0.8493183">
            <text:p>0.8493183</text:p>
          </table:table-cell>
          <table:table-cell office:value-type="float" office:value="0.9487455">
            <text:p>0.9487455</text:p>
          </table:table-cell>
          <table:table-cell office:value-type="float" office:value="1.011874">
            <text:p>1.01187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79046">
            <text:p>0.9579046</text:p>
          </table:table-cell>
          <table:table-cell office:value-type="float" office:value="0.9097978">
            <text:p>0.9097978</text:p>
          </table:table-cell>
          <table:table-cell office:value-type="float" office:value="1.027296">
            <text:p>1.027296</text:p>
          </table:table-cell>
          <table:table-cell office:value-type="float" office:value="0.8594679">
            <text:p>0.8594679</text:p>
          </table:table-cell>
          <table:table-cell office:value-type="float" office:value="0.9469709">
            <text:p>0.9469709</text:p>
          </table:table-cell>
          <table:table-cell office:value-type="float" office:value="1.002981">
            <text:p>1.00298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45028">
            <text:p>0.9545028</text:p>
          </table:table-cell>
          <table:table-cell office:value-type="float" office:value="0.9078438">
            <text:p>0.9078438</text:p>
          </table:table-cell>
          <table:table-cell office:value-type="float" office:value="1.02464">
            <text:p>1.02464</text:p>
          </table:table-cell>
          <table:table-cell office:value-type="float" office:value="0.8676779">
            <text:p>0.8676779</text:p>
          </table:table-cell>
          <table:table-cell office:value-type="float" office:value="0.9454924">
            <text:p>0.9454924</text:p>
          </table:table-cell>
          <table:table-cell office:value-type="float" office:value="0.9969337">
            <text:p>0.996933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04822">
            <text:p>0.9504822</text:p>
          </table:table-cell>
          <table:table-cell office:value-type="float" office:value="0.9057194">
            <text:p>0.9057194</text:p>
          </table:table-cell>
          <table:table-cell office:value-type="float" office:value="1.022043">
            <text:p>1.022043</text:p>
          </table:table-cell>
          <table:table-cell office:value-type="float" office:value="0.8707498">
            <text:p>0.8707498</text:p>
          </table:table-cell>
          <table:table-cell office:value-type="float" office:value="0.9430449">
            <text:p>0.9430449</text:p>
          </table:table-cell>
          <table:table-cell office:value-type="float" office:value="0.9901035">
            <text:p>0.990103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61924">
            <text:p>0.9461924</text:p>
          </table:table-cell>
          <table:table-cell office:value-type="float" office:value="0.9039735">
            <text:p>0.9039735</text:p>
          </table:table-cell>
          <table:table-cell office:value-type="float" office:value="1.019168">
            <text:p>1.019168</text:p>
          </table:table-cell>
          <table:table-cell office:value-type="float" office:value="0.8694588">
            <text:p>0.8694588</text:p>
          </table:table-cell>
          <table:table-cell office:value-type="float" office:value="0.9403534">
            <text:p>0.9403534</text:p>
          </table:table-cell>
          <table:table-cell office:value-type="float" office:value="0.9804442">
            <text:p>0.980444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39994">
            <text:p>0.939994</text:p>
          </table:table-cell>
          <table:table-cell office:value-type="float" office:value="0.902599">
            <text:p>0.902599</text:p>
          </table:table-cell>
          <table:table-cell office:value-type="float" office:value="1.015843">
            <text:p>1.015843</text:p>
          </table:table-cell>
          <table:table-cell office:value-type="float" office:value="0.8638383">
            <text:p>0.8638383</text:p>
          </table:table-cell>
          <table:table-cell office:value-type="float" office:value="0.9292656">
            <text:p>0.9292656</text:p>
          </table:table-cell>
          <table:table-cell office:value-type="float" office:value="0.9738889">
            <text:p>0.973888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315405">
            <text:p>0.9315405</text:p>
          </table:table-cell>
          <table:table-cell office:value-type="float" office:value="0.9014592">
            <text:p>0.9014592</text:p>
          </table:table-cell>
          <table:table-cell office:value-type="float" office:value="1.011928">
            <text:p>1.011928</text:p>
          </table:table-cell>
          <table:table-cell office:value-type="float" office:value="0.8572493">
            <text:p>0.8572493</text:p>
          </table:table-cell>
          <table:table-cell office:value-type="float" office:value="0.9222195">
            <text:p>0.9222195</text:p>
          </table:table-cell>
          <table:table-cell office:value-type="float" office:value="0.967896">
            <text:p>0.96789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24328">
            <text:p>0.9224328</text:p>
          </table:table-cell>
          <table:table-cell office:value-type="float" office:value="0.9009336">
            <text:p>0.9009336</text:p>
          </table:table-cell>
          <table:table-cell office:value-type="float" office:value="1.007915">
            <text:p>1.007915</text:p>
          </table:table-cell>
          <table:table-cell office:value-type="float" office:value="0.8540467">
            <text:p>0.8540467</text:p>
          </table:table-cell>
          <table:table-cell office:value-type="float" office:value="0.9198568">
            <text:p>0.9198568</text:p>
          </table:table-cell>
          <table:table-cell office:value-type="float" office:value="0.9642882">
            <text:p>0.964288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37195">
            <text:p>0.9137195</text:p>
          </table:table-cell>
          <table:table-cell office:value-type="float" office:value="0.9010643">
            <text:p>0.9010643</text:p>
          </table:table-cell>
          <table:table-cell office:value-type="float" office:value="1.005025">
            <text:p>1.005025</text:p>
          </table:table-cell>
          <table:table-cell office:value-type="float" office:value="0.8535283">
            <text:p>0.8535283</text:p>
          </table:table-cell>
          <table:table-cell office:value-type="float" office:value="0.9217988">
            <text:p>0.9217988</text:p>
          </table:table-cell>
          <table:table-cell office:value-type="float" office:value="0.9667614">
            <text:p>0.966761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66286">
            <text:p>0.9066286</text:p>
          </table:table-cell>
          <table:table-cell office:value-type="float" office:value="0.9016136">
            <text:p>0.9016136</text:p>
          </table:table-cell>
          <table:table-cell office:value-type="float" office:value="1.004556">
            <text:p>1.004556</text:p>
          </table:table-cell>
          <table:table-cell office:value-type="float" office:value="0.8565207">
            <text:p>0.8565207</text:p>
          </table:table-cell>
          <table:table-cell office:value-type="float" office:value="0.914273">
            <text:p>0.914273</text:p>
          </table:table-cell>
          <table:table-cell office:value-type="float" office:value="0.9734735">
            <text:p>0.973473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3695">
            <text:p>0.903695</text:p>
          </table:table-cell>
          <table:table-cell office:value-type="float" office:value="0.9022228">
            <text:p>0.9022228</text:p>
          </table:table-cell>
          <table:table-cell office:value-type="float" office:value="1.006926">
            <text:p>1.006926</text:p>
          </table:table-cell>
          <table:table-cell office:value-type="float" office:value="0.8640984">
            <text:p>0.8640984</text:p>
          </table:table-cell>
          <table:table-cell office:value-type="float" office:value="0.9038156">
            <text:p>0.9038156</text:p>
          </table:table-cell>
          <table:table-cell office:value-type="float" office:value="0.9821168">
            <text:p>0.982116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75478">
            <text:p>0.8975478</text:p>
          </table:table-cell>
          <table:table-cell office:value-type="float" office:value="0.903367">
            <text:p>0.903367</text:p>
          </table:table-cell>
          <table:table-cell office:value-type="float" office:value="1.010793">
            <text:p>1.010793</text:p>
          </table:table-cell>
          <table:table-cell office:value-type="float" office:value="0.8646997">
            <text:p>0.8646997</text:p>
          </table:table-cell>
          <table:table-cell office:value-type="float" office:value="0.8910524">
            <text:p>0.8910524</text:p>
          </table:table-cell>
          <table:table-cell office:value-type="float" office:value="0.991192">
            <text:p>0.99119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38693">
            <text:p>0.8938693</text:p>
          </table:table-cell>
          <table:table-cell office:value-type="float" office:value="0.9019456">
            <text:p>0.9019456</text:p>
          </table:table-cell>
          <table:table-cell office:value-type="float" office:value="1.013571">
            <text:p>1.013571</text:p>
          </table:table-cell>
          <table:table-cell office:value-type="float" office:value="0.8502737">
            <text:p>0.8502737</text:p>
          </table:table-cell>
          <table:table-cell office:value-type="float" office:value="0.879517">
            <text:p>0.879517</text:p>
          </table:table-cell>
          <table:table-cell office:value-type="float" office:value="0.9995685">
            <text:p>0.999568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27847">
            <text:p>0.8927847</text:p>
          </table:table-cell>
          <table:table-cell office:value-type="float" office:value="0.8986452">
            <text:p>0.8986452</text:p>
          </table:table-cell>
          <table:table-cell office:value-type="float" office:value="1.016895">
            <text:p>1.016895</text:p>
          </table:table-cell>
          <table:table-cell office:value-type="float" office:value="0.8350453">
            <text:p>0.8350453</text:p>
          </table:table-cell>
          <table:table-cell office:value-type="float" office:value="0.8718348">
            <text:p>0.8718348</text:p>
          </table:table-cell>
          <table:table-cell office:value-type="float" office:value="1.006266">
            <text:p>1.00626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40097">
            <text:p>0.8940097</text:p>
          </table:table-cell>
          <table:table-cell office:value-type="float" office:value="0.8947451">
            <text:p>0.8947451</text:p>
          </table:table-cell>
          <table:table-cell office:value-type="float" office:value="1.021143">
            <text:p>1.021143</text:p>
          </table:table-cell>
          <table:table-cell office:value-type="float" office:value="0.8233534">
            <text:p>0.8233534</text:p>
          </table:table-cell>
          <table:table-cell office:value-type="float" office:value="0.8687121">
            <text:p>0.8687121</text:p>
          </table:table-cell>
          <table:table-cell office:value-type="float" office:value="1.010171">
            <text:p>1.01017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70019">
            <text:p>0.8970019</text:p>
          </table:table-cell>
          <table:table-cell office:value-type="float" office:value="0.8907645">
            <text:p>0.8907645</text:p>
          </table:table-cell>
          <table:table-cell office:value-type="float" office:value="1.025214">
            <text:p>1.025214</text:p>
          </table:table-cell>
          <table:table-cell office:value-type="float" office:value="0.8183949">
            <text:p>0.8183949</text:p>
          </table:table-cell>
          <table:table-cell office:value-type="float" office:value="0.8690448">
            <text:p>0.8690448</text:p>
          </table:table-cell>
          <table:table-cell office:value-type="float" office:value="1.0104">
            <text:p>1.010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0977">
            <text:p>0.900977</text:p>
          </table:table-cell>
          <table:table-cell office:value-type="float" office:value="0.8864468">
            <text:p>0.8864468</text:p>
          </table:table-cell>
          <table:table-cell office:value-type="float" office:value="1.019621">
            <text:p>1.019621</text:p>
          </table:table-cell>
          <table:table-cell office:value-type="float" office:value="0.8226632">
            <text:p>0.8226632</text:p>
          </table:table-cell>
          <table:table-cell office:value-type="float" office:value="0.8749703">
            <text:p>0.8749703</text:p>
          </table:table-cell>
          <table:table-cell office:value-type="float" office:value="1.006444">
            <text:p>1.00644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52194">
            <text:p>0.9052194</text:p>
          </table:table-cell>
          <table:table-cell office:value-type="float" office:value="0.8825589">
            <text:p>0.8825589</text:p>
          </table:table-cell>
          <table:table-cell office:value-type="float" office:value="1.016769">
            <text:p>1.016769</text:p>
          </table:table-cell>
          <table:table-cell office:value-type="float" office:value="0.8337748">
            <text:p>0.8337748</text:p>
          </table:table-cell>
          <table:table-cell office:value-type="float" office:value="0.8869928">
            <text:p>0.8869928</text:p>
          </table:table-cell>
          <table:table-cell office:value-type="float" office:value="1.000118">
            <text:p>1.00011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19738">
            <text:p>0.9019738</text:p>
          </table:table-cell>
          <table:table-cell office:value-type="float" office:value="0.878816">
            <text:p>0.878816</text:p>
          </table:table-cell>
          <table:table-cell office:value-type="float" office:value="1.015775">
            <text:p>1.015775</text:p>
          </table:table-cell>
          <table:table-cell office:value-type="float" office:value="0.8522154">
            <text:p>0.8522154</text:p>
          </table:table-cell>
          <table:table-cell office:value-type="float" office:value="0.9050171">
            <text:p>0.9050171</text:p>
          </table:table-cell>
          <table:table-cell office:value-type="float" office:value="0.9925098">
            <text:p>0.992509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55208">
            <text:p>0.8955208</text:p>
          </table:table-cell>
          <table:table-cell office:value-type="float" office:value="0.875558">
            <text:p>0.875558</text:p>
          </table:table-cell>
          <table:table-cell office:value-type="float" office:value="1.015775">
            <text:p>1.015775</text:p>
          </table:table-cell>
          <table:table-cell office:value-type="float" office:value="0.8601359">
            <text:p>0.8601359</text:p>
          </table:table-cell>
          <table:table-cell office:value-type="float" office:value="0.9187776">
            <text:p>0.9187776</text:p>
          </table:table-cell>
          <table:table-cell office:value-type="float" office:value="0.9845324">
            <text:p>0.984532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09147">
            <text:p>0.8909147</text:p>
          </table:table-cell>
          <table:table-cell office:value-type="float" office:value="0.8731886">
            <text:p>0.8731886</text:p>
          </table:table-cell>
          <table:table-cell office:value-type="float" office:value="1.015372">
            <text:p>1.015372</text:p>
          </table:table-cell>
          <table:table-cell office:value-type="float" office:value="0.8543611">
            <text:p>0.8543611</text:p>
          </table:table-cell>
          <table:table-cell office:value-type="float" office:value="0.9153614">
            <text:p>0.9153614</text:p>
          </table:table-cell>
          <table:table-cell office:value-type="float" office:value="0.9771541">
            <text:p>0.977154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880707">
            <text:p>0.8880707</text:p>
          </table:table-cell>
          <table:table-cell office:value-type="float" office:value="0.8716415">
            <text:p>0.8716415</text:p>
          </table:table-cell>
          <table:table-cell office:value-type="float" office:value="1.009151">
            <text:p>1.009151</text:p>
          </table:table-cell>
          <table:table-cell office:value-type="float" office:value="0.8542799">
            <text:p>0.8542799</text:p>
          </table:table-cell>
          <table:table-cell office:value-type="float" office:value="0.9148713">
            <text:p>0.9148713</text:p>
          </table:table-cell>
          <table:table-cell office:value-type="float" office:value="0.9711671">
            <text:p>0.971167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87683">
            <text:p>0.887683</text:p>
          </table:table-cell>
          <table:table-cell office:value-type="float" office:value="0.8717098">
            <text:p>0.8717098</text:p>
          </table:table-cell>
          <table:table-cell office:value-type="float" office:value="1.002881">
            <text:p>1.002881</text:p>
          </table:table-cell>
          <table:table-cell office:value-type="float" office:value="0.8600895">
            <text:p>0.8600895</text:p>
          </table:table-cell>
          <table:table-cell office:value-type="float" office:value="0.9177622">
            <text:p>0.9177622</text:p>
          </table:table-cell>
          <table:table-cell office:value-type="float" office:value="0.9695684">
            <text:p>0.969568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898721">
            <text:p>0.8898721</text:p>
          </table:table-cell>
          <table:table-cell office:value-type="float" office:value="0.8729817">
            <text:p>0.8729817</text:p>
          </table:table-cell>
          <table:table-cell office:value-type="float" office:value="0.9981077">
            <text:p>0.9981077</text:p>
          </table:table-cell>
          <table:table-cell office:value-type="float" office:value="0.869637">
            <text:p>0.869637</text:p>
          </table:table-cell>
          <table:table-cell office:value-type="float" office:value="0.922655">
            <text:p>0.922655</text:p>
          </table:table-cell>
          <table:table-cell office:value-type="float" office:value="0.9727224">
            <text:p>0.972722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51653">
            <text:p>0.8951653</text:p>
          </table:table-cell>
          <table:table-cell office:value-type="float" office:value="0.8760788">
            <text:p>0.8760788</text:p>
          </table:table-cell>
          <table:table-cell office:value-type="float" office:value="0.9972942">
            <text:p>0.9972942</text:p>
          </table:table-cell>
          <table:table-cell office:value-type="float" office:value="0.8790191">
            <text:p>0.8790191</text:p>
          </table:table-cell>
          <table:table-cell office:value-type="float" office:value="0.9293402">
            <text:p>0.9293402</text:p>
          </table:table-cell>
          <table:table-cell office:value-type="float" office:value="0.9773188">
            <text:p>0.977318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36515">
            <text:p>0.9036515</text:p>
          </table:table-cell>
          <table:table-cell office:value-type="float" office:value="0.8801761">
            <text:p>0.8801761</text:p>
          </table:table-cell>
          <table:table-cell office:value-type="float" office:value="1.001881">
            <text:p>1.001881</text:p>
          </table:table-cell>
          <table:table-cell office:value-type="float" office:value="0.8723061">
            <text:p>0.8723061</text:p>
          </table:table-cell>
          <table:table-cell office:value-type="float" office:value="0.9373817">
            <text:p>0.9373817</text:p>
          </table:table-cell>
          <table:table-cell office:value-type="float" office:value="0.9842623">
            <text:p>0.984262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49438">
            <text:p>0.9149438</text:p>
          </table:table-cell>
          <table:table-cell office:value-type="float" office:value="0.8853196">
            <text:p>0.8853196</text:p>
          </table:table-cell>
          <table:table-cell office:value-type="float" office:value="1.007623">
            <text:p>1.007623</text:p>
          </table:table-cell>
          <table:table-cell office:value-type="float" office:value="0.8588212">
            <text:p>0.8588212</text:p>
          </table:table-cell>
          <table:table-cell office:value-type="float" office:value="0.9467297">
            <text:p>0.9467297</text:p>
          </table:table-cell>
          <table:table-cell office:value-type="float" office:value="0.9925967">
            <text:p>0.992596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83785">
            <text:p>0.9283785</text:p>
          </table:table-cell>
          <table:table-cell office:value-type="float" office:value="0.889805">
            <text:p>0.889805</text:p>
          </table:table-cell>
          <table:table-cell office:value-type="float" office:value="1.011622">
            <text:p>1.011622</text:p>
          </table:table-cell>
          <table:table-cell office:value-type="float" office:value="0.8466722">
            <text:p>0.8466722</text:p>
          </table:table-cell>
          <table:table-cell office:value-type="float" office:value="0.9571928">
            <text:p>0.9571928</text:p>
          </table:table-cell>
          <table:table-cell office:value-type="float" office:value="1.00023">
            <text:p>1.0002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24639">
            <text:p>0.9424639</text:p>
          </table:table-cell>
          <table:table-cell office:value-type="float" office:value="0.8921714">
            <text:p>0.8921714</text:p>
          </table:table-cell>
          <table:table-cell office:value-type="float" office:value="1.017113">
            <text:p>1.017113</text:p>
          </table:table-cell>
          <table:table-cell office:value-type="float" office:value="0.8391272">
            <text:p>0.8391272</text:p>
          </table:table-cell>
          <table:table-cell office:value-type="float" office:value="0.9674001">
            <text:p>0.9674001</text:p>
          </table:table-cell>
          <table:table-cell office:value-type="float" office:value="1.004626">
            <text:p>1.00462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72862">
            <text:p>0.9472862</text:p>
          </table:table-cell>
          <table:table-cell office:value-type="float" office:value="0.8946288">
            <text:p>0.8946288</text:p>
          </table:table-cell>
          <table:table-cell office:value-type="float" office:value="1.02184">
            <text:p>1.02184</text:p>
          </table:table-cell>
          <table:table-cell office:value-type="float" office:value="0.8403633">
            <text:p>0.8403633</text:p>
          </table:table-cell>
          <table:table-cell office:value-type="float" office:value="0.9762057">
            <text:p>0.9762057</text:p>
          </table:table-cell>
          <table:table-cell office:value-type="float" office:value="1.007184">
            <text:p>1.00718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28879">
            <text:p>0.9528879</text:p>
          </table:table-cell>
          <table:table-cell office:value-type="float" office:value="0.8967024">
            <text:p>0.8967024</text:p>
          </table:table-cell>
          <table:table-cell office:value-type="float" office:value="1.028264">
            <text:p>1.028264</text:p>
          </table:table-cell>
          <table:table-cell office:value-type="float" office:value="0.8495488">
            <text:p>0.8495488</text:p>
          </table:table-cell>
          <table:table-cell office:value-type="float" office:value="0.9703476">
            <text:p>0.9703476</text:p>
          </table:table-cell>
          <table:table-cell office:value-type="float" office:value="1.006882">
            <text:p>1.00688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79166">
            <text:p>0.9579166</text:p>
          </table:table-cell>
          <table:table-cell office:value-type="float" office:value="0.8984258">
            <text:p>0.8984258</text:p>
          </table:table-cell>
          <table:table-cell office:value-type="float" office:value="1.034481">
            <text:p>1.034481</text:p>
          </table:table-cell>
          <table:table-cell office:value-type="float" office:value="0.8650209">
            <text:p>0.8650209</text:p>
          </table:table-cell>
          <table:table-cell office:value-type="float" office:value="0.9668254">
            <text:p>0.9668254</text:p>
          </table:table-cell>
          <table:table-cell office:value-type="float" office:value="1.003099">
            <text:p>1.00309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623883">
            <text:p>0.9623883</text:p>
          </table:table-cell>
          <table:table-cell office:value-type="float" office:value="0.8996792">
            <text:p>0.8996792</text:p>
          </table:table-cell>
          <table:table-cell office:value-type="float" office:value="1.040131">
            <text:p>1.040131</text:p>
          </table:table-cell>
          <table:table-cell office:value-type="float" office:value="0.8852705">
            <text:p>0.8852705</text:p>
          </table:table-cell>
          <table:table-cell office:value-type="float" office:value="0.9663188">
            <text:p>0.9663188</text:p>
          </table:table-cell>
          <table:table-cell office:value-type="float" office:value="0.99508">
            <text:p>0.9950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632061">
            <text:p>0.9632061</text:p>
          </table:table-cell>
          <table:table-cell office:value-type="float" office:value="0.9003299">
            <text:p>0.9003299</text:p>
          </table:table-cell>
          <table:table-cell office:value-type="float" office:value="1.045178">
            <text:p>1.045178</text:p>
          </table:table-cell>
          <table:table-cell office:value-type="float" office:value="0.8832846">
            <text:p>0.8832846</text:p>
          </table:table-cell>
          <table:table-cell office:value-type="float" office:value="0.9680626">
            <text:p>0.9680626</text:p>
          </table:table-cell>
          <table:table-cell office:value-type="float" office:value="0.9859921">
            <text:p>0.985992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60606">
            <text:p>0.960606</text:p>
          </table:table-cell>
          <table:table-cell office:value-type="float" office:value="0.9016454">
            <text:p>0.9016454</text:p>
          </table:table-cell>
          <table:table-cell office:value-type="float" office:value="1.049984">
            <text:p>1.049984</text:p>
          </table:table-cell>
          <table:table-cell office:value-type="float" office:value="0.8788563">
            <text:p>0.8788563</text:p>
          </table:table-cell>
          <table:table-cell office:value-type="float" office:value="0.970302">
            <text:p>0.970302</text:p>
          </table:table-cell>
          <table:table-cell office:value-type="float" office:value="0.9784942">
            <text:p>0.978494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74703">
            <text:p>0.9574703</text:p>
          </table:table-cell>
          <table:table-cell office:value-type="float" office:value="0.9020498">
            <text:p>0.9020498</text:p>
          </table:table-cell>
          <table:table-cell office:value-type="float" office:value="1.053801">
            <text:p>1.053801</text:p>
          </table:table-cell>
          <table:table-cell office:value-type="float" office:value="0.8729016">
            <text:p>0.8729016</text:p>
          </table:table-cell>
          <table:table-cell office:value-type="float" office:value="0.9714414">
            <text:p>0.9714414</text:p>
          </table:table-cell>
          <table:table-cell office:value-type="float" office:value="0.9704344">
            <text:p>0.970434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39723">
            <text:p>0.9539723</text:p>
          </table:table-cell>
          <table:table-cell office:value-type="float" office:value="0.9018872">
            <text:p>0.9018872</text:p>
          </table:table-cell>
          <table:table-cell office:value-type="float" office:value="1.052071">
            <text:p>1.052071</text:p>
          </table:table-cell>
          <table:table-cell office:value-type="float" office:value="0.8678191">
            <text:p>0.8678191</text:p>
          </table:table-cell>
          <table:table-cell office:value-type="float" office:value="0.9720892">
            <text:p>0.9720892</text:p>
          </table:table-cell>
          <table:table-cell office:value-type="float" office:value="0.9634821">
            <text:p>0.963482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9482778">
            <text:p>0.9482778</text:p>
          </table:table-cell>
          <table:table-cell office:value-type="float" office:value="0.9005398">
            <text:p>0.9005398</text:p>
          </table:table-cell>
          <table:table-cell office:value-type="float" office:value="1.047572">
            <text:p>1.047572</text:p>
          </table:table-cell>
          <table:table-cell office:value-type="float" office:value="0.864316">
            <text:p>0.864316</text:p>
          </table:table-cell>
          <table:table-cell office:value-type="float" office:value="0.9672366">
            <text:p>0.9672366</text:p>
          </table:table-cell>
          <table:table-cell office:value-type="float" office:value="0.9597479">
            <text:p>0.959747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06443">
            <text:p>0.9406443</text:p>
          </table:table-cell>
          <table:table-cell office:value-type="float" office:value="0.8995266">
            <text:p>0.8995266</text:p>
          </table:table-cell>
          <table:table-cell office:value-type="float" office:value="1.042852">
            <text:p>1.042852</text:p>
          </table:table-cell>
          <table:table-cell office:value-type="float" office:value="0.8610376">
            <text:p>0.8610376</text:p>
          </table:table-cell>
          <table:table-cell office:value-type="float" office:value="0.9614543">
            <text:p>0.9614543</text:p>
          </table:table-cell>
          <table:table-cell office:value-type="float" office:value="0.9594058">
            <text:p>0.959405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324332">
            <text:p>0.9324332</text:p>
          </table:table-cell>
          <table:table-cell office:value-type="float" office:value="0.8978238">
            <text:p>0.8978238</text:p>
          </table:table-cell>
          <table:table-cell office:value-type="float" office:value="1.039725">
            <text:p>1.039725</text:p>
          </table:table-cell>
          <table:table-cell office:value-type="float" office:value="0.8545804">
            <text:p>0.8545804</text:p>
          </table:table-cell>
          <table:table-cell office:value-type="float" office:value="0.9587917">
            <text:p>0.9587917</text:p>
          </table:table-cell>
          <table:table-cell office:value-type="float" office:value="0.9625447">
            <text:p>0.962544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46277">
            <text:p>0.9246277</text:p>
          </table:table-cell>
          <table:table-cell office:value-type="float" office:value="0.8959141">
            <text:p>0.8959141</text:p>
          </table:table-cell>
          <table:table-cell office:value-type="float" office:value="1.037347">
            <text:p>1.037347</text:p>
          </table:table-cell>
          <table:table-cell office:value-type="float" office:value="0.8463508">
            <text:p>0.8463508</text:p>
          </table:table-cell>
          <table:table-cell office:value-type="float" office:value="0.9590315">
            <text:p>0.9590315</text:p>
          </table:table-cell>
          <table:table-cell office:value-type="float" office:value="0.9690648">
            <text:p>0.969064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77508">
            <text:p>0.9177508</text:p>
          </table:table-cell>
          <table:table-cell office:value-type="float" office:value="0.8935357">
            <text:p>0.8935357</text:p>
          </table:table-cell>
          <table:table-cell office:value-type="float" office:value="1.034937">
            <text:p>1.034937</text:p>
          </table:table-cell>
          <table:table-cell office:value-type="float" office:value="0.8377621">
            <text:p>0.8377621</text:p>
          </table:table-cell>
          <table:table-cell office:value-type="float" office:value="0.9611599">
            <text:p>0.9611599</text:p>
          </table:table-cell>
          <table:table-cell office:value-type="float" office:value="0.9756482">
            <text:p>0.975648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34681">
            <text:p>0.9134681</text:p>
          </table:table-cell>
          <table:table-cell office:value-type="float" office:value="0.8909724">
            <text:p>0.8909724</text:p>
          </table:table-cell>
          <table:table-cell office:value-type="float" office:value="1.032033">
            <text:p>1.032033</text:p>
          </table:table-cell>
          <table:table-cell office:value-type="float" office:value="0.8296373">
            <text:p>0.8296373</text:p>
          </table:table-cell>
          <table:table-cell office:value-type="float" office:value="0.9524385">
            <text:p>0.9524385</text:p>
          </table:table-cell>
          <table:table-cell office:value-type="float" office:value="0.9850588">
            <text:p>0.985058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69335">
            <text:p>0.9069335</text:p>
          </table:table-cell>
          <table:table-cell office:value-type="float" office:value="0.8885136">
            <text:p>0.8885136</text:p>
          </table:table-cell>
          <table:table-cell office:value-type="float" office:value="1.028797">
            <text:p>1.028797</text:p>
          </table:table-cell>
          <table:table-cell office:value-type="float" office:value="0.824738">
            <text:p>0.824738</text:p>
          </table:table-cell>
          <table:table-cell office:value-type="float" office:value="0.9411509">
            <text:p>0.9411509</text:p>
          </table:table-cell>
          <table:table-cell office:value-type="float" office:value="0.9958276">
            <text:p>0.995827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29918">
            <text:p>0.9029918</text:p>
          </table:table-cell>
          <table:table-cell office:value-type="float" office:value="0.8864104">
            <text:p>0.8864104</text:p>
          </table:table-cell>
          <table:table-cell office:value-type="float" office:value="1.028834">
            <text:p>1.028834</text:p>
          </table:table-cell>
          <table:table-cell office:value-type="float" office:value="0.8241948">
            <text:p>0.8241948</text:p>
          </table:table-cell>
          <table:table-cell office:value-type="float" office:value="0.9281489">
            <text:p>0.9281489</text:p>
          </table:table-cell>
          <table:table-cell office:value-type="float" office:value="1.006039">
            <text:p>1.00603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19974">
            <text:p>0.9019974</text:p>
          </table:table-cell>
          <table:table-cell office:value-type="float" office:value="0.8846821">
            <text:p>0.8846821</text:p>
          </table:table-cell>
          <table:table-cell office:value-type="float" office:value="1.030901">
            <text:p>1.030901</text:p>
          </table:table-cell>
          <table:table-cell office:value-type="float" office:value="0.824988">
            <text:p>0.824988</text:p>
          </table:table-cell>
          <table:table-cell office:value-type="float" office:value="0.9167924">
            <text:p>0.9167924</text:p>
          </table:table-cell>
          <table:table-cell office:value-type="float" office:value="1.014759">
            <text:p>1.01475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35158">
            <text:p>0.9035158</text:p>
          </table:table-cell>
          <table:table-cell office:value-type="float" office:value="0.883741">
            <text:p>0.883741</text:p>
          </table:table-cell>
          <table:table-cell office:value-type="float" office:value="1.035122">
            <text:p>1.035122</text:p>
          </table:table-cell>
          <table:table-cell office:value-type="float" office:value="0.8332549">
            <text:p>0.8332549</text:p>
          </table:table-cell>
          <table:table-cell office:value-type="float" office:value="0.9101366">
            <text:p>0.9101366</text:p>
          </table:table-cell>
          <table:table-cell office:value-type="float" office:value="1.020492">
            <text:p>1.02049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70159">
            <text:p>0.9070159</text:p>
          </table:table-cell>
          <table:table-cell office:value-type="float" office:value="0.8835139">
            <text:p>0.8835139</text:p>
          </table:table-cell>
          <table:table-cell office:value-type="float" office:value="1.040649">
            <text:p>1.040649</text:p>
          </table:table-cell>
          <table:table-cell office:value-type="float" office:value="0.8420943">
            <text:p>0.8420943</text:p>
          </table:table-cell>
          <table:table-cell office:value-type="float" office:value="0.9075766">
            <text:p>0.9075766</text:p>
          </table:table-cell>
          <table:table-cell office:value-type="float" office:value="1.019478">
            <text:p>1.01947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15071">
            <text:p>0.9115071</text:p>
          </table:table-cell>
          <table:table-cell office:value-type="float" office:value="0.8838934">
            <text:p>0.8838934</text:p>
          </table:table-cell>
          <table:table-cell office:value-type="float" office:value="1.046207">
            <text:p>1.046207</text:p>
          </table:table-cell>
          <table:table-cell office:value-type="float" office:value="0.8512129">
            <text:p>0.8512129</text:p>
          </table:table-cell>
          <table:table-cell office:value-type="float" office:value="0.9082725">
            <text:p>0.9082725</text:p>
          </table:table-cell>
          <table:table-cell office:value-type="float" office:value="1.013613">
            <text:p>1.01361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6206">
            <text:p>0.916206</text:p>
          </table:table-cell>
          <table:table-cell office:value-type="float" office:value="0.8841866">
            <text:p>0.8841866</text:p>
          </table:table-cell>
          <table:table-cell office:value-type="float" office:value="1.043677">
            <text:p>1.043677</text:p>
          </table:table-cell>
          <table:table-cell office:value-type="float" office:value="0.8471872">
            <text:p>0.8471872</text:p>
          </table:table-cell>
          <table:table-cell office:value-type="float" office:value="0.9143134">
            <text:p>0.9143134</text:p>
          </table:table-cell>
          <table:table-cell office:value-type="float" office:value="1.004639">
            <text:p>1.00463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44006">
            <text:p>0.9144006</text:p>
          </table:table-cell>
          <table:table-cell office:value-type="float" office:value="0.8848656">
            <text:p>0.8848656</text:p>
          </table:table-cell>
          <table:table-cell office:value-type="float" office:value="1.038522">
            <text:p>1.038522</text:p>
          </table:table-cell>
          <table:table-cell office:value-type="float" office:value="0.8389547">
            <text:p>0.8389547</text:p>
          </table:table-cell>
          <table:table-cell office:value-type="float" office:value="0.9271851">
            <text:p>0.9271851</text:p>
          </table:table-cell>
          <table:table-cell office:value-type="float" office:value="0.9962593">
            <text:p>0.996259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73974">
            <text:p>0.9073974</text:p>
          </table:table-cell>
          <table:table-cell office:value-type="float" office:value="0.8849573">
            <text:p>0.8849573</text:p>
          </table:table-cell>
          <table:table-cell office:value-type="float" office:value="1.033469">
            <text:p>1.033469</text:p>
          </table:table-cell>
          <table:table-cell office:value-type="float" office:value="0.8332962">
            <text:p>0.8332962</text:p>
          </table:table-cell>
          <table:table-cell office:value-type="float" office:value="0.9412279">
            <text:p>0.9412279</text:p>
          </table:table-cell>
          <table:table-cell office:value-type="float" office:value="0.990903">
            <text:p>0.99090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2043">
            <text:p>0.902043</text:p>
          </table:table-cell>
          <table:table-cell office:value-type="float" office:value="0.8833332">
            <text:p>0.8833332</text:p>
          </table:table-cell>
          <table:table-cell office:value-type="float" office:value="1.030693">
            <text:p>1.030693</text:p>
          </table:table-cell>
          <table:table-cell office:value-type="float" office:value="0.8306413">
            <text:p>0.8306413</text:p>
          </table:table-cell>
          <table:table-cell office:value-type="float" office:value="0.948791">
            <text:p>0.948791</text:p>
          </table:table-cell>
          <table:table-cell office:value-type="float" office:value="0.982059">
            <text:p>0.98205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83941">
            <text:p>0.8983941</text:p>
          </table:table-cell>
          <table:table-cell office:value-type="float" office:value="0.8790143">
            <text:p>0.8790143</text:p>
          </table:table-cell>
          <table:table-cell office:value-type="float" office:value="1.026018">
            <text:p>1.026018</text:p>
          </table:table-cell>
          <table:table-cell office:value-type="float" office:value="0.8283602">
            <text:p>0.8283602</text:p>
          </table:table-cell>
          <table:table-cell office:value-type="float" office:value="0.9449456">
            <text:p>0.9449456</text:p>
          </table:table-cell>
          <table:table-cell office:value-type="float" office:value="0.9722012">
            <text:p>0.972201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68235">
            <text:p>0.8968235</text:p>
          </table:table-cell>
          <table:table-cell office:value-type="float" office:value="0.8750228">
            <text:p>0.8750228</text:p>
          </table:table-cell>
          <table:table-cell office:value-type="float" office:value="1.021797">
            <text:p>1.021797</text:p>
          </table:table-cell>
          <table:table-cell office:value-type="float" office:value="0.8207029">
            <text:p>0.8207029</text:p>
          </table:table-cell>
          <table:table-cell office:value-type="float" office:value="0.9436582">
            <text:p>0.9436582</text:p>
          </table:table-cell>
          <table:table-cell office:value-type="float" office:value="0.9668199">
            <text:p>0.966819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80225">
            <text:p>0.8980225</text:p>
          </table:table-cell>
          <table:table-cell office:value-type="float" office:value="0.8708789">
            <text:p>0.8708789</text:p>
          </table:table-cell>
          <table:table-cell office:value-type="float" office:value="1.017663">
            <text:p>1.017663</text:p>
          </table:table-cell>
          <table:table-cell office:value-type="float" office:value="0.8090643">
            <text:p>0.8090643</text:p>
          </table:table-cell>
          <table:table-cell office:value-type="float" office:value="0.9450732">
            <text:p>0.9450732</text:p>
          </table:table-cell>
          <table:table-cell office:value-type="float" office:value="0.9654945">
            <text:p>0.965494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26295">
            <text:p>0.9026295</text:p>
          </table:table-cell>
          <table:table-cell office:value-type="float" office:value="0.8668675">
            <text:p>0.8668675</text:p>
          </table:table-cell>
          <table:table-cell office:value-type="float" office:value="1.013624">
            <text:p>1.013624</text:p>
          </table:table-cell>
          <table:table-cell office:value-type="float" office:value="0.8019414">
            <text:p>0.8019414</text:p>
          </table:table-cell>
          <table:table-cell office:value-type="float" office:value="0.9485104">
            <text:p>0.9485104</text:p>
          </table:table-cell>
          <table:table-cell office:value-type="float" office:value="0.9693617">
            <text:p>0.969361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05873">
            <text:p>0.9105873</text:p>
          </table:table-cell>
          <table:table-cell office:value-type="float" office:value="0.8635939">
            <text:p>0.8635939</text:p>
          </table:table-cell>
          <table:table-cell office:value-type="float" office:value="1.011811">
            <text:p>1.011811</text:p>
          </table:table-cell>
          <table:table-cell office:value-type="float" office:value="0.7987241">
            <text:p>0.7987241</text:p>
          </table:table-cell>
          <table:table-cell office:value-type="float" office:value="0.953581">
            <text:p>0.953581</text:p>
          </table:table-cell>
          <table:table-cell office:value-type="float" office:value="0.9770968">
            <text:p>0.977096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06569">
            <text:p>0.9206569</text:p>
          </table:table-cell>
          <table:table-cell office:value-type="float" office:value="0.8611257">
            <text:p>0.8611257</text:p>
          </table:table-cell>
          <table:table-cell office:value-type="float" office:value="1.013777">
            <text:p>1.013777</text:p>
          </table:table-cell>
          <table:table-cell office:value-type="float" office:value="0.7995825">
            <text:p>0.7995825</text:p>
          </table:table-cell>
          <table:table-cell office:value-type="float" office:value="0.9602078">
            <text:p>0.9602078</text:p>
          </table:table-cell>
          <table:table-cell office:value-type="float" office:value="0.9873836">
            <text:p>0.987383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334491">
            <text:p>0.9334491</text:p>
          </table:table-cell>
          <table:table-cell office:value-type="float" office:value="0.8593529">
            <text:p>0.8593529</text:p>
          </table:table-cell>
          <table:table-cell office:value-type="float" office:value="1.019888">
            <text:p>1.019888</text:p>
          </table:table-cell>
          <table:table-cell office:value-type="float" office:value="0.7880802">
            <text:p>0.7880802</text:p>
          </table:table-cell>
          <table:table-cell office:value-type="float" office:value="0.9674206">
            <text:p>0.9674206</text:p>
          </table:table-cell>
          <table:table-cell office:value-type="float" office:value="0.9989429">
            <text:p>0.998942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76724">
            <text:p>0.9476724</text:p>
          </table:table-cell>
          <table:table-cell office:value-type="float" office:value="0.8593041">
            <text:p>0.8593041</text:p>
          </table:table-cell>
          <table:table-cell office:value-type="float" office:value="1.022386">
            <text:p>1.022386</text:p>
          </table:table-cell>
          <table:table-cell office:value-type="float" office:value="0.777809">
            <text:p>0.777809</text:p>
          </table:table-cell>
          <table:table-cell office:value-type="float" office:value="0.9741644">
            <text:p>0.9741644</text:p>
          </table:table-cell>
          <table:table-cell office:value-type="float" office:value="1.009992">
            <text:p>1.00999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74062">
            <text:p>0.9574062</text:p>
          </table:table-cell>
          <table:table-cell office:value-type="float" office:value="0.8605883">
            <text:p>0.8605883</text:p>
          </table:table-cell>
          <table:table-cell office:value-type="float" office:value="1.025544">
            <text:p>1.025544</text:p>
          </table:table-cell>
          <table:table-cell office:value-type="float" office:value="0.7652889">
            <text:p>0.7652889</text:p>
          </table:table-cell>
          <table:table-cell office:value-type="float" office:value="0.971524">
            <text:p>0.971524</text:p>
          </table:table-cell>
          <table:table-cell office:value-type="float" office:value="1.018882">
            <text:p>1.01888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629817">
            <text:p>0.9629817</text:p>
          </table:table-cell>
          <table:table-cell office:value-type="float" office:value="0.8632243">
            <text:p>0.8632243</text:p>
          </table:table-cell>
          <table:table-cell office:value-type="float" office:value="1.028272">
            <text:p>1.028272</text:p>
          </table:table-cell>
          <table:table-cell office:value-type="float" office:value="0.7557086">
            <text:p>0.7557086</text:p>
          </table:table-cell>
          <table:table-cell office:value-type="float" office:value="0.9595271">
            <text:p>0.9595271</text:p>
          </table:table-cell>
          <table:table-cell office:value-type="float" office:value="1.024814">
            <text:p>1.02481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676981">
            <text:p>0.9676981</text:p>
          </table:table-cell>
          <table:table-cell office:value-type="float" office:value="0.8675425">
            <text:p>0.8675425</text:p>
          </table:table-cell>
          <table:table-cell office:value-type="float" office:value="1.028783">
            <text:p>1.028783</text:p>
          </table:table-cell>
          <table:table-cell office:value-type="float" office:value="0.7514416">
            <text:p>0.7514416</text:p>
          </table:table-cell>
          <table:table-cell office:value-type="float" office:value="0.9502158">
            <text:p>0.9502158</text:p>
          </table:table-cell>
          <table:table-cell office:value-type="float" office:value="1.027597">
            <text:p>1.02759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720303">
            <text:p>0.9720303</text:p>
          </table:table-cell>
          <table:table-cell office:value-type="float" office:value="0.8724971">
            <text:p>0.8724971</text:p>
          </table:table-cell>
          <table:table-cell office:value-type="float" office:value="1.030427">
            <text:p>1.030427</text:p>
          </table:table-cell>
          <table:table-cell office:value-type="float" office:value="0.7543539">
            <text:p>0.7543539</text:p>
          </table:table-cell>
          <table:table-cell office:value-type="float" office:value="0.9449404">
            <text:p>0.9449404</text:p>
          </table:table-cell>
          <table:table-cell office:value-type="float" office:value="1.025721">
            <text:p>1.02572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738766">
            <text:p>0.9738766</text:p>
          </table:table-cell>
          <table:table-cell office:value-type="float" office:value="0.8763579">
            <text:p>0.8763579</text:p>
          </table:table-cell>
          <table:table-cell office:value-type="float" office:value="1.030871">
            <text:p>1.030871</text:p>
          </table:table-cell>
          <table:table-cell office:value-type="float" office:value="0.7678845">
            <text:p>0.7678845</text:p>
          </table:table-cell>
          <table:table-cell office:value-type="float" office:value="0.9427322">
            <text:p>0.9427322</text:p>
          </table:table-cell>
          <table:table-cell office:value-type="float" office:value="1.019306">
            <text:p>1.01930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711699">
            <text:p>0.9711699</text:p>
          </table:table-cell>
          <table:table-cell office:value-type="float" office:value="0.8797325">
            <text:p>0.8797325</text:p>
          </table:table-cell>
          <table:table-cell office:value-type="float" office:value="1.031016">
            <text:p>1.031016</text:p>
          </table:table-cell>
          <table:table-cell office:value-type="float" office:value="0.7925125">
            <text:p>0.7925125</text:p>
          </table:table-cell>
          <table:table-cell office:value-type="float" office:value="0.943113">
            <text:p>0.943113</text:p>
          </table:table-cell>
          <table:table-cell office:value-type="float" office:value="1.009945">
            <text:p>1.00994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681444">
            <text:p>0.9681444</text:p>
          </table:table-cell>
          <table:table-cell office:value-type="float" office:value="0.8831556">
            <text:p>0.8831556</text:p>
          </table:table-cell>
          <table:table-cell office:value-type="float" office:value="1.028152">
            <text:p>1.028152</text:p>
          </table:table-cell>
          <table:table-cell office:value-type="float" office:value="0.8243043">
            <text:p>0.8243043</text:p>
          </table:table-cell>
          <table:table-cell office:value-type="float" office:value="0.9425855">
            <text:p>0.9425855</text:p>
          </table:table-cell>
          <table:table-cell office:value-type="float" office:value="1.001637">
            <text:p>1.00163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63506">
            <text:p>0.963506</text:p>
          </table:table-cell>
          <table:table-cell office:value-type="float" office:value="0.8863693">
            <text:p>0.8863693</text:p>
          </table:table-cell>
          <table:table-cell office:value-type="float" office:value="1.024597">
            <text:p>1.024597</text:p>
          </table:table-cell>
          <table:table-cell office:value-type="float" office:value="0.8127074">
            <text:p>0.8127074</text:p>
          </table:table-cell>
          <table:table-cell office:value-type="float" office:value="0.9415551">
            <text:p>0.9415551</text:p>
          </table:table-cell>
          <table:table-cell office:value-type="float" office:value="0.9966409">
            <text:p>0.996640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68925">
            <text:p>0.9568925</text:p>
          </table:table-cell>
          <table:table-cell office:value-type="float" office:value="0.8891457">
            <text:p>0.8891457</text:p>
          </table:table-cell>
          <table:table-cell office:value-type="float" office:value="1.021204">
            <text:p>1.021204</text:p>
          </table:table-cell>
          <table:table-cell office:value-type="float" office:value="0.8046997">
            <text:p>0.8046997</text:p>
          </table:table-cell>
          <table:table-cell office:value-type="float" office:value="0.9410304">
            <text:p>0.9410304</text:p>
          </table:table-cell>
          <table:table-cell office:value-type="float" office:value="0.9917047">
            <text:p>0.991704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91073">
            <text:p>0.9491073</text:p>
          </table:table-cell>
          <table:table-cell office:value-type="float" office:value="0.8925283">
            <text:p>0.8925283</text:p>
          </table:table-cell>
          <table:table-cell office:value-type="float" office:value="1.018016">
            <text:p>1.018016</text:p>
          </table:table-cell>
          <table:table-cell office:value-type="float" office:value="0.803434">
            <text:p>0.803434</text:p>
          </table:table-cell>
          <table:table-cell office:value-type="float" office:value="0.9390467">
            <text:p>0.9390467</text:p>
          </table:table-cell>
          <table:table-cell office:value-type="float" office:value="0.9818534">
            <text:p>0.981853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10338">
            <text:p>0.9410338</text:p>
          </table:table-cell>
          <table:table-cell office:value-type="float" office:value="0.8953099">
            <text:p>0.8953099</text:p>
          </table:table-cell>
          <table:table-cell office:value-type="float" office:value="1.014483">
            <text:p>1.014483</text:p>
          </table:table-cell>
          <table:table-cell office:value-type="float" office:value="0.8086914">
            <text:p>0.8086914</text:p>
          </table:table-cell>
          <table:table-cell office:value-type="float" office:value="0.9346755">
            <text:p>0.9346755</text:p>
          </table:table-cell>
          <table:table-cell office:value-type="float" office:value="0.9752308">
            <text:p>0.975230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332647">
            <text:p>0.9332647</text:p>
          </table:table-cell>
          <table:table-cell office:value-type="float" office:value="0.8973044">
            <text:p>0.8973044</text:p>
          </table:table-cell>
          <table:table-cell office:value-type="float" office:value="1.010419">
            <text:p>1.010419</text:p>
          </table:table-cell>
          <table:table-cell office:value-type="float" office:value="0.8207389">
            <text:p>0.8207389</text:p>
          </table:table-cell>
          <table:table-cell office:value-type="float" office:value="0.9329072">
            <text:p>0.9329072</text:p>
          </table:table-cell>
          <table:table-cell office:value-type="float" office:value="0.971653">
            <text:p>0.97165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61771">
            <text:p>0.9261771</text:p>
          </table:table-cell>
          <table:table-cell office:value-type="float" office:value="0.899037">
            <text:p>0.899037</text:p>
          </table:table-cell>
          <table:table-cell office:value-type="float" office:value="1.006105">
            <text:p>1.006105</text:p>
          </table:table-cell>
          <table:table-cell office:value-type="float" office:value="0.8374861">
            <text:p>0.8374861</text:p>
          </table:table-cell>
          <table:table-cell office:value-type="float" office:value="0.9298459">
            <text:p>0.9298459</text:p>
          </table:table-cell>
          <table:table-cell office:value-type="float" office:value="0.9702764">
            <text:p>0.970276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81288">
            <text:p>0.9181288</text:p>
          </table:table-cell>
          <table:table-cell office:value-type="float" office:value="0.89992">
            <text:p>0.89992</text:p>
          </table:table-cell>
          <table:table-cell office:value-type="float" office:value="1.003338">
            <text:p>1.003338</text:p>
          </table:table-cell>
          <table:table-cell office:value-type="float" office:value="0.8542662">
            <text:p>0.8542662</text:p>
          </table:table-cell>
          <table:table-cell office:value-type="float" office:value="0.9254385">
            <text:p>0.9254385</text:p>
          </table:table-cell>
          <table:table-cell office:value-type="float" office:value="0.9719324">
            <text:p>0.971932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14404">
            <text:p>0.9114404</text:p>
          </table:table-cell>
          <table:table-cell office:value-type="float" office:value="0.9000592">
            <text:p>0.9000592</text:p>
          </table:table-cell>
          <table:table-cell office:value-type="float" office:value="1.002768">
            <text:p>1.002768</text:p>
          </table:table-cell>
          <table:table-cell office:value-type="float" office:value="0.8701689">
            <text:p>0.8701689</text:p>
          </table:table-cell>
          <table:table-cell office:value-type="float" office:value="0.9181387">
            <text:p>0.9181387</text:p>
          </table:table-cell>
          <table:table-cell office:value-type="float" office:value="0.9793831">
            <text:p>0.979383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75514">
            <text:p>0.9075514</text:p>
          </table:table-cell>
          <table:table-cell office:value-type="float" office:value="0.9000092">
            <text:p>0.9000092</text:p>
          </table:table-cell>
          <table:table-cell office:value-type="float" office:value="1.005529">
            <text:p>1.005529</text:p>
          </table:table-cell>
          <table:table-cell office:value-type="float" office:value="0.8842489">
            <text:p>0.8842489</text:p>
          </table:table-cell>
          <table:table-cell office:value-type="float" office:value="0.9073353">
            <text:p>0.9073353</text:p>
          </table:table-cell>
          <table:table-cell office:value-type="float" office:value="0.9870101">
            <text:p>0.987010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6782">
            <text:p>0.906782</text:p>
          </table:table-cell>
          <table:table-cell office:value-type="float" office:value="0.8994726">
            <text:p>0.8994726</text:p>
          </table:table-cell>
          <table:table-cell office:value-type="float" office:value="1.00976">
            <text:p>1.00976</text:p>
          </table:table-cell>
          <table:table-cell office:value-type="float" office:value="0.8968252">
            <text:p>0.8968252</text:p>
          </table:table-cell>
          <table:table-cell office:value-type="float" office:value="0.8964711">
            <text:p>0.8964711</text:p>
          </table:table-cell>
          <table:table-cell office:value-type="float" office:value="0.9957135">
            <text:p>0.995713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85658">
            <text:p>0.9085658</text:p>
          </table:table-cell>
          <table:table-cell office:value-type="float" office:value="0.8984133">
            <text:p>0.8984133</text:p>
          </table:table-cell>
          <table:table-cell office:value-type="float" office:value="1.012811">
            <text:p>1.012811</text:p>
          </table:table-cell>
          <table:table-cell office:value-type="float" office:value="0.9084971">
            <text:p>0.9084971</text:p>
          </table:table-cell>
          <table:table-cell office:value-type="float" office:value="0.8881764">
            <text:p>0.8881764</text:p>
          </table:table-cell>
          <table:table-cell office:value-type="float" office:value="1.004261">
            <text:p>1.00426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24334">
            <text:p>0.9124334</text:p>
          </table:table-cell>
          <table:table-cell office:value-type="float" office:value="0.8974221">
            <text:p>0.8974221</text:p>
          </table:table-cell>
          <table:table-cell office:value-type="float" office:value="1.01592">
            <text:p>1.01592</text:p>
          </table:table-cell>
          <table:table-cell office:value-type="float" office:value="0.9190761">
            <text:p>0.9190761</text:p>
          </table:table-cell>
          <table:table-cell office:value-type="float" office:value="0.8830752">
            <text:p>0.8830752</text:p>
          </table:table-cell>
          <table:table-cell office:value-type="float" office:value="1.011835">
            <text:p>1.01183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73321">
            <text:p>0.9173321</text:p>
          </table:table-cell>
          <table:table-cell office:value-type="float" office:value="0.8956878">
            <text:p>0.8956878</text:p>
          </table:table-cell>
          <table:table-cell office:value-type="float" office:value="1.019862">
            <text:p>1.019862</text:p>
          </table:table-cell>
          <table:table-cell office:value-type="float" office:value="0.8978038">
            <text:p>0.8978038</text:p>
          </table:table-cell>
          <table:table-cell office:value-type="float" office:value="0.8811686">
            <text:p>0.8811686</text:p>
          </table:table-cell>
          <table:table-cell office:value-type="float" office:value="1.01731">
            <text:p>1.0173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24466">
            <text:p>0.9224466</text:p>
          </table:table-cell>
          <table:table-cell office:value-type="float" office:value="0.8937883">
            <text:p>0.8937883</text:p>
          </table:table-cell>
          <table:table-cell office:value-type="float" office:value="1.016075">
            <text:p>1.016075</text:p>
          </table:table-cell>
          <table:table-cell office:value-type="float" office:value="0.8807611">
            <text:p>0.8807611</text:p>
          </table:table-cell>
          <table:table-cell office:value-type="float" office:value="0.8853595">
            <text:p>0.8853595</text:p>
          </table:table-cell>
          <table:table-cell office:value-type="float" office:value="1.018837">
            <text:p>1.01883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78877">
            <text:p>0.9178877</text:p>
          </table:table-cell>
          <table:table-cell office:value-type="float" office:value="0.8913614">
            <text:p>0.8913614</text:p>
          </table:table-cell>
          <table:table-cell office:value-type="float" office:value="1.011189">
            <text:p>1.011189</text:p>
          </table:table-cell>
          <table:table-cell office:value-type="float" office:value="0.8722064">
            <text:p>0.8722064</text:p>
          </table:table-cell>
          <table:table-cell office:value-type="float" office:value="0.8969685">
            <text:p>0.8969685</text:p>
          </table:table-cell>
          <table:table-cell office:value-type="float" office:value="1.014773">
            <text:p>1.01477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08857">
            <text:p>0.9108857</text:p>
          </table:table-cell>
          <table:table-cell office:value-type="float" office:value="0.8886076">
            <text:p>0.8886076</text:p>
          </table:table-cell>
          <table:table-cell office:value-type="float" office:value="1.00863">
            <text:p>1.00863</text:p>
          </table:table-cell>
          <table:table-cell office:value-type="float" office:value="0.8781481">
            <text:p>0.8781481</text:p>
          </table:table-cell>
          <table:table-cell office:value-type="float" office:value="0.9123251">
            <text:p>0.9123251</text:p>
          </table:table-cell>
          <table:table-cell office:value-type="float" office:value="1.007805">
            <text:p>1.00780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54536">
            <text:p>0.9054536</text:p>
          </table:table-cell>
          <table:table-cell office:value-type="float" office:value="0.8858624">
            <text:p>0.8858624</text:p>
          </table:table-cell>
          <table:table-cell office:value-type="float" office:value="1.007421">
            <text:p>1.007421</text:p>
          </table:table-cell>
          <table:table-cell office:value-type="float" office:value="0.8988883">
            <text:p>0.8988883</text:p>
          </table:table-cell>
          <table:table-cell office:value-type="float" office:value="0.9288591">
            <text:p>0.9288591</text:p>
          </table:table-cell>
          <table:table-cell office:value-type="float" office:value="0.9988942">
            <text:p>0.998894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17421">
            <text:p>0.9017421</text:p>
          </table:table-cell>
          <table:table-cell office:value-type="float" office:value="0.883352">
            <text:p>0.883352</text:p>
          </table:table-cell>
          <table:table-cell office:value-type="float" office:value="1.006752">
            <text:p>1.006752</text:p>
          </table:table-cell>
          <table:table-cell office:value-type="float" office:value="0.9012839">
            <text:p>0.9012839</text:p>
          </table:table-cell>
          <table:table-cell office:value-type="float" office:value="0.931267">
            <text:p>0.931267</text:p>
          </table:table-cell>
          <table:table-cell office:value-type="float" office:value="0.9893562">
            <text:p>0.989356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00096">
            <text:p>0.9000096</text:p>
          </table:table-cell>
          <table:table-cell office:value-type="float" office:value="0.8812677">
            <text:p>0.8812677</text:p>
          </table:table-cell>
          <table:table-cell office:value-type="float" office:value="1.005863">
            <text:p>1.005863</text:p>
          </table:table-cell>
          <table:table-cell office:value-type="float" office:value="0.897292">
            <text:p>0.897292</text:p>
          </table:table-cell>
          <table:table-cell office:value-type="float" office:value="0.932107">
            <text:p>0.932107</text:p>
          </table:table-cell>
          <table:table-cell office:value-type="float" office:value="0.9803243">
            <text:p>0.980324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008336">
            <text:p>0.9008336</text:p>
          </table:table-cell>
          <table:table-cell office:value-type="float" office:value="0.8795244">
            <text:p>0.8795244</text:p>
          </table:table-cell>
          <table:table-cell office:value-type="float" office:value="1.002312">
            <text:p>1.002312</text:p>
          </table:table-cell>
          <table:table-cell office:value-type="float" office:value="0.8925216">
            <text:p>0.8925216</text:p>
          </table:table-cell>
          <table:table-cell office:value-type="float" office:value="0.9344138">
            <text:p>0.9344138</text:p>
          </table:table-cell>
          <table:table-cell office:value-type="float" office:value="0.9728612">
            <text:p>0.972861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47312">
            <text:p>0.9047312</text:p>
          </table:table-cell>
          <table:table-cell office:value-type="float" office:value="0.8780248">
            <text:p>0.8780248</text:p>
          </table:table-cell>
          <table:table-cell office:value-type="float" office:value="0.9961957">
            <text:p>0.9961957</text:p>
          </table:table-cell>
          <table:table-cell office:value-type="float" office:value="0.8835621">
            <text:p>0.8835621</text:p>
          </table:table-cell>
          <table:table-cell office:value-type="float" office:value="0.9381069">
            <text:p>0.9381069</text:p>
          </table:table-cell>
          <table:table-cell office:value-type="float" office:value="0.9696846">
            <text:p>0.969684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18595">
            <text:p>0.9118595</text:p>
          </table:table-cell>
          <table:table-cell office:value-type="float" office:value="0.8768106">
            <text:p>0.8768106</text:p>
          </table:table-cell>
          <table:table-cell office:value-type="float" office:value="0.9942471">
            <text:p>0.9942471</text:p>
          </table:table-cell>
          <table:table-cell office:value-type="float" office:value="0.8704491">
            <text:p>0.8704491</text:p>
          </table:table-cell>
          <table:table-cell office:value-type="float" office:value="0.9427243">
            <text:p>0.9427243</text:p>
          </table:table-cell>
          <table:table-cell office:value-type="float" office:value="0.9710977">
            <text:p>0.971097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13495">
            <text:p>0.9213495</text:p>
          </table:table-cell>
          <table:table-cell office:value-type="float" office:value="0.8753597">
            <text:p>0.8753597</text:p>
          </table:table-cell>
          <table:table-cell office:value-type="float" office:value="0.9966877">
            <text:p>0.9966877</text:p>
          </table:table-cell>
          <table:table-cell office:value-type="float" office:value="0.8552845">
            <text:p>0.8552845</text:p>
          </table:table-cell>
          <table:table-cell office:value-type="float" office:value="0.9490153">
            <text:p>0.9490153</text:p>
          </table:table-cell>
          <table:table-cell office:value-type="float" office:value="0.9762161">
            <text:p>0.976216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333382">
            <text:p>0.9333382</text:p>
          </table:table-cell>
          <table:table-cell office:value-type="float" office:value="0.872903">
            <text:p>0.872903</text:p>
          </table:table-cell>
          <table:table-cell office:value-type="float" office:value="0.9975432">
            <text:p>0.9975432</text:p>
          </table:table-cell>
          <table:table-cell office:value-type="float" office:value="0.839233">
            <text:p>0.839233</text:p>
          </table:table-cell>
          <table:table-cell office:value-type="float" office:value="0.9559944">
            <text:p>0.9559944</text:p>
          </table:table-cell>
          <table:table-cell office:value-type="float" office:value="0.9839755">
            <text:p>0.983975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69481">
            <text:p>0.9469481</text:p>
          </table:table-cell>
          <table:table-cell office:value-type="float" office:value="0.8689318">
            <text:p>0.8689318</text:p>
          </table:table-cell>
          <table:table-cell office:value-type="float" office:value="1.000143">
            <text:p>1.000143</text:p>
          </table:table-cell>
          <table:table-cell office:value-type="float" office:value="0.8222843">
            <text:p>0.8222843</text:p>
          </table:table-cell>
          <table:table-cell office:value-type="float" office:value="0.9626237">
            <text:p>0.9626237</text:p>
          </table:table-cell>
          <table:table-cell office:value-type="float" office:value="0.9934062">
            <text:p>0.993406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56798">
            <text:p>0.9556798</text:p>
          </table:table-cell>
          <table:table-cell office:value-type="float" office:value="0.8656323">
            <text:p>0.8656323</text:p>
          </table:table-cell>
          <table:table-cell office:value-type="float" office:value="1.005307">
            <text:p>1.005307</text:p>
          </table:table-cell>
          <table:table-cell office:value-type="float" office:value="0.810883">
            <text:p>0.810883</text:p>
          </table:table-cell>
          <table:table-cell office:value-type="float" office:value="0.9679165">
            <text:p>0.9679165</text:p>
          </table:table-cell>
          <table:table-cell office:value-type="float" office:value="0.9994423">
            <text:p>0.999442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607906">
            <text:p>0.9607906</text:p>
          </table:table-cell>
          <table:table-cell office:value-type="float" office:value="0.8626302">
            <text:p>0.8626302</text:p>
          </table:table-cell>
          <table:table-cell office:value-type="float" office:value="1.010197">
            <text:p>1.010197</text:p>
          </table:table-cell>
          <table:table-cell office:value-type="float" office:value="0.807984">
            <text:p>0.807984</text:p>
          </table:table-cell>
          <table:table-cell office:value-type="float" office:value="0.967574">
            <text:p>0.967574</text:p>
          </table:table-cell>
          <table:table-cell office:value-type="float" office:value="1.002582">
            <text:p>1.00258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652722">
            <text:p>0.9652722</text:p>
          </table:table-cell>
          <table:table-cell office:value-type="float" office:value="0.8601927">
            <text:p>0.8601927</text:p>
          </table:table-cell>
          <table:table-cell office:value-type="float" office:value="1.014731">
            <text:p>1.014731</text:p>
          </table:table-cell>
          <table:table-cell office:value-type="float" office:value="0.8076111">
            <text:p>0.8076111</text:p>
          </table:table-cell>
          <table:table-cell office:value-type="float" office:value="0.9574788">
            <text:p>0.9574788</text:p>
          </table:table-cell>
          <table:table-cell office:value-type="float" office:value="1.004635">
            <text:p>1.00463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691991">
            <text:p>0.9691991</text:p>
          </table:table-cell>
          <table:table-cell office:value-type="float" office:value="0.8587017">
            <text:p>0.8587017</text:p>
          </table:table-cell>
          <table:table-cell office:value-type="float" office:value="1.020435">
            <text:p>1.020435</text:p>
          </table:table-cell>
          <table:table-cell office:value-type="float" office:value="0.8112674">
            <text:p>0.8112674</text:p>
          </table:table-cell>
          <table:table-cell office:value-type="float" office:value="0.9502779">
            <text:p>0.9502779</text:p>
          </table:table-cell>
          <table:table-cell office:value-type="float" office:value="1.00449">
            <text:p>1.0044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708707">
            <text:p>0.9708707</text:p>
          </table:table-cell>
          <table:table-cell office:value-type="float" office:value="0.8579017">
            <text:p>0.8579017</text:p>
          </table:table-cell>
          <table:table-cell office:value-type="float" office:value="1.026077">
            <text:p>1.026077</text:p>
          </table:table-cell>
          <table:table-cell office:value-type="float" office:value="0.8243335">
            <text:p>0.8243335</text:p>
          </table:table-cell>
          <table:table-cell office:value-type="float" office:value="0.9454175">
            <text:p>0.9454175</text:p>
          </table:table-cell>
          <table:table-cell office:value-type="float" office:value="1.000906">
            <text:p>1.00090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680524">
            <text:p>0.9680524</text:p>
          </table:table-cell>
          <table:table-cell office:value-type="float" office:value="0.858169">
            <text:p>0.858169</text:p>
          </table:table-cell>
          <table:table-cell office:value-type="float" office:value="1.031509">
            <text:p>1.031509</text:p>
          </table:table-cell>
          <table:table-cell office:value-type="float" office:value="0.8395365">
            <text:p>0.8395365</text:p>
          </table:table-cell>
          <table:table-cell office:value-type="float" office:value="0.9440793">
            <text:p>0.9440793</text:p>
          </table:table-cell>
          <table:table-cell office:value-type="float" office:value="0.9946786">
            <text:p>0.994678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651301">
            <text:p>0.9651301</text:p>
          </table:table-cell>
          <table:table-cell office:value-type="float" office:value="0.8598049">
            <text:p>0.8598049</text:p>
          </table:table-cell>
          <table:table-cell office:value-type="float" office:value="1.036712">
            <text:p>1.036712</text:p>
          </table:table-cell>
          <table:table-cell office:value-type="float" office:value="0.8488615">
            <text:p>0.8488615</text:p>
          </table:table-cell>
          <table:table-cell office:value-type="float" office:value="0.9433569">
            <text:p>0.9433569</text:p>
          </table:table-cell>
          <table:table-cell office:value-type="float" office:value="0.9865144">
            <text:p>0.986514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60108">
            <text:p>0.960108</text:p>
          </table:table-cell>
          <table:table-cell office:value-type="float" office:value="0.8626248">
            <text:p>0.8626248</text:p>
          </table:table-cell>
          <table:table-cell office:value-type="float" office:value="1.042086">
            <text:p>1.042086</text:p>
          </table:table-cell>
          <table:table-cell office:value-type="float" office:value="0.8552467">
            <text:p>0.8552467</text:p>
          </table:table-cell>
          <table:table-cell office:value-type="float" office:value="0.9423739">
            <text:p>0.9423739</text:p>
          </table:table-cell>
          <table:table-cell office:value-type="float" office:value="0.9776729">
            <text:p>0.977672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33471">
            <text:p>0.9533471</text:p>
          </table:table-cell>
          <table:table-cell office:value-type="float" office:value="0.8662612">
            <text:p>0.8662612</text:p>
          </table:table-cell>
          <table:table-cell office:value-type="float" office:value="1.046632">
            <text:p>1.046632</text:p>
          </table:table-cell>
          <table:table-cell office:value-type="float" office:value="0.8588001">
            <text:p>0.8588001</text:p>
          </table:table-cell>
          <table:table-cell office:value-type="float" office:value="0.9418958">
            <text:p>0.9418958</text:p>
          </table:table-cell>
          <table:table-cell office:value-type="float" office:value="0.9690243">
            <text:p>0.969024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55229">
            <text:p>0.9455229</text:p>
          </table:table-cell>
          <table:table-cell office:value-type="float" office:value="0.868693">
            <text:p>0.868693</text:p>
          </table:table-cell>
          <table:table-cell office:value-type="float" office:value="1.047547">
            <text:p>1.047547</text:p>
          </table:table-cell>
          <table:table-cell office:value-type="float" office:value="0.8591639">
            <text:p>0.8591639</text:p>
          </table:table-cell>
          <table:table-cell office:value-type="float" office:value="0.9394681">
            <text:p>0.9394681</text:p>
          </table:table-cell>
          <table:table-cell office:value-type="float" office:value="0.9625771">
            <text:p>0.962577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372549">
            <text:p>0.9372549</text:p>
          </table:table-cell>
          <table:table-cell office:value-type="float" office:value="0.8715514">
            <text:p>0.8715514</text:p>
          </table:table-cell>
          <table:table-cell office:value-type="float" office:value="1.043138">
            <text:p>1.043138</text:p>
          </table:table-cell>
          <table:table-cell office:value-type="float" office:value="0.856764">
            <text:p>0.856764</text:p>
          </table:table-cell>
          <table:table-cell office:value-type="float" office:value="0.9331993">
            <text:p>0.9331993</text:p>
          </table:table-cell>
          <table:table-cell office:value-type="float" office:value="0.9590712">
            <text:p>0.959071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91923">
            <text:p>0.9291923</text:p>
          </table:table-cell>
          <table:table-cell office:value-type="float" office:value="0.8744178">
            <text:p>0.8744178</text:p>
          </table:table-cell>
          <table:table-cell office:value-type="float" office:value="1.0387">
            <text:p>1.0387</text:p>
          </table:table-cell>
          <table:table-cell office:value-type="float" office:value="0.8509383">
            <text:p>0.8509383</text:p>
          </table:table-cell>
          <table:table-cell office:value-type="float" office:value="0.9295273">
            <text:p>0.9295273</text:p>
          </table:table-cell>
          <table:table-cell office:value-type="float" office:value="0.9588567">
            <text:p>0.958856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17019">
            <text:p>0.9217019</text:p>
          </table:table-cell>
          <table:table-cell office:value-type="float" office:value="0.8776451">
            <text:p>0.8776451</text:p>
          </table:table-cell>
          <table:table-cell office:value-type="float" office:value="1.035391">
            <text:p>1.035391</text:p>
          </table:table-cell>
          <table:table-cell office:value-type="float" office:value="0.8451339">
            <text:p>0.8451339</text:p>
          </table:table-cell>
          <table:table-cell office:value-type="float" office:value="0.9279841">
            <text:p>0.9279841</text:p>
          </table:table-cell>
          <table:table-cell office:value-type="float" office:value="0.9615107">
            <text:p>0.961510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58808">
            <text:p>0.9158808</text:p>
          </table:table-cell>
          <table:table-cell office:value-type="float" office:value="0.8805935">
            <text:p>0.8805935</text:p>
          </table:table-cell>
          <table:table-cell office:value-type="float" office:value="1.032852">
            <text:p>1.032852</text:p>
          </table:table-cell>
          <table:table-cell office:value-type="float" office:value="0.8399162">
            <text:p>0.8399162</text:p>
          </table:table-cell>
          <table:table-cell office:value-type="float" office:value="0.9274042">
            <text:p>0.9274042</text:p>
          </table:table-cell>
          <table:table-cell office:value-type="float" office:value="0.9623997">
            <text:p>0.962399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84802">
            <text:p>0.9084802</text:p>
          </table:table-cell>
          <table:table-cell office:value-type="float" office:value="0.8835436">
            <text:p>0.8835436</text:p>
          </table:table-cell>
          <table:table-cell office:value-type="float" office:value="1.030563">
            <text:p>1.030563</text:p>
          </table:table-cell>
          <table:table-cell office:value-type="float" office:value="0.8368865">
            <text:p>0.8368865</text:p>
          </table:table-cell>
          <table:table-cell office:value-type="float" office:value="0.9203222">
            <text:p>0.9203222</text:p>
          </table:table-cell>
          <table:table-cell office:value-type="float" office:value="0.9690826">
            <text:p>0.969082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38744">
            <text:p>0.9038744</text:p>
          </table:table-cell>
          <table:table-cell office:value-type="float" office:value="0.885633">
            <text:p>0.885633</text:p>
          </table:table-cell>
          <table:table-cell office:value-type="float" office:value="1.0284">
            <text:p>1.0284</text:p>
          </table:table-cell>
          <table:table-cell office:value-type="float" office:value="0.8391869">
            <text:p>0.8391869</text:p>
          </table:table-cell>
          <table:table-cell office:value-type="float" office:value="0.9123871">
            <text:p>0.9123871</text:p>
          </table:table-cell>
          <table:table-cell office:value-type="float" office:value="0.9782941">
            <text:p>0.978294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25162">
            <text:p>0.9025162</text:p>
          </table:table-cell>
          <table:table-cell office:value-type="float" office:value="0.8875405">
            <text:p>0.8875405</text:p>
          </table:table-cell>
          <table:table-cell office:value-type="float" office:value="1.027919">
            <text:p>1.027919</text:p>
          </table:table-cell>
          <table:table-cell office:value-type="float" office:value="0.8495361">
            <text:p>0.8495361</text:p>
          </table:table-cell>
          <table:table-cell office:value-type="float" office:value="0.9043694">
            <text:p>0.9043694</text:p>
          </table:table-cell>
          <table:table-cell office:value-type="float" office:value="0.987655">
            <text:p>0.98765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39391">
            <text:p>0.9039391</text:p>
          </table:table-cell>
          <table:table-cell office:value-type="float" office:value="0.8896613">
            <text:p>0.8896613</text:p>
          </table:table-cell>
          <table:table-cell office:value-type="float" office:value="1.03005">
            <text:p>1.03005</text:p>
          </table:table-cell>
          <table:table-cell office:value-type="float" office:value="0.8608936">
            <text:p>0.8608936</text:p>
          </table:table-cell>
          <table:table-cell office:value-type="float" office:value="0.8995435">
            <text:p>0.8995435</text:p>
          </table:table-cell>
          <table:table-cell office:value-type="float" office:value="0.9967682">
            <text:p>0.996768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74433">
            <text:p>0.9074433</text:p>
          </table:table-cell>
          <table:table-cell office:value-type="float" office:value="0.891598">
            <text:p>0.891598</text:p>
          </table:table-cell>
          <table:table-cell office:value-type="float" office:value="1.0339">
            <text:p>1.0339</text:p>
          </table:table-cell>
          <table:table-cell office:value-type="float" office:value="0.8474376">
            <text:p>0.8474376</text:p>
          </table:table-cell>
          <table:table-cell office:value-type="float" office:value="0.8988186">
            <text:p>0.8988186</text:p>
          </table:table-cell>
          <table:table-cell office:value-type="float" office:value="1.004934">
            <text:p>1.00493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2118">
            <text:p>0.912118</text:p>
          </table:table-cell>
          <table:table-cell office:value-type="float" office:value="0.8925251">
            <text:p>0.8925251</text:p>
          </table:table-cell>
          <table:table-cell office:value-type="float" office:value="1.038676">
            <text:p>1.038676</text:p>
          </table:table-cell>
          <table:table-cell office:value-type="float" office:value="0.8330661">
            <text:p>0.8330661</text:p>
          </table:table-cell>
          <table:table-cell office:value-type="float" office:value="0.9013824">
            <text:p>0.9013824</text:p>
          </table:table-cell>
          <table:table-cell office:value-type="float" office:value="1.008695">
            <text:p>1.00869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71985">
            <text:p>0.9171985</text:p>
          </table:table-cell>
          <table:table-cell office:value-type="float" office:value="0.8927976">
            <text:p>0.8927976</text:p>
          </table:table-cell>
          <table:table-cell office:value-type="float" office:value="1.044099">
            <text:p>1.044099</text:p>
          </table:table-cell>
          <table:table-cell office:value-type="float" office:value="0.8224448">
            <text:p>0.8224448</text:p>
          </table:table-cell>
          <table:table-cell office:value-type="float" office:value="0.9073516">
            <text:p>0.9073516</text:p>
          </table:table-cell>
          <table:table-cell office:value-type="float" office:value="1.006287">
            <text:p>1.00628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17837">
            <text:p>0.9117837</text:p>
          </table:table-cell>
          <table:table-cell office:value-type="float" office:value="0.8928438">
            <text:p>0.8928438</text:p>
          </table:table-cell>
          <table:table-cell office:value-type="float" office:value="1.04519">
            <text:p>1.04519</text:p>
          </table:table-cell>
          <table:table-cell office:value-type="float" office:value="0.8195176">
            <text:p>0.8195176</text:p>
          </table:table-cell>
          <table:table-cell office:value-type="float" office:value="0.9198633">
            <text:p>0.9198633</text:p>
          </table:table-cell>
          <table:table-cell office:value-type="float" office:value="0.9992508">
            <text:p>0.999250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45125">
            <text:p>0.9045125</text:p>
          </table:table-cell>
          <table:table-cell office:value-type="float" office:value="0.8923279">
            <text:p>0.8923279</text:p>
          </table:table-cell>
          <table:table-cell office:value-type="float" office:value="1.041711">
            <text:p>1.041711</text:p>
          </table:table-cell>
          <table:table-cell office:value-type="float" office:value="0.8265296">
            <text:p>0.8265296</text:p>
          </table:table-cell>
          <table:table-cell office:value-type="float" office:value="0.9361109">
            <text:p>0.9361109</text:p>
          </table:table-cell>
          <table:table-cell office:value-type="float" office:value="0.9904501">
            <text:p>0.990450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8976">
            <text:p>0.898976</text:p>
          </table:table-cell>
          <table:table-cell office:value-type="float" office:value="0.8915043">
            <text:p>0.8915043</text:p>
          </table:table-cell>
          <table:table-cell office:value-type="float" office:value="1.037492">
            <text:p>1.037492</text:p>
          </table:table-cell>
          <table:table-cell office:value-type="float" office:value="0.8400192">
            <text:p>0.8400192</text:p>
          </table:table-cell>
          <table:table-cell office:value-type="float" office:value="0.9374567">
            <text:p>0.9374567</text:p>
          </table:table-cell>
          <table:table-cell office:value-type="float" office:value="0.9835538">
            <text:p>0.983553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52299">
            <text:p>0.8952299</text:p>
          </table:table-cell>
          <table:table-cell office:value-type="float" office:value="0.8899428">
            <text:p>0.8899428</text:p>
          </table:table-cell>
          <table:table-cell office:value-type="float" office:value="1.032594">
            <text:p>1.032594</text:p>
          </table:table-cell>
          <table:table-cell office:value-type="float" office:value="0.8599068">
            <text:p>0.8599068</text:p>
          </table:table-cell>
          <table:table-cell office:value-type="float" office:value="0.9343655">
            <text:p>0.9343655</text:p>
          </table:table-cell>
          <table:table-cell office:value-type="float" office:value="0.9800076">
            <text:p>0.980007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34009">
            <text:p>0.8934009</text:p>
          </table:table-cell>
          <table:table-cell office:value-type="float" office:value="0.8886383">
            <text:p>0.8886383</text:p>
          </table:table-cell>
          <table:table-cell office:value-type="float" office:value="1.027549">
            <text:p>1.027549</text:p>
          </table:table-cell>
          <table:table-cell office:value-type="float" office:value="0.8566053">
            <text:p>0.8566053</text:p>
          </table:table-cell>
          <table:table-cell office:value-type="float" office:value="0.9320509">
            <text:p>0.9320509</text:p>
          </table:table-cell>
          <table:table-cell office:value-type="float" office:value="0.9798539">
            <text:p>0.979853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43617">
            <text:p>0.8943617</text:p>
          </table:table-cell>
          <table:table-cell office:value-type="float" office:value="0.8871108">
            <text:p>0.8871108</text:p>
          </table:table-cell>
          <table:table-cell office:value-type="float" office:value="1.022802">
            <text:p>1.022802</text:p>
          </table:table-cell>
          <table:table-cell office:value-type="float" office:value="0.8580484">
            <text:p>0.8580484</text:p>
          </table:table-cell>
          <table:table-cell office:value-type="float" office:value="0.9300804">
            <text:p>0.9300804</text:p>
          </table:table-cell>
          <table:table-cell office:value-type="float" office:value="0.9755454">
            <text:p>0.975545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85127">
            <text:p>0.8985127</text:p>
          </table:table-cell>
          <table:table-cell office:value-type="float" office:value="0.8853501">
            <text:p>0.8853501</text:p>
          </table:table-cell>
          <table:table-cell office:value-type="float" office:value="1.018405">
            <text:p>1.018405</text:p>
          </table:table-cell>
          <table:table-cell office:value-type="float" office:value="0.8671095">
            <text:p>0.8671095</text:p>
          </table:table-cell>
          <table:table-cell office:value-type="float" office:value="0.9293658">
            <text:p>0.9293658</text:p>
          </table:table-cell>
          <table:table-cell office:value-type="float" office:value="0.9702764">
            <text:p>0.970276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59906">
            <text:p>0.9059906</text:p>
          </table:table-cell>
          <table:table-cell office:value-type="float" office:value="0.8835759">
            <text:p>0.8835759</text:p>
          </table:table-cell>
          <table:table-cell office:value-type="float" office:value="1.014251">
            <text:p>1.014251</text:p>
          </table:table-cell>
          <table:table-cell office:value-type="float" office:value="0.8804244">
            <text:p>0.8804244</text:p>
          </table:table-cell>
          <table:table-cell office:value-type="float" office:value="0.930283">
            <text:p>0.930283</text:p>
          </table:table-cell>
          <table:table-cell office:value-type="float" office:value="0.9690516">
            <text:p>0.969051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59844">
            <text:p>0.9159844</text:p>
          </table:table-cell>
          <table:table-cell office:value-type="float" office:value="0.8821169">
            <text:p>0.8821169</text:p>
          </table:table-cell>
          <table:table-cell office:value-type="float" office:value="1.010515">
            <text:p>1.010515</text:p>
          </table:table-cell>
          <table:table-cell office:value-type="float" office:value="0.8940222">
            <text:p>0.8940222</text:p>
          </table:table-cell>
          <table:table-cell office:value-type="float" office:value="0.9344717">
            <text:p>0.9344717</text:p>
          </table:table-cell>
          <table:table-cell office:value-type="float" office:value="0.9722307">
            <text:p>0.972230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87636">
            <text:p>0.9287636</text:p>
          </table:table-cell>
          <table:table-cell office:value-type="float" office:value="0.8811185">
            <text:p>0.8811185</text:p>
          </table:table-cell>
          <table:table-cell office:value-type="float" office:value="1.009225">
            <text:p>1.009225</text:p>
          </table:table-cell>
          <table:table-cell office:value-type="float" office:value="0.8905839">
            <text:p>0.8905839</text:p>
          </table:table-cell>
          <table:table-cell office:value-type="float" office:value="0.9418635">
            <text:p>0.9418635</text:p>
          </table:table-cell>
          <table:table-cell office:value-type="float" office:value="0.9793056">
            <text:p>0.979305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28993">
            <text:p>0.9428993</text:p>
          </table:table-cell>
          <table:table-cell office:value-type="float" office:value="0.8804047">
            <text:p>0.8804047</text:p>
          </table:table-cell>
          <table:table-cell office:value-type="float" office:value="1.012035">
            <text:p>1.012035</text:p>
          </table:table-cell>
          <table:table-cell office:value-type="float" office:value="0.8798397">
            <text:p>0.8798397</text:p>
          </table:table-cell>
          <table:table-cell office:value-type="float" office:value="0.9503081">
            <text:p>0.9503081</text:p>
          </table:table-cell>
          <table:table-cell office:value-type="float" office:value="0.9891375">
            <text:p>0.989137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70201">
            <text:p>0.9470201</text:p>
          </table:table-cell>
          <table:table-cell office:value-type="float" office:value="0.8800776">
            <text:p>0.8800776</text:p>
          </table:table-cell>
          <table:table-cell office:value-type="float" office:value="1.019522">
            <text:p>1.019522</text:p>
          </table:table-cell>
          <table:table-cell office:value-type="float" office:value="0.8679509">
            <text:p>0.8679509</text:p>
          </table:table-cell>
          <table:table-cell office:value-type="float" office:value="0.958227">
            <text:p>0.958227</text:p>
          </table:table-cell>
          <table:table-cell office:value-type="float" office:value="1.000205">
            <text:p>1.00020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16866">
            <text:p>0.9516866</text:p>
          </table:table-cell>
          <table:table-cell office:value-type="float" office:value="0.8795385">
            <text:p>0.8795385</text:p>
          </table:table-cell>
          <table:table-cell office:value-type="float" office:value="1.030027">
            <text:p>1.030027</text:p>
          </table:table-cell>
          <table:table-cell office:value-type="float" office:value="0.8581921">
            <text:p>0.8581921</text:p>
          </table:table-cell>
          <table:table-cell office:value-type="float" office:value="0.9647063">
            <text:p>0.9647063</text:p>
          </table:table-cell>
          <table:table-cell office:value-type="float" office:value="1.010502">
            <text:p>1.01050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5245">
            <text:p>0.955245</text:p>
          </table:table-cell>
          <table:table-cell office:value-type="float" office:value="0.8793254">
            <text:p>0.8793254</text:p>
          </table:table-cell>
          <table:table-cell office:value-type="float" office:value="1.041101">
            <text:p>1.041101</text:p>
          </table:table-cell>
          <table:table-cell office:value-type="float" office:value="0.853443">
            <text:p>0.853443</text:p>
          </table:table-cell>
          <table:table-cell office:value-type="float" office:value="0.9688106">
            <text:p>0.9688106</text:p>
          </table:table-cell>
          <table:table-cell office:value-type="float" office:value="1.018512">
            <text:p>1.01851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83315">
            <text:p>0.9583315</text:p>
          </table:table-cell>
          <table:table-cell office:value-type="float" office:value="0.8786123">
            <text:p>0.8786123</text:p>
          </table:table-cell>
          <table:table-cell office:value-type="float" office:value="1.04357">
            <text:p>1.04357</text:p>
          </table:table-cell>
          <table:table-cell office:value-type="float" office:value="0.8576527">
            <text:p>0.8576527</text:p>
          </table:table-cell>
          <table:table-cell office:value-type="float" office:value="0.9709698">
            <text:p>0.9709698</text:p>
          </table:table-cell>
          <table:table-cell office:value-type="float" office:value="1.023518">
            <text:p>1.02351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92803">
            <text:p>0.9592803</text:p>
          </table:table-cell>
          <table:table-cell office:value-type="float" office:value="0.8773068">
            <text:p>0.8773068</text:p>
          </table:table-cell>
          <table:table-cell office:value-type="float" office:value="1.042999">
            <text:p>1.042999</text:p>
          </table:table-cell>
          <table:table-cell office:value-type="float" office:value="0.8692943">
            <text:p>0.8692943</text:p>
          </table:table-cell>
          <table:table-cell office:value-type="float" office:value="0.9711931">
            <text:p>0.9711931</text:p>
          </table:table-cell>
          <table:table-cell office:value-type="float" office:value="1.025133">
            <text:p>1.02513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59555">
            <text:p>0.9559555</text:p>
          </table:table-cell>
          <table:table-cell office:value-type="float" office:value="0.8746415">
            <text:p>0.8746415</text:p>
          </table:table-cell>
          <table:table-cell office:value-type="float" office:value="1.042445">
            <text:p>1.042445</text:p>
          </table:table-cell>
          <table:table-cell office:value-type="float" office:value="0.8746856">
            <text:p>0.8746856</text:p>
          </table:table-cell>
          <table:table-cell office:value-type="float" office:value="0.9723872">
            <text:p>0.9723872</text:p>
          </table:table-cell>
          <table:table-cell office:value-type="float" office:value="1.02193">
            <text:p>1.0219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25447">
            <text:p>0.9525447</text:p>
          </table:table-cell>
          <table:table-cell office:value-type="float" office:value="0.8712484">
            <text:p>0.8712484</text:p>
          </table:table-cell>
          <table:table-cell office:value-type="float" office:value="1.041571">
            <text:p>1.041571</text:p>
          </table:table-cell>
          <table:table-cell office:value-type="float" office:value="0.8685019">
            <text:p>0.8685019</text:p>
          </table:table-cell>
          <table:table-cell office:value-type="float" office:value="0.9715035">
            <text:p>0.9715035</text:p>
          </table:table-cell>
          <table:table-cell office:value-type="float" office:value="1.014045">
            <text:p>1.01404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82319">
            <text:p>0.9482319</text:p>
          </table:table-cell>
          <table:table-cell office:value-type="float" office:value="0.8678842">
            <text:p>0.8678842</text:p>
          </table:table-cell>
          <table:table-cell office:value-type="float" office:value="1.041454">
            <text:p>1.041454</text:p>
          </table:table-cell>
          <table:table-cell office:value-type="float" office:value="0.8568499">
            <text:p>0.8568499</text:p>
          </table:table-cell>
          <table:table-cell office:value-type="float" office:value="0.9649137">
            <text:p>0.9649137</text:p>
          </table:table-cell>
          <table:table-cell office:value-type="float" office:value="1.004119">
            <text:p>1.00411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17421">
            <text:p>0.9417421</text:p>
          </table:table-cell>
          <table:table-cell office:value-type="float" office:value="0.8649601">
            <text:p>0.8649601</text:p>
          </table:table-cell>
          <table:table-cell office:value-type="float" office:value="1.041445">
            <text:p>1.041445</text:p>
          </table:table-cell>
          <table:table-cell office:value-type="float" office:value="0.8583784">
            <text:p>0.8583784</text:p>
          </table:table-cell>
          <table:table-cell office:value-type="float" office:value="0.9542565">
            <text:p>0.9542565</text:p>
          </table:table-cell>
          <table:table-cell office:value-type="float" office:value="0.995802">
            <text:p>0.99580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334095">
            <text:p>0.9334095</text:p>
          </table:table-cell>
          <table:table-cell office:value-type="float" office:value="0.8627121">
            <text:p>0.8627121</text:p>
          </table:table-cell>
          <table:table-cell office:value-type="float" office:value="1.040814">
            <text:p>1.040814</text:p>
          </table:table-cell>
          <table:table-cell office:value-type="float" office:value="0.8800856">
            <text:p>0.8800856</text:p>
          </table:table-cell>
          <table:table-cell office:value-type="float" office:value="0.9422009">
            <text:p>0.9422009</text:p>
          </table:table-cell>
          <table:table-cell office:value-type="float" office:value="0.990517">
            <text:p>0.99051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46342">
            <text:p>0.9246342</text:p>
          </table:table-cell>
          <table:table-cell office:value-type="float" office:value="0.861084">
            <text:p>0.861084</text:p>
          </table:table-cell>
          <table:table-cell office:value-type="float" office:value="1.039616">
            <text:p>1.039616</text:p>
          </table:table-cell>
          <table:table-cell office:value-type="float" office:value="0.8777974">
            <text:p>0.8777974</text:p>
          </table:table-cell>
          <table:table-cell office:value-type="float" office:value="0.9315282">
            <text:p>0.9315282</text:p>
          </table:table-cell>
          <table:table-cell office:value-type="float" office:value="0.987065">
            <text:p>0.98706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63824">
            <text:p>0.9163824</text:p>
          </table:table-cell>
          <table:table-cell office:value-type="float" office:value="0.8605757">
            <text:p>0.8605757</text:p>
          </table:table-cell>
          <table:table-cell office:value-type="float" office:value="1.037822">
            <text:p>1.037822</text:p>
          </table:table-cell>
          <table:table-cell office:value-type="float" office:value="0.8736417">
            <text:p>0.8736417</text:p>
          </table:table-cell>
          <table:table-cell office:value-type="float" office:value="0.9236585">
            <text:p>0.9236585</text:p>
          </table:table-cell>
          <table:table-cell office:value-type="float" office:value="0.9797746">
            <text:p>0.979774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090383">
            <text:p>0.9090383</text:p>
          </table:table-cell>
          <table:table-cell office:value-type="float" office:value="0.8614583">
            <text:p>0.8614583</text:p>
          </table:table-cell>
          <table:table-cell office:value-type="float" office:value="1.035951">
            <text:p>1.035951</text:p>
          </table:table-cell>
          <table:table-cell office:value-type="float" office:value="0.8686956">
            <text:p>0.8686956</text:p>
          </table:table-cell>
          <table:table-cell office:value-type="float" office:value="0.9202493">
            <text:p>0.9202493</text:p>
          </table:table-cell>
          <table:table-cell office:value-type="float" office:value="0.9747969">
            <text:p>0.974796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51527">
            <text:p>0.9051527</text:p>
          </table:table-cell>
          <table:table-cell office:value-type="float" office:value="0.863602">
            <text:p>0.863602</text:p>
          </table:table-cell>
          <table:table-cell office:value-type="float" office:value="1.032334">
            <text:p>1.032334</text:p>
          </table:table-cell>
          <table:table-cell office:value-type="float" office:value="0.8606943">
            <text:p>0.8606943</text:p>
          </table:table-cell>
          <table:table-cell office:value-type="float" office:value="0.9203173">
            <text:p>0.9203173</text:p>
          </table:table-cell>
          <table:table-cell office:value-type="float" office:value="0.973397">
            <text:p>0.97339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06737">
            <text:p>0.9006737</text:p>
          </table:table-cell>
          <table:table-cell office:value-type="float" office:value="0.8668809">
            <text:p>0.8668809</text:p>
          </table:table-cell>
          <table:table-cell office:value-type="float" office:value="1.028453">
            <text:p>1.028453</text:p>
          </table:table-cell>
          <table:table-cell office:value-type="float" office:value="0.8509665">
            <text:p>0.8509665</text:p>
          </table:table-cell>
          <table:table-cell office:value-type="float" office:value="0.9187608">
            <text:p>0.9187608</text:p>
          </table:table-cell>
          <table:table-cell office:value-type="float" office:value="0.971683">
            <text:p>0.97168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59771">
            <text:p>0.8959771</text:p>
          </table:table-cell>
          <table:table-cell office:value-type="float" office:value="0.8715091">
            <text:p>0.8715091</text:p>
          </table:table-cell>
          <table:table-cell office:value-type="float" office:value="1.024842">
            <text:p>1.024842</text:p>
          </table:table-cell>
          <table:table-cell office:value-type="float" office:value="0.8408228">
            <text:p>0.8408228</text:p>
          </table:table-cell>
          <table:table-cell office:value-type="float" office:value="0.9058826">
            <text:p>0.9058826</text:p>
          </table:table-cell>
          <table:table-cell office:value-type="float" office:value="0.9752562">
            <text:p>0.975256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47489">
            <text:p>0.8947489</text:p>
          </table:table-cell>
          <table:table-cell office:value-type="float" office:value="0.8759171">
            <text:p>0.8759171</text:p>
          </table:table-cell>
          <table:table-cell office:value-type="float" office:value="1.022509">
            <text:p>1.022509</text:p>
          </table:table-cell>
          <table:table-cell office:value-type="float" office:value="0.8312799">
            <text:p>0.8312799</text:p>
          </table:table-cell>
          <table:table-cell office:value-type="float" office:value="0.8934491">
            <text:p>0.8934491</text:p>
          </table:table-cell>
          <table:table-cell office:value-type="float" office:value="0.9840329">
            <text:p>0.984032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69488">
            <text:p>0.8969488</text:p>
          </table:table-cell>
          <table:table-cell office:value-type="float" office:value="0.8784891">
            <text:p>0.8784891</text:p>
          </table:table-cell>
          <table:table-cell office:value-type="float" office:value="1.02379">
            <text:p>1.02379</text:p>
          </table:table-cell>
          <table:table-cell office:value-type="float" office:value="0.8238063">
            <text:p>0.8238063</text:p>
          </table:table-cell>
          <table:table-cell office:value-type="float" office:value="0.8846098">
            <text:p>0.8846098</text:p>
          </table:table-cell>
          <table:table-cell office:value-type="float" office:value="0.9944025">
            <text:p>0.994402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1563">
            <text:p>0.901563</text:p>
          </table:table-cell>
          <table:table-cell office:value-type="float" office:value="0.8818678">
            <text:p>0.8818678</text:p>
          </table:table-cell>
          <table:table-cell office:value-type="float" office:value="1.027452">
            <text:p>1.027452</text:p>
          </table:table-cell>
          <table:table-cell office:value-type="float" office:value="0.81908">
            <text:p>0.81908</text:p>
          </table:table-cell>
          <table:table-cell office:value-type="float" office:value="0.8813339">
            <text:p>0.8813339</text:p>
          </table:table-cell>
          <table:table-cell office:value-type="float" office:value="1.00417">
            <text:p>1.0041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7529">
            <text:p>0.907529</text:p>
          </table:table-cell>
          <table:table-cell office:value-type="float" office:value="0.8850424">
            <text:p>0.8850424</text:p>
          </table:table-cell>
          <table:table-cell office:value-type="float" office:value="1.030975">
            <text:p>1.030975</text:p>
          </table:table-cell>
          <table:table-cell office:value-type="float" office:value="0.8185135">
            <text:p>0.8185135</text:p>
          </table:table-cell>
          <table:table-cell office:value-type="float" office:value="0.8821023">
            <text:p>0.8821023</text:p>
          </table:table-cell>
          <table:table-cell office:value-type="float" office:value="1.012508">
            <text:p>1.01250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25189">
            <text:p>0.9125189</text:p>
          </table:table-cell>
          <table:table-cell office:value-type="float" office:value="0.8879851">
            <text:p>0.8879851</text:p>
          </table:table-cell>
          <table:table-cell office:value-type="float" office:value="1.032106">
            <text:p>1.032106</text:p>
          </table:table-cell>
          <table:table-cell office:value-type="float" office:value="0.8226111">
            <text:p>0.8226111</text:p>
          </table:table-cell>
          <table:table-cell office:value-type="float" office:value="0.8851388">
            <text:p>0.8851388</text:p>
          </table:table-cell>
          <table:table-cell office:value-type="float" office:value="1.018661">
            <text:p>1.01866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50893">
            <text:p>0.9050893</text:p>
          </table:table-cell>
          <table:table-cell office:value-type="float" office:value="0.8904715">
            <text:p>0.8904715</text:p>
          </table:table-cell>
          <table:table-cell office:value-type="float" office:value="1.028971">
            <text:p>1.028971</text:p>
          </table:table-cell>
          <table:table-cell office:value-type="float" office:value="0.8295699">
            <text:p>0.8295699</text:p>
          </table:table-cell>
          <table:table-cell office:value-type="float" office:value="0.8941429">
            <text:p>0.8941429</text:p>
          </table:table-cell>
          <table:table-cell office:value-type="float" office:value="1.022087">
            <text:p>1.02208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86888">
            <text:p>0.8986888</text:p>
          </table:table-cell>
          <table:table-cell office:value-type="float" office:value="0.8928322">
            <text:p>0.8928322</text:p>
          </table:table-cell>
          <table:table-cell office:value-type="float" office:value="1.021941">
            <text:p>1.021941</text:p>
          </table:table-cell>
          <table:table-cell office:value-type="float" office:value="0.8378559">
            <text:p>0.8378559</text:p>
          </table:table-cell>
          <table:table-cell office:value-type="float" office:value="0.9084235">
            <text:p>0.9084235</text:p>
          </table:table-cell>
          <table:table-cell office:value-type="float" office:value="1.021866">
            <text:p>1.02186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33605">
            <text:p>0.8933605</text:p>
          </table:table-cell>
          <table:table-cell office:value-type="float" office:value="0.8949252">
            <text:p>0.8949252</text:p>
          </table:table-cell>
          <table:table-cell office:value-type="float" office:value="1.014567">
            <text:p>1.014567</text:p>
          </table:table-cell>
          <table:table-cell office:value-type="float" office:value="0.8385388">
            <text:p>0.8385388</text:p>
          </table:table-cell>
          <table:table-cell office:value-type="float" office:value="0.9233012">
            <text:p>0.9233012</text:p>
          </table:table-cell>
          <table:table-cell office:value-type="float" office:value="1.01741">
            <text:p>1.0174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894993">
            <text:p>0.8894993</text:p>
          </table:table-cell>
          <table:table-cell office:value-type="float" office:value="0.8972384">
            <text:p>0.8972384</text:p>
          </table:table-cell>
          <table:table-cell office:value-type="float" office:value="1.008277">
            <text:p>1.008277</text:p>
          </table:table-cell>
          <table:table-cell office:value-type="float" office:value="0.8289171">
            <text:p>0.8289171</text:p>
          </table:table-cell>
          <table:table-cell office:value-type="float" office:value="0.932237">
            <text:p>0.932237</text:p>
          </table:table-cell>
          <table:table-cell office:value-type="float" office:value="1.010249">
            <text:p>1.01024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87441">
            <text:p>0.887441</text:p>
          </table:table-cell>
          <table:table-cell office:value-type="float" office:value="0.8981743">
            <text:p>0.8981743</text:p>
          </table:table-cell>
          <table:table-cell office:value-type="float" office:value="1.003881">
            <text:p>1.003881</text:p>
          </table:table-cell>
          <table:table-cell office:value-type="float" office:value="0.8228244">
            <text:p>0.8228244</text:p>
          </table:table-cell>
          <table:table-cell office:value-type="float" office:value="0.9266964">
            <text:p>0.9266964</text:p>
          </table:table-cell>
          <table:table-cell office:value-type="float" office:value="1.001211">
            <text:p>1.00121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881342">
            <text:p>0.8881342</text:p>
          </table:table-cell>
          <table:table-cell office:value-type="float" office:value="0.8990291">
            <text:p>0.8990291</text:p>
          </table:table-cell>
          <table:table-cell office:value-type="float" office:value="1.00114">
            <text:p>1.00114</text:p>
          </table:table-cell>
          <table:table-cell office:value-type="float" office:value="0.8187425">
            <text:p>0.8187425</text:p>
          </table:table-cell>
          <table:table-cell office:value-type="float" office:value="0.921734">
            <text:p>0.921734</text:p>
          </table:table-cell>
          <table:table-cell office:value-type="float" office:value="0.9914687">
            <text:p>0.991468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18641">
            <text:p>0.8918641</text:p>
          </table:table-cell>
          <table:table-cell office:value-type="float" office:value="0.8991538">
            <text:p>0.8991538</text:p>
          </table:table-cell>
          <table:table-cell office:value-type="float" office:value="0.9984916">
            <text:p>0.9984916</text:p>
          </table:table-cell>
          <table:table-cell office:value-type="float" office:value="0.8138">
            <text:p>0.8138</text:p>
          </table:table-cell>
          <table:table-cell office:value-type="float" office:value="0.9191152">
            <text:p>0.9191152</text:p>
          </table:table-cell>
          <table:table-cell office:value-type="float" office:value="0.9823822">
            <text:p>0.982382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87728">
            <text:p>0.8987728</text:p>
          </table:table-cell>
          <table:table-cell office:value-type="float" office:value="0.8983804">
            <text:p>0.8983804</text:p>
          </table:table-cell>
          <table:table-cell office:value-type="float" office:value="0.9958984">
            <text:p>0.9958984</text:p>
          </table:table-cell>
          <table:table-cell office:value-type="float" office:value="0.8033695">
            <text:p>0.8033695</text:p>
          </table:table-cell>
          <table:table-cell office:value-type="float" office:value="0.9187806">
            <text:p>0.9187806</text:p>
          </table:table-cell>
          <table:table-cell office:value-type="float" office:value="0.9751215">
            <text:p>0.975121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85618">
            <text:p>0.9085618</text:p>
          </table:table-cell>
          <table:table-cell office:value-type="float" office:value="0.8979996">
            <text:p>0.8979996</text:p>
          </table:table-cell>
          <table:table-cell office:value-type="float" office:value="0.9928792">
            <text:p>0.9928792</text:p>
          </table:table-cell>
          <table:table-cell office:value-type="float" office:value="0.7938963">
            <text:p>0.7938963</text:p>
          </table:table-cell>
          <table:table-cell office:value-type="float" office:value="0.9222784">
            <text:p>0.9222784</text:p>
          </table:table-cell>
          <table:table-cell office:value-type="float" office:value="0.9722649">
            <text:p>0.972264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07217">
            <text:p>0.9207217</text:p>
          </table:table-cell>
          <table:table-cell office:value-type="float" office:value="0.8967084">
            <text:p>0.8967084</text:p>
          </table:table-cell>
          <table:table-cell office:value-type="float" office:value="0.9905941">
            <text:p>0.9905941</text:p>
          </table:table-cell>
          <table:table-cell office:value-type="float" office:value="0.7892497">
            <text:p>0.7892497</text:p>
          </table:table-cell>
          <table:table-cell office:value-type="float" office:value="0.9295677">
            <text:p>0.9295677</text:p>
          </table:table-cell>
          <table:table-cell office:value-type="float" office:value="0.9739588">
            <text:p>0.973958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31906">
            <text:p>0.931906</text:p>
          </table:table-cell>
          <table:table-cell office:value-type="float" office:value="0.8952041">
            <text:p>0.8952041</text:p>
          </table:table-cell>
          <table:table-cell office:value-type="float" office:value="0.9884512">
            <text:p>0.9884512</text:p>
          </table:table-cell>
          <table:table-cell office:value-type="float" office:value="0.7816296">
            <text:p>0.7816296</text:p>
          </table:table-cell>
          <table:table-cell office:value-type="float" office:value="0.9387013">
            <text:p>0.9387013</text:p>
          </table:table-cell>
          <table:table-cell office:value-type="float" office:value="0.9792346">
            <text:p>0.979234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366864">
            <text:p>0.9366864</text:p>
          </table:table-cell>
          <table:table-cell office:value-type="float" office:value="0.893158">
            <text:p>0.893158</text:p>
          </table:table-cell>
          <table:table-cell office:value-type="float" office:value="0.9876795">
            <text:p>0.9876795</text:p>
          </table:table-cell>
          <table:table-cell office:value-type="float" office:value="0.7681278">
            <text:p>0.7681278</text:p>
          </table:table-cell>
          <table:table-cell office:value-type="float" office:value="0.9483547">
            <text:p>0.9483547</text:p>
          </table:table-cell>
          <table:table-cell office:value-type="float" office:value="0.9869235">
            <text:p>0.986923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17946">
            <text:p>0.9417946</text:p>
          </table:table-cell>
          <table:table-cell office:value-type="float" office:value="0.8907684">
            <text:p>0.8907684</text:p>
          </table:table-cell>
          <table:table-cell office:value-type="float" office:value="0.9901032">
            <text:p>0.9901032</text:p>
          </table:table-cell>
          <table:table-cell office:value-type="float" office:value="0.7548698">
            <text:p>0.7548698</text:p>
          </table:table-cell>
          <table:table-cell office:value-type="float" office:value="0.9570414">
            <text:p>0.9570414</text:p>
          </table:table-cell>
          <table:table-cell office:value-type="float" office:value="0.9933592">
            <text:p>0.993359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66684">
            <text:p>0.9466684</text:p>
          </table:table-cell>
          <table:table-cell office:value-type="float" office:value="0.888418">
            <text:p>0.888418</text:p>
          </table:table-cell>
          <table:table-cell office:value-type="float" office:value="0.9947921">
            <text:p>0.9947921</text:p>
          </table:table-cell>
          <table:table-cell office:value-type="float" office:value="0.7437762">
            <text:p>0.7437762</text:p>
          </table:table-cell>
          <table:table-cell office:value-type="float" office:value="0.9523717">
            <text:p>0.9523717</text:p>
          </table:table-cell>
          <table:table-cell office:value-type="float" office:value="0.9983011">
            <text:p>0.998301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06286">
            <text:p>0.9506286</text:p>
          </table:table-cell>
          <table:table-cell office:value-type="float" office:value="0.88594">
            <text:p>0.88594</text:p>
          </table:table-cell>
          <table:table-cell office:value-type="float" office:value="0.9988353">
            <text:p>0.9988353</text:p>
          </table:table-cell>
          <table:table-cell office:value-type="float" office:value="0.7342381">
            <text:p>0.7342381</text:p>
          </table:table-cell>
          <table:table-cell office:value-type="float" office:value="0.9468902">
            <text:p>0.9468902</text:p>
          </table:table-cell>
          <table:table-cell office:value-type="float" office:value="1.002142">
            <text:p>1.002142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52412">
            <text:p>0.952412</text:p>
          </table:table-cell>
          <table:table-cell office:value-type="float" office:value="0.8839978">
            <text:p>0.8839978</text:p>
          </table:table-cell>
          <table:table-cell office:value-type="float" office:value="1.001349">
            <text:p>1.001349</text:p>
          </table:table-cell>
          <table:table-cell office:value-type="float" office:value="0.7279583">
            <text:p>0.7279583</text:p>
          </table:table-cell>
          <table:table-cell office:value-type="float" office:value="0.9439138">
            <text:p>0.9439138</text:p>
          </table:table-cell>
          <table:table-cell office:value-type="float" office:value="1.004206">
            <text:p>1.00420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9084">
            <text:p>0.949084</text:p>
          </table:table-cell>
          <table:table-cell office:value-type="float" office:value="0.8830557">
            <text:p>0.8830557</text:p>
          </table:table-cell>
          <table:table-cell office:value-type="float" office:value="1.005108">
            <text:p>1.005108</text:p>
          </table:table-cell>
          <table:table-cell office:value-type="float" office:value="0.7264583">
            <text:p>0.7264583</text:p>
          </table:table-cell>
          <table:table-cell office:value-type="float" office:value="0.943909">
            <text:p>0.943909</text:p>
          </table:table-cell>
          <table:table-cell office:value-type="float" office:value="1.003327">
            <text:p>1.00332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56391">
            <text:p>0.9456391</text:p>
          </table:table-cell>
          <table:table-cell office:value-type="float" office:value="0.8825285">
            <text:p>0.8825285</text:p>
          </table:table-cell>
          <table:table-cell office:value-type="float" office:value="1.009317">
            <text:p>1.009317</text:p>
          </table:table-cell>
          <table:table-cell office:value-type="float" office:value="0.7330378">
            <text:p>0.7330378</text:p>
          </table:table-cell>
          <table:table-cell office:value-type="float" office:value="0.9455323">
            <text:p>0.9455323</text:p>
          </table:table-cell>
          <table:table-cell office:value-type="float" office:value="0.9990479">
            <text:p>0.999047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412751">
            <text:p>0.9412751</text:p>
          </table:table-cell>
          <table:table-cell office:value-type="float" office:value="0.8824342">
            <text:p>0.8824342</text:p>
          </table:table-cell>
          <table:table-cell office:value-type="float" office:value="1.013615">
            <text:p>1.013615</text:p>
          </table:table-cell>
          <table:table-cell office:value-type="float" office:value="0.7487154">
            <text:p>0.7487154</text:p>
          </table:table-cell>
          <table:table-cell office:value-type="float" office:value="0.945169">
            <text:p>0.945169</text:p>
          </table:table-cell>
          <table:table-cell office:value-type="float" office:value="0.9917766">
            <text:p>0.991776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346082">
            <text:p>0.9346082</text:p>
          </table:table-cell>
          <table:table-cell office:value-type="float" office:value="0.8822163">
            <text:p>0.8822163</text:p>
          </table:table-cell>
          <table:table-cell office:value-type="float" office:value="1.017936">
            <text:p>1.017936</text:p>
          </table:table-cell>
          <table:table-cell office:value-type="float" office:value="0.7740055">
            <text:p>0.7740055</text:p>
          </table:table-cell>
          <table:table-cell office:value-type="float" office:value="0.9433019">
            <text:p>0.9433019</text:p>
          </table:table-cell>
          <table:table-cell office:value-type="float" office:value="0.9829019">
            <text:p>0.982901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261423">
            <text:p>0.9261423</text:p>
          </table:table-cell>
          <table:table-cell office:value-type="float" office:value="0.882225">
            <text:p>0.882225</text:p>
          </table:table-cell>
          <table:table-cell office:value-type="float" office:value="1.022763">
            <text:p>1.022763</text:p>
          </table:table-cell>
          <table:table-cell office:value-type="float" office:value="0.8063207">
            <text:p>0.8063207</text:p>
          </table:table-cell>
          <table:table-cell office:value-type="float" office:value="0.9406362">
            <text:p>0.9406362</text:p>
          </table:table-cell>
          <table:table-cell office:value-type="float" office:value="0.9730741">
            <text:p>0.973074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71894">
            <text:p>0.9171894</text:p>
          </table:table-cell>
          <table:table-cell office:value-type="float" office:value="0.8814713">
            <text:p>0.8814713</text:p>
          </table:table-cell>
          <table:table-cell office:value-type="float" office:value="1.021145">
            <text:p>1.021145</text:p>
          </table:table-cell>
          <table:table-cell office:value-type="float" office:value="0.8040456">
            <text:p>0.8040456</text:p>
          </table:table-cell>
          <table:table-cell office:value-type="float" office:value="0.9346091">
            <text:p>0.9346091</text:p>
          </table:table-cell>
          <table:table-cell office:value-type="float" office:value="0.9635879">
            <text:p>0.963587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88253">
            <text:p>0.9088253</text:p>
          </table:table-cell>
          <table:table-cell office:value-type="float" office:value="0.8802627">
            <text:p>0.8802627</text:p>
          </table:table-cell>
          <table:table-cell office:value-type="float" office:value="1.019479">
            <text:p>1.019479</text:p>
          </table:table-cell>
          <table:table-cell office:value-type="float" office:value="0.7962852">
            <text:p>0.7962852</text:p>
          </table:table-cell>
          <table:table-cell office:value-type="float" office:value="0.9263142">
            <text:p>0.9263142</text:p>
          </table:table-cell>
          <table:table-cell office:value-type="float" office:value="0.9564496">
            <text:p>0.956449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15638">
            <text:p>0.9015638</text:p>
          </table:table-cell>
          <table:table-cell office:value-type="float" office:value="0.8772566">
            <text:p>0.8772566</text:p>
          </table:table-cell>
          <table:table-cell office:value-type="float" office:value="1.017885">
            <text:p>1.017885</text:p>
          </table:table-cell>
          <table:table-cell office:value-type="float" office:value="0.7961693">
            <text:p>0.7961693</text:p>
          </table:table-cell>
          <table:table-cell office:value-type="float" office:value="0.9211565">
            <text:p>0.9211565</text:p>
          </table:table-cell>
          <table:table-cell office:value-type="float" office:value="0.9523541">
            <text:p>0.952354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83151">
            <text:p>0.8983151</text:p>
          </table:table-cell>
          <table:table-cell office:value-type="float" office:value="0.8737916">
            <text:p>0.8737916</text:p>
          </table:table-cell>
          <table:table-cell office:value-type="float" office:value="1.01452">
            <text:p>1.01452</text:p>
          </table:table-cell>
          <table:table-cell office:value-type="float" office:value="0.8026075">
            <text:p>0.8026075</text:p>
          </table:table-cell>
          <table:table-cell office:value-type="float" office:value="0.9182569">
            <text:p>0.9182569</text:p>
          </table:table-cell>
          <table:table-cell office:value-type="float" office:value="0.9517374">
            <text:p>0.951737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83461">
            <text:p>0.8983461</text:p>
          </table:table-cell>
          <table:table-cell office:value-type="float" office:value="0.870918">
            <text:p>0.870918</text:p>
          </table:table-cell>
          <table:table-cell office:value-type="float" office:value="1.009488">
            <text:p>1.009488</text:p>
          </table:table-cell>
          <table:table-cell office:value-type="float" office:value="0.8159528">
            <text:p>0.8159528</text:p>
          </table:table-cell>
          <table:table-cell office:value-type="float" office:value="0.9168737">
            <text:p>0.9168737</text:p>
          </table:table-cell>
          <table:table-cell office:value-type="float" office:value="0.95487">
            <text:p>0.95487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51418">
            <text:p>0.8951418</text:p>
          </table:table-cell>
          <table:table-cell office:value-type="float" office:value="0.8682423">
            <text:p>0.8682423</text:p>
          </table:table-cell>
          <table:table-cell office:value-type="float" office:value="1.006256">
            <text:p>1.006256</text:p>
          </table:table-cell>
          <table:table-cell office:value-type="float" office:value="0.8349189">
            <text:p>0.8349189</text:p>
          </table:table-cell>
          <table:table-cell office:value-type="float" office:value="0.9080019">
            <text:p>0.9080019</text:p>
          </table:table-cell>
          <table:table-cell office:value-type="float" office:value="0.9616938">
            <text:p>0.961693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34302">
            <text:p>0.8934302</text:p>
          </table:table-cell>
          <table:table-cell office:value-type="float" office:value="0.8661102">
            <text:p>0.8661102</text:p>
          </table:table-cell>
          <table:table-cell office:value-type="float" office:value="1.005413">
            <text:p>1.005413</text:p>
          </table:table-cell>
          <table:table-cell office:value-type="float" office:value="0.8529369">
            <text:p>0.8529369</text:p>
          </table:table-cell>
          <table:table-cell office:value-type="float" office:value="0.8962013">
            <text:p>0.8962013</text:p>
          </table:table-cell>
          <table:table-cell office:value-type="float" office:value="0.9693344">
            <text:p>0.969334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52124">
            <text:p>0.8952124</text:p>
          </table:table-cell>
          <table:table-cell office:value-type="float" office:value="0.8650075">
            <text:p>0.8650075</text:p>
          </table:table-cell>
          <table:table-cell office:value-type="float" office:value="1.008265">
            <text:p>1.008265</text:p>
          </table:table-cell>
          <table:table-cell office:value-type="float" office:value="0.8704679">
            <text:p>0.8704679</text:p>
          </table:table-cell>
          <table:table-cell office:value-type="float" office:value="0.8841294">
            <text:p>0.8841294</text:p>
          </table:table-cell>
          <table:table-cell office:value-type="float" office:value="0.9788021">
            <text:p>0.978802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97647">
            <text:p>0.8997647</text:p>
          </table:table-cell>
          <table:table-cell office:value-type="float" office:value="0.8652347">
            <text:p>0.8652347</text:p>
          </table:table-cell>
          <table:table-cell office:value-type="float" office:value="1.012866">
            <text:p>1.012866</text:p>
          </table:table-cell>
          <table:table-cell office:value-type="float" office:value="0.8858607">
            <text:p>0.8858607</text:p>
          </table:table-cell>
          <table:table-cell office:value-type="float" office:value="0.8755416">
            <text:p>0.8755416</text:p>
          </table:table-cell>
          <table:table-cell office:value-type="float" office:value="0.9886491">
            <text:p>0.9886491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59873">
            <text:p>0.9059873</text:p>
          </table:table-cell>
          <table:table-cell office:value-type="float" office:value="0.8667449">
            <text:p>0.8667449</text:p>
          </table:table-cell>
          <table:table-cell office:value-type="float" office:value="1.017308">
            <text:p>1.017308</text:p>
          </table:table-cell>
          <table:table-cell office:value-type="float" office:value="0.8952035">
            <text:p>0.8952035</text:p>
          </table:table-cell>
          <table:table-cell office:value-type="float" office:value="0.8706968">
            <text:p>0.8706968</text:p>
          </table:table-cell>
          <table:table-cell office:value-type="float" office:value="0.9982004">
            <text:p>0.998200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91722">
            <text:p>0.9091722</text:p>
          </table:table-cell>
          <table:table-cell office:value-type="float" office:value="0.8683143">
            <text:p>0.8683143</text:p>
          </table:table-cell>
          <table:table-cell office:value-type="float" office:value="1.020319">
            <text:p>1.020319</text:p>
          </table:table-cell>
          <table:table-cell office:value-type="float" office:value="0.8993869">
            <text:p>0.8993869</text:p>
          </table:table-cell>
          <table:table-cell office:value-type="float" office:value="0.8701584">
            <text:p>0.8701584</text:p>
          </table:table-cell>
          <table:table-cell office:value-type="float" office:value="1.006596">
            <text:p>1.006596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25874">
            <text:p>0.9025874</text:p>
          </table:table-cell>
          <table:table-cell office:value-type="float" office:value="0.8703367">
            <text:p>0.8703367</text:p>
          </table:table-cell>
          <table:table-cell office:value-type="float" office:value="1.024611">
            <text:p>1.024611</text:p>
          </table:table-cell>
          <table:table-cell office:value-type="float" office:value="0.9047537">
            <text:p>0.9047537</text:p>
          </table:table-cell>
          <table:table-cell office:value-type="float" office:value="0.8750517">
            <text:p>0.8750517</text:p>
          </table:table-cell>
          <table:table-cell office:value-type="float" office:value="1.013125">
            <text:p>1.01312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70797">
            <text:p>0.8970797</text:p>
          </table:table-cell>
          <table:table-cell office:value-type="float" office:value="0.8729709">
            <text:p>0.8729709</text:p>
          </table:table-cell>
          <table:table-cell office:value-type="float" office:value="1.029676">
            <text:p>1.029676</text:p>
          </table:table-cell>
          <table:table-cell office:value-type="float" office:value="0.8944284">
            <text:p>0.8944284</text:p>
          </table:table-cell>
          <table:table-cell office:value-type="float" office:value="0.8860818">
            <text:p>0.8860818</text:p>
          </table:table-cell>
          <table:table-cell office:value-type="float" office:value="1.01683">
            <text:p>1.0168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25854">
            <text:p>0.8925854</text:p>
          </table:table-cell>
          <table:table-cell office:value-type="float" office:value="0.8758436">
            <text:p>0.8758436</text:p>
          </table:table-cell>
          <table:table-cell office:value-type="float" office:value="1.03518">
            <text:p>1.03518</text:p>
          </table:table-cell>
          <table:table-cell office:value-type="float" office:value="0.8871799">
            <text:p>0.8871799</text:p>
          </table:table-cell>
          <table:table-cell office:value-type="float" office:value="0.9005949">
            <text:p>0.9005949</text:p>
          </table:table-cell>
          <table:table-cell office:value-type="float" office:value="1.012915">
            <text:p>1.012915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894627">
            <text:p>0.8894627</text:p>
          </table:table-cell>
          <table:table-cell office:value-type="float" office:value="0.8788596">
            <text:p>0.8788596</text:p>
          </table:table-cell>
          <table:table-cell office:value-type="float" office:value="1.031359">
            <text:p>1.031359</text:p>
          </table:table-cell>
          <table:table-cell office:value-type="float" office:value="0.8888538">
            <text:p>0.8888538</text:p>
          </table:table-cell>
          <table:table-cell office:value-type="float" office:value="0.9138494">
            <text:p>0.9138494</text:p>
          </table:table-cell>
          <table:table-cell office:value-type="float" office:value="1.003313">
            <text:p>1.00331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880275">
            <text:p>0.8880275</text:p>
          </table:table-cell>
          <table:table-cell office:value-type="float" office:value="0.8820744">
            <text:p>0.8820744</text:p>
          </table:table-cell>
          <table:table-cell office:value-type="float" office:value="1.028457">
            <text:p>1.028457</text:p>
          </table:table-cell>
          <table:table-cell office:value-type="float" office:value="0.8972822">
            <text:p>0.8972822</text:p>
          </table:table-cell>
          <table:table-cell office:value-type="float" office:value="0.9097646">
            <text:p>0.9097646</text:p>
          </table:table-cell>
          <table:table-cell office:value-type="float" office:value="0.9943699">
            <text:p>0.9943699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89191">
            <text:p>0.889191</text:p>
          </table:table-cell>
          <table:table-cell office:value-type="float" office:value="0.8851346">
            <text:p>0.8851346</text:p>
          </table:table-cell>
          <table:table-cell office:value-type="float" office:value="1.028801">
            <text:p>1.028801</text:p>
          </table:table-cell>
          <table:table-cell office:value-type="float" office:value="0.9197073">
            <text:p>0.9197073</text:p>
          </table:table-cell>
          <table:table-cell office:value-type="float" office:value="0.9054697">
            <text:p>0.9054697</text:p>
          </table:table-cell>
          <table:table-cell office:value-type="float" office:value="0.988658">
            <text:p>0.98865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93224">
            <text:p>0.893224</text:p>
          </table:table-cell>
          <table:table-cell office:value-type="float" office:value="0.8876526">
            <text:p>0.8876526</text:p>
          </table:table-cell>
          <table:table-cell office:value-type="float" office:value="1.026669">
            <text:p>1.026669</text:p>
          </table:table-cell>
          <table:table-cell office:value-type="float" office:value="0.9165125">
            <text:p>0.9165125</text:p>
          </table:table-cell>
          <table:table-cell office:value-type="float" office:value="0.9027014">
            <text:p>0.9027014</text:p>
          </table:table-cell>
          <table:table-cell office:value-type="float" office:value="0.9862434">
            <text:p>0.9862434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006711">
            <text:p>0.9006711</text:p>
          </table:table-cell>
          <table:table-cell office:value-type="float" office:value="0.8895849">
            <text:p>0.8895849</text:p>
          </table:table-cell>
          <table:table-cell office:value-type="float" office:value="1.021874">
            <text:p>1.021874</text:p>
          </table:table-cell>
          <table:table-cell office:value-type="float" office:value="0.9128872">
            <text:p>0.9128872</text:p>
          </table:table-cell>
          <table:table-cell office:value-type="float" office:value="0.9024994">
            <text:p>0.9024994</text:p>
          </table:table-cell>
          <table:table-cell office:value-type="float" office:value="0.9838233">
            <text:p>0.9838233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911175">
            <text:p>0.911175</text:p>
          </table:table-cell>
          <table:table-cell office:value-type="float" office:value="0.8912542">
            <text:p>0.8912542</text:p>
          </table:table-cell>
          <table:table-cell office:value-type="float" office:value="1.017067">
            <text:p>1.017067</text:p>
          </table:table-cell>
          <table:table-cell office:value-type="float" office:value="0.9079734">
            <text:p>0.9079734</text:p>
          </table:table-cell>
          <table:table-cell office:value-type="float" office:value="0.9038566">
            <text:p>0.9038566</text:p>
          </table:table-cell>
          <table:table-cell office:value-type="float" office:value="0.9783278">
            <text:p>0.9783278</text:p>
          </table:table-cell>
          <table:table-cell office:value-type="float" office:value="1.119421">
            <text:p>1.11942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13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21/07/2014</text:date>, <text:time>10:33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 W</meta:initial-creator>
    <meta:creation-date>2014-07-16T20:47:45.41</meta:creation-date>
    <meta:printed-by>W W</meta:printed-by>
    <meta:print-date>2014-07-16T21:31:22.24</meta:print-date>
    <dc:date>2014-07-21T10:33:19.21</dc:date>
    <dc:creator>W W</dc:creator>
    <meta:editing-duration>PT4H21M38S</meta:editing-duration>
    <meta:editing-cycles>5</meta:editing-cycles>
    <meta:generator>OpenOffice/4.0.1$Win32 OpenOffice.org_project/401m5$Build-9714</meta:generator>
    <meta:document-statistic meta:table-count="3" meta:cell-count="351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axis-position="0" chart:axis-label-position="outside-start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7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631cm" svg:height="8.555cm" xlink:href=".." xlink:type="simple" chart:class="chart:line" chart:style-name="ch1">
        <chart:legend chart:legend-position="end" svg:x="12.038cm" svg:y="2.393cm" style:legend-expansion="high" chart:style-name="ch2"/>
        <chart:plot-area chart:style-name="ch3" table:cell-range-address="Hoja1.A1:Hoja1.H502" chart:data-source-has-labels="both" svg:x="1.35cm" svg:y="0.819cm" svg:width="10.064cm" svg:height="6.557cm">
          <chartooo:coordinate-region svg:x="2.262cm" svg:y="1.031cm" svg:width="8.965cm" svg:height="5.672cm"/>
          <chart:axis chart:dimension="x" chart:name="primary-x" chart:style-name="ch4" chartooo:axis-type="auto">
            <chartooo:date-scale/>
            <chart:title svg:x="4.883cm" svg:y="7.548cm" chart:style-name="ch5">
              <text:p>Tiempo (segundos)</text:p>
            </chart:title>
            <chart:categories table:cell-range-address="Hoja1.A2:Hoja1.A502"/>
          </chart:axis>
          <chart:axis chart:dimension="y" chart:name="primary-y" chart:style-name="ch6">
            <chart:title svg:x="0.451cm" svg:y="5.583cm" chart:style-name="ch7">
              <text:p>Posicion X (metros)</text:p>
            </chart:title>
            <chart:grid chart:style-name="ch8" chart:class="major"/>
          </chart:axis>
          <chart:series chart:style-name="ch9" chart:values-cell-range-address="Hoja1.B2:Hoja1.B502" chart:label-cell-address="Hoja1.B1:Hoja1.B1" chart:class="chart:line">
            <chart:data-point chart:repeated="501"/>
          </chart:series>
          <chart:series chart:style-name="ch10" chart:values-cell-range-address="Hoja1.C2:Hoja1.C502" chart:label-cell-address="Hoja1.C1:Hoja1.C1" chart:class="chart:line">
            <chart:data-point chart:repeated="501"/>
          </chart:series>
          <chart:series chart:style-name="ch11" chart:values-cell-range-address="Hoja1.D2:Hoja1.D502" chart:label-cell-address="Hoja1.D1:Hoja1.D1" chart:class="chart:line">
            <chart:data-point chart:repeated="501"/>
          </chart:series>
          <chart:series chart:style-name="ch12" chart:values-cell-range-address="Hoja1.E2:Hoja1.E502" chart:label-cell-address="Hoja1.E1:Hoja1.E1" chart:class="chart:line">
            <chart:data-point chart:repeated="501"/>
          </chart:series>
          <chart:series chart:style-name="ch13" chart:values-cell-range-address="Hoja1.F2:Hoja1.F502" chart:label-cell-address="Hoja1.F1:Hoja1.F1" chart:class="chart:line">
            <chart:data-point chart:repeated="501"/>
          </chart:series>
          <chart:series chart:style-name="ch14" chart:values-cell-range-address="Hoja1.G2:Hoja1.G502" chart:label-cell-address="Hoja1.G1:Hoja1.G1" chart:class="chart:line">
            <chart:data-point chart:repeated="501"/>
          </chart:series>
          <chart:series chart:style-name="ch15" chart:values-cell-range-address="Hoja1.H2:Hoja1.H502" chart:label-cell-address="Hoja1.H1:Hoja1.H1" chart:class="chart:line">
            <chart:data-point chart:repeated="50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ividuo tipo 1</text:p>
                <draw:g>
                  <svg:desc>Hoja1.B1:Hoja1.B1</svg:desc>
                </draw:g>
              </table:table-cell>
              <table:table-cell office:value-type="string">
                <text:p>Individuo tipo 2</text:p>
                <draw:g>
                  <svg:desc>Hoja1.C1:Hoja1.C1</svg:desc>
                </draw:g>
              </table:table-cell>
              <table:table-cell office:value-type="string">
                <text:p>Individuo tipo 3</text:p>
                <draw:g>
                  <svg:desc>Hoja1.D1:Hoja1.D1</svg:desc>
                </draw:g>
              </table:table-cell>
              <table:table-cell office:value-type="string">
                <text:p>Individuo tipo 4</text:p>
                <draw:g>
                  <svg:desc>Hoja1.E1:Hoja1.E1</svg:desc>
                </draw:g>
              </table:table-cell>
              <table:table-cell office:value-type="string">
                <text:p>Individuo tipo 5</text:p>
                <draw:g>
                  <svg:desc>Hoja1.F1:Hoja1.F1</svg:desc>
                </draw:g>
              </table:table-cell>
              <table:table-cell office:value-type="string">
                <text:p>Individuo tipo 6</text:p>
                <draw:g>
                  <svg:desc>Hoja1.G1:Hoja1.G1</svg:desc>
                </draw:g>
              </table:table-cell>
              <table:table-cell office:value-type="string">
                <text:p>Máxima</text:p>
                <draw:g>
                  <svg:desc>Hoja1.H1:Hoja1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Hoja1.A2:Hoja1.A502</svg:desc>
                </draw:g>
              </table:table-cell>
              <table:table-cell office:value-type="float" office:value="1.119421">
                <text:p>1.119421</text:p>
                <draw:g>
                  <svg:desc>Hoja1.B2:Hoja1.B502</svg:desc>
                </draw:g>
              </table:table-cell>
              <table:table-cell office:value-type="float" office:value="1.119421">
                <text:p>1.119421</text:p>
                <draw:g>
                  <svg:desc>Hoja1.C2:Hoja1.C502</svg:desc>
                </draw:g>
              </table:table-cell>
              <table:table-cell office:value-type="float" office:value="1.119421">
                <text:p>1.119421</text:p>
                <draw:g>
                  <svg:desc>Hoja1.D2:Hoja1.D502</svg:desc>
                </draw:g>
              </table:table-cell>
              <table:table-cell office:value-type="float" office:value="1.119421">
                <text:p>1.119421</text:p>
                <draw:g>
                  <svg:desc>Hoja1.E2:Hoja1.E502</svg:desc>
                </draw:g>
              </table:table-cell>
              <table:table-cell office:value-type="float" office:value="1.119421">
                <text:p>1.119421</text:p>
                <draw:g>
                  <svg:desc>Hoja1.F2:Hoja1.F502</svg:desc>
                </draw:g>
              </table:table-cell>
              <table:table-cell office:value-type="float" office:value="1.119421">
                <text:p>1.119421</text:p>
                <draw:g>
                  <svg:desc>Hoja1.G2:Hoja1.G502</svg:desc>
                </draw:g>
              </table:table-cell>
              <table:table-cell office:value-type="float" office:value="1.119421">
                <text:p>1.119421</text:p>
                <draw:g>
                  <svg:desc>Hoja1.H2:Hoja1.H50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15112">
                <text:p>1.115112</text:p>
              </table:table-cell>
              <table:table-cell office:value-type="float" office:value="1.114936">
                <text:p>1.114936</text:p>
              </table:table-cell>
              <table:table-cell office:value-type="float" office:value="1.11452">
                <text:p>1.11452</text:p>
              </table:table-cell>
              <table:table-cell office:value-type="float" office:value="1.114906">
                <text:p>1.114906</text:p>
              </table:table-cell>
              <table:table-cell office:value-type="float" office:value="1.115276">
                <text:p>1.115276</text:p>
              </table:table-cell>
              <table:table-cell office:value-type="float" office:value="1.114442">
                <text:p>1.11444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01158">
                <text:p>1.101158</text:p>
              </table:table-cell>
              <table:table-cell office:value-type="float" office:value="1.097987">
                <text:p>1.097987</text:p>
              </table:table-cell>
              <table:table-cell office:value-type="float" office:value="1.102087">
                <text:p>1.102087</text:p>
              </table:table-cell>
              <table:table-cell office:value-type="float" office:value="1.105775">
                <text:p>1.105775</text:p>
              </table:table-cell>
              <table:table-cell office:value-type="float" office:value="1.103252">
                <text:p>1.103252</text:p>
              </table:table-cell>
              <table:table-cell office:value-type="float" office:value="1.105209">
                <text:p>1.10520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83779">
                <text:p>1.083779</text:p>
              </table:table-cell>
              <table:table-cell office:value-type="float" office:value="1.078164">
                <text:p>1.078164</text:p>
              </table:table-cell>
              <table:table-cell office:value-type="float" office:value="1.085326">
                <text:p>1.085326</text:p>
              </table:table-cell>
              <table:table-cell office:value-type="float" office:value="1.09217">
                <text:p>1.09217</text:p>
              </table:table-cell>
              <table:table-cell office:value-type="float" office:value="1.088405">
                <text:p>1.088405</text:p>
              </table:table-cell>
              <table:table-cell office:value-type="float" office:value="1.091695">
                <text:p>1.09169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65546">
                <text:p>1.065546</text:p>
              </table:table-cell>
              <table:table-cell office:value-type="float" office:value="1.05901">
                <text:p>1.05901</text:p>
              </table:table-cell>
              <table:table-cell office:value-type="float" office:value="1.066142">
                <text:p>1.066142</text:p>
              </table:table-cell>
              <table:table-cell office:value-type="float" office:value="1.076405">
                <text:p>1.076405</text:p>
              </table:table-cell>
              <table:table-cell office:value-type="float" office:value="1.071575">
                <text:p>1.071575</text:p>
              </table:table-cell>
              <table:table-cell office:value-type="float" office:value="1.075857">
                <text:p>1.07585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46767">
                <text:p>1.046767</text:p>
              </table:table-cell>
              <table:table-cell office:value-type="float" office:value="1.038784">
                <text:p>1.038784</text:p>
              </table:table-cell>
              <table:table-cell office:value-type="float" office:value="1.04682">
                <text:p>1.04682</text:p>
              </table:table-cell>
              <table:table-cell office:value-type="float" office:value="1.060333">
                <text:p>1.060333</text:p>
              </table:table-cell>
              <table:table-cell office:value-type="float" office:value="1.05705">
                <text:p>1.05705</text:p>
              </table:table-cell>
              <table:table-cell office:value-type="float" office:value="1.062307">
                <text:p>1.06230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26628">
                <text:p>1.026628</text:p>
              </table:table-cell>
              <table:table-cell office:value-type="float" office:value="1.015814">
                <text:p>1.015814</text:p>
              </table:table-cell>
              <table:table-cell office:value-type="float" office:value="1.031054">
                <text:p>1.031054</text:p>
              </table:table-cell>
              <table:table-cell office:value-type="float" office:value="1.046272">
                <text:p>1.046272</text:p>
              </table:table-cell>
              <table:table-cell office:value-type="float" office:value="1.04616">
                <text:p>1.04616</text:p>
              </table:table-cell>
              <table:table-cell office:value-type="float" office:value="1.05563">
                <text:p>1.0556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05402">
                <text:p>1.005402</text:p>
              </table:table-cell>
              <table:table-cell office:value-type="float" office:value="0.9920218">
                <text:p>0.9920218</text:p>
              </table:table-cell>
              <table:table-cell office:value-type="float" office:value="1.022054">
                <text:p>1.022054</text:p>
              </table:table-cell>
              <table:table-cell office:value-type="float" office:value="1.035739">
                <text:p>1.035739</text:p>
              </table:table-cell>
              <table:table-cell office:value-type="float" office:value="1.04015">
                <text:p>1.04015</text:p>
              </table:table-cell>
              <table:table-cell office:value-type="float" office:value="1.055715">
                <text:p>1.05571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84946">
                <text:p>0.984946</text:p>
              </table:table-cell>
              <table:table-cell office:value-type="float" office:value="0.9731641">
                <text:p>0.9731641</text:p>
              </table:table-cell>
              <table:table-cell office:value-type="float" office:value="1.019583">
                <text:p>1.019583</text:p>
              </table:table-cell>
              <table:table-cell office:value-type="float" office:value="1.029072">
                <text:p>1.029072</text:p>
              </table:table-cell>
              <table:table-cell office:value-type="float" office:value="1.039043">
                <text:p>1.039043</text:p>
              </table:table-cell>
              <table:table-cell office:value-type="float" office:value="1.056669">
                <text:p>1.05666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700602">
                <text:p>0.9700602</text:p>
              </table:table-cell>
              <table:table-cell office:value-type="float" office:value="0.9631178">
                <text:p>0.9631178</text:p>
              </table:table-cell>
              <table:table-cell office:value-type="float" office:value="1.022227">
                <text:p>1.022227</text:p>
              </table:table-cell>
              <table:table-cell office:value-type="float" office:value="1.026787">
                <text:p>1.026787</text:p>
              </table:table-cell>
              <table:table-cell office:value-type="float" office:value="1.042139">
                <text:p>1.042139</text:p>
              </table:table-cell>
              <table:table-cell office:value-type="float" office:value="1.058531">
                <text:p>1.05853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39133">
                <text:p>0.9639133</text:p>
              </table:table-cell>
              <table:table-cell office:value-type="float" office:value="0.961939">
                <text:p>0.961939</text:p>
              </table:table-cell>
              <table:table-cell office:value-type="float" office:value="1.027684">
                <text:p>1.027684</text:p>
              </table:table-cell>
              <table:table-cell office:value-type="float" office:value="1.028001">
                <text:p>1.028001</text:p>
              </table:table-cell>
              <table:table-cell office:value-type="float" office:value="1.047886">
                <text:p>1.047886</text:p>
              </table:table-cell>
              <table:table-cell office:value-type="float" office:value="1.061916">
                <text:p>1.06191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43428">
                <text:p>0.9643428</text:p>
              </table:table-cell>
              <table:table-cell office:value-type="float" office:value="0.9680743">
                <text:p>0.9680743</text:p>
              </table:table-cell>
              <table:table-cell office:value-type="float" office:value="1.03348">
                <text:p>1.03348</text:p>
              </table:table-cell>
              <table:table-cell office:value-type="float" office:value="1.031215">
                <text:p>1.031215</text:p>
              </table:table-cell>
              <table:table-cell office:value-type="float" office:value="1.054204">
                <text:p>1.054204</text:p>
              </table:table-cell>
              <table:table-cell office:value-type="float" office:value="1.065721">
                <text:p>1.06572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91951">
                <text:p>0.9691951</text:p>
              </table:table-cell>
              <table:table-cell office:value-type="float" office:value="0.9784867">
                <text:p>0.9784867</text:p>
              </table:table-cell>
              <table:table-cell office:value-type="float" office:value="1.039062">
                <text:p>1.039062</text:p>
              </table:table-cell>
              <table:table-cell office:value-type="float" office:value="1.035047">
                <text:p>1.035047</text:p>
              </table:table-cell>
              <table:table-cell office:value-type="float" office:value="1.059956">
                <text:p>1.059956</text:p>
              </table:table-cell>
              <table:table-cell office:value-type="float" office:value="1.068817">
                <text:p>1.06881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769585">
                <text:p>0.9769585</text:p>
              </table:table-cell>
              <table:table-cell office:value-type="float" office:value="0.9885453">
                <text:p>0.9885453</text:p>
              </table:table-cell>
              <table:table-cell office:value-type="float" office:value="1.04371">
                <text:p>1.04371</text:p>
              </table:table-cell>
              <table:table-cell office:value-type="float" office:value="1.038346">
                <text:p>1.038346</text:p>
              </table:table-cell>
              <table:table-cell office:value-type="float" office:value="1.064372">
                <text:p>1.064372</text:p>
              </table:table-cell>
              <table:table-cell office:value-type="float" office:value="1.069441">
                <text:p>1.06944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820586">
                <text:p>0.9820586</text:p>
              </table:table-cell>
              <table:table-cell office:value-type="float" office:value="1.000207">
                <text:p>1.000207</text:p>
              </table:table-cell>
              <table:table-cell office:value-type="float" office:value="1.046587">
                <text:p>1.046587</text:p>
              </table:table-cell>
              <table:table-cell office:value-type="float" office:value="1.040284">
                <text:p>1.040284</text:p>
              </table:table-cell>
              <table:table-cell office:value-type="float" office:value="1.066641">
                <text:p>1.066641</text:p>
              </table:table-cell>
              <table:table-cell office:value-type="float" office:value="1.068805">
                <text:p>1.06880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861777">
                <text:p>0.9861777</text:p>
              </table:table-cell>
              <table:table-cell office:value-type="float" office:value="1.011863">
                <text:p>1.011863</text:p>
              </table:table-cell>
              <table:table-cell office:value-type="float" office:value="1.048075">
                <text:p>1.048075</text:p>
              </table:table-cell>
              <table:table-cell office:value-type="float" office:value="1.041004">
                <text:p>1.041004</text:p>
              </table:table-cell>
              <table:table-cell office:value-type="float" office:value="1.066766">
                <text:p>1.066766</text:p>
              </table:table-cell>
              <table:table-cell office:value-type="float" office:value="1.067876">
                <text:p>1.06787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929298">
                <text:p>0.9929298</text:p>
              </table:table-cell>
              <table:table-cell office:value-type="float" office:value="1.022239">
                <text:p>1.022239</text:p>
              </table:table-cell>
              <table:table-cell office:value-type="float" office:value="1.044551">
                <text:p>1.044551</text:p>
              </table:table-cell>
              <table:table-cell office:value-type="float" office:value="1.040035">
                <text:p>1.040035</text:p>
              </table:table-cell>
              <table:table-cell office:value-type="float" office:value="1.065721">
                <text:p>1.065721</text:p>
              </table:table-cell>
              <table:table-cell office:value-type="float" office:value="1.067398">
                <text:p>1.06739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02133">
                <text:p>1.002133</text:p>
              </table:table-cell>
              <table:table-cell office:value-type="float" office:value="1.030504">
                <text:p>1.030504</text:p>
              </table:table-cell>
              <table:table-cell office:value-type="float" office:value="1.036674">
                <text:p>1.036674</text:p>
              </table:table-cell>
              <table:table-cell office:value-type="float" office:value="1.038316">
                <text:p>1.038316</text:p>
              </table:table-cell>
              <table:table-cell office:value-type="float" office:value="1.064088">
                <text:p>1.064088</text:p>
              </table:table-cell>
              <table:table-cell office:value-type="float" office:value="1.06777">
                <text:p>1.0677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13298">
                <text:p>1.013298</text:p>
              </table:table-cell>
              <table:table-cell office:value-type="float" office:value="1.036431">
                <text:p>1.036431</text:p>
              </table:table-cell>
              <table:table-cell office:value-type="float" office:value="1.028503">
                <text:p>1.028503</text:p>
              </table:table-cell>
              <table:table-cell office:value-type="float" office:value="1.036267">
                <text:p>1.036267</text:p>
              </table:table-cell>
              <table:table-cell office:value-type="float" office:value="1.061817">
                <text:p>1.061817</text:p>
              </table:table-cell>
              <table:table-cell office:value-type="float" office:value="1.066707">
                <text:p>1.06670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26039">
                <text:p>1.026039</text:p>
              </table:table-cell>
              <table:table-cell office:value-type="float" office:value="1.039905">
                <text:p>1.039905</text:p>
              </table:table-cell>
              <table:table-cell office:value-type="float" office:value="1.020405">
                <text:p>1.020405</text:p>
              </table:table-cell>
              <table:table-cell office:value-type="float" office:value="1.034265">
                <text:p>1.034265</text:p>
              </table:table-cell>
              <table:table-cell office:value-type="float" office:value="1.059786">
                <text:p>1.059786</text:p>
              </table:table-cell>
              <table:table-cell office:value-type="float" office:value="1.065594">
                <text:p>1.06559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39335">
                <text:p>1.039335</text:p>
              </table:table-cell>
              <table:table-cell office:value-type="float" office:value="1.041412">
                <text:p>1.041412</text:p>
              </table:table-cell>
              <table:table-cell office:value-type="float" office:value="1.022203">
                <text:p>1.022203</text:p>
              </table:table-cell>
              <table:table-cell office:value-type="float" office:value="1.032795">
                <text:p>1.032795</text:p>
              </table:table-cell>
              <table:table-cell office:value-type="float" office:value="1.056558">
                <text:p>1.056558</text:p>
              </table:table-cell>
              <table:table-cell office:value-type="float" office:value="1.064383">
                <text:p>1.06438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52026">
                <text:p>1.052026</text:p>
              </table:table-cell>
              <table:table-cell office:value-type="float" office:value="1.041695">
                <text:p>1.041695</text:p>
              </table:table-cell>
              <table:table-cell office:value-type="float" office:value="1.026029">
                <text:p>1.026029</text:p>
              </table:table-cell>
              <table:table-cell office:value-type="float" office:value="1.031973">
                <text:p>1.031973</text:p>
              </table:table-cell>
              <table:table-cell office:value-type="float" office:value="1.053681">
                <text:p>1.053681</text:p>
              </table:table-cell>
              <table:table-cell office:value-type="float" office:value="1.062949">
                <text:p>1.06294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62272">
                <text:p>1.062272</text:p>
              </table:table-cell>
              <table:table-cell office:value-type="float" office:value="1.041459">
                <text:p>1.041459</text:p>
              </table:table-cell>
              <table:table-cell office:value-type="float" office:value="1.026921">
                <text:p>1.026921</text:p>
              </table:table-cell>
              <table:table-cell office:value-type="float" office:value="1.031551">
                <text:p>1.031551</text:p>
              </table:table-cell>
              <table:table-cell office:value-type="float" office:value="1.051124">
                <text:p>1.051124</text:p>
              </table:table-cell>
              <table:table-cell office:value-type="float" office:value="1.061535">
                <text:p>1.06153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66592">
                <text:p>1.066592</text:p>
              </table:table-cell>
              <table:table-cell office:value-type="float" office:value="1.041303">
                <text:p>1.041303</text:p>
              </table:table-cell>
              <table:table-cell office:value-type="float" office:value="1.027959">
                <text:p>1.027959</text:p>
              </table:table-cell>
              <table:table-cell office:value-type="float" office:value="1.030967">
                <text:p>1.030967</text:p>
              </table:table-cell>
              <table:table-cell office:value-type="float" office:value="1.048661">
                <text:p>1.048661</text:p>
              </table:table-cell>
              <table:table-cell office:value-type="float" office:value="1.060352">
                <text:p>1.06035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67624">
                <text:p>1.067624</text:p>
              </table:table-cell>
              <table:table-cell office:value-type="float" office:value="1.041254">
                <text:p>1.041254</text:p>
              </table:table-cell>
              <table:table-cell office:value-type="float" office:value="1.028056">
                <text:p>1.028056</text:p>
              </table:table-cell>
              <table:table-cell office:value-type="float" office:value="1.030254">
                <text:p>1.030254</text:p>
              </table:table-cell>
              <table:table-cell office:value-type="float" office:value="1.046069">
                <text:p>1.046069</text:p>
              </table:table-cell>
              <table:table-cell office:value-type="float" office:value="1.058823">
                <text:p>1.05882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66841">
                <text:p>1.066841</text:p>
              </table:table-cell>
              <table:table-cell office:value-type="float" office:value="1.041518">
                <text:p>1.041518</text:p>
              </table:table-cell>
              <table:table-cell office:value-type="float" office:value="1.027124">
                <text:p>1.027124</text:p>
              </table:table-cell>
              <table:table-cell office:value-type="float" office:value="1.029487">
                <text:p>1.029487</text:p>
              </table:table-cell>
              <table:table-cell office:value-type="float" office:value="1.04356">
                <text:p>1.04356</text:p>
              </table:table-cell>
              <table:table-cell office:value-type="float" office:value="1.05676">
                <text:p>1.0567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64434">
                <text:p>1.064434</text:p>
              </table:table-cell>
              <table:table-cell office:value-type="float" office:value="1.042276">
                <text:p>1.042276</text:p>
              </table:table-cell>
              <table:table-cell office:value-type="float" office:value="1.02627">
                <text:p>1.02627</text:p>
              </table:table-cell>
              <table:table-cell office:value-type="float" office:value="1.028894">
                <text:p>1.028894</text:p>
              </table:table-cell>
              <table:table-cell office:value-type="float" office:value="1.040944">
                <text:p>1.040944</text:p>
              </table:table-cell>
              <table:table-cell office:value-type="float" office:value="1.05505">
                <text:p>1.0550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61352">
                <text:p>1.061352</text:p>
              </table:table-cell>
              <table:table-cell office:value-type="float" office:value="1.04332">
                <text:p>1.04332</text:p>
              </table:table-cell>
              <table:table-cell office:value-type="float" office:value="1.027288">
                <text:p>1.027288</text:p>
              </table:table-cell>
              <table:table-cell office:value-type="float" office:value="1.028877">
                <text:p>1.028877</text:p>
              </table:table-cell>
              <table:table-cell office:value-type="float" office:value="1.037974">
                <text:p>1.037974</text:p>
              </table:table-cell>
              <table:table-cell office:value-type="float" office:value="1.053437">
                <text:p>1.05343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578">
                <text:p>1.0578</text:p>
              </table:table-cell>
              <table:table-cell office:value-type="float" office:value="1.044209">
                <text:p>1.044209</text:p>
              </table:table-cell>
              <table:table-cell office:value-type="float" office:value="1.030517">
                <text:p>1.030517</text:p>
              </table:table-cell>
              <table:table-cell office:value-type="float" office:value="1.029651">
                <text:p>1.029651</text:p>
              </table:table-cell>
              <table:table-cell office:value-type="float" office:value="1.034539">
                <text:p>1.034539</text:p>
              </table:table-cell>
              <table:table-cell office:value-type="float" office:value="1.052092">
                <text:p>1.05209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53552">
                <text:p>1.053552</text:p>
              </table:table-cell>
              <table:table-cell office:value-type="float" office:value="1.043295">
                <text:p>1.043295</text:p>
              </table:table-cell>
              <table:table-cell office:value-type="float" office:value="1.034447">
                <text:p>1.034447</text:p>
              </table:table-cell>
              <table:table-cell office:value-type="float" office:value="1.031213">
                <text:p>1.031213</text:p>
              </table:table-cell>
              <table:table-cell office:value-type="float" office:value="1.030946">
                <text:p>1.030946</text:p>
              </table:table-cell>
              <table:table-cell office:value-type="float" office:value="1.050843">
                <text:p>1.05084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48559">
                <text:p>1.048559</text:p>
              </table:table-cell>
              <table:table-cell office:value-type="float" office:value="1.042999">
                <text:p>1.042999</text:p>
              </table:table-cell>
              <table:table-cell office:value-type="float" office:value="1.037549">
                <text:p>1.037549</text:p>
              </table:table-cell>
              <table:table-cell office:value-type="float" office:value="1.033425">
                <text:p>1.033425</text:p>
              </table:table-cell>
              <table:table-cell office:value-type="float" office:value="1.02719">
                <text:p>1.02719</text:p>
              </table:table-cell>
              <table:table-cell office:value-type="float" office:value="1.049322">
                <text:p>1.04932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42941">
                <text:p>1.042941</text:p>
              </table:table-cell>
              <table:table-cell office:value-type="float" office:value="1.043924">
                <text:p>1.043924</text:p>
              </table:table-cell>
              <table:table-cell office:value-type="float" office:value="1.03637">
                <text:p>1.03637</text:p>
              </table:table-cell>
              <table:table-cell office:value-type="float" office:value="1.035906">
                <text:p>1.035906</text:p>
              </table:table-cell>
              <table:table-cell office:value-type="float" office:value="1.023172">
                <text:p>1.023172</text:p>
              </table:table-cell>
              <table:table-cell office:value-type="float" office:value="1.047342">
                <text:p>1.04734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36349">
                <text:p>1.036349</text:p>
              </table:table-cell>
              <table:table-cell office:value-type="float" office:value="1.046636">
                <text:p>1.046636</text:p>
              </table:table-cell>
              <table:table-cell office:value-type="float" office:value="1.035119">
                <text:p>1.035119</text:p>
              </table:table-cell>
              <table:table-cell office:value-type="float" office:value="1.038458">
                <text:p>1.038458</text:p>
              </table:table-cell>
              <table:table-cell office:value-type="float" office:value="1.018945">
                <text:p>1.018945</text:p>
              </table:table-cell>
              <table:table-cell office:value-type="float" office:value="1.045237">
                <text:p>1.04523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29203">
                <text:p>1.029203</text:p>
              </table:table-cell>
              <table:table-cell office:value-type="float" office:value="1.050542">
                <text:p>1.050542</text:p>
              </table:table-cell>
              <table:table-cell office:value-type="float" office:value="1.03447">
                <text:p>1.03447</text:p>
              </table:table-cell>
              <table:table-cell office:value-type="float" office:value="1.040859">
                <text:p>1.040859</text:p>
              </table:table-cell>
              <table:table-cell office:value-type="float" office:value="1.014774">
                <text:p>1.014774</text:p>
              </table:table-cell>
              <table:table-cell office:value-type="float" office:value="1.043063">
                <text:p>1.04306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22077">
                <text:p>1.022077</text:p>
              </table:table-cell>
              <table:table-cell office:value-type="float" office:value="1.053907">
                <text:p>1.053907</text:p>
              </table:table-cell>
              <table:table-cell office:value-type="float" office:value="1.030027">
                <text:p>1.030027</text:p>
              </table:table-cell>
              <table:table-cell office:value-type="float" office:value="1.043125">
                <text:p>1.043125</text:p>
              </table:table-cell>
              <table:table-cell office:value-type="float" office:value="1.00966">
                <text:p>1.00966</text:p>
              </table:table-cell>
              <table:table-cell office:value-type="float" office:value="1.040826">
                <text:p>1.04082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15503">
                <text:p>1.015503</text:p>
              </table:table-cell>
              <table:table-cell office:value-type="float" office:value="1.055608">
                <text:p>1.055608</text:p>
              </table:table-cell>
              <table:table-cell office:value-type="float" office:value="1.026239">
                <text:p>1.026239</text:p>
              </table:table-cell>
              <table:table-cell office:value-type="float" office:value="1.045161">
                <text:p>1.045161</text:p>
              </table:table-cell>
              <table:table-cell office:value-type="float" office:value="1.002771">
                <text:p>1.002771</text:p>
              </table:table-cell>
              <table:table-cell office:value-type="float" office:value="1.038081">
                <text:p>1.03808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10103">
                <text:p>1.010103</text:p>
              </table:table-cell>
              <table:table-cell office:value-type="float" office:value="1.056354">
                <text:p>1.056354</text:p>
              </table:table-cell>
              <table:table-cell office:value-type="float" office:value="1.024291">
                <text:p>1.024291</text:p>
              </table:table-cell>
              <table:table-cell office:value-type="float" office:value="1.04719">
                <text:p>1.04719</text:p>
              </table:table-cell>
              <table:table-cell office:value-type="float" office:value="0.9956291">
                <text:p>0.9956291</text:p>
              </table:table-cell>
              <table:table-cell office:value-type="float" office:value="1.035145">
                <text:p>1.03514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06506">
                <text:p>1.006506</text:p>
              </table:table-cell>
              <table:table-cell office:value-type="float" office:value="1.055867">
                <text:p>1.055867</text:p>
              </table:table-cell>
              <table:table-cell office:value-type="float" office:value="1.020803">
                <text:p>1.020803</text:p>
              </table:table-cell>
              <table:table-cell office:value-type="float" office:value="1.04916">
                <text:p>1.04916</text:p>
              </table:table-cell>
              <table:table-cell office:value-type="float" office:value="0.9996172">
                <text:p>0.9996172</text:p>
              </table:table-cell>
              <table:table-cell office:value-type="float" office:value="1.025397">
                <text:p>1.02539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0508">
                <text:p>1.00508</text:p>
              </table:table-cell>
              <table:table-cell office:value-type="float" office:value="1.055152">
                <text:p>1.055152</text:p>
              </table:table-cell>
              <table:table-cell office:value-type="float" office:value="1.017914">
                <text:p>1.017914</text:p>
              </table:table-cell>
              <table:table-cell office:value-type="float" office:value="1.05104">
                <text:p>1.05104</text:p>
              </table:table-cell>
              <table:table-cell office:value-type="float" office:value="0.9985806">
                <text:p>0.9985806</text:p>
              </table:table-cell>
              <table:table-cell office:value-type="float" office:value="1.016175">
                <text:p>1.01617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04395">
                <text:p>1.004395</text:p>
              </table:table-cell>
              <table:table-cell office:value-type="float" office:value="1.054516">
                <text:p>1.054516</text:p>
              </table:table-cell>
              <table:table-cell office:value-type="float" office:value="1.015726">
                <text:p>1.015726</text:p>
              </table:table-cell>
              <table:table-cell office:value-type="float" office:value="1.054303">
                <text:p>1.054303</text:p>
              </table:table-cell>
              <table:table-cell office:value-type="float" office:value="0.9950076">
                <text:p>0.9950076</text:p>
              </table:table-cell>
              <table:table-cell office:value-type="float" office:value="1.00516">
                <text:p>1.0051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04371">
                <text:p>1.004371</text:p>
              </table:table-cell>
              <table:table-cell office:value-type="float" office:value="1.054359">
                <text:p>1.054359</text:p>
              </table:table-cell>
              <table:table-cell office:value-type="float" office:value="1.014522">
                <text:p>1.014522</text:p>
              </table:table-cell>
              <table:table-cell office:value-type="float" office:value="1.063579">
                <text:p>1.063579</text:p>
              </table:table-cell>
              <table:table-cell office:value-type="float" office:value="0.9699818">
                <text:p>0.9699818</text:p>
              </table:table-cell>
              <table:table-cell office:value-type="float" office:value="0.9937909">
                <text:p>0.993790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04234">
                <text:p>1.004234</text:p>
              </table:table-cell>
              <table:table-cell office:value-type="float" office:value="1.054352">
                <text:p>1.054352</text:p>
              </table:table-cell>
              <table:table-cell office:value-type="float" office:value="1.015497">
                <text:p>1.015497</text:p>
              </table:table-cell>
              <table:table-cell office:value-type="float" office:value="1.060773">
                <text:p>1.060773</text:p>
              </table:table-cell>
              <table:table-cell office:value-type="float" office:value="0.9499469">
                <text:p>0.9499469</text:p>
              </table:table-cell>
              <table:table-cell office:value-type="float" office:value="0.983516">
                <text:p>0.98351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02699">
                <text:p>1.002699</text:p>
              </table:table-cell>
              <table:table-cell office:value-type="float" office:value="1.054178">
                <text:p>1.054178</text:p>
              </table:table-cell>
              <table:table-cell office:value-type="float" office:value="1.019752">
                <text:p>1.019752</text:p>
              </table:table-cell>
              <table:table-cell office:value-type="float" office:value="1.045119">
                <text:p>1.045119</text:p>
              </table:table-cell>
              <table:table-cell office:value-type="float" office:value="0.9357852">
                <text:p>0.9357852</text:p>
              </table:table-cell>
              <table:table-cell office:value-type="float" office:value="0.9744731">
                <text:p>0.974473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02784">
                <text:p>1.002784</text:p>
              </table:table-cell>
              <table:table-cell office:value-type="float" office:value="1.054002">
                <text:p>1.054002</text:p>
              </table:table-cell>
              <table:table-cell office:value-type="float" office:value="1.026196">
                <text:p>1.026196</text:p>
              </table:table-cell>
              <table:table-cell office:value-type="float" office:value="1.029306">
                <text:p>1.029306</text:p>
              </table:table-cell>
              <table:table-cell office:value-type="float" office:value="0.9268285">
                <text:p>0.9268285</text:p>
              </table:table-cell>
              <table:table-cell office:value-type="float" office:value="0.9668275">
                <text:p>0.966827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991237">
                <text:p>0.9991237</text:p>
              </table:table-cell>
              <table:table-cell office:value-type="float" office:value="1.053794">
                <text:p>1.053794</text:p>
              </table:table-cell>
              <table:table-cell office:value-type="float" office:value="1.032813">
                <text:p>1.032813</text:p>
              </table:table-cell>
              <table:table-cell office:value-type="float" office:value="1.014804">
                <text:p>1.014804</text:p>
              </table:table-cell>
              <table:table-cell office:value-type="float" office:value="0.9215219">
                <text:p>0.9215219</text:p>
              </table:table-cell>
              <table:table-cell office:value-type="float" office:value="0.9610238">
                <text:p>0.961023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917382">
                <text:p>0.9917382</text:p>
              </table:table-cell>
              <table:table-cell office:value-type="float" office:value="1.053811">
                <text:p>1.053811</text:p>
              </table:table-cell>
              <table:table-cell office:value-type="float" office:value="1.038743">
                <text:p>1.038743</text:p>
              </table:table-cell>
              <table:table-cell office:value-type="float" office:value="0.9918993">
                <text:p>0.9918993</text:p>
              </table:table-cell>
              <table:table-cell office:value-type="float" office:value="0.9180378">
                <text:p>0.9180378</text:p>
              </table:table-cell>
              <table:table-cell office:value-type="float" office:value="0.9582518">
                <text:p>0.958251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870464">
                <text:p>0.9870464</text:p>
              </table:table-cell>
              <table:table-cell office:value-type="float" office:value="1.05381">
                <text:p>1.05381</text:p>
              </table:table-cell>
              <table:table-cell office:value-type="float" office:value="1.043666">
                <text:p>1.043666</text:p>
              </table:table-cell>
              <table:table-cell office:value-type="float" office:value="0.9664932">
                <text:p>0.9664932</text:p>
              </table:table-cell>
              <table:table-cell office:value-type="float" office:value="0.9215302">
                <text:p>0.9215302</text:p>
              </table:table-cell>
              <table:table-cell office:value-type="float" office:value="0.9571067">
                <text:p>0.957106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858862">
                <text:p>0.9858862</text:p>
              </table:table-cell>
              <table:table-cell office:value-type="float" office:value="1.053833">
                <text:p>1.053833</text:p>
              </table:table-cell>
              <table:table-cell office:value-type="float" office:value="1.043349">
                <text:p>1.043349</text:p>
              </table:table-cell>
              <table:table-cell office:value-type="float" office:value="0.9413307">
                <text:p>0.9413307</text:p>
              </table:table-cell>
              <table:table-cell office:value-type="float" office:value="0.9331827">
                <text:p>0.9331827</text:p>
              </table:table-cell>
              <table:table-cell office:value-type="float" office:value="0.9565676">
                <text:p>0.956567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883575">
                <text:p>0.9883575</text:p>
              </table:table-cell>
              <table:table-cell office:value-type="float" office:value="1.053813">
                <text:p>1.053813</text:p>
              </table:table-cell>
              <table:table-cell office:value-type="float" office:value="1.040793">
                <text:p>1.040793</text:p>
              </table:table-cell>
              <table:table-cell office:value-type="float" office:value="0.9183128">
                <text:p>0.9183128</text:p>
              </table:table-cell>
              <table:table-cell office:value-type="float" office:value="0.9520249">
                <text:p>0.9520249</text:p>
              </table:table-cell>
              <table:table-cell office:value-type="float" office:value="0.9564095">
                <text:p>0.956409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938601">
                <text:p>0.9938601</text:p>
              </table:table-cell>
              <table:table-cell office:value-type="float" office:value="1.053874">
                <text:p>1.053874</text:p>
              </table:table-cell>
              <table:table-cell office:value-type="float" office:value="1.038384">
                <text:p>1.038384</text:p>
              </table:table-cell>
              <table:table-cell office:value-type="float" office:value="0.9026206">
                <text:p>0.9026206</text:p>
              </table:table-cell>
              <table:table-cell office:value-type="float" office:value="0.9682938">
                <text:p>0.9682938</text:p>
              </table:table-cell>
              <table:table-cell office:value-type="float" office:value="0.9564638">
                <text:p>0.956463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002251">
                <text:p>1.002251</text:p>
              </table:table-cell>
              <table:table-cell office:value-type="float" office:value="1.054172">
                <text:p>1.054172</text:p>
              </table:table-cell>
              <table:table-cell office:value-type="float" office:value="1.035931">
                <text:p>1.035931</text:p>
              </table:table-cell>
              <table:table-cell office:value-type="float" office:value="0.904774">
                <text:p>0.904774</text:p>
              </table:table-cell>
              <table:table-cell office:value-type="float" office:value="0.960041">
                <text:p>0.960041</text:p>
              </table:table-cell>
              <table:table-cell office:value-type="float" office:value="0.9569941">
                <text:p>0.956994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13054">
                <text:p>1.013054</text:p>
              </table:table-cell>
              <table:table-cell office:value-type="float" office:value="1.055092">
                <text:p>1.055092</text:p>
              </table:table-cell>
              <table:table-cell office:value-type="float" office:value="1.032937">
                <text:p>1.032937</text:p>
              </table:table-cell>
              <table:table-cell office:value-type="float" office:value="0.9277499">
                <text:p>0.9277499</text:p>
              </table:table-cell>
              <table:table-cell office:value-type="float" office:value="0.9548088">
                <text:p>0.9548088</text:p>
              </table:table-cell>
              <table:table-cell office:value-type="float" office:value="0.9577838">
                <text:p>0.957783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25027">
                <text:p>1.025027</text:p>
              </table:table-cell>
              <table:table-cell office:value-type="float" office:value="1.05693">
                <text:p>1.05693</text:p>
              </table:table-cell>
              <table:table-cell office:value-type="float" office:value="1.029052">
                <text:p>1.029052</text:p>
              </table:table-cell>
              <table:table-cell office:value-type="float" office:value="0.9646655">
                <text:p>0.9646655</text:p>
              </table:table-cell>
              <table:table-cell office:value-type="float" office:value="0.9518582">
                <text:p>0.9518582</text:p>
              </table:table-cell>
              <table:table-cell office:value-type="float" office:value="0.9586225">
                <text:p>0.958622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3708">
                <text:p>1.03708</text:p>
              </table:table-cell>
              <table:table-cell office:value-type="float" office:value="1.059545">
                <text:p>1.059545</text:p>
              </table:table-cell>
              <table:table-cell office:value-type="float" office:value="1.024581">
                <text:p>1.024581</text:p>
              </table:table-cell>
              <table:table-cell office:value-type="float" office:value="1.005642">
                <text:p>1.005642</text:p>
              </table:table-cell>
              <table:table-cell office:value-type="float" office:value="0.9504023">
                <text:p>0.9504023</text:p>
              </table:table-cell>
              <table:table-cell office:value-type="float" office:value="0.954796">
                <text:p>0.95479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4758">
                <text:p>1.04758</text:p>
              </table:table-cell>
              <table:table-cell office:value-type="float" office:value="1.062362">
                <text:p>1.062362</text:p>
              </table:table-cell>
              <table:table-cell office:value-type="float" office:value="1.019828">
                <text:p>1.019828</text:p>
              </table:table-cell>
              <table:table-cell office:value-type="float" office:value="1.008006">
                <text:p>1.008006</text:p>
              </table:table-cell>
              <table:table-cell office:value-type="float" office:value="0.9523729">
                <text:p>0.9523729</text:p>
              </table:table-cell>
              <table:table-cell office:value-type="float" office:value="0.9476044">
                <text:p>0.947604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55578">
                <text:p>1.055578</text:p>
              </table:table-cell>
              <table:table-cell office:value-type="float" office:value="1.063042">
                <text:p>1.063042</text:p>
              </table:table-cell>
              <table:table-cell office:value-type="float" office:value="1.014809">
                <text:p>1.014809</text:p>
              </table:table-cell>
              <table:table-cell office:value-type="float" office:value="0.996336">
                <text:p>0.996336</text:p>
              </table:table-cell>
              <table:table-cell office:value-type="float" office:value="0.960037">
                <text:p>0.960037</text:p>
              </table:table-cell>
              <table:table-cell office:value-type="float" office:value="0.9439636">
                <text:p>0.943963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60657">
                <text:p>1.060657</text:p>
              </table:table-cell>
              <table:table-cell office:value-type="float" office:value="1.060828">
                <text:p>1.060828</text:p>
              </table:table-cell>
              <table:table-cell office:value-type="float" office:value="1.011818">
                <text:p>1.011818</text:p>
              </table:table-cell>
              <table:table-cell office:value-type="float" office:value="0.9806055">
                <text:p>0.9806055</text:p>
              </table:table-cell>
              <table:table-cell office:value-type="float" office:value="0.9705927">
                <text:p>0.9705927</text:p>
              </table:table-cell>
              <table:table-cell office:value-type="float" office:value="0.9438083">
                <text:p>0.943808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62472">
                <text:p>1.062472</text:p>
              </table:table-cell>
              <table:table-cell office:value-type="float" office:value="1.057557">
                <text:p>1.057557</text:p>
              </table:table-cell>
              <table:table-cell office:value-type="float" office:value="1.009918">
                <text:p>1.009918</text:p>
              </table:table-cell>
              <table:table-cell office:value-type="float" office:value="0.9639724">
                <text:p>0.9639724</text:p>
              </table:table-cell>
              <table:table-cell office:value-type="float" office:value="0.9793893">
                <text:p>0.9793893</text:p>
              </table:table-cell>
              <table:table-cell office:value-type="float" office:value="0.9453908">
                <text:p>0.945390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61263">
                <text:p>1.061263</text:p>
              </table:table-cell>
              <table:table-cell office:value-type="float" office:value="1.05383">
                <text:p>1.05383</text:p>
              </table:table-cell>
              <table:table-cell office:value-type="float" office:value="1.011047">
                <text:p>1.011047</text:p>
              </table:table-cell>
              <table:table-cell office:value-type="float" office:value="0.9489733">
                <text:p>0.9489733</text:p>
              </table:table-cell>
              <table:table-cell office:value-type="float" office:value="0.981004">
                <text:p>0.981004</text:p>
              </table:table-cell>
              <table:table-cell office:value-type="float" office:value="0.9473662">
                <text:p>0.947366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57968">
                <text:p>1.057968</text:p>
              </table:table-cell>
              <table:table-cell office:value-type="float" office:value="1.049837">
                <text:p>1.049837</text:p>
              </table:table-cell>
              <table:table-cell office:value-type="float" office:value="1.016756">
                <text:p>1.016756</text:p>
              </table:table-cell>
              <table:table-cell office:value-type="float" office:value="0.938682">
                <text:p>0.938682</text:p>
              </table:table-cell>
              <table:table-cell office:value-type="float" office:value="0.9800593">
                <text:p>0.9800593</text:p>
              </table:table-cell>
              <table:table-cell office:value-type="float" office:value="0.9514881">
                <text:p>0.951488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53424">
                <text:p>1.053424</text:p>
              </table:table-cell>
              <table:table-cell office:value-type="float" office:value="1.045916">
                <text:p>1.045916</text:p>
              </table:table-cell>
              <table:table-cell office:value-type="float" office:value="1.025408">
                <text:p>1.025408</text:p>
              </table:table-cell>
              <table:table-cell office:value-type="float" office:value="0.9316641">
                <text:p>0.9316641</text:p>
              </table:table-cell>
              <table:table-cell office:value-type="float" office:value="0.9775496">
                <text:p>0.9775496</text:p>
              </table:table-cell>
              <table:table-cell office:value-type="float" office:value="0.9568447">
                <text:p>0.956844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46435">
                <text:p>1.046435</text:p>
              </table:table-cell>
              <table:table-cell office:value-type="float" office:value="1.042273">
                <text:p>1.042273</text:p>
              </table:table-cell>
              <table:table-cell office:value-type="float" office:value="1.0352">
                <text:p>1.0352</text:p>
              </table:table-cell>
              <table:table-cell office:value-type="float" office:value="0.9283534">
                <text:p>0.9283534</text:p>
              </table:table-cell>
              <table:table-cell office:value-type="float" office:value="0.9730438">
                <text:p>0.9730438</text:p>
              </table:table-cell>
              <table:table-cell office:value-type="float" office:value="0.9596968">
                <text:p>0.959696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37408">
                <text:p>1.037408</text:p>
              </table:table-cell>
              <table:table-cell office:value-type="float" office:value="1.039355">
                <text:p>1.039355</text:p>
              </table:table-cell>
              <table:table-cell office:value-type="float" office:value="1.043347">
                <text:p>1.043347</text:p>
              </table:table-cell>
              <table:table-cell office:value-type="float" office:value="0.9335723">
                <text:p>0.9335723</text:p>
              </table:table-cell>
              <table:table-cell office:value-type="float" office:value="0.9669162">
                <text:p>0.9669162</text:p>
              </table:table-cell>
              <table:table-cell office:value-type="float" office:value="0.9607952">
                <text:p>0.960795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2814">
                <text:p>1.02814</text:p>
              </table:table-cell>
              <table:table-cell office:value-type="float" office:value="1.037467">
                <text:p>1.037467</text:p>
              </table:table-cell>
              <table:table-cell office:value-type="float" office:value="1.044825">
                <text:p>1.044825</text:p>
              </table:table-cell>
              <table:table-cell office:value-type="float" office:value="0.9404887">
                <text:p>0.9404887</text:p>
              </table:table-cell>
              <table:table-cell office:value-type="float" office:value="0.9478261">
                <text:p>0.9478261</text:p>
              </table:table-cell>
              <table:table-cell office:value-type="float" office:value="0.9594935">
                <text:p>0.959493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19722">
                <text:p>1.019722</text:p>
              </table:table-cell>
              <table:table-cell office:value-type="float" office:value="1.037246">
                <text:p>1.037246</text:p>
              </table:table-cell>
              <table:table-cell office:value-type="float" office:value="1.045549">
                <text:p>1.045549</text:p>
              </table:table-cell>
              <table:table-cell office:value-type="float" office:value="0.9463453">
                <text:p>0.9463453</text:p>
              </table:table-cell>
              <table:table-cell office:value-type="float" office:value="0.9314522">
                <text:p>0.9314522</text:p>
              </table:table-cell>
              <table:table-cell office:value-type="float" office:value="0.9542308">
                <text:p>0.954230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11333">
                <text:p>1.011333</text:p>
              </table:table-cell>
              <table:table-cell office:value-type="float" office:value="1.038951">
                <text:p>1.038951</text:p>
              </table:table-cell>
              <table:table-cell office:value-type="float" office:value="1.040514">
                <text:p>1.040514</text:p>
              </table:table-cell>
              <table:table-cell office:value-type="float" office:value="0.9510694">
                <text:p>0.9510694</text:p>
              </table:table-cell>
              <table:table-cell office:value-type="float" office:value="0.9193628">
                <text:p>0.9193628</text:p>
              </table:table-cell>
              <table:table-cell office:value-type="float" office:value="0.9467858">
                <text:p>0.946785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002747">
                <text:p>1.002747</text:p>
              </table:table-cell>
              <table:table-cell office:value-type="float" office:value="1.042697">
                <text:p>1.042697</text:p>
              </table:table-cell>
              <table:table-cell office:value-type="float" office:value="1.035342">
                <text:p>1.035342</text:p>
              </table:table-cell>
              <table:table-cell office:value-type="float" office:value="0.9525901">
                <text:p>0.9525901</text:p>
              </table:table-cell>
              <table:table-cell office:value-type="float" office:value="0.9102775">
                <text:p>0.9102775</text:p>
              </table:table-cell>
              <table:table-cell office:value-type="float" office:value="0.93898">
                <text:p>0.9389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940436">
                <text:p>0.9940436</text:p>
              </table:table-cell>
              <table:table-cell office:value-type="float" office:value="1.048291">
                <text:p>1.048291</text:p>
              </table:table-cell>
              <table:table-cell office:value-type="float" office:value="1.031143">
                <text:p>1.031143</text:p>
              </table:table-cell>
              <table:table-cell office:value-type="float" office:value="0.9511491">
                <text:p>0.9511491</text:p>
              </table:table-cell>
              <table:table-cell office:value-type="float" office:value="0.9039562">
                <text:p>0.9039562</text:p>
              </table:table-cell>
              <table:table-cell office:value-type="float" office:value="0.9322704">
                <text:p>0.932270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862955">
                <text:p>0.9862955</text:p>
              </table:table-cell>
              <table:table-cell office:value-type="float" office:value="1.054411">
                <text:p>1.054411</text:p>
              </table:table-cell>
              <table:table-cell office:value-type="float" office:value="1.029616">
                <text:p>1.029616</text:p>
              </table:table-cell>
              <table:table-cell office:value-type="float" office:value="0.9450365">
                <text:p>0.9450365</text:p>
              </table:table-cell>
              <table:table-cell office:value-type="float" office:value="0.9001608">
                <text:p>0.9001608</text:p>
              </table:table-cell>
              <table:table-cell office:value-type="float" office:value="0.9276335">
                <text:p>0.927633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814374">
                <text:p>0.9814374</text:p>
              </table:table-cell>
              <table:table-cell office:value-type="float" office:value="1.059873">
                <text:p>1.059873</text:p>
              </table:table-cell>
              <table:table-cell office:value-type="float" office:value="1.029012">
                <text:p>1.029012</text:p>
              </table:table-cell>
              <table:table-cell office:value-type="float" office:value="0.9344896">
                <text:p>0.9344896</text:p>
              </table:table-cell>
              <table:table-cell office:value-type="float" office:value="0.8994474">
                <text:p>0.8994474</text:p>
              </table:table-cell>
              <table:table-cell office:value-type="float" office:value="0.9247909">
                <text:p>0.924790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787844">
                <text:p>0.9787844</text:p>
              </table:table-cell>
              <table:table-cell office:value-type="float" office:value="1.064773">
                <text:p>1.064773</text:p>
              </table:table-cell>
              <table:table-cell office:value-type="float" office:value="1.026261">
                <text:p>1.026261</text:p>
              </table:table-cell>
              <table:table-cell office:value-type="float" office:value="0.9202061">
                <text:p>0.9202061</text:p>
              </table:table-cell>
              <table:table-cell office:value-type="float" office:value="0.9039155">
                <text:p>0.9039155</text:p>
              </table:table-cell>
              <table:table-cell office:value-type="float" office:value="0.9242785">
                <text:p>0.924278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773003">
                <text:p>0.9773003</text:p>
              </table:table-cell>
              <table:table-cell office:value-type="float" office:value="1.069014">
                <text:p>1.069014</text:p>
              </table:table-cell>
              <table:table-cell office:value-type="float" office:value="1.021866">
                <text:p>1.021866</text:p>
              </table:table-cell>
              <table:table-cell office:value-type="float" office:value="0.9089465">
                <text:p>0.9089465</text:p>
              </table:table-cell>
              <table:table-cell office:value-type="float" office:value="0.915742">
                <text:p>0.915742</text:p>
              </table:table-cell>
              <table:table-cell office:value-type="float" office:value="0.9271849">
                <text:p>0.927184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774151">
                <text:p>0.9774151</text:p>
              </table:table-cell>
              <table:table-cell office:value-type="float" office:value="1.071937">
                <text:p>1.071937</text:p>
              </table:table-cell>
              <table:table-cell office:value-type="float" office:value="1.018276">
                <text:p>1.018276</text:p>
              </table:table-cell>
              <table:table-cell office:value-type="float" office:value="0.9019732">
                <text:p>0.9019732</text:p>
              </table:table-cell>
              <table:table-cell office:value-type="float" office:value="0.9360087">
                <text:p>0.9360087</text:p>
              </table:table-cell>
              <table:table-cell office:value-type="float" office:value="0.9338182">
                <text:p>0.933818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78134">
                <text:p>0.978134</text:p>
              </table:table-cell>
              <table:table-cell office:value-type="float" office:value="1.072013">
                <text:p>1.072013</text:p>
              </table:table-cell>
              <table:table-cell office:value-type="float" office:value="1.016415">
                <text:p>1.016415</text:p>
              </table:table-cell>
              <table:table-cell office:value-type="float" office:value="0.8981811">
                <text:p>0.8981811</text:p>
              </table:table-cell>
              <table:table-cell office:value-type="float" office:value="0.9622307">
                <text:p>0.9622307</text:p>
              </table:table-cell>
              <table:table-cell office:value-type="float" office:value="0.9435368">
                <text:p>0.943536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67701">
                <text:p>0.9667701</text:p>
              </table:table-cell>
              <table:table-cell office:value-type="float" office:value="1.069979">
                <text:p>1.069979</text:p>
              </table:table-cell>
              <table:table-cell office:value-type="float" office:value="1.015597">
                <text:p>1.015597</text:p>
              </table:table-cell>
              <table:table-cell office:value-type="float" office:value="0.8974183">
                <text:p>0.8974183</text:p>
              </table:table-cell>
              <table:table-cell office:value-type="float" office:value="0.9808604">
                <text:p>0.9808604</text:p>
              </table:table-cell>
              <table:table-cell office:value-type="float" office:value="0.9524424">
                <text:p>0.952442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68461">
                <text:p>0.9568461</text:p>
              </table:table-cell>
              <table:table-cell office:value-type="float" office:value="1.068353">
                <text:p>1.068353</text:p>
              </table:table-cell>
              <table:table-cell office:value-type="float" office:value="1.015845">
                <text:p>1.015845</text:p>
              </table:table-cell>
              <table:table-cell office:value-type="float" office:value="0.9004347">
                <text:p>0.9004347</text:p>
              </table:table-cell>
              <table:table-cell office:value-type="float" office:value="0.9832546">
                <text:p>0.9832546</text:p>
              </table:table-cell>
              <table:table-cell office:value-type="float" office:value="0.9613532">
                <text:p>0.961353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76299">
                <text:p>0.9476299</text:p>
              </table:table-cell>
              <table:table-cell office:value-type="float" office:value="1.067461">
                <text:p>1.067461</text:p>
              </table:table-cell>
              <table:table-cell office:value-type="float" office:value="1.018703">
                <text:p>1.018703</text:p>
              </table:table-cell>
              <table:table-cell office:value-type="float" office:value="0.8980296">
                <text:p>0.8980296</text:p>
              </table:table-cell>
              <table:table-cell office:value-type="float" office:value="0.985829">
                <text:p>0.985829</text:p>
              </table:table-cell>
              <table:table-cell office:value-type="float" office:value="0.9699558">
                <text:p>0.969955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98091">
                <text:p>0.9398091</text:p>
              </table:table-cell>
              <table:table-cell office:value-type="float" office:value="1.06537">
                <text:p>1.06537</text:p>
              </table:table-cell>
              <table:table-cell office:value-type="float" office:value="1.023349">
                <text:p>1.023349</text:p>
              </table:table-cell>
              <table:table-cell office:value-type="float" office:value="0.8797909">
                <text:p>0.8797909</text:p>
              </table:table-cell>
              <table:table-cell office:value-type="float" office:value="0.9895784">
                <text:p>0.9895784</text:p>
              </table:table-cell>
              <table:table-cell office:value-type="float" office:value="0.9770449">
                <text:p>0.977044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43492">
                <text:p>0.9343492</text:p>
              </table:table-cell>
              <table:table-cell office:value-type="float" office:value="1.061825">
                <text:p>1.061825</text:p>
              </table:table-cell>
              <table:table-cell office:value-type="float" office:value="1.028342">
                <text:p>1.028342</text:p>
              </table:table-cell>
              <table:table-cell office:value-type="float" office:value="0.8592235">
                <text:p>0.8592235</text:p>
              </table:table-cell>
              <table:table-cell office:value-type="float" office:value="0.9942508">
                <text:p>0.9942508</text:p>
              </table:table-cell>
              <table:table-cell office:value-type="float" office:value="0.9813772">
                <text:p>0.981377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16583">
                <text:p>0.9316583</text:p>
              </table:table-cell>
              <table:table-cell office:value-type="float" office:value="1.058645">
                <text:p>1.058645</text:p>
              </table:table-cell>
              <table:table-cell office:value-type="float" office:value="1.031511">
                <text:p>1.031511</text:p>
              </table:table-cell>
              <table:table-cell office:value-type="float" office:value="0.8419192">
                <text:p>0.8419192</text:p>
              </table:table-cell>
              <table:table-cell office:value-type="float" office:value="0.9931871">
                <text:p>0.9931871</text:p>
              </table:table-cell>
              <table:table-cell office:value-type="float" office:value="0.9822656">
                <text:p>0.982265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1433">
                <text:p>0.931433</text:p>
              </table:table-cell>
              <table:table-cell office:value-type="float" office:value="1.057189">
                <text:p>1.057189</text:p>
              </table:table-cell>
              <table:table-cell office:value-type="float" office:value="1.034487">
                <text:p>1.034487</text:p>
              </table:table-cell>
              <table:table-cell office:value-type="float" office:value="0.8302705">
                <text:p>0.8302705</text:p>
              </table:table-cell>
              <table:table-cell office:value-type="float" office:value="0.9929024">
                <text:p>0.9929024</text:p>
              </table:table-cell>
              <table:table-cell office:value-type="float" office:value="0.9793735">
                <text:p>0.979373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43367">
                <text:p>0.9343367</text:p>
              </table:table-cell>
              <table:table-cell office:value-type="float" office:value="1.056812">
                <text:p>1.056812</text:p>
              </table:table-cell>
              <table:table-cell office:value-type="float" office:value="1.035588">
                <text:p>1.035588</text:p>
              </table:table-cell>
              <table:table-cell office:value-type="float" office:value="0.8260002">
                <text:p>0.8260002</text:p>
              </table:table-cell>
              <table:table-cell office:value-type="float" office:value="0.9867489">
                <text:p>0.9867489</text:p>
              </table:table-cell>
              <table:table-cell office:value-type="float" office:value="0.9746163">
                <text:p>0.974616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01801">
                <text:p>0.9401801</text:p>
              </table:table-cell>
              <table:table-cell office:value-type="float" office:value="1.056629">
                <text:p>1.056629</text:p>
              </table:table-cell>
              <table:table-cell office:value-type="float" office:value="1.036025">
                <text:p>1.036025</text:p>
              </table:table-cell>
              <table:table-cell office:value-type="float" office:value="0.8320572">
                <text:p>0.8320572</text:p>
              </table:table-cell>
              <table:table-cell office:value-type="float" office:value="0.979486">
                <text:p>0.979486</text:p>
              </table:table-cell>
              <table:table-cell office:value-type="float" office:value="0.9701449">
                <text:p>0.970144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82731">
                <text:p>0.9482731</text:p>
              </table:table-cell>
              <table:table-cell office:value-type="float" office:value="1.055295">
                <text:p>1.055295</text:p>
              </table:table-cell>
              <table:table-cell office:value-type="float" office:value="1.036775">
                <text:p>1.036775</text:p>
              </table:table-cell>
              <table:table-cell office:value-type="float" office:value="0.8467766">
                <text:p>0.8467766</text:p>
              </table:table-cell>
              <table:table-cell office:value-type="float" office:value="0.9735603">
                <text:p>0.9735603</text:p>
              </table:table-cell>
              <table:table-cell office:value-type="float" office:value="0.9675536">
                <text:p>0.967553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79872">
                <text:p>0.9579872</text:p>
              </table:table-cell>
              <table:table-cell office:value-type="float" office:value="1.052909">
                <text:p>1.052909</text:p>
              </table:table-cell>
              <table:table-cell office:value-type="float" office:value="1.03712">
                <text:p>1.03712</text:p>
              </table:table-cell>
              <table:table-cell office:value-type="float" office:value="0.8545344">
                <text:p>0.8545344</text:p>
              </table:table-cell>
              <table:table-cell office:value-type="float" office:value="0.9682813">
                <text:p>0.9682813</text:p>
              </table:table-cell>
              <table:table-cell office:value-type="float" office:value="0.9564403">
                <text:p>0.956440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82235">
                <text:p>0.9682235</text:p>
              </table:table-cell>
              <table:table-cell office:value-type="float" office:value="1.050575">
                <text:p>1.050575</text:p>
              </table:table-cell>
              <table:table-cell office:value-type="float" office:value="1.034131">
                <text:p>1.034131</text:p>
              </table:table-cell>
              <table:table-cell office:value-type="float" office:value="0.8343587">
                <text:p>0.8343587</text:p>
              </table:table-cell>
              <table:table-cell office:value-type="float" office:value="0.9641532">
                <text:p>0.9641532</text:p>
              </table:table-cell>
              <table:table-cell office:value-type="float" office:value="0.9456054">
                <text:p>0.945605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779619">
                <text:p>0.9779619</text:p>
              </table:table-cell>
              <table:table-cell office:value-type="float" office:value="1.048189">
                <text:p>1.048189</text:p>
              </table:table-cell>
              <table:table-cell office:value-type="float" office:value="1.030982">
                <text:p>1.030982</text:p>
              </table:table-cell>
              <table:table-cell office:value-type="float" office:value="0.8211832">
                <text:p>0.8211832</text:p>
              </table:table-cell>
              <table:table-cell office:value-type="float" office:value="0.9637619">
                <text:p>0.9637619</text:p>
              </table:table-cell>
              <table:table-cell office:value-type="float" office:value="0.9381586">
                <text:p>0.938158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858429">
                <text:p>0.9858429</text:p>
              </table:table-cell>
              <table:table-cell office:value-type="float" office:value="1.045992">
                <text:p>1.045992</text:p>
              </table:table-cell>
              <table:table-cell office:value-type="float" office:value="1.028111">
                <text:p>1.028111</text:p>
              </table:table-cell>
              <table:table-cell office:value-type="float" office:value="0.8136387">
                <text:p>0.8136387</text:p>
              </table:table-cell>
              <table:table-cell office:value-type="float" office:value="0.9632761">
                <text:p>0.9632761</text:p>
              </table:table-cell>
              <table:table-cell office:value-type="float" office:value="0.9350489">
                <text:p>0.935048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917749">
                <text:p>0.9917749</text:p>
              </table:table-cell>
              <table:table-cell office:value-type="float" office:value="1.043585">
                <text:p>1.043585</text:p>
              </table:table-cell>
              <table:table-cell office:value-type="float" office:value="1.024613">
                <text:p>1.024613</text:p>
              </table:table-cell>
              <table:table-cell office:value-type="float" office:value="0.8130887">
                <text:p>0.8130887</text:p>
              </table:table-cell>
              <table:table-cell office:value-type="float" office:value="0.9652067">
                <text:p>0.9652067</text:p>
              </table:table-cell>
              <table:table-cell office:value-type="float" office:value="0.9365305">
                <text:p>0.936530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952676">
                <text:p>0.9952676</text:p>
              </table:table-cell>
              <table:table-cell office:value-type="float" office:value="1.041329">
                <text:p>1.041329</text:p>
              </table:table-cell>
              <table:table-cell office:value-type="float" office:value="1.020584">
                <text:p>1.020584</text:p>
              </table:table-cell>
              <table:table-cell office:value-type="float" office:value="0.81936">
                <text:p>0.81936</text:p>
              </table:table-cell>
              <table:table-cell office:value-type="float" office:value="0.9663838">
                <text:p>0.9663838</text:p>
              </table:table-cell>
              <table:table-cell office:value-type="float" office:value="0.9420639">
                <text:p>0.942063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965144">
                <text:p>0.9965144</text:p>
              </table:table-cell>
              <table:table-cell office:value-type="float" office:value="1.038962">
                <text:p>1.038962</text:p>
              </table:table-cell>
              <table:table-cell office:value-type="float" office:value="1.016771">
                <text:p>1.016771</text:p>
              </table:table-cell>
              <table:table-cell office:value-type="float" office:value="0.8281435">
                <text:p>0.8281435</text:p>
              </table:table-cell>
              <table:table-cell office:value-type="float" office:value="0.9665064">
                <text:p>0.9665064</text:p>
              </table:table-cell>
              <table:table-cell office:value-type="float" office:value="0.9502205">
                <text:p>0.950220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955992">
                <text:p>0.9955992</text:p>
              </table:table-cell>
              <table:table-cell office:value-type="float" office:value="1.036268">
                <text:p>1.036268</text:p>
              </table:table-cell>
              <table:table-cell office:value-type="float" office:value="1.01427">
                <text:p>1.01427</text:p>
              </table:table-cell>
              <table:table-cell office:value-type="float" office:value="0.8353842">
                <text:p>0.8353842</text:p>
              </table:table-cell>
              <table:table-cell office:value-type="float" office:value="0.9572984">
                <text:p>0.9572984</text:p>
              </table:table-cell>
              <table:table-cell office:value-type="float" office:value="0.9604708">
                <text:p>0.960470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932286">
                <text:p>0.9932286</text:p>
              </table:table-cell>
              <table:table-cell office:value-type="float" office:value="1.033546">
                <text:p>1.033546</text:p>
              </table:table-cell>
              <table:table-cell office:value-type="float" office:value="1.015853">
                <text:p>1.015853</text:p>
              </table:table-cell>
              <table:table-cell office:value-type="float" office:value="0.8404934">
                <text:p>0.8404934</text:p>
              </table:table-cell>
              <table:table-cell office:value-type="float" office:value="0.9511341">
                <text:p>0.9511341</text:p>
              </table:table-cell>
              <table:table-cell office:value-type="float" office:value="0.9708509">
                <text:p>0.970850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897938">
                <text:p>0.9897938</text:p>
              </table:table-cell>
              <table:table-cell office:value-type="float" office:value="1.029591">
                <text:p>1.029591</text:p>
              </table:table-cell>
              <table:table-cell office:value-type="float" office:value="1.020337">
                <text:p>1.020337</text:p>
              </table:table-cell>
              <table:table-cell office:value-type="float" office:value="0.8443195">
                <text:p>0.8443195</text:p>
              </table:table-cell>
              <table:table-cell office:value-type="float" office:value="0.9487062">
                <text:p>0.9487062</text:p>
              </table:table-cell>
              <table:table-cell office:value-type="float" office:value="0.9798154">
                <text:p>0.979815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858334">
                <text:p>0.9858334</text:p>
              </table:table-cell>
              <table:table-cell office:value-type="float" office:value="1.023592">
                <text:p>1.023592</text:p>
              </table:table-cell>
              <table:table-cell office:value-type="float" office:value="1.025163">
                <text:p>1.025163</text:p>
              </table:table-cell>
              <table:table-cell office:value-type="float" office:value="0.8485864">
                <text:p>0.8485864</text:p>
              </table:table-cell>
              <table:table-cell office:value-type="float" office:value="0.9504633">
                <text:p>0.9504633</text:p>
              </table:table-cell>
              <table:table-cell office:value-type="float" office:value="0.9865624">
                <text:p>0.986562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77264">
                <text:p>0.977264</text:p>
              </table:table-cell>
              <table:table-cell office:value-type="float" office:value="1.016946">
                <text:p>1.016946</text:p>
              </table:table-cell>
              <table:table-cell office:value-type="float" office:value="1.027778">
                <text:p>1.027778</text:p>
              </table:table-cell>
              <table:table-cell office:value-type="float" office:value="0.8534037">
                <text:p>0.8534037</text:p>
              </table:table-cell>
              <table:table-cell office:value-type="float" office:value="0.9513816">
                <text:p>0.9513816</text:p>
              </table:table-cell>
              <table:table-cell office:value-type="float" office:value="0.9904696">
                <text:p>0.990469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51934">
                <text:p>0.9651934</text:p>
              </table:table-cell>
              <table:table-cell office:value-type="float" office:value="1.010238">
                <text:p>1.010238</text:p>
              </table:table-cell>
              <table:table-cell office:value-type="float" office:value="1.029721">
                <text:p>1.029721</text:p>
              </table:table-cell>
              <table:table-cell office:value-type="float" office:value="0.8597183">
                <text:p>0.8597183</text:p>
              </table:table-cell>
              <table:table-cell office:value-type="float" office:value="0.9455576">
                <text:p>0.9455576</text:p>
              </table:table-cell>
              <table:table-cell office:value-type="float" office:value="0.9913664">
                <text:p>0.991366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28829">
                <text:p>0.9528829</text:p>
              </table:table-cell>
              <table:table-cell office:value-type="float" office:value="1.003258">
                <text:p>1.003258</text:p>
              </table:table-cell>
              <table:table-cell office:value-type="float" office:value="1.029184">
                <text:p>1.029184</text:p>
              </table:table-cell>
              <table:table-cell office:value-type="float" office:value="0.8592566">
                <text:p>0.8592566</text:p>
              </table:table-cell>
              <table:table-cell office:value-type="float" office:value="0.938534">
                <text:p>0.938534</text:p>
              </table:table-cell>
              <table:table-cell office:value-type="float" office:value="0.9891618">
                <text:p>0.989161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12062">
                <text:p>0.9412062</text:p>
              </table:table-cell>
              <table:table-cell office:value-type="float" office:value="0.9959142">
                <text:p>0.9959142</text:p>
              </table:table-cell>
              <table:table-cell office:value-type="float" office:value="1.023204">
                <text:p>1.023204</text:p>
              </table:table-cell>
              <table:table-cell office:value-type="float" office:value="0.8482682">
                <text:p>0.8482682</text:p>
              </table:table-cell>
              <table:table-cell office:value-type="float" office:value="0.9278741">
                <text:p>0.9278741</text:p>
              </table:table-cell>
              <table:table-cell office:value-type="float" office:value="0.9859807">
                <text:p>0.985980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05567">
                <text:p>0.9305567</text:p>
              </table:table-cell>
              <table:table-cell office:value-type="float" office:value="0.9886321">
                <text:p>0.9886321</text:p>
              </table:table-cell>
              <table:table-cell office:value-type="float" office:value="1.017959">
                <text:p>1.017959</text:p>
              </table:table-cell>
              <table:table-cell office:value-type="float" office:value="0.8539962">
                <text:p>0.8539962</text:p>
              </table:table-cell>
              <table:table-cell office:value-type="float" office:value="0.9167297">
                <text:p>0.9167297</text:p>
              </table:table-cell>
              <table:table-cell office:value-type="float" office:value="0.9834521">
                <text:p>0.983452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9217538">
                <text:p>0.9217538</text:p>
              </table:table-cell>
              <table:table-cell office:value-type="float" office:value="0.9816785">
                <text:p>0.9816785</text:p>
              </table:table-cell>
              <table:table-cell office:value-type="float" office:value="1.014706">
                <text:p>1.014706</text:p>
              </table:table-cell>
              <table:table-cell office:value-type="float" office:value="0.850602">
                <text:p>0.850602</text:p>
              </table:table-cell>
              <table:table-cell office:value-type="float" office:value="0.9084071">
                <text:p>0.9084071</text:p>
              </table:table-cell>
              <table:table-cell office:value-type="float" office:value="0.9821506">
                <text:p>0.982150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50195">
                <text:p>0.9150195</text:p>
              </table:table-cell>
              <table:table-cell office:value-type="float" office:value="0.9749701">
                <text:p>0.9749701</text:p>
              </table:table-cell>
              <table:table-cell office:value-type="float" office:value="1.01298">
                <text:p>1.01298</text:p>
              </table:table-cell>
              <table:table-cell office:value-type="float" office:value="0.8477217">
                <text:p>0.8477217</text:p>
              </table:table-cell>
              <table:table-cell office:value-type="float" office:value="0.9051844">
                <text:p>0.9051844</text:p>
              </table:table-cell>
              <table:table-cell office:value-type="float" office:value="0.9813664">
                <text:p>0.981366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08435">
                <text:p>0.9108435</text:p>
              </table:table-cell>
              <table:table-cell office:value-type="float" office:value="0.9692018">
                <text:p>0.9692018</text:p>
              </table:table-cell>
              <table:table-cell office:value-type="float" office:value="1.011265">
                <text:p>1.011265</text:p>
              </table:table-cell>
              <table:table-cell office:value-type="float" office:value="0.8456945">
                <text:p>0.8456945</text:p>
              </table:table-cell>
              <table:table-cell office:value-type="float" office:value="0.90636">
                <text:p>0.90636</text:p>
              </table:table-cell>
              <table:table-cell office:value-type="float" office:value="0.9696193">
                <text:p>0.969619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90215">
                <text:p>0.9090215</text:p>
              </table:table-cell>
              <table:table-cell office:value-type="float" office:value="0.9639748">
                <text:p>0.9639748</text:p>
              </table:table-cell>
              <table:table-cell office:value-type="float" office:value="1.008806">
                <text:p>1.008806</text:p>
              </table:table-cell>
              <table:table-cell office:value-type="float" office:value="0.8427801">
                <text:p>0.8427801</text:p>
              </table:table-cell>
              <table:table-cell office:value-type="float" office:value="0.9116319">
                <text:p>0.9116319</text:p>
              </table:table-cell>
              <table:table-cell office:value-type="float" office:value="0.9619396">
                <text:p>0.961939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41117">
                <text:p>0.9041117</text:p>
              </table:table-cell>
              <table:table-cell office:value-type="float" office:value="0.9600278">
                <text:p>0.9600278</text:p>
              </table:table-cell>
              <table:table-cell office:value-type="float" office:value="1.005425">
                <text:p>1.005425</text:p>
              </table:table-cell>
              <table:table-cell office:value-type="float" office:value="0.8363748">
                <text:p>0.8363748</text:p>
              </table:table-cell>
              <table:table-cell office:value-type="float" office:value="0.9214166">
                <text:p>0.9214166</text:p>
              </table:table-cell>
              <table:table-cell office:value-type="float" office:value="0.9583452">
                <text:p>0.958345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11345">
                <text:p>0.8911345</text:p>
              </table:table-cell>
              <table:table-cell office:value-type="float" office:value="0.9570192">
                <text:p>0.9570192</text:p>
              </table:table-cell>
              <table:table-cell office:value-type="float" office:value="1.001013">
                <text:p>1.001013</text:p>
              </table:table-cell>
              <table:table-cell office:value-type="float" office:value="0.826878">
                <text:p>0.826878</text:p>
              </table:table-cell>
              <table:table-cell office:value-type="float" office:value="0.9364867">
                <text:p>0.9364867</text:p>
              </table:table-cell>
              <table:table-cell office:value-type="float" office:value="0.9591212">
                <text:p>0.959121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788651">
                <text:p>0.8788651</text:p>
              </table:table-cell>
              <table:table-cell office:value-type="float" office:value="0.9554917">
                <text:p>0.9554917</text:p>
              </table:table-cell>
              <table:table-cell office:value-type="float" office:value="0.9972268">
                <text:p>0.9972268</text:p>
              </table:table-cell>
              <table:table-cell office:value-type="float" office:value="0.8148894">
                <text:p>0.8148894</text:p>
              </table:table-cell>
              <table:table-cell office:value-type="float" office:value="0.9523035">
                <text:p>0.9523035</text:p>
              </table:table-cell>
              <table:table-cell office:value-type="float" office:value="0.9634606">
                <text:p>0.963460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677915">
                <text:p>0.8677915</text:p>
              </table:table-cell>
              <table:table-cell office:value-type="float" office:value="0.9549806">
                <text:p>0.9549806</text:p>
              </table:table-cell>
              <table:table-cell office:value-type="float" office:value="0.9949251">
                <text:p>0.9949251</text:p>
              </table:table-cell>
              <table:table-cell office:value-type="float" office:value="0.8020078">
                <text:p>0.8020078</text:p>
              </table:table-cell>
              <table:table-cell office:value-type="float" office:value="0.9587601">
                <text:p>0.9587601</text:p>
              </table:table-cell>
              <table:table-cell office:value-type="float" office:value="0.9708728">
                <text:p>0.970872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58063">
                <text:p>0.858063</text:p>
              </table:table-cell>
              <table:table-cell office:value-type="float" office:value="0.9549139">
                <text:p>0.9549139</text:p>
              </table:table-cell>
              <table:table-cell office:value-type="float" office:value="0.996583">
                <text:p>0.996583</text:p>
              </table:table-cell>
              <table:table-cell office:value-type="float" office:value="0.791351">
                <text:p>0.791351</text:p>
              </table:table-cell>
              <table:table-cell office:value-type="float" office:value="0.9540989">
                <text:p>0.9540989</text:p>
              </table:table-cell>
              <table:table-cell office:value-type="float" office:value="0.9802631">
                <text:p>0.980263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496208">
                <text:p>0.8496208</text:p>
              </table:table-cell>
              <table:table-cell office:value-type="float" office:value="0.9547184">
                <text:p>0.9547184</text:p>
              </table:table-cell>
              <table:table-cell office:value-type="float" office:value="1.001499">
                <text:p>1.001499</text:p>
              </table:table-cell>
              <table:table-cell office:value-type="float" office:value="0.7804149">
                <text:p>0.7804149</text:p>
              </table:table-cell>
              <table:table-cell office:value-type="float" office:value="0.9531505">
                <text:p>0.9531505</text:p>
              </table:table-cell>
              <table:table-cell office:value-type="float" office:value="0.9898374">
                <text:p>0.989837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428839">
                <text:p>0.8428839</text:p>
              </table:table-cell>
              <table:table-cell office:value-type="float" office:value="0.9540409">
                <text:p>0.9540409</text:p>
              </table:table-cell>
              <table:table-cell office:value-type="float" office:value="1.007893">
                <text:p>1.007893</text:p>
              </table:table-cell>
              <table:table-cell office:value-type="float" office:value="0.7762935">
                <text:p>0.7762935</text:p>
              </table:table-cell>
              <table:table-cell office:value-type="float" office:value="0.9553428">
                <text:p>0.9553428</text:p>
              </table:table-cell>
              <table:table-cell office:value-type="float" office:value="0.9979278">
                <text:p>0.997927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384311">
                <text:p>0.8384311</text:p>
              </table:table-cell>
              <table:table-cell office:value-type="float" office:value="0.9523941">
                <text:p>0.9523941</text:p>
              </table:table-cell>
              <table:table-cell office:value-type="float" office:value="1.013107">
                <text:p>1.013107</text:p>
              </table:table-cell>
              <table:table-cell office:value-type="float" office:value="0.7803797">
                <text:p>0.7803797</text:p>
              </table:table-cell>
              <table:table-cell office:value-type="float" office:value="0.9580237">
                <text:p>0.9580237</text:p>
              </table:table-cell>
              <table:table-cell office:value-type="float" office:value="1.003428">
                <text:p>1.00342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373581">
                <text:p>0.8373581</text:p>
              </table:table-cell>
              <table:table-cell office:value-type="float" office:value="0.9498105">
                <text:p>0.9498105</text:p>
              </table:table-cell>
              <table:table-cell office:value-type="float" office:value="1.017843">
                <text:p>1.017843</text:p>
              </table:table-cell>
              <table:table-cell office:value-type="float" office:value="0.778396">
                <text:p>0.778396</text:p>
              </table:table-cell>
              <table:table-cell office:value-type="float" office:value="0.9611059">
                <text:p>0.9611059</text:p>
              </table:table-cell>
              <table:table-cell office:value-type="float" office:value="1.006174">
                <text:p>1.00617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39384">
                <text:p>0.839384</text:p>
              </table:table-cell>
              <table:table-cell office:value-type="float" office:value="0.9462727">
                <text:p>0.9462727</text:p>
              </table:table-cell>
              <table:table-cell office:value-type="float" office:value="1.022943">
                <text:p>1.022943</text:p>
              </table:table-cell>
              <table:table-cell office:value-type="float" office:value="0.7860564">
                <text:p>0.7860564</text:p>
              </table:table-cell>
              <table:table-cell office:value-type="float" office:value="0.9656556">
                <text:p>0.9656556</text:p>
              </table:table-cell>
              <table:table-cell office:value-type="float" office:value="1.004444">
                <text:p>1.00444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44569">
                <text:p>0.844569</text:p>
              </table:table-cell>
              <table:table-cell office:value-type="float" office:value="0.9422106">
                <text:p>0.9422106</text:p>
              </table:table-cell>
              <table:table-cell office:value-type="float" office:value="1.027441">
                <text:p>1.027441</text:p>
              </table:table-cell>
              <table:table-cell office:value-type="float" office:value="0.8010176">
                <text:p>0.8010176</text:p>
              </table:table-cell>
              <table:table-cell office:value-type="float" office:value="0.9707092">
                <text:p>0.9707092</text:p>
              </table:table-cell>
              <table:table-cell office:value-type="float" office:value="0.9989036">
                <text:p>0.998903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527384">
                <text:p>0.8527384</text:p>
              </table:table-cell>
              <table:table-cell office:value-type="float" office:value="0.9371977">
                <text:p>0.9371977</text:p>
              </table:table-cell>
              <table:table-cell office:value-type="float" office:value="1.031293">
                <text:p>1.031293</text:p>
              </table:table-cell>
              <table:table-cell office:value-type="float" office:value="0.8165392">
                <text:p>0.8165392</text:p>
              </table:table-cell>
              <table:table-cell office:value-type="float" office:value="0.975436">
                <text:p>0.975436</text:p>
              </table:table-cell>
              <table:table-cell office:value-type="float" office:value="0.9918962">
                <text:p>0.991896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63395">
                <text:p>0.863395</text:p>
              </table:table-cell>
              <table:table-cell office:value-type="float" office:value="0.9317394">
                <text:p>0.9317394</text:p>
              </table:table-cell>
              <table:table-cell office:value-type="float" office:value="1.033901">
                <text:p>1.033901</text:p>
              </table:table-cell>
              <table:table-cell office:value-type="float" office:value="0.8280528">
                <text:p>0.8280528</text:p>
              </table:table-cell>
              <table:table-cell office:value-type="float" office:value="0.9740828">
                <text:p>0.9740828</text:p>
              </table:table-cell>
              <table:table-cell office:value-type="float" office:value="0.9857335">
                <text:p>0.985733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758112">
                <text:p>0.8758112</text:p>
              </table:table-cell>
              <table:table-cell office:value-type="float" office:value="0.9255071">
                <text:p>0.9255071</text:p>
              </table:table-cell>
              <table:table-cell office:value-type="float" office:value="1.033051">
                <text:p>1.033051</text:p>
              </table:table-cell>
              <table:table-cell office:value-type="float" office:value="0.8331649">
                <text:p>0.8331649</text:p>
              </table:table-cell>
              <table:table-cell office:value-type="float" office:value="0.9620718">
                <text:p>0.9620718</text:p>
              </table:table-cell>
              <table:table-cell office:value-type="float" office:value="0.982269">
                <text:p>0.98226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90537">
                <text:p>0.8890537</text:p>
              </table:table-cell>
              <table:table-cell office:value-type="float" office:value="0.9197478">
                <text:p>0.9197478</text:p>
              </table:table-cell>
              <table:table-cell office:value-type="float" office:value="1.032358">
                <text:p>1.032358</text:p>
              </table:table-cell>
              <table:table-cell office:value-type="float" office:value="0.8351715">
                <text:p>0.8351715</text:p>
              </table:table-cell>
              <table:table-cell office:value-type="float" office:value="0.9527717">
                <text:p>0.9527717</text:p>
              </table:table-cell>
              <table:table-cell office:value-type="float" office:value="0.9812397">
                <text:p>0.981239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20916">
                <text:p>0.9020916</text:p>
              </table:table-cell>
              <table:table-cell office:value-type="float" office:value="0.9139737">
                <text:p>0.9139737</text:p>
              </table:table-cell>
              <table:table-cell office:value-type="float" office:value="1.030704">
                <text:p>1.030704</text:p>
              </table:table-cell>
              <table:table-cell office:value-type="float" office:value="0.8320737">
                <text:p>0.8320737</text:p>
              </table:table-cell>
              <table:table-cell office:value-type="float" office:value="0.9465743">
                <text:p>0.9465743</text:p>
              </table:table-cell>
              <table:table-cell office:value-type="float" office:value="0.9773288">
                <text:p>0.977328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3995">
                <text:p>0.913995</text:p>
              </table:table-cell>
              <table:table-cell office:value-type="float" office:value="0.907943">
                <text:p>0.907943</text:p>
              </table:table-cell>
              <table:table-cell office:value-type="float" office:value="1.028692">
                <text:p>1.028692</text:p>
              </table:table-cell>
              <table:table-cell office:value-type="float" office:value="0.8264018">
                <text:p>0.8264018</text:p>
              </table:table-cell>
              <table:table-cell office:value-type="float" office:value="0.9429659">
                <text:p>0.9429659</text:p>
              </table:table-cell>
              <table:table-cell office:value-type="float" office:value="0.9642993">
                <text:p>0.964299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48062">
                <text:p>0.9248062</text:p>
              </table:table-cell>
              <table:table-cell office:value-type="float" office:value="0.9026579">
                <text:p>0.9026579</text:p>
              </table:table-cell>
              <table:table-cell office:value-type="float" office:value="1.023315">
                <text:p>1.023315</text:p>
              </table:table-cell>
              <table:table-cell office:value-type="float" office:value="0.8219326">
                <text:p>0.8219326</text:p>
              </table:table-cell>
              <table:table-cell office:value-type="float" office:value="0.9416419">
                <text:p>0.9416419</text:p>
              </table:table-cell>
              <table:table-cell office:value-type="float" office:value="0.9527141">
                <text:p>0.952714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99335">
                <text:p>0.9299335</text:p>
              </table:table-cell>
              <table:table-cell office:value-type="float" office:value="0.897792">
                <text:p>0.897792</text:p>
              </table:table-cell>
              <table:table-cell office:value-type="float" office:value="1.019229">
                <text:p>1.019229</text:p>
              </table:table-cell>
              <table:table-cell office:value-type="float" office:value="0.8184147">
                <text:p>0.8184147</text:p>
              </table:table-cell>
              <table:table-cell office:value-type="float" office:value="0.93906">
                <text:p>0.93906</text:p>
              </table:table-cell>
              <table:table-cell office:value-type="float" office:value="0.9472749">
                <text:p>0.947274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36286">
                <text:p>0.9336286</text:p>
              </table:table-cell>
              <table:table-cell office:value-type="float" office:value="0.8927978">
                <text:p>0.8927978</text:p>
              </table:table-cell>
              <table:table-cell office:value-type="float" office:value="1.01572">
                <text:p>1.01572</text:p>
              </table:table-cell>
              <table:table-cell office:value-type="float" office:value="0.8151764">
                <text:p>0.8151764</text:p>
              </table:table-cell>
              <table:table-cell office:value-type="float" office:value="0.9332664">
                <text:p>0.9332664</text:p>
              </table:table-cell>
              <table:table-cell office:value-type="float" office:value="0.9480724">
                <text:p>0.948072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64853">
                <text:p>0.9364853</text:p>
              </table:table-cell>
              <table:table-cell office:value-type="float" office:value="0.8884971">
                <text:p>0.8884971</text:p>
              </table:table-cell>
              <table:table-cell office:value-type="float" office:value="1.013734">
                <text:p>1.013734</text:p>
              </table:table-cell>
              <table:table-cell office:value-type="float" office:value="0.8163944">
                <text:p>0.8163944</text:p>
              </table:table-cell>
              <table:table-cell office:value-type="float" office:value="0.9198071">
                <text:p>0.9198071</text:p>
              </table:table-cell>
              <table:table-cell office:value-type="float" office:value="0.95348">
                <text:p>0.9534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84936">
                <text:p>0.9384936</text:p>
              </table:table-cell>
              <table:table-cell office:value-type="float" office:value="0.8845482">
                <text:p>0.8845482</text:p>
              </table:table-cell>
              <table:table-cell office:value-type="float" office:value="1.015682">
                <text:p>1.015682</text:p>
              </table:table-cell>
              <table:table-cell office:value-type="float" office:value="0.8255069">
                <text:p>0.8255069</text:p>
              </table:table-cell>
              <table:table-cell office:value-type="float" office:value="0.9096581">
                <text:p>0.9096581</text:p>
              </table:table-cell>
              <table:table-cell office:value-type="float" office:value="0.9617891">
                <text:p>0.961789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40473">
                <text:p>0.9340473</text:p>
              </table:table-cell>
              <table:table-cell office:value-type="float" office:value="0.881367">
                <text:p>0.881367</text:p>
              </table:table-cell>
              <table:table-cell office:value-type="float" office:value="1.0191">
                <text:p>1.0191</text:p>
              </table:table-cell>
              <table:table-cell office:value-type="float" office:value="0.8418367">
                <text:p>0.8418367</text:p>
              </table:table-cell>
              <table:table-cell office:value-type="float" office:value="0.9028357">
                <text:p>0.9028357</text:p>
              </table:table-cell>
              <table:table-cell office:value-type="float" office:value="0.9716741">
                <text:p>0.971674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34806">
                <text:p>0.9234806</text:p>
              </table:table-cell>
              <table:table-cell office:value-type="float" office:value="0.8789847">
                <text:p>0.8789847</text:p>
              </table:table-cell>
              <table:table-cell office:value-type="float" office:value="1.022717">
                <text:p>1.022717</text:p>
              </table:table-cell>
              <table:table-cell office:value-type="float" office:value="0.8407955">
                <text:p>0.8407955</text:p>
              </table:table-cell>
              <table:table-cell office:value-type="float" office:value="0.9000452">
                <text:p>0.9000452</text:p>
              </table:table-cell>
              <table:table-cell office:value-type="float" office:value="0.9816041">
                <text:p>0.981604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27305">
                <text:p>0.9127305</text:p>
              </table:table-cell>
              <table:table-cell office:value-type="float" office:value="0.8769133">
                <text:p>0.8769133</text:p>
              </table:table-cell>
              <table:table-cell office:value-type="float" office:value="1.024489">
                <text:p>1.024489</text:p>
              </table:table-cell>
              <table:table-cell office:value-type="float" office:value="0.8319892">
                <text:p>0.8319892</text:p>
              </table:table-cell>
              <table:table-cell office:value-type="float" office:value="0.9011409">
                <text:p>0.9011409</text:p>
              </table:table-cell>
              <table:table-cell office:value-type="float" office:value="0.9899747">
                <text:p>0.989974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26892">
                <text:p>0.9026892</text:p>
              </table:table-cell>
              <table:table-cell office:value-type="float" office:value="0.8754166">
                <text:p>0.8754166</text:p>
              </table:table-cell>
              <table:table-cell office:value-type="float" office:value="1.026729">
                <text:p>1.026729</text:p>
              </table:table-cell>
              <table:table-cell office:value-type="float" office:value="0.8257554">
                <text:p>0.8257554</text:p>
              </table:table-cell>
              <table:table-cell office:value-type="float" office:value="0.9053526">
                <text:p>0.9053526</text:p>
              </table:table-cell>
              <table:table-cell office:value-type="float" office:value="0.9954882">
                <text:p>0.995488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43155">
                <text:p>0.8943155</text:p>
              </table:table-cell>
              <table:table-cell office:value-type="float" office:value="0.8742793">
                <text:p>0.8742793</text:p>
              </table:table-cell>
              <table:table-cell office:value-type="float" office:value="1.029766">
                <text:p>1.029766</text:p>
              </table:table-cell>
              <table:table-cell office:value-type="float" office:value="0.8241093">
                <text:p>0.8241093</text:p>
              </table:table-cell>
              <table:table-cell office:value-type="float" office:value="0.9046433">
                <text:p>0.9046433</text:p>
              </table:table-cell>
              <table:table-cell office:value-type="float" office:value="0.9968816">
                <text:p>0.996881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91144">
                <text:p>0.8891144</text:p>
              </table:table-cell>
              <table:table-cell office:value-type="float" office:value="0.8732901">
                <text:p>0.8732901</text:p>
              </table:table-cell>
              <table:table-cell office:value-type="float" office:value="1.029701">
                <text:p>1.029701</text:p>
              </table:table-cell>
              <table:table-cell office:value-type="float" office:value="0.8301203">
                <text:p>0.8301203</text:p>
              </table:table-cell>
              <table:table-cell office:value-type="float" office:value="0.893715">
                <text:p>0.893715</text:p>
              </table:table-cell>
              <table:table-cell office:value-type="float" office:value="0.9941114">
                <text:p>0.994111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83595">
                <text:p>0.8883595</text:p>
              </table:table-cell>
              <table:table-cell office:value-type="float" office:value="0.8706384">
                <text:p>0.8706384</text:p>
              </table:table-cell>
              <table:table-cell office:value-type="float" office:value="1.025025">
                <text:p>1.025025</text:p>
              </table:table-cell>
              <table:table-cell office:value-type="float" office:value="0.8440614">
                <text:p>0.8440614</text:p>
              </table:table-cell>
              <table:table-cell office:value-type="float" office:value="0.8841029">
                <text:p>0.8841029</text:p>
              </table:table-cell>
              <table:table-cell office:value-type="float" office:value="0.988902">
                <text:p>0.98890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28239">
                <text:p>0.8928239</text:p>
              </table:table-cell>
              <table:table-cell office:value-type="float" office:value="0.8669914">
                <text:p>0.8669914</text:p>
              </table:table-cell>
              <table:table-cell office:value-type="float" office:value="1.023025">
                <text:p>1.023025</text:p>
              </table:table-cell>
              <table:table-cell office:value-type="float" office:value="0.8650196">
                <text:p>0.8650196</text:p>
              </table:table-cell>
              <table:table-cell office:value-type="float" office:value="0.8789515">
                <text:p>0.8789515</text:p>
              </table:table-cell>
              <table:table-cell office:value-type="float" office:value="0.9827682">
                <text:p>0.982768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78496">
                <text:p>0.8978496</text:p>
              </table:table-cell>
              <table:table-cell office:value-type="float" office:value="0.8626271">
                <text:p>0.8626271</text:p>
              </table:table-cell>
              <table:table-cell office:value-type="float" office:value="1.023186">
                <text:p>1.023186</text:p>
              </table:table-cell>
              <table:table-cell office:value-type="float" office:value="0.8606168">
                <text:p>0.8606168</text:p>
              </table:table-cell>
              <table:table-cell office:value-type="float" office:value="0.8777454">
                <text:p>0.8777454</text:p>
              </table:table-cell>
              <table:table-cell office:value-type="float" office:value="0.9766666">
                <text:p>0.976666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63363">
                <text:p>0.8963363</text:p>
              </table:table-cell>
              <table:table-cell office:value-type="float" office:value="0.8581198">
                <text:p>0.8581198</text:p>
              </table:table-cell>
              <table:table-cell office:value-type="float" office:value="1.023863">
                <text:p>1.023863</text:p>
              </table:table-cell>
              <table:table-cell office:value-type="float" office:value="0.8616141">
                <text:p>0.8616141</text:p>
              </table:table-cell>
              <table:table-cell office:value-type="float" office:value="0.8793883">
                <text:p>0.8793883</text:p>
              </table:table-cell>
              <table:table-cell office:value-type="float" office:value="0.9713364">
                <text:p>0.971336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71727">
                <text:p>0.8971727</text:p>
              </table:table-cell>
              <table:table-cell office:value-type="float" office:value="0.8534485">
                <text:p>0.8534485</text:p>
              </table:table-cell>
              <table:table-cell office:value-type="float" office:value="1.022955">
                <text:p>1.022955</text:p>
              </table:table-cell>
              <table:table-cell office:value-type="float" office:value="0.8694494">
                <text:p>0.8694494</text:p>
              </table:table-cell>
              <table:table-cell office:value-type="float" office:value="0.8865741">
                <text:p>0.8865741</text:p>
              </table:table-cell>
              <table:table-cell office:value-type="float" office:value="0.9674319">
                <text:p>0.967431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96708">
                <text:p>0.8996708</text:p>
              </table:table-cell>
              <table:table-cell office:value-type="float" office:value="0.8492444">
                <text:p>0.8492444</text:p>
              </table:table-cell>
              <table:table-cell office:value-type="float" office:value="1.01877">
                <text:p>1.01877</text:p>
              </table:table-cell>
              <table:table-cell office:value-type="float" office:value="0.8805571">
                <text:p>0.8805571</text:p>
              </table:table-cell>
              <table:table-cell office:value-type="float" office:value="0.8985404">
                <text:p>0.8985404</text:p>
              </table:table-cell>
              <table:table-cell office:value-type="float" office:value="0.967795">
                <text:p>0.96779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26133">
                <text:p>0.9026133</text:p>
              </table:table-cell>
              <table:table-cell office:value-type="float" office:value="0.844736">
                <text:p>0.844736</text:p>
              </table:table-cell>
              <table:table-cell office:value-type="float" office:value="1.014658">
                <text:p>1.014658</text:p>
              </table:table-cell>
              <table:table-cell office:value-type="float" office:value="0.8940367">
                <text:p>0.8940367</text:p>
              </table:table-cell>
              <table:table-cell office:value-type="float" office:value="0.9133145">
                <text:p>0.9133145</text:p>
              </table:table-cell>
              <table:table-cell office:value-type="float" office:value="0.9721496">
                <text:p>0.972149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06072">
                <text:p>0.9006072</text:p>
              </table:table-cell>
              <table:table-cell office:value-type="float" office:value="0.8407545">
                <text:p>0.8407545</text:p>
              </table:table-cell>
              <table:table-cell office:value-type="float" office:value="1.012369">
                <text:p>1.012369</text:p>
              </table:table-cell>
              <table:table-cell office:value-type="float" office:value="0.9065561">
                <text:p>0.9065561</text:p>
              </table:table-cell>
              <table:table-cell office:value-type="float" office:value="0.9245642">
                <text:p>0.9245642</text:p>
              </table:table-cell>
              <table:table-cell office:value-type="float" office:value="0.979277">
                <text:p>0.97927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372">
                <text:p>0.89372</text:p>
              </table:table-cell>
              <table:table-cell office:value-type="float" office:value="0.8372434">
                <text:p>0.8372434</text:p>
              </table:table-cell>
              <table:table-cell office:value-type="float" office:value="1.01234">
                <text:p>1.01234</text:p>
              </table:table-cell>
              <table:table-cell office:value-type="float" office:value="0.9144344">
                <text:p>0.9144344</text:p>
              </table:table-cell>
              <table:table-cell office:value-type="float" office:value="0.9232011">
                <text:p>0.9232011</text:p>
              </table:table-cell>
              <table:table-cell office:value-type="float" office:value="0.9879512">
                <text:p>0.987951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85955">
                <text:p>0.8885955</text:p>
              </table:table-cell>
              <table:table-cell office:value-type="float" office:value="0.8338444">
                <text:p>0.8338444</text:p>
              </table:table-cell>
              <table:table-cell office:value-type="float" office:value="1.016626">
                <text:p>1.016626</text:p>
              </table:table-cell>
              <table:table-cell office:value-type="float" office:value="0.9186496">
                <text:p>0.9186496</text:p>
              </table:table-cell>
              <table:table-cell office:value-type="float" office:value="0.9229776">
                <text:p>0.9229776</text:p>
              </table:table-cell>
              <table:table-cell office:value-type="float" office:value="0.9973772">
                <text:p>0.997377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55646">
                <text:p>0.8855646</text:p>
              </table:table-cell>
              <table:table-cell office:value-type="float" office:value="0.8309673">
                <text:p>0.8309673</text:p>
              </table:table-cell>
              <table:table-cell office:value-type="float" office:value="1.019925">
                <text:p>1.019925</text:p>
              </table:table-cell>
              <table:table-cell office:value-type="float" office:value="0.9087844">
                <text:p>0.9087844</text:p>
              </table:table-cell>
              <table:table-cell office:value-type="float" office:value="0.9241331">
                <text:p>0.9241331</text:p>
              </table:table-cell>
              <table:table-cell office:value-type="float" office:value="1.006683">
                <text:p>1.00668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47828">
                <text:p>0.8847828</text:p>
              </table:table-cell>
              <table:table-cell office:value-type="float" office:value="0.829065">
                <text:p>0.829065</text:p>
              </table:table-cell>
              <table:table-cell office:value-type="float" office:value="1.024672">
                <text:p>1.024672</text:p>
              </table:table-cell>
              <table:table-cell office:value-type="float" office:value="0.9032482">
                <text:p>0.9032482</text:p>
              </table:table-cell>
              <table:table-cell office:value-type="float" office:value="0.9270834">
                <text:p>0.9270834</text:p>
              </table:table-cell>
              <table:table-cell office:value-type="float" office:value="1.014813">
                <text:p>1.01481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65917">
                <text:p>0.8865917</text:p>
              </table:table-cell>
              <table:table-cell office:value-type="float" office:value="0.8284739">
                <text:p>0.8284739</text:p>
              </table:table-cell>
              <table:table-cell office:value-type="float" office:value="1.029078">
                <text:p>1.029078</text:p>
              </table:table-cell>
              <table:table-cell office:value-type="float" office:value="0.9055917">
                <text:p>0.9055917</text:p>
              </table:table-cell>
              <table:table-cell office:value-type="float" office:value="0.9314679">
                <text:p>0.9314679</text:p>
              </table:table-cell>
              <table:table-cell office:value-type="float" office:value="1.018832">
                <text:p>1.01883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07962">
                <text:p>0.8907962</text:p>
              </table:table-cell>
              <table:table-cell office:value-type="float" office:value="0.829132">
                <text:p>0.829132</text:p>
              </table:table-cell>
              <table:table-cell office:value-type="float" office:value="1.03143">
                <text:p>1.03143</text:p>
              </table:table-cell>
              <table:table-cell office:value-type="float" office:value="0.9147547">
                <text:p>0.9147547</text:p>
              </table:table-cell>
              <table:table-cell office:value-type="float" office:value="0.9382002">
                <text:p>0.9382002</text:p>
              </table:table-cell>
              <table:table-cell office:value-type="float" office:value="1.019777">
                <text:p>1.01977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85516">
                <text:p>0.8985516</text:p>
              </table:table-cell>
              <table:table-cell office:value-type="float" office:value="0.8314298">
                <text:p>0.8314298</text:p>
              </table:table-cell>
              <table:table-cell office:value-type="float" office:value="1.035355">
                <text:p>1.035355</text:p>
              </table:table-cell>
              <table:table-cell office:value-type="float" office:value="0.9047672">
                <text:p>0.9047672</text:p>
              </table:table-cell>
              <table:table-cell office:value-type="float" office:value="0.9471858">
                <text:p>0.9471858</text:p>
              </table:table-cell>
              <table:table-cell office:value-type="float" office:value="1.016826">
                <text:p>1.01682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83698">
                <text:p>0.9083698</text:p>
              </table:table-cell>
              <table:table-cell office:value-type="float" office:value="0.8350587">
                <text:p>0.8350587</text:p>
              </table:table-cell>
              <table:table-cell office:value-type="float" office:value="1.038209">
                <text:p>1.038209</text:p>
              </table:table-cell>
              <table:table-cell office:value-type="float" office:value="0.8807685">
                <text:p>0.8807685</text:p>
              </table:table-cell>
              <table:table-cell office:value-type="float" office:value="0.9566523">
                <text:p>0.9566523</text:p>
              </table:table-cell>
              <table:table-cell office:value-type="float" office:value="1.010894">
                <text:p>1.01089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014">
                <text:p>0.92014</text:p>
              </table:table-cell>
              <table:table-cell office:value-type="float" office:value="0.8398743">
                <text:p>0.8398743</text:p>
              </table:table-cell>
              <table:table-cell office:value-type="float" office:value="1.040604">
                <text:p>1.040604</text:p>
              </table:table-cell>
              <table:table-cell office:value-type="float" office:value="0.8685899">
                <text:p>0.8685899</text:p>
              </table:table-cell>
              <table:table-cell office:value-type="float" office:value="0.9657201">
                <text:p>0.9657201</text:p>
              </table:table-cell>
              <table:table-cell office:value-type="float" office:value="1.002128">
                <text:p>1.00212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46404">
                <text:p>0.9246404</text:p>
              </table:table-cell>
              <table:table-cell office:value-type="float" office:value="0.8452801">
                <text:p>0.8452801</text:p>
              </table:table-cell>
              <table:table-cell office:value-type="float" office:value="1.043413">
                <text:p>1.043413</text:p>
              </table:table-cell>
              <table:table-cell office:value-type="float" office:value="0.8773603">
                <text:p>0.8773603</text:p>
              </table:table-cell>
              <table:table-cell office:value-type="float" office:value="0.9569267">
                <text:p>0.9569267</text:p>
              </table:table-cell>
              <table:table-cell office:value-type="float" office:value="0.992074">
                <text:p>0.99207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9308975">
                <text:p>0.9308975</text:p>
              </table:table-cell>
              <table:table-cell office:value-type="float" office:value="0.8492982">
                <text:p>0.8492982</text:p>
              </table:table-cell>
              <table:table-cell office:value-type="float" office:value="1.045659">
                <text:p>1.045659</text:p>
              </table:table-cell>
              <table:table-cell office:value-type="float" office:value="0.9092752">
                <text:p>0.9092752</text:p>
              </table:table-cell>
              <table:table-cell office:value-type="float" office:value="0.9509332">
                <text:p>0.9509332</text:p>
              </table:table-cell>
              <table:table-cell office:value-type="float" office:value="0.9825855">
                <text:p>0.982585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82192">
                <text:p>0.9382192</text:p>
              </table:table-cell>
              <table:table-cell office:value-type="float" office:value="0.8539652">
                <text:p>0.8539652</text:p>
              </table:table-cell>
              <table:table-cell office:value-type="float" office:value="1.044655">
                <text:p>1.044655</text:p>
              </table:table-cell>
              <table:table-cell office:value-type="float" office:value="0.9177225">
                <text:p>0.9177225</text:p>
              </table:table-cell>
              <table:table-cell office:value-type="float" office:value="0.9480873">
                <text:p>0.9480873</text:p>
              </table:table-cell>
              <table:table-cell office:value-type="float" office:value="0.9749955">
                <text:p>0.974995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51575">
                <text:p>0.9451575</text:p>
              </table:table-cell>
              <table:table-cell office:value-type="float" office:value="0.858417">
                <text:p>0.858417</text:p>
              </table:table-cell>
              <table:table-cell office:value-type="float" office:value="1.042188">
                <text:p>1.042188</text:p>
              </table:table-cell>
              <table:table-cell office:value-type="float" office:value="0.914953">
                <text:p>0.914953</text:p>
              </table:table-cell>
              <table:table-cell office:value-type="float" office:value="0.9470297">
                <text:p>0.9470297</text:p>
              </table:table-cell>
              <table:table-cell office:value-type="float" office:value="0.9702594">
                <text:p>0.970259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12261">
                <text:p>0.9512261</text:p>
              </table:table-cell>
              <table:table-cell office:value-type="float" office:value="0.8639826">
                <text:p>0.8639826</text:p>
              </table:table-cell>
              <table:table-cell office:value-type="float" office:value="1.036566">
                <text:p>1.036566</text:p>
              </table:table-cell>
              <table:table-cell office:value-type="float" office:value="0.9092324">
                <text:p>0.9092324</text:p>
              </table:table-cell>
              <table:table-cell office:value-type="float" office:value="0.9476982">
                <text:p>0.9476982</text:p>
              </table:table-cell>
              <table:table-cell office:value-type="float" office:value="0.967014">
                <text:p>0.96701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55945">
                <text:p>0.9555945</text:p>
              </table:table-cell>
              <table:table-cell office:value-type="float" office:value="0.8686005">
                <text:p>0.8686005</text:p>
              </table:table-cell>
              <table:table-cell office:value-type="float" office:value="1.030821">
                <text:p>1.030821</text:p>
              </table:table-cell>
              <table:table-cell office:value-type="float" office:value="0.8993621">
                <text:p>0.8993621</text:p>
              </table:table-cell>
              <table:table-cell office:value-type="float" office:value="0.9472897">
                <text:p>0.9472897</text:p>
              </table:table-cell>
              <table:table-cell office:value-type="float" office:value="0.9663972">
                <text:p>0.966397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4806">
                <text:p>0.954806</text:p>
              </table:table-cell>
              <table:table-cell office:value-type="float" office:value="0.8739883">
                <text:p>0.8739883</text:p>
              </table:table-cell>
              <table:table-cell office:value-type="float" office:value="1.026615">
                <text:p>1.026615</text:p>
              </table:table-cell>
              <table:table-cell office:value-type="float" office:value="0.8871516">
                <text:p>0.8871516</text:p>
              </table:table-cell>
              <table:table-cell office:value-type="float" office:value="0.9460816">
                <text:p>0.9460816</text:p>
              </table:table-cell>
              <table:table-cell office:value-type="float" office:value="0.9704676">
                <text:p>0.970467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10756">
                <text:p>0.9510756</text:p>
              </table:table-cell>
              <table:table-cell office:value-type="float" office:value="0.87824">
                <text:p>0.87824</text:p>
              </table:table-cell>
              <table:table-cell office:value-type="float" office:value="1.022976">
                <text:p>1.022976</text:p>
              </table:table-cell>
              <table:table-cell office:value-type="float" office:value="0.8738436">
                <text:p>0.8738436</text:p>
              </table:table-cell>
              <table:table-cell office:value-type="float" office:value="0.945027">
                <text:p>0.945027</text:p>
              </table:table-cell>
              <table:table-cell office:value-type="float" office:value="0.9779413">
                <text:p>0.977941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65623">
                <text:p>0.9465623</text:p>
              </table:table-cell>
              <table:table-cell office:value-type="float" office:value="0.8835722">
                <text:p>0.8835722</text:p>
              </table:table-cell>
              <table:table-cell office:value-type="float" office:value="1.020393">
                <text:p>1.020393</text:p>
              </table:table-cell>
              <table:table-cell office:value-type="float" office:value="0.8608807">
                <text:p>0.8608807</text:p>
              </table:table-cell>
              <table:table-cell office:value-type="float" office:value="0.9431173">
                <text:p>0.9431173</text:p>
              </table:table-cell>
              <table:table-cell office:value-type="float" office:value="0.9870123">
                <text:p>0.987012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08132">
                <text:p>0.9408132</text:p>
              </table:table-cell>
              <table:table-cell office:value-type="float" office:value="0.8888832">
                <text:p>0.8888832</text:p>
              </table:table-cell>
              <table:table-cell office:value-type="float" office:value="1.021945">
                <text:p>1.021945</text:p>
              </table:table-cell>
              <table:table-cell office:value-type="float" office:value="0.8492403">
                <text:p>0.8492403</text:p>
              </table:table-cell>
              <table:table-cell office:value-type="float" office:value="0.9400901">
                <text:p>0.9400901</text:p>
              </table:table-cell>
              <table:table-cell office:value-type="float" office:value="0.9964243">
                <text:p>0.996424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33265">
                <text:p>0.9333265</text:p>
              </table:table-cell>
              <table:table-cell office:value-type="float" office:value="0.8939629">
                <text:p>0.8939629</text:p>
              </table:table-cell>
              <table:table-cell office:value-type="float" office:value="1.025617">
                <text:p>1.025617</text:p>
              </table:table-cell>
              <table:table-cell office:value-type="float" office:value="0.8444458">
                <text:p>0.8444458</text:p>
              </table:table-cell>
              <table:table-cell office:value-type="float" office:value="0.9365078">
                <text:p>0.9365078</text:p>
              </table:table-cell>
              <table:table-cell office:value-type="float" office:value="1.005417">
                <text:p>1.00541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53451">
                <text:p>0.9253451</text:p>
              </table:table-cell>
              <table:table-cell office:value-type="float" office:value="0.8976651">
                <text:p>0.8976651</text:p>
              </table:table-cell>
              <table:table-cell office:value-type="float" office:value="1.029837">
                <text:p>1.029837</text:p>
              </table:table-cell>
              <table:table-cell office:value-type="float" office:value="0.8441027">
                <text:p>0.8441027</text:p>
              </table:table-cell>
              <table:table-cell office:value-type="float" office:value="0.9312153">
                <text:p>0.9312153</text:p>
              </table:table-cell>
              <table:table-cell office:value-type="float" office:value="1.013391">
                <text:p>1.01339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84089">
                <text:p>0.9184089</text:p>
              </table:table-cell>
              <table:table-cell office:value-type="float" office:value="0.9023463">
                <text:p>0.9023463</text:p>
              </table:table-cell>
              <table:table-cell office:value-type="float" office:value="1.032077">
                <text:p>1.032077</text:p>
              </table:table-cell>
              <table:table-cell office:value-type="float" office:value="0.8392693">
                <text:p>0.8392693</text:p>
              </table:table-cell>
              <table:table-cell office:value-type="float" office:value="0.9233419">
                <text:p>0.9233419</text:p>
              </table:table-cell>
              <table:table-cell office:value-type="float" office:value="1.019684">
                <text:p>1.01968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32512">
                <text:p>0.9132512</text:p>
              </table:table-cell>
              <table:table-cell office:value-type="float" office:value="0.9054494">
                <text:p>0.9054494</text:p>
              </table:table-cell>
              <table:table-cell office:value-type="float" office:value="1.03326">
                <text:p>1.03326</text:p>
              </table:table-cell>
              <table:table-cell office:value-type="float" office:value="0.8396354">
                <text:p>0.8396354</text:p>
              </table:table-cell>
              <table:table-cell office:value-type="float" office:value="0.912236">
                <text:p>0.912236</text:p>
              </table:table-cell>
              <table:table-cell office:value-type="float" office:value="1.02363">
                <text:p>1.0236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56394">
                <text:p>0.9056394</text:p>
              </table:table-cell>
              <table:table-cell office:value-type="float" office:value="0.907787">
                <text:p>0.907787</text:p>
              </table:table-cell>
              <table:table-cell office:value-type="float" office:value="1.032327">
                <text:p>1.032327</text:p>
              </table:table-cell>
              <table:table-cell office:value-type="float" office:value="0.8398124">
                <text:p>0.8398124</text:p>
              </table:table-cell>
              <table:table-cell office:value-type="float" office:value="0.8984382">
                <text:p>0.8984382</text:p>
              </table:table-cell>
              <table:table-cell office:value-type="float" office:value="1.023831">
                <text:p>1.02383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94054">
                <text:p>0.8994054</text:p>
              </table:table-cell>
              <table:table-cell office:value-type="float" office:value="0.9099506">
                <text:p>0.9099506</text:p>
              </table:table-cell>
              <table:table-cell office:value-type="float" office:value="1.024829">
                <text:p>1.024829</text:p>
              </table:table-cell>
              <table:table-cell office:value-type="float" office:value="0.8350344">
                <text:p>0.8350344</text:p>
              </table:table-cell>
              <table:table-cell office:value-type="float" office:value="0.8852534">
                <text:p>0.8852534</text:p>
              </table:table-cell>
              <table:table-cell office:value-type="float" office:value="1.016984">
                <text:p>1.01698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5913">
                <text:p>0.895913</text:p>
              </table:table-cell>
              <table:table-cell office:value-type="float" office:value="0.9111804">
                <text:p>0.9111804</text:p>
              </table:table-cell>
              <table:table-cell office:value-type="float" office:value="1.018481">
                <text:p>1.018481</text:p>
              </table:table-cell>
              <table:table-cell office:value-type="float" office:value="0.828475">
                <text:p>0.828475</text:p>
              </table:table-cell>
              <table:table-cell office:value-type="float" office:value="0.8755591">
                <text:p>0.8755591</text:p>
              </table:table-cell>
              <table:table-cell office:value-type="float" office:value="1.008068">
                <text:p>1.00806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44315">
                <text:p>0.8944315</text:p>
              </table:table-cell>
              <table:table-cell office:value-type="float" office:value="0.9130008">
                <text:p>0.9130008</text:p>
              </table:table-cell>
              <table:table-cell office:value-type="float" office:value="1.014398">
                <text:p>1.014398</text:p>
              </table:table-cell>
              <table:table-cell office:value-type="float" office:value="0.8236116">
                <text:p>0.8236116</text:p>
              </table:table-cell>
              <table:table-cell office:value-type="float" office:value="0.8694693">
                <text:p>0.8694693</text:p>
              </table:table-cell>
              <table:table-cell office:value-type="float" office:value="1.00119">
                <text:p>1.0011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54626">
                <text:p>0.8954626</text:p>
              </table:table-cell>
              <table:table-cell office:value-type="float" office:value="0.9144814">
                <text:p>0.9144814</text:p>
              </table:table-cell>
              <table:table-cell office:value-type="float" office:value="1.012622">
                <text:p>1.012622</text:p>
              </table:table-cell>
              <table:table-cell office:value-type="float" office:value="0.8227886">
                <text:p>0.8227886</text:p>
              </table:table-cell>
              <table:table-cell office:value-type="float" office:value="0.8665965">
                <text:p>0.8665965</text:p>
              </table:table-cell>
              <table:table-cell office:value-type="float" office:value="0.9950434">
                <text:p>0.995043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83938">
                <text:p>0.8983938</text:p>
              </table:table-cell>
              <table:table-cell office:value-type="float" office:value="0.9155098">
                <text:p>0.9155098</text:p>
              </table:table-cell>
              <table:table-cell office:value-type="float" office:value="1.011667">
                <text:p>1.011667</text:p>
              </table:table-cell>
              <table:table-cell office:value-type="float" office:value="0.8251737">
                <text:p>0.8251737</text:p>
              </table:table-cell>
              <table:table-cell office:value-type="float" office:value="0.8708904">
                <text:p>0.8708904</text:p>
              </table:table-cell>
              <table:table-cell office:value-type="float" office:value="0.9858534">
                <text:p>0.985853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24851">
                <text:p>0.9024851</text:p>
              </table:table-cell>
              <table:table-cell office:value-type="float" office:value="0.9159474">
                <text:p>0.9159474</text:p>
              </table:table-cell>
              <table:table-cell office:value-type="float" office:value="1.010406">
                <text:p>1.010406</text:p>
              </table:table-cell>
              <table:table-cell office:value-type="float" office:value="0.8238636">
                <text:p>0.8238636</text:p>
              </table:table-cell>
              <table:table-cell office:value-type="float" office:value="0.8832328">
                <text:p>0.8832328</text:p>
              </table:table-cell>
              <table:table-cell office:value-type="float" office:value="0.9785308">
                <text:p>0.978530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63597">
                <text:p>0.9063597</text:p>
              </table:table-cell>
              <table:table-cell office:value-type="float" office:value="0.9155617">
                <text:p>0.9155617</text:p>
              </table:table-cell>
              <table:table-cell office:value-type="float" office:value="1.007265">
                <text:p>1.007265</text:p>
              </table:table-cell>
              <table:table-cell office:value-type="float" office:value="0.8128076">
                <text:p>0.8128076</text:p>
              </table:table-cell>
              <table:table-cell office:value-type="float" office:value="0.8988789">
                <text:p>0.8988789</text:p>
              </table:table-cell>
              <table:table-cell office:value-type="float" office:value="0.9753571">
                <text:p>0.975357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91349">
                <text:p>0.8991349</text:p>
              </table:table-cell>
              <table:table-cell office:value-type="float" office:value="0.9147662">
                <text:p>0.9147662</text:p>
              </table:table-cell>
              <table:table-cell office:value-type="float" office:value="1.002211">
                <text:p>1.002211</text:p>
              </table:table-cell>
              <table:table-cell office:value-type="float" office:value="0.8076836">
                <text:p>0.8076836</text:p>
              </table:table-cell>
              <table:table-cell office:value-type="float" office:value="0.9155353">
                <text:p>0.9155353</text:p>
              </table:table-cell>
              <table:table-cell office:value-type="float" office:value="0.9765352">
                <text:p>0.976535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30782">
                <text:p>0.8930782</text:p>
              </table:table-cell>
              <table:table-cell office:value-type="float" office:value="0.9112375">
                <text:p>0.9112375</text:p>
              </table:table-cell>
              <table:table-cell office:value-type="float" office:value="1.000852">
                <text:p>1.000852</text:p>
              </table:table-cell>
              <table:table-cell office:value-type="float" office:value="0.8072392">
                <text:p>0.8072392</text:p>
              </table:table-cell>
              <table:table-cell office:value-type="float" office:value="0.9250929">
                <text:p>0.9250929</text:p>
              </table:table-cell>
              <table:table-cell office:value-type="float" office:value="0.9811765">
                <text:p>0.981176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87712">
                <text:p>0.8887712</text:p>
              </table:table-cell>
              <table:table-cell office:value-type="float" office:value="0.9068736">
                <text:p>0.9068736</text:p>
              </table:table-cell>
              <table:table-cell office:value-type="float" office:value="1.000762">
                <text:p>1.000762</text:p>
              </table:table-cell>
              <table:table-cell office:value-type="float" office:value="0.809456">
                <text:p>0.809456</text:p>
              </table:table-cell>
              <table:table-cell office:value-type="float" office:value="0.926067">
                <text:p>0.926067</text:p>
              </table:table-cell>
              <table:table-cell office:value-type="float" office:value="0.9895973">
                <text:p>0.989597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60532">
                <text:p>0.8860532</text:p>
              </table:table-cell>
              <table:table-cell office:value-type="float" office:value="0.9024301">
                <text:p>0.9024301</text:p>
              </table:table-cell>
              <table:table-cell office:value-type="float" office:value="1.002036">
                <text:p>1.002036</text:p>
              </table:table-cell>
              <table:table-cell office:value-type="float" office:value="0.8153453">
                <text:p>0.8153453</text:p>
              </table:table-cell>
              <table:table-cell office:value-type="float" office:value="0.9297686">
                <text:p>0.9297686</text:p>
              </table:table-cell>
              <table:table-cell office:value-type="float" office:value="0.9997219">
                <text:p>0.999721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53536">
                <text:p>0.8853536</text:p>
              </table:table-cell>
              <table:table-cell office:value-type="float" office:value="0.8979352">
                <text:p>0.8979352</text:p>
              </table:table-cell>
              <table:table-cell office:value-type="float" office:value="1.006536">
                <text:p>1.006536</text:p>
              </table:table-cell>
              <table:table-cell office:value-type="float" office:value="0.8074911">
                <text:p>0.8074911</text:p>
              </table:table-cell>
              <table:table-cell office:value-type="float" office:value="0.934925">
                <text:p>0.934925</text:p>
              </table:table-cell>
              <table:table-cell office:value-type="float" office:value="1.009677">
                <text:p>1.00967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71688">
                <text:p>0.8871688</text:p>
              </table:table-cell>
              <table:table-cell office:value-type="float" office:value="0.893824">
                <text:p>0.893824</text:p>
              </table:table-cell>
              <table:table-cell office:value-type="float" office:value="1.012432">
                <text:p>1.012432</text:p>
              </table:table-cell>
              <table:table-cell office:value-type="float" office:value="0.7988191">
                <text:p>0.7988191</text:p>
              </table:table-cell>
              <table:table-cell office:value-type="float" office:value="0.9410877">
                <text:p>0.9410877</text:p>
              </table:table-cell>
              <table:table-cell office:value-type="float" office:value="1.018435">
                <text:p>1.01843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18812">
                <text:p>0.8918812</text:p>
              </table:table-cell>
              <table:table-cell office:value-type="float" office:value="0.890618">
                <text:p>0.890618</text:p>
              </table:table-cell>
              <table:table-cell office:value-type="float" office:value="1.016605">
                <text:p>1.016605</text:p>
              </table:table-cell>
              <table:table-cell office:value-type="float" office:value="0.7925987">
                <text:p>0.7925987</text:p>
              </table:table-cell>
              <table:table-cell office:value-type="float" office:value="0.949169">
                <text:p>0.949169</text:p>
              </table:table-cell>
              <table:table-cell office:value-type="float" office:value="1.02521">
                <text:p>1.0252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00434">
                <text:p>0.9000434</text:p>
              </table:table-cell>
              <table:table-cell office:value-type="float" office:value="0.8882504">
                <text:p>0.8882504</text:p>
              </table:table-cell>
              <table:table-cell office:value-type="float" office:value="1.020675">
                <text:p>1.020675</text:p>
              </table:table-cell>
              <table:table-cell office:value-type="float" office:value="0.7902826">
                <text:p>0.7902826</text:p>
              </table:table-cell>
              <table:table-cell office:value-type="float" office:value="0.958935">
                <text:p>0.958935</text:p>
              </table:table-cell>
              <table:table-cell office:value-type="float" office:value="1.029172">
                <text:p>1.02917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144">
                <text:p>0.91144</text:p>
              </table:table-cell>
              <table:table-cell office:value-type="float" office:value="0.8870356">
                <text:p>0.8870356</text:p>
              </table:table-cell>
              <table:table-cell office:value-type="float" office:value="1.025136">
                <text:p>1.025136</text:p>
              </table:table-cell>
              <table:table-cell office:value-type="float" office:value="0.7935401">
                <text:p>0.7935401</text:p>
              </table:table-cell>
              <table:table-cell office:value-type="float" office:value="0.9686339">
                <text:p>0.9686339</text:p>
              </table:table-cell>
              <table:table-cell office:value-type="float" office:value="1.028971">
                <text:p>1.02897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50486">
                <text:p>0.9250486</text:p>
              </table:table-cell>
              <table:table-cell office:value-type="float" office:value="0.8876488">
                <text:p>0.8876488</text:p>
              </table:table-cell>
              <table:table-cell office:value-type="float" office:value="1.029239">
                <text:p>1.029239</text:p>
              </table:table-cell>
              <table:table-cell office:value-type="float" office:value="0.8032634">
                <text:p>0.8032634</text:p>
              </table:table-cell>
              <table:table-cell office:value-type="float" office:value="0.9773333">
                <text:p>0.9773333</text:p>
              </table:table-cell>
              <table:table-cell office:value-type="float" office:value="1.024446">
                <text:p>1.02444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00526">
                <text:p>0.9400526</text:p>
              </table:table-cell>
              <table:table-cell office:value-type="float" office:value="0.8896526">
                <text:p>0.8896526</text:p>
              </table:table-cell>
              <table:table-cell office:value-type="float" office:value="1.032872">
                <text:p>1.032872</text:p>
              </table:table-cell>
              <table:table-cell office:value-type="float" office:value="0.821964">
                <text:p>0.821964</text:p>
              </table:table-cell>
              <table:table-cell office:value-type="float" office:value="0.9733186">
                <text:p>0.9733186</text:p>
              </table:table-cell>
              <table:table-cell office:value-type="float" office:value="1.014011">
                <text:p>1.01401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29798">
                <text:p>0.9529798</text:p>
              </table:table-cell>
              <table:table-cell office:value-type="float" office:value="0.8933159">
                <text:p>0.8933159</text:p>
              </table:table-cell>
              <table:table-cell office:value-type="float" office:value="1.036418">
                <text:p>1.036418</text:p>
              </table:table-cell>
              <table:table-cell office:value-type="float" office:value="0.8471013">
                <text:p>0.8471013</text:p>
              </table:table-cell>
              <table:table-cell office:value-type="float" office:value="0.9659674">
                <text:p>0.9659674</text:p>
              </table:table-cell>
              <table:table-cell office:value-type="float" office:value="1.003387">
                <text:p>1.00338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9491">
                <text:p>0.959491</text:p>
              </table:table-cell>
              <table:table-cell office:value-type="float" office:value="0.8980818">
                <text:p>0.8980818</text:p>
              </table:table-cell>
              <table:table-cell office:value-type="float" office:value="1.03477">
                <text:p>1.03477</text:p>
              </table:table-cell>
              <table:table-cell office:value-type="float" office:value="0.8391588">
                <text:p>0.8391588</text:p>
              </table:table-cell>
              <table:table-cell office:value-type="float" office:value="0.9607403">
                <text:p>0.9607403</text:p>
              </table:table-cell>
              <table:table-cell office:value-type="float" office:value="0.995461">
                <text:p>0.99546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55913">
                <text:p>0.9655913</text:p>
              </table:table-cell>
              <table:table-cell office:value-type="float" office:value="0.9038914">
                <text:p>0.9038914</text:p>
              </table:table-cell>
              <table:table-cell office:value-type="float" office:value="1.032695">
                <text:p>1.032695</text:p>
              </table:table-cell>
              <table:table-cell office:value-type="float" office:value="0.8307259">
                <text:p>0.8307259</text:p>
              </table:table-cell>
              <table:table-cell office:value-type="float" office:value="0.9580603">
                <text:p>0.9580603</text:p>
              </table:table-cell>
              <table:table-cell office:value-type="float" office:value="0.9866958">
                <text:p>0.986695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710463">
                <text:p>0.9710463</text:p>
              </table:table-cell>
              <table:table-cell office:value-type="float" office:value="0.9105653">
                <text:p>0.9105653</text:p>
              </table:table-cell>
              <table:table-cell office:value-type="float" office:value="1.030025">
                <text:p>1.030025</text:p>
              </table:table-cell>
              <table:table-cell office:value-type="float" office:value="0.8240079">
                <text:p>0.8240079</text:p>
              </table:table-cell>
              <table:table-cell office:value-type="float" office:value="0.9574332">
                <text:p>0.9574332</text:p>
              </table:table-cell>
              <table:table-cell office:value-type="float" office:value="0.9782274">
                <text:p>0.978227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748458">
                <text:p>0.9748458</text:p>
              </table:table-cell>
              <table:table-cell office:value-type="float" office:value="0.9171103">
                <text:p>0.9171103</text:p>
              </table:table-cell>
              <table:table-cell office:value-type="float" office:value="1.027217">
                <text:p>1.027217</text:p>
              </table:table-cell>
              <table:table-cell office:value-type="float" office:value="0.8231936">
                <text:p>0.8231936</text:p>
              </table:table-cell>
              <table:table-cell office:value-type="float" office:value="0.9558259">
                <text:p>0.9558259</text:p>
              </table:table-cell>
              <table:table-cell office:value-type="float" office:value="0.9725906">
                <text:p>0.972590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716346">
                <text:p>0.9716346</text:p>
              </table:table-cell>
              <table:table-cell office:value-type="float" office:value="0.9214523">
                <text:p>0.9214523</text:p>
              </table:table-cell>
              <table:table-cell office:value-type="float" office:value="1.021272">
                <text:p>1.021272</text:p>
              </table:table-cell>
              <table:table-cell office:value-type="float" office:value="0.828233">
                <text:p>0.828233</text:p>
              </table:table-cell>
              <table:table-cell office:value-type="float" office:value="0.9545714">
                <text:p>0.9545714</text:p>
              </table:table-cell>
              <table:table-cell office:value-type="float" office:value="0.9700685">
                <text:p>0.970068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81901">
                <text:p>0.9681901</text:p>
              </table:table-cell>
              <table:table-cell office:value-type="float" office:value="0.9253386">
                <text:p>0.9253386</text:p>
              </table:table-cell>
              <table:table-cell office:value-type="float" office:value="1.016763">
                <text:p>1.016763</text:p>
              </table:table-cell>
              <table:table-cell office:value-type="float" office:value="0.8387429">
                <text:p>0.8387429</text:p>
              </table:table-cell>
              <table:table-cell office:value-type="float" office:value="0.9543163">
                <text:p>0.9543163</text:p>
              </table:table-cell>
              <table:table-cell office:value-type="float" office:value="0.9666789">
                <text:p>0.966678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44125">
                <text:p>0.9644125</text:p>
              </table:table-cell>
              <table:table-cell office:value-type="float" office:value="0.9289001">
                <text:p>0.9289001</text:p>
              </table:table-cell>
              <table:table-cell office:value-type="float" office:value="1.013005">
                <text:p>1.013005</text:p>
              </table:table-cell>
              <table:table-cell office:value-type="float" office:value="0.8502768">
                <text:p>0.8502768</text:p>
              </table:table-cell>
              <table:table-cell office:value-type="float" office:value="0.9510497">
                <text:p>0.9510497</text:p>
              </table:table-cell>
              <table:table-cell office:value-type="float" office:value="0.9682949">
                <text:p>0.968294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86543">
                <text:p>0.9586543</text:p>
              </table:table-cell>
              <table:table-cell office:value-type="float" office:value="0.9316397">
                <text:p>0.9316397</text:p>
              </table:table-cell>
              <table:table-cell office:value-type="float" office:value="1.011508">
                <text:p>1.011508</text:p>
              </table:table-cell>
              <table:table-cell office:value-type="float" office:value="0.860707">
                <text:p>0.860707</text:p>
              </table:table-cell>
              <table:table-cell office:value-type="float" office:value="0.9485172">
                <text:p>0.9485172</text:p>
              </table:table-cell>
              <table:table-cell office:value-type="float" office:value="0.9733665">
                <text:p>0.973366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08164">
                <text:p>0.9508164</text:p>
              </table:table-cell>
              <table:table-cell office:value-type="float" office:value="0.9337528">
                <text:p>0.9337528</text:p>
              </table:table-cell>
              <table:table-cell office:value-type="float" office:value="1.012551">
                <text:p>1.012551</text:p>
              </table:table-cell>
              <table:table-cell office:value-type="float" office:value="0.8693364">
                <text:p>0.8693364</text:p>
              </table:table-cell>
              <table:table-cell office:value-type="float" office:value="0.9491808">
                <text:p>0.9491808</text:p>
              </table:table-cell>
              <table:table-cell office:value-type="float" office:value="0.9802893">
                <text:p>0.980289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2209">
                <text:p>0.942209</text:p>
              </table:table-cell>
              <table:table-cell office:value-type="float" office:value="0.9351608">
                <text:p>0.9351608</text:p>
              </table:table-cell>
              <table:table-cell office:value-type="float" office:value="1.015805">
                <text:p>1.015805</text:p>
              </table:table-cell>
              <table:table-cell office:value-type="float" office:value="0.8766904">
                <text:p>0.8766904</text:p>
              </table:table-cell>
              <table:table-cell office:value-type="float" office:value="0.9465393">
                <text:p>0.9465393</text:p>
              </table:table-cell>
              <table:table-cell office:value-type="float" office:value="0.9882402">
                <text:p>0.988240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38012">
                <text:p>0.9338012</text:p>
              </table:table-cell>
              <table:table-cell office:value-type="float" office:value="0.9355203">
                <text:p>0.9355203</text:p>
              </table:table-cell>
              <table:table-cell office:value-type="float" office:value="1.018943">
                <text:p>1.018943</text:p>
              </table:table-cell>
              <table:table-cell office:value-type="float" office:value="0.8829281">
                <text:p>0.8829281</text:p>
              </table:table-cell>
              <table:table-cell office:value-type="float" office:value="0.9400529">
                <text:p>0.9400529</text:p>
              </table:table-cell>
              <table:table-cell office:value-type="float" office:value="0.9960079">
                <text:p>0.996007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65337">
                <text:p>0.9265337</text:p>
              </table:table-cell>
              <table:table-cell office:value-type="float" office:value="0.935732">
                <text:p>0.935732</text:p>
              </table:table-cell>
              <table:table-cell office:value-type="float" office:value="1.020945">
                <text:p>1.020945</text:p>
              </table:table-cell>
              <table:table-cell office:value-type="float" office:value="0.8895861">
                <text:p>0.8895861</text:p>
              </table:table-cell>
              <table:table-cell office:value-type="float" office:value="0.9310019">
                <text:p>0.9310019</text:p>
              </table:table-cell>
              <table:table-cell office:value-type="float" office:value="1.002548">
                <text:p>1.00254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96798">
                <text:p>0.9196798</text:p>
              </table:table-cell>
              <table:table-cell office:value-type="float" office:value="0.9357176">
                <text:p>0.9357176</text:p>
              </table:table-cell>
              <table:table-cell office:value-type="float" office:value="1.023769">
                <text:p>1.023769</text:p>
              </table:table-cell>
              <table:table-cell office:value-type="float" office:value="0.897843">
                <text:p>0.897843</text:p>
              </table:table-cell>
              <table:table-cell office:value-type="float" office:value="0.9185359">
                <text:p>0.9185359</text:p>
              </table:table-cell>
              <table:table-cell office:value-type="float" office:value="1.0067">
                <text:p>1.006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45033">
                <text:p>0.9145033</text:p>
              </table:table-cell>
              <table:table-cell office:value-type="float" office:value="0.9350971">
                <text:p>0.9350971</text:p>
              </table:table-cell>
              <table:table-cell office:value-type="float" office:value="1.027464">
                <text:p>1.027464</text:p>
              </table:table-cell>
              <table:table-cell office:value-type="float" office:value="0.9043357">
                <text:p>0.9043357</text:p>
              </table:table-cell>
              <table:table-cell office:value-type="float" office:value="0.9054127">
                <text:p>0.9054127</text:p>
              </table:table-cell>
              <table:table-cell office:value-type="float" office:value="1.007351">
                <text:p>1.00735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18147">
                <text:p>0.9118147</text:p>
              </table:table-cell>
              <table:table-cell office:value-type="float" office:value="0.9341786">
                <text:p>0.9341786</text:p>
              </table:table-cell>
              <table:table-cell office:value-type="float" office:value="1.028147">
                <text:p>1.028147</text:p>
              </table:table-cell>
              <table:table-cell office:value-type="float" office:value="0.8963224">
                <text:p>0.8963224</text:p>
              </table:table-cell>
              <table:table-cell office:value-type="float" office:value="0.8951875">
                <text:p>0.8951875</text:p>
              </table:table-cell>
              <table:table-cell office:value-type="float" office:value="1.003685">
                <text:p>1.00368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15444">
                <text:p>0.9115444</text:p>
              </table:table-cell>
              <table:table-cell office:value-type="float" office:value="0.9331003">
                <text:p>0.9331003</text:p>
              </table:table-cell>
              <table:table-cell office:value-type="float" office:value="1.025031">
                <text:p>1.025031</text:p>
              </table:table-cell>
              <table:table-cell office:value-type="float" office:value="0.9014137">
                <text:p>0.9014137</text:p>
              </table:table-cell>
              <table:table-cell office:value-type="float" office:value="0.8891163">
                <text:p>0.8891163</text:p>
              </table:table-cell>
              <table:table-cell office:value-type="float" office:value="0.9943974">
                <text:p>0.994397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35362">
                <text:p>0.9135362</text:p>
              </table:table-cell>
              <table:table-cell office:value-type="float" office:value="0.9319972">
                <text:p>0.9319972</text:p>
              </table:table-cell>
              <table:table-cell office:value-type="float" office:value="1.02392">
                <text:p>1.02392</text:p>
              </table:table-cell>
              <table:table-cell office:value-type="float" office:value="0.8976823">
                <text:p>0.8976823</text:p>
              </table:table-cell>
              <table:table-cell office:value-type="float" office:value="0.8869362">
                <text:p>0.8869362</text:p>
              </table:table-cell>
              <table:table-cell office:value-type="float" office:value="0.986432">
                <text:p>0.98643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172451">
                <text:p>0.9172451</text:p>
              </table:table-cell>
              <table:table-cell office:value-type="float" office:value="0.9311829">
                <text:p>0.9311829</text:p>
              </table:table-cell>
              <table:table-cell office:value-type="float" office:value="1.02411">
                <text:p>1.02411</text:p>
              </table:table-cell>
              <table:table-cell office:value-type="float" office:value="0.8957828">
                <text:p>0.8957828</text:p>
              </table:table-cell>
              <table:table-cell office:value-type="float" office:value="0.89007">
                <text:p>0.89007</text:p>
              </table:table-cell>
              <table:table-cell office:value-type="float" office:value="0.9814283">
                <text:p>0.981428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18065">
                <text:p>0.9218065</text:p>
              </table:table-cell>
              <table:table-cell office:value-type="float" office:value="0.9305848">
                <text:p>0.9305848</text:p>
              </table:table-cell>
              <table:table-cell office:value-type="float" office:value="1.024511">
                <text:p>1.024511</text:p>
              </table:table-cell>
              <table:table-cell office:value-type="float" office:value="0.8942478">
                <text:p>0.8942478</text:p>
              </table:table-cell>
              <table:table-cell office:value-type="float" office:value="0.8986732">
                <text:p>0.8986732</text:p>
              </table:table-cell>
              <table:table-cell office:value-type="float" office:value="0.9755731">
                <text:p>0.975573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62514">
                <text:p>0.9262514</text:p>
              </table:table-cell>
              <table:table-cell office:value-type="float" office:value="0.9304855">
                <text:p>0.9304855</text:p>
              </table:table-cell>
              <table:table-cell office:value-type="float" office:value="1.021092">
                <text:p>1.021092</text:p>
              </table:table-cell>
              <table:table-cell office:value-type="float" office:value="0.8905685">
                <text:p>0.8905685</text:p>
              </table:table-cell>
              <table:table-cell office:value-type="float" office:value="0.9125977">
                <text:p>0.9125977</text:p>
              </table:table-cell>
              <table:table-cell office:value-type="float" office:value="0.9698309">
                <text:p>0.969830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29178">
                <text:p>0.9229178</text:p>
              </table:table-cell>
              <table:table-cell office:value-type="float" office:value="0.9306196">
                <text:p>0.9306196</text:p>
              </table:table-cell>
              <table:table-cell office:value-type="float" office:value="1.016702">
                <text:p>1.016702</text:p>
              </table:table-cell>
              <table:table-cell office:value-type="float" office:value="0.8812928">
                <text:p>0.8812928</text:p>
              </table:table-cell>
              <table:table-cell office:value-type="float" office:value="0.919538">
                <text:p>0.919538</text:p>
              </table:table-cell>
              <table:table-cell office:value-type="float" office:value="0.9680365">
                <text:p>0.968036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6115">
                <text:p>0.916115</text:p>
              </table:table-cell>
              <table:table-cell office:value-type="float" office:value="0.9312758">
                <text:p>0.9312758</text:p>
              </table:table-cell>
              <table:table-cell office:value-type="float" office:value="1.012605">
                <text:p>1.012605</text:p>
              </table:table-cell>
              <table:table-cell office:value-type="float" office:value="0.868064">
                <text:p>0.868064</text:p>
              </table:table-cell>
              <table:table-cell office:value-type="float" office:value="0.9124889">
                <text:p>0.9124889</text:p>
              </table:table-cell>
              <table:table-cell office:value-type="float" office:value="0.9711874">
                <text:p>0.971187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02733">
                <text:p>0.9102733</text:p>
              </table:table-cell>
              <table:table-cell office:value-type="float" office:value="0.9322469">
                <text:p>0.9322469</text:p>
              </table:table-cell>
              <table:table-cell office:value-type="float" office:value="1.010644">
                <text:p>1.010644</text:p>
              </table:table-cell>
              <table:table-cell office:value-type="float" office:value="0.8528097">
                <text:p>0.8528097</text:p>
              </table:table-cell>
              <table:table-cell office:value-type="float" office:value="0.9100332">
                <text:p>0.9100332</text:p>
              </table:table-cell>
              <table:table-cell office:value-type="float" office:value="0.9777399">
                <text:p>0.977739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57404">
                <text:p>0.9057404</text:p>
              </table:table-cell>
              <table:table-cell office:value-type="float" office:value="0.9334428">
                <text:p>0.9334428</text:p>
              </table:table-cell>
              <table:table-cell office:value-type="float" office:value="1.011124">
                <text:p>1.011124</text:p>
              </table:table-cell>
              <table:table-cell office:value-type="float" office:value="0.8372064">
                <text:p>0.8372064</text:p>
              </table:table-cell>
              <table:table-cell office:value-type="float" office:value="0.9120529">
                <text:p>0.9120529</text:p>
              </table:table-cell>
              <table:table-cell office:value-type="float" office:value="0.9855697">
                <text:p>0.985569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33564">
                <text:p>0.9033564</text:p>
              </table:table-cell>
              <table:table-cell office:value-type="float" office:value="0.9349533">
                <text:p>0.9349533</text:p>
              </table:table-cell>
              <table:table-cell office:value-type="float" office:value="1.015902">
                <text:p>1.015902</text:p>
              </table:table-cell>
              <table:table-cell office:value-type="float" office:value="0.8202125">
                <text:p>0.8202125</text:p>
              </table:table-cell>
              <table:table-cell office:value-type="float" office:value="0.9166198">
                <text:p>0.9166198</text:p>
              </table:table-cell>
              <table:table-cell office:value-type="float" office:value="0.9953147">
                <text:p>0.995314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36994">
                <text:p>0.9036994</text:p>
              </table:table-cell>
              <table:table-cell office:value-type="float" office:value="0.9363172">
                <text:p>0.9363172</text:p>
              </table:table-cell>
              <table:table-cell office:value-type="float" office:value="1.02">
                <text:p>1.02</text:p>
              </table:table-cell>
              <table:table-cell office:value-type="float" office:value="0.8113734">
                <text:p>0.8113734</text:p>
              </table:table-cell>
              <table:table-cell office:value-type="float" office:value="0.9206203">
                <text:p>0.9206203</text:p>
              </table:table-cell>
              <table:table-cell office:value-type="float" office:value="1.004965">
                <text:p>1.00496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75595">
                <text:p>0.9075595</text:p>
              </table:table-cell>
              <table:table-cell office:value-type="float" office:value="0.938259">
                <text:p>0.938259</text:p>
              </table:table-cell>
              <table:table-cell office:value-type="float" office:value="1.024956">
                <text:p>1.024956</text:p>
              </table:table-cell>
              <table:table-cell office:value-type="float" office:value="0.7905184">
                <text:p>0.7905184</text:p>
              </table:table-cell>
              <table:table-cell office:value-type="float" office:value="0.9270756">
                <text:p>0.9270756</text:p>
              </table:table-cell>
              <table:table-cell office:value-type="float" office:value="1.012903">
                <text:p>1.01290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46701">
                <text:p>0.9146701</text:p>
              </table:table-cell>
              <table:table-cell office:value-type="float" office:value="0.9370981">
                <text:p>0.9370981</text:p>
              </table:table-cell>
              <table:table-cell office:value-type="float" office:value="1.029215">
                <text:p>1.029215</text:p>
              </table:table-cell>
              <table:table-cell office:value-type="float" office:value="0.777778">
                <text:p>0.777778</text:p>
              </table:table-cell>
              <table:table-cell office:value-type="float" office:value="0.9351664">
                <text:p>0.9351664</text:p>
              </table:table-cell>
              <table:table-cell office:value-type="float" office:value="1.017922">
                <text:p>1.01792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48607">
                <text:p>0.9248607</text:p>
              </table:table-cell>
              <table:table-cell office:value-type="float" office:value="0.9342891">
                <text:p>0.9342891</text:p>
              </table:table-cell>
              <table:table-cell office:value-type="float" office:value="1.031844">
                <text:p>1.031844</text:p>
              </table:table-cell>
              <table:table-cell office:value-type="float" office:value="0.774333">
                <text:p>0.774333</text:p>
              </table:table-cell>
              <table:table-cell office:value-type="float" office:value="0.9435297">
                <text:p>0.9435297</text:p>
              </table:table-cell>
              <table:table-cell office:value-type="float" office:value="1.020007">
                <text:p>1.02000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77202">
                <text:p>0.9377202</text:p>
              </table:table-cell>
              <table:table-cell office:value-type="float" office:value="0.9307988">
                <text:p>0.9307988</text:p>
              </table:table-cell>
              <table:table-cell office:value-type="float" office:value="1.035824">
                <text:p>1.035824</text:p>
              </table:table-cell>
              <table:table-cell office:value-type="float" office:value="0.7811339">
                <text:p>0.7811339</text:p>
              </table:table-cell>
              <table:table-cell office:value-type="float" office:value="0.9508539">
                <text:p>0.9508539</text:p>
              </table:table-cell>
              <table:table-cell office:value-type="float" office:value="1.017348">
                <text:p>1.01734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21097">
                <text:p>0.9521097</text:p>
              </table:table-cell>
              <table:table-cell office:value-type="float" office:value="0.9271444">
                <text:p>0.9271444</text:p>
              </table:table-cell>
              <table:table-cell office:value-type="float" office:value="1.039104">
                <text:p>1.039104</text:p>
              </table:table-cell>
              <table:table-cell office:value-type="float" office:value="0.7931639">
                <text:p>0.7931639</text:p>
              </table:table-cell>
              <table:table-cell office:value-type="float" office:value="0.9440286">
                <text:p>0.9440286</text:p>
              </table:table-cell>
              <table:table-cell office:value-type="float" office:value="1.009938">
                <text:p>1.00993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5498">
                <text:p>0.965498</text:p>
              </table:table-cell>
              <table:table-cell office:value-type="float" office:value="0.9234509">
                <text:p>0.9234509</text:p>
              </table:table-cell>
              <table:table-cell office:value-type="float" office:value="1.041931">
                <text:p>1.041931</text:p>
              </table:table-cell>
              <table:table-cell office:value-type="float" office:value="0.8031403">
                <text:p>0.8031403</text:p>
              </table:table-cell>
              <table:table-cell office:value-type="float" office:value="0.9333578">
                <text:p>0.9333578</text:p>
              </table:table-cell>
              <table:table-cell office:value-type="float" office:value="1.000574">
                <text:p>1.00057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722012">
                <text:p>0.9722012</text:p>
              </table:table-cell>
              <table:table-cell office:value-type="float" office:value="0.9203812">
                <text:p>0.9203812</text:p>
              </table:table-cell>
              <table:table-cell office:value-type="float" office:value="1.045032">
                <text:p>1.045032</text:p>
              </table:table-cell>
              <table:table-cell office:value-type="float" office:value="0.8124845">
                <text:p>0.8124845</text:p>
              </table:table-cell>
              <table:table-cell office:value-type="float" office:value="0.9264572">
                <text:p>0.9264572</text:p>
              </table:table-cell>
              <table:table-cell office:value-type="float" office:value="0.992256">
                <text:p>0.99225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785798">
                <text:p>0.9785798</text:p>
              </table:table-cell>
              <table:table-cell office:value-type="float" office:value="0.9178677">
                <text:p>0.9178677</text:p>
              </table:table-cell>
              <table:table-cell office:value-type="float" office:value="1.04692">
                <text:p>1.04692</text:p>
              </table:table-cell>
              <table:table-cell office:value-type="float" office:value="0.8236898">
                <text:p>0.8236898</text:p>
              </table:table-cell>
              <table:table-cell office:value-type="float" office:value="0.9235348">
                <text:p>0.9235348</text:p>
              </table:table-cell>
              <table:table-cell office:value-type="float" office:value="0.9855394">
                <text:p>0.985539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840981">
                <text:p>0.9840981</text:p>
              </table:table-cell>
              <table:table-cell office:value-type="float" office:value="0.9162356">
                <text:p>0.9162356</text:p>
              </table:table-cell>
              <table:table-cell office:value-type="float" office:value="1.046243">
                <text:p>1.046243</text:p>
              </table:table-cell>
              <table:table-cell office:value-type="float" office:value="0.8349626">
                <text:p>0.8349626</text:p>
              </table:table-cell>
              <table:table-cell office:value-type="float" office:value="0.9238905">
                <text:p>0.9238905</text:p>
              </table:table-cell>
              <table:table-cell office:value-type="float" office:value="0.979363">
                <text:p>0.97936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861745">
                <text:p>0.9861745</text:p>
              </table:table-cell>
              <table:table-cell office:value-type="float" office:value="0.915519">
                <text:p>0.915519</text:p>
              </table:table-cell>
              <table:table-cell office:value-type="float" office:value="1.044059">
                <text:p>1.044059</text:p>
              </table:table-cell>
              <table:table-cell office:value-type="float" office:value="0.8475726">
                <text:p>0.8475726</text:p>
              </table:table-cell>
              <table:table-cell office:value-type="float" office:value="0.9257309">
                <text:p>0.9257309</text:p>
              </table:table-cell>
              <table:table-cell office:value-type="float" office:value="0.9722173">
                <text:p>0.972217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835657">
                <text:p>0.9835657</text:p>
              </table:table-cell>
              <table:table-cell office:value-type="float" office:value="0.9160154">
                <text:p>0.9160154</text:p>
              </table:table-cell>
              <table:table-cell office:value-type="float" office:value="1.039244">
                <text:p>1.039244</text:p>
              </table:table-cell>
              <table:table-cell office:value-type="float" office:value="0.8423619">
                <text:p>0.8423619</text:p>
              </table:table-cell>
              <table:table-cell office:value-type="float" office:value="0.9270252">
                <text:p>0.9270252</text:p>
              </table:table-cell>
              <table:table-cell office:value-type="float" office:value="0.9684343">
                <text:p>0.968434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807584">
                <text:p>0.9807584</text:p>
              </table:table-cell>
              <table:table-cell office:value-type="float" office:value="0.9177183">
                <text:p>0.9177183</text:p>
              </table:table-cell>
              <table:table-cell office:value-type="float" office:value="1.034919">
                <text:p>1.034919</text:p>
              </table:table-cell>
              <table:table-cell office:value-type="float" office:value="0.8342767">
                <text:p>0.8342767</text:p>
              </table:table-cell>
              <table:table-cell office:value-type="float" office:value="0.9282978">
                <text:p>0.9282978</text:p>
              </table:table-cell>
              <table:table-cell office:value-type="float" office:value="0.9680057">
                <text:p>0.968005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758699">
                <text:p>0.9758699</text:p>
              </table:table-cell>
              <table:table-cell office:value-type="float" office:value="0.9209095">
                <text:p>0.9209095</text:p>
              </table:table-cell>
              <table:table-cell office:value-type="float" office:value="1.032252">
                <text:p>1.032252</text:p>
              </table:table-cell>
              <table:table-cell office:value-type="float" office:value="0.8298142">
                <text:p>0.8298142</text:p>
              </table:table-cell>
              <table:table-cell office:value-type="float" office:value="0.9242276">
                <text:p>0.9242276</text:p>
              </table:table-cell>
              <table:table-cell office:value-type="float" office:value="0.9709995">
                <text:p>0.970999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92198">
                <text:p>0.9692198</text:p>
              </table:table-cell>
              <table:table-cell office:value-type="float" office:value="0.9251293">
                <text:p>0.9251293</text:p>
              </table:table-cell>
              <table:table-cell office:value-type="float" office:value="1.029838">
                <text:p>1.029838</text:p>
              </table:table-cell>
              <table:table-cell office:value-type="float" office:value="0.8284847">
                <text:p>0.8284847</text:p>
              </table:table-cell>
              <table:table-cell office:value-type="float" office:value="0.9185718">
                <text:p>0.9185718</text:p>
              </table:table-cell>
              <table:table-cell office:value-type="float" office:value="0.9774014">
                <text:p>0.977401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16486">
                <text:p>0.9616486</text:p>
              </table:table-cell>
              <table:table-cell office:value-type="float" office:value="0.9302834">
                <text:p>0.9302834</text:p>
              </table:table-cell>
              <table:table-cell office:value-type="float" office:value="1.027356">
                <text:p>1.027356</text:p>
              </table:table-cell>
              <table:table-cell office:value-type="float" office:value="0.8320724">
                <text:p>0.8320724</text:p>
              </table:table-cell>
              <table:table-cell office:value-type="float" office:value="0.91658">
                <text:p>0.91658</text:p>
              </table:table-cell>
              <table:table-cell office:value-type="float" office:value="0.9857323">
                <text:p>0.985732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39058">
                <text:p>0.9539058</text:p>
              </table:table-cell>
              <table:table-cell office:value-type="float" office:value="0.9355493">
                <text:p>0.9355493</text:p>
              </table:table-cell>
              <table:table-cell office:value-type="float" office:value="1.026993">
                <text:p>1.026993</text:p>
              </table:table-cell>
              <table:table-cell office:value-type="float" office:value="0.840498">
                <text:p>0.840498</text:p>
              </table:table-cell>
              <table:table-cell office:value-type="float" office:value="0.9169796">
                <text:p>0.9169796</text:p>
              </table:table-cell>
              <table:table-cell office:value-type="float" office:value="0.9946398">
                <text:p>0.994639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50873">
                <text:p>0.9450873</text:p>
              </table:table-cell>
              <table:table-cell office:value-type="float" office:value="0.9406352">
                <text:p>0.9406352</text:p>
              </table:table-cell>
              <table:table-cell office:value-type="float" office:value="1.029675">
                <text:p>1.029675</text:p>
              </table:table-cell>
              <table:table-cell office:value-type="float" office:value="0.8557051">
                <text:p>0.8557051</text:p>
              </table:table-cell>
              <table:table-cell office:value-type="float" office:value="0.9193275">
                <text:p>0.9193275</text:p>
              </table:table-cell>
              <table:table-cell office:value-type="float" office:value="1.003361">
                <text:p>1.00336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46437">
                <text:p>0.9346437</text:p>
              </table:table-cell>
              <table:table-cell office:value-type="float" office:value="0.9449989">
                <text:p>0.9449989</text:p>
              </table:table-cell>
              <table:table-cell office:value-type="float" office:value="1.03358">
                <text:p>1.03358</text:p>
              </table:table-cell>
              <table:table-cell office:value-type="float" office:value="0.8672014">
                <text:p>0.8672014</text:p>
              </table:table-cell>
              <table:table-cell office:value-type="float" office:value="0.9149183">
                <text:p>0.9149183</text:p>
              </table:table-cell>
              <table:table-cell office:value-type="float" office:value="1.011134">
                <text:p>1.01113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61172">
                <text:p>0.9261172</text:p>
              </table:table-cell>
              <table:table-cell office:value-type="float" office:value="0.9472302">
                <text:p>0.9472302</text:p>
              </table:table-cell>
              <table:table-cell office:value-type="float" office:value="1.035337">
                <text:p>1.035337</text:p>
              </table:table-cell>
              <table:table-cell office:value-type="float" office:value="0.8591917">
                <text:p>0.8591917</text:p>
              </table:table-cell>
              <table:table-cell office:value-type="float" office:value="0.9063885">
                <text:p>0.9063885</text:p>
              </table:table-cell>
              <table:table-cell office:value-type="float" office:value="1.01731">
                <text:p>1.0173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00059">
                <text:p>0.9200059</text:p>
              </table:table-cell>
              <table:table-cell office:value-type="float" office:value="0.9491109">
                <text:p>0.9491109</text:p>
              </table:table-cell>
              <table:table-cell office:value-type="float" office:value="1.036213">
                <text:p>1.036213</text:p>
              </table:table-cell>
              <table:table-cell office:value-type="float" office:value="0.8530148">
                <text:p>0.8530148</text:p>
              </table:table-cell>
              <table:table-cell office:value-type="float" office:value="0.8981036">
                <text:p>0.8981036</text:p>
              </table:table-cell>
              <table:table-cell office:value-type="float" office:value="1.021467">
                <text:p>1.02146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60528">
                <text:p>0.9160528</text:p>
              </table:table-cell>
              <table:table-cell office:value-type="float" office:value="0.9504504">
                <text:p>0.9504504</text:p>
              </table:table-cell>
              <table:table-cell office:value-type="float" office:value="1.032605">
                <text:p>1.032605</text:p>
              </table:table-cell>
              <table:table-cell office:value-type="float" office:value="0.8521227">
                <text:p>0.8521227</text:p>
              </table:table-cell>
              <table:table-cell office:value-type="float" office:value="0.8920832">
                <text:p>0.8920832</text:p>
              </table:table-cell>
              <table:table-cell office:value-type="float" office:value="1.018288">
                <text:p>1.01828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47661">
                <text:p>0.9147661</text:p>
              </table:table-cell>
              <table:table-cell office:value-type="float" office:value="0.9510369">
                <text:p>0.9510369</text:p>
              </table:table-cell>
              <table:table-cell office:value-type="float" office:value="1.025155">
                <text:p>1.025155</text:p>
              </table:table-cell>
              <table:table-cell office:value-type="float" office:value="0.8601638">
                <text:p>0.8601638</text:p>
              </table:table-cell>
              <table:table-cell office:value-type="float" office:value="0.8906806">
                <text:p>0.8906806</text:p>
              </table:table-cell>
              <table:table-cell office:value-type="float" office:value="1.010824">
                <text:p>1.01082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57691">
                <text:p>0.9157691</text:p>
              </table:table-cell>
              <table:table-cell office:value-type="float" office:value="0.9508027">
                <text:p>0.9508027</text:p>
              </table:table-cell>
              <table:table-cell office:value-type="float" office:value="1.018944">
                <text:p>1.018944</text:p>
              </table:table-cell>
              <table:table-cell office:value-type="float" office:value="0.8745186">
                <text:p>0.8745186</text:p>
              </table:table-cell>
              <table:table-cell office:value-type="float" office:value="0.8928217">
                <text:p>0.8928217</text:p>
              </table:table-cell>
              <table:table-cell office:value-type="float" office:value="1.002762">
                <text:p>1.00276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86563">
                <text:p>0.9186563</text:p>
              </table:table-cell>
              <table:table-cell office:value-type="float" office:value="0.9495448">
                <text:p>0.9495448</text:p>
              </table:table-cell>
              <table:table-cell office:value-type="float" office:value="1.015108">
                <text:p>1.015108</text:p>
              </table:table-cell>
              <table:table-cell office:value-type="float" office:value="0.871693">
                <text:p>0.871693</text:p>
              </table:table-cell>
              <table:table-cell office:value-type="float" office:value="0.8977433">
                <text:p>0.8977433</text:p>
              </table:table-cell>
              <table:table-cell office:value-type="float" office:value="0.9970295">
                <text:p>0.997029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2766">
                <text:p>0.922766</text:p>
              </table:table-cell>
              <table:table-cell office:value-type="float" office:value="0.9480166">
                <text:p>0.9480166</text:p>
              </table:table-cell>
              <table:table-cell office:value-type="float" office:value="1.013494">
                <text:p>1.013494</text:p>
              </table:table-cell>
              <table:table-cell office:value-type="float" office:value="0.8591163">
                <text:p>0.8591163</text:p>
              </table:table-cell>
              <table:table-cell office:value-type="float" office:value="0.9088823">
                <text:p>0.9088823</text:p>
              </table:table-cell>
              <table:table-cell office:value-type="float" office:value="0.989007">
                <text:p>0.98900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69419">
                <text:p>0.9269419</text:p>
              </table:table-cell>
              <table:table-cell office:value-type="float" office:value="0.9459128">
                <text:p>0.9459128</text:p>
              </table:table-cell>
              <table:table-cell office:value-type="float" office:value="1.01246">
                <text:p>1.01246</text:p>
              </table:table-cell>
              <table:table-cell office:value-type="float" office:value="0.856699">
                <text:p>0.856699</text:p>
              </table:table-cell>
              <table:table-cell office:value-type="float" office:value="0.9252611">
                <text:p>0.9252611</text:p>
              </table:table-cell>
              <table:table-cell office:value-type="float" office:value="0.9789817">
                <text:p>0.978981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27558">
                <text:p>0.9227558</text:p>
              </table:table-cell>
              <table:table-cell office:value-type="float" office:value="0.9447047">
                <text:p>0.9447047</text:p>
              </table:table-cell>
              <table:table-cell office:value-type="float" office:value="1.011032">
                <text:p>1.011032</text:p>
              </table:table-cell>
              <table:table-cell office:value-type="float" office:value="0.8618188">
                <text:p>0.8618188</text:p>
              </table:table-cell>
              <table:table-cell office:value-type="float" office:value="0.9411371">
                <text:p>0.9411371</text:p>
              </table:table-cell>
              <table:table-cell office:value-type="float" office:value="0.972327">
                <text:p>0.97232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55576">
                <text:p>0.9155576</text:p>
              </table:table-cell>
              <table:table-cell office:value-type="float" office:value="0.9432451">
                <text:p>0.9432451</text:p>
              </table:table-cell>
              <table:table-cell office:value-type="float" office:value="1.005119">
                <text:p>1.005119</text:p>
              </table:table-cell>
              <table:table-cell office:value-type="float" office:value="0.8706992">
                <text:p>0.8706992</text:p>
              </table:table-cell>
              <table:table-cell office:value-type="float" office:value="0.9345547">
                <text:p>0.9345547</text:p>
              </table:table-cell>
              <table:table-cell office:value-type="float" office:value="0.9691032">
                <text:p>0.969103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98225">
                <text:p>0.9098225</text:p>
              </table:table-cell>
              <table:table-cell office:value-type="float" office:value="0.9417787">
                <text:p>0.9417787</text:p>
              </table:table-cell>
              <table:table-cell office:value-type="float" office:value="1.000302">
                <text:p>1.000302</text:p>
              </table:table-cell>
              <table:table-cell office:value-type="float" office:value="0.8835508">
                <text:p>0.8835508</text:p>
              </table:table-cell>
              <table:table-cell office:value-type="float" office:value="0.9289255">
                <text:p>0.9289255</text:p>
              </table:table-cell>
              <table:table-cell office:value-type="float" office:value="0.9716476">
                <text:p>0.971647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56783">
                <text:p>0.9056783</text:p>
              </table:table-cell>
              <table:table-cell office:value-type="float" office:value="0.9405212">
                <text:p>0.9405212</text:p>
              </table:table-cell>
              <table:table-cell office:value-type="float" office:value="1.000157">
                <text:p>1.000157</text:p>
              </table:table-cell>
              <table:table-cell office:value-type="float" office:value="0.897483">
                <text:p>0.897483</text:p>
              </table:table-cell>
              <table:table-cell office:value-type="float" office:value="0.9249645">
                <text:p>0.9249645</text:p>
              </table:table-cell>
              <table:table-cell office:value-type="float" office:value="0.9778596">
                <text:p>0.977859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29852">
                <text:p>0.9029852</text:p>
              </table:table-cell>
              <table:table-cell office:value-type="float" office:value="0.9396664">
                <text:p>0.9396664</text:p>
              </table:table-cell>
              <table:table-cell office:value-type="float" office:value="1.001606">
                <text:p>1.001606</text:p>
              </table:table-cell>
              <table:table-cell office:value-type="float" office:value="0.9084923">
                <text:p>0.9084923</text:p>
              </table:table-cell>
              <table:table-cell office:value-type="float" office:value="0.9236768">
                <text:p>0.9236768</text:p>
              </table:table-cell>
              <table:table-cell office:value-type="float" office:value="0.9872419">
                <text:p>0.987241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37904">
                <text:p>0.9037904</text:p>
              </table:table-cell>
              <table:table-cell office:value-type="float" office:value="0.9394957">
                <text:p>0.9394957</text:p>
              </table:table-cell>
              <table:table-cell office:value-type="float" office:value="1.002778">
                <text:p>1.002778</text:p>
              </table:table-cell>
              <table:table-cell office:value-type="float" office:value="0.9149632">
                <text:p>0.9149632</text:p>
              </table:table-cell>
              <table:table-cell office:value-type="float" office:value="0.92408">
                <text:p>0.92408</text:p>
              </table:table-cell>
              <table:table-cell office:value-type="float" office:value="0.9981095">
                <text:p>0.998109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80943">
                <text:p>0.9080943</text:p>
              </table:table-cell>
              <table:table-cell office:value-type="float" office:value="0.9394351">
                <text:p>0.9394351</text:p>
              </table:table-cell>
              <table:table-cell office:value-type="float" office:value="1.00673">
                <text:p>1.00673</text:p>
              </table:table-cell>
              <table:table-cell office:value-type="float" office:value="0.91847">
                <text:p>0.91847</text:p>
              </table:table-cell>
              <table:table-cell office:value-type="float" office:value="0.9273733">
                <text:p>0.9273733</text:p>
              </table:table-cell>
              <table:table-cell office:value-type="float" office:value="1.008603">
                <text:p>1.00860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48843">
                <text:p>0.9148843</text:p>
              </table:table-cell>
              <table:table-cell office:value-type="float" office:value="0.9400281">
                <text:p>0.9400281</text:p>
              </table:table-cell>
              <table:table-cell office:value-type="float" office:value="1.011857">
                <text:p>1.011857</text:p>
              </table:table-cell>
              <table:table-cell office:value-type="float" office:value="0.9151372">
                <text:p>0.9151372</text:p>
              </table:table-cell>
              <table:table-cell office:value-type="float" office:value="0.9335206">
                <text:p>0.9335206</text:p>
              </table:table-cell>
              <table:table-cell office:value-type="float" office:value="1.017138">
                <text:p>1.01713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49074">
                <text:p>0.9249074</text:p>
              </table:table-cell>
              <table:table-cell office:value-type="float" office:value="0.9409001">
                <text:p>0.9409001</text:p>
              </table:table-cell>
              <table:table-cell office:value-type="float" office:value="1.015535">
                <text:p>1.015535</text:p>
              </table:table-cell>
              <table:table-cell office:value-type="float" office:value="0.9143223">
                <text:p>0.9143223</text:p>
              </table:table-cell>
              <table:table-cell office:value-type="float" office:value="0.9408126">
                <text:p>0.9408126</text:p>
              </table:table-cell>
              <table:table-cell office:value-type="float" office:value="1.022806">
                <text:p>1.02280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73777">
                <text:p>0.9373777</text:p>
              </table:table-cell>
              <table:table-cell office:value-type="float" office:value="0.941944">
                <text:p>0.941944</text:p>
              </table:table-cell>
              <table:table-cell office:value-type="float" office:value="1.019377">
                <text:p>1.019377</text:p>
              </table:table-cell>
              <table:table-cell office:value-type="float" office:value="0.9185712">
                <text:p>0.9185712</text:p>
              </table:table-cell>
              <table:table-cell office:value-type="float" office:value="0.9479684">
                <text:p>0.9479684</text:p>
              </table:table-cell>
              <table:table-cell office:value-type="float" office:value="1.025616">
                <text:p>1.02561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11787">
                <text:p>0.9511787</text:p>
              </table:table-cell>
              <table:table-cell office:value-type="float" office:value="0.9435565">
                <text:p>0.9435565</text:p>
              </table:table-cell>
              <table:table-cell office:value-type="float" office:value="1.023564">
                <text:p>1.023564</text:p>
              </table:table-cell>
              <table:table-cell office:value-type="float" office:value="0.9165976">
                <text:p>0.9165976</text:p>
              </table:table-cell>
              <table:table-cell office:value-type="float" office:value="0.9539719">
                <text:p>0.9539719</text:p>
              </table:table-cell>
              <table:table-cell office:value-type="float" office:value="1.023781">
                <text:p>1.02378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51474">
                <text:p>0.9651474</text:p>
              </table:table-cell>
              <table:table-cell office:value-type="float" office:value="0.9447213">
                <text:p>0.9447213</text:p>
              </table:table-cell>
              <table:table-cell office:value-type="float" office:value="1.027285">
                <text:p>1.027285</text:p>
              </table:table-cell>
              <table:table-cell office:value-type="float" office:value="0.8978558">
                <text:p>0.8978558</text:p>
              </table:table-cell>
              <table:table-cell office:value-type="float" office:value="0.958028">
                <text:p>0.958028</text:p>
              </table:table-cell>
              <table:table-cell office:value-type="float" office:value="1.017524">
                <text:p>1.01752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732335">
                <text:p>0.9732335</text:p>
              </table:table-cell>
              <table:table-cell office:value-type="float" office:value="0.9456676">
                <text:p>0.9456676</text:p>
              </table:table-cell>
              <table:table-cell office:value-type="float" office:value="1.030503">
                <text:p>1.030503</text:p>
              </table:table-cell>
              <table:table-cell office:value-type="float" office:value="0.8889804">
                <text:p>0.8889804</text:p>
              </table:table-cell>
              <table:table-cell office:value-type="float" office:value="0.955664">
                <text:p>0.955664</text:p>
              </table:table-cell>
              <table:table-cell office:value-type="float" office:value="1.00859">
                <text:p>1.0085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783531">
                <text:p>0.9783531</text:p>
              </table:table-cell>
              <table:table-cell office:value-type="float" office:value="0.94318">
                <text:p>0.94318</text:p>
              </table:table-cell>
              <table:table-cell office:value-type="float" office:value="1.03258">
                <text:p>1.03258</text:p>
              </table:table-cell>
              <table:table-cell office:value-type="float" office:value="0.8986591">
                <text:p>0.8986591</text:p>
              </table:table-cell>
              <table:table-cell office:value-type="float" office:value="0.9519525">
                <text:p>0.9519525</text:p>
              </table:table-cell>
              <table:table-cell office:value-type="float" office:value="1.000511">
                <text:p>1.00051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826353">
                <text:p>0.9826353</text:p>
              </table:table-cell>
              <table:table-cell office:value-type="float" office:value="0.9396998">
                <text:p>0.9396998</text:p>
              </table:table-cell>
              <table:table-cell office:value-type="float" office:value="1.029829">
                <text:p>1.029829</text:p>
              </table:table-cell>
              <table:table-cell office:value-type="float" office:value="0.9229873">
                <text:p>0.9229873</text:p>
              </table:table-cell>
              <table:table-cell office:value-type="float" office:value="0.951121">
                <text:p>0.951121</text:p>
              </table:table-cell>
              <table:table-cell office:value-type="float" office:value="0.9947839">
                <text:p>0.994783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9842987">
                <text:p>0.9842987</text:p>
              </table:table-cell>
              <table:table-cell office:value-type="float" office:value="0.9359323">
                <text:p>0.9359323</text:p>
              </table:table-cell>
              <table:table-cell office:value-type="float" office:value="1.027559">
                <text:p>1.027559</text:p>
              </table:table-cell>
              <table:table-cell office:value-type="float" office:value="0.9191427">
                <text:p>0.9191427</text:p>
              </table:table-cell>
              <table:table-cell office:value-type="float" office:value="0.9519491">
                <text:p>0.9519491</text:p>
              </table:table-cell>
              <table:table-cell office:value-type="float" office:value="0.9845582">
                <text:p>0.984558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806038">
                <text:p>0.9806038</text:p>
              </table:table-cell>
              <table:table-cell office:value-type="float" office:value="0.9317272">
                <text:p>0.9317272</text:p>
              </table:table-cell>
              <table:table-cell office:value-type="float" office:value="1.025195">
                <text:p>1.025195</text:p>
              </table:table-cell>
              <table:table-cell office:value-type="float" office:value="0.9155649">
                <text:p>0.9155649</text:p>
              </table:table-cell>
              <table:table-cell office:value-type="float" office:value="0.9507772">
                <text:p>0.9507772</text:p>
              </table:table-cell>
              <table:table-cell office:value-type="float" office:value="0.9761901">
                <text:p>0.976190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768258">
                <text:p>0.9768258</text:p>
              </table:table-cell>
              <table:table-cell office:value-type="float" office:value="0.9277769">
                <text:p>0.9277769</text:p>
              </table:table-cell>
              <table:table-cell office:value-type="float" office:value="1.022349">
                <text:p>1.022349</text:p>
              </table:table-cell>
              <table:table-cell office:value-type="float" office:value="0.9094958">
                <text:p>0.9094958</text:p>
              </table:table-cell>
              <table:table-cell office:value-type="float" office:value="0.9468479">
                <text:p>0.9468479</text:p>
              </table:table-cell>
              <table:table-cell office:value-type="float" office:value="0.9705632">
                <text:p>0.970563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712653">
                <text:p>0.9712653</text:p>
              </table:table-cell>
              <table:table-cell office:value-type="float" office:value="0.9241236">
                <text:p>0.9241236</text:p>
              </table:table-cell>
              <table:table-cell office:value-type="float" office:value="1.017077">
                <text:p>1.017077</text:p>
              </table:table-cell>
              <table:table-cell office:value-type="float" office:value="0.8991734">
                <text:p>0.8991734</text:p>
              </table:table-cell>
              <table:table-cell office:value-type="float" office:value="0.9349999">
                <text:p>0.9349999</text:p>
              </table:table-cell>
              <table:table-cell office:value-type="float" office:value="0.9671381">
                <text:p>0.967138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36668">
                <text:p>0.9636668</text:p>
              </table:table-cell>
              <table:table-cell office:value-type="float" office:value="0.9211655">
                <text:p>0.9211655</text:p>
              </table:table-cell>
              <table:table-cell office:value-type="float" office:value="1.012697">
                <text:p>1.012697</text:p>
              </table:table-cell>
              <table:table-cell office:value-type="float" office:value="0.8861674">
                <text:p>0.8861674</text:p>
              </table:table-cell>
              <table:table-cell office:value-type="float" office:value="0.9243449">
                <text:p>0.9243449</text:p>
              </table:table-cell>
              <table:table-cell office:value-type="float" office:value="0.9650575">
                <text:p>0.965057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48541">
                <text:p>0.9548541</text:p>
              </table:table-cell>
              <table:table-cell office:value-type="float" office:value="0.9187526">
                <text:p>0.9187526</text:p>
              </table:table-cell>
              <table:table-cell office:value-type="float" office:value="1.009276">
                <text:p>1.009276</text:p>
              </table:table-cell>
              <table:table-cell office:value-type="float" office:value="0.8719075">
                <text:p>0.8719075</text:p>
              </table:table-cell>
              <table:table-cell office:value-type="float" office:value="0.9163836">
                <text:p>0.9163836</text:p>
              </table:table-cell>
              <table:table-cell office:value-type="float" office:value="0.9681927">
                <text:p>0.968192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58503">
                <text:p>0.9458503</text:p>
              </table:table-cell>
              <table:table-cell office:value-type="float" office:value="0.9174005">
                <text:p>0.9174005</text:p>
              </table:table-cell>
              <table:table-cell office:value-type="float" office:value="1.008942">
                <text:p>1.008942</text:p>
              </table:table-cell>
              <table:table-cell office:value-type="float" office:value="0.8587428">
                <text:p>0.8587428</text:p>
              </table:table-cell>
              <table:table-cell office:value-type="float" office:value="0.9118798">
                <text:p>0.9118798</text:p>
              </table:table-cell>
              <table:table-cell office:value-type="float" office:value="0.9743371">
                <text:p>0.974337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6828">
                <text:p>0.936828</text:p>
              </table:table-cell>
              <table:table-cell office:value-type="float" office:value="0.9168354">
                <text:p>0.9168354</text:p>
              </table:table-cell>
              <table:table-cell office:value-type="float" office:value="1.010355">
                <text:p>1.010355</text:p>
              </table:table-cell>
              <table:table-cell office:value-type="float" office:value="0.8466384">
                <text:p>0.8466384</text:p>
              </table:table-cell>
              <table:table-cell office:value-type="float" office:value="0.9118921">
                <text:p>0.9118921</text:p>
              </table:table-cell>
              <table:table-cell office:value-type="float" office:value="0.9816077">
                <text:p>0.981607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73182">
                <text:p>0.9273182</text:p>
              </table:table-cell>
              <table:table-cell office:value-type="float" office:value="0.9176329">
                <text:p>0.9176329</text:p>
              </table:table-cell>
              <table:table-cell office:value-type="float" office:value="1.014087">
                <text:p>1.014087</text:p>
              </table:table-cell>
              <table:table-cell office:value-type="float" office:value="0.836938">
                <text:p>0.836938</text:p>
              </table:table-cell>
              <table:table-cell office:value-type="float" office:value="0.9144791">
                <text:p>0.9144791</text:p>
              </table:table-cell>
              <table:table-cell office:value-type="float" office:value="0.9892557">
                <text:p>0.989255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85141">
                <text:p>0.9185141</text:p>
              </table:table-cell>
              <table:table-cell office:value-type="float" office:value="0.9196993">
                <text:p>0.9196993</text:p>
              </table:table-cell>
              <table:table-cell office:value-type="float" office:value="1.016966">
                <text:p>1.016966</text:p>
              </table:table-cell>
              <table:table-cell office:value-type="float" office:value="0.837855">
                <text:p>0.837855</text:p>
              </table:table-cell>
              <table:table-cell office:value-type="float" office:value="0.9078569">
                <text:p>0.9078569</text:p>
              </table:table-cell>
              <table:table-cell office:value-type="float" office:value="0.996655">
                <text:p>0.99665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24577">
                <text:p>0.9124577</text:p>
              </table:table-cell>
              <table:table-cell office:value-type="float" office:value="0.9231079">
                <text:p>0.9231079</text:p>
              </table:table-cell>
              <table:table-cell office:value-type="float" office:value="1.019697">
                <text:p>1.019697</text:p>
              </table:table-cell>
              <table:table-cell office:value-type="float" office:value="0.8441679">
                <text:p>0.8441679</text:p>
              </table:table-cell>
              <table:table-cell office:value-type="float" office:value="0.8954111">
                <text:p>0.8954111</text:p>
              </table:table-cell>
              <table:table-cell office:value-type="float" office:value="1.002597">
                <text:p>1.00259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85531">
                <text:p>0.9085531</text:p>
              </table:table-cell>
              <table:table-cell office:value-type="float" office:value="0.927375">
                <text:p>0.927375</text:p>
              </table:table-cell>
              <table:table-cell office:value-type="float" office:value="1.023436">
                <text:p>1.023436</text:p>
              </table:table-cell>
              <table:table-cell office:value-type="float" office:value="0.8500012">
                <text:p>0.8500012</text:p>
              </table:table-cell>
              <table:table-cell office:value-type="float" office:value="0.8848554">
                <text:p>0.8848554</text:p>
              </table:table-cell>
              <table:table-cell office:value-type="float" office:value="1.005933">
                <text:p>1.00593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74605">
                <text:p>0.9074605</text:p>
              </table:table-cell>
              <table:table-cell office:value-type="float" office:value="0.9320892">
                <text:p>0.9320892</text:p>
              </table:table-cell>
              <table:table-cell office:value-type="float" office:value="1.02803">
                <text:p>1.02803</text:p>
              </table:table-cell>
              <table:table-cell office:value-type="float" office:value="0.8558146">
                <text:p>0.8558146</text:p>
              </table:table-cell>
              <table:table-cell office:value-type="float" office:value="0.8792293">
                <text:p>0.8792293</text:p>
              </table:table-cell>
              <table:table-cell office:value-type="float" office:value="1.005844">
                <text:p>1.00584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8729">
                <text:p>0.908729</text:p>
              </table:table-cell>
              <table:table-cell office:value-type="float" office:value="0.936196">
                <text:p>0.936196</text:p>
              </table:table-cell>
              <table:table-cell office:value-type="float" office:value="1.025442">
                <text:p>1.025442</text:p>
              </table:table-cell>
              <table:table-cell office:value-type="float" office:value="0.8562262">
                <text:p>0.8562262</text:p>
              </table:table-cell>
              <table:table-cell office:value-type="float" office:value="0.8777786">
                <text:p>0.8777786</text:p>
              </table:table-cell>
              <table:table-cell office:value-type="float" office:value="1.001479">
                <text:p>1.00147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17621">
                <text:p>0.9117621</text:p>
              </table:table-cell>
              <table:table-cell office:value-type="float" office:value="0.9384843">
                <text:p>0.9384843</text:p>
              </table:table-cell>
              <table:table-cell office:value-type="float" office:value="1.021778">
                <text:p>1.021778</text:p>
              </table:table-cell>
              <table:table-cell office:value-type="float" office:value="0.8487934">
                <text:p>0.8487934</text:p>
              </table:table-cell>
              <table:table-cell office:value-type="float" office:value="0.8794284">
                <text:p>0.8794284</text:p>
              </table:table-cell>
              <table:table-cell office:value-type="float" office:value="0.9948">
                <text:p>0.994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57797">
                <text:p>0.9157797</text:p>
              </table:table-cell>
              <table:table-cell office:value-type="float" office:value="0.9400413">
                <text:p>0.9400413</text:p>
              </table:table-cell>
              <table:table-cell office:value-type="float" office:value="1.020776">
                <text:p>1.020776</text:p>
              </table:table-cell>
              <table:table-cell office:value-type="float" office:value="0.841807">
                <text:p>0.841807</text:p>
              </table:table-cell>
              <table:table-cell office:value-type="float" office:value="0.886631">
                <text:p>0.886631</text:p>
              </table:table-cell>
              <table:table-cell office:value-type="float" office:value="0.9871083">
                <text:p>0.987108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00411">
                <text:p>0.9200411</text:p>
              </table:table-cell>
              <table:table-cell office:value-type="float" office:value="0.9414063">
                <text:p>0.9414063</text:p>
              </table:table-cell>
              <table:table-cell office:value-type="float" office:value="1.021471">
                <text:p>1.021471</text:p>
              </table:table-cell>
              <table:table-cell office:value-type="float" office:value="0.837698">
                <text:p>0.837698</text:p>
              </table:table-cell>
              <table:table-cell office:value-type="float" office:value="0.899513">
                <text:p>0.899513</text:p>
              </table:table-cell>
              <table:table-cell office:value-type="float" office:value="0.9792219">
                <text:p>0.979221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51901">
                <text:p>0.9151901</text:p>
              </table:table-cell>
              <table:table-cell office:value-type="float" office:value="0.9424132">
                <text:p>0.9424132</text:p>
              </table:table-cell>
              <table:table-cell office:value-type="float" office:value="1.02095">
                <text:p>1.02095</text:p>
              </table:table-cell>
              <table:table-cell office:value-type="float" office:value="0.8346002">
                <text:p>0.8346002</text:p>
              </table:table-cell>
              <table:table-cell office:value-type="float" office:value="0.9138231">
                <text:p>0.9138231</text:p>
              </table:table-cell>
              <table:table-cell office:value-type="float" office:value="0.9723098">
                <text:p>0.972309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74397">
                <text:p>0.9074397</text:p>
              </table:table-cell>
              <table:table-cell office:value-type="float" office:value="0.9429052">
                <text:p>0.9429052</text:p>
              </table:table-cell>
              <table:table-cell office:value-type="float" office:value="1.015777">
                <text:p>1.015777</text:p>
              </table:table-cell>
              <table:table-cell office:value-type="float" office:value="0.8235433">
                <text:p>0.8235433</text:p>
              </table:table-cell>
              <table:table-cell office:value-type="float" office:value="0.919688">
                <text:p>0.919688</text:p>
              </table:table-cell>
              <table:table-cell office:value-type="float" office:value="0.9670323">
                <text:p>0.967032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086">
                <text:p>0.90086</text:p>
              </table:table-cell>
              <table:table-cell office:value-type="float" office:value="0.9424924">
                <text:p>0.9424924</text:p>
              </table:table-cell>
              <table:table-cell office:value-type="float" office:value="1.01077">
                <text:p>1.01077</text:p>
              </table:table-cell>
              <table:table-cell office:value-type="float" office:value="0.8120019">
                <text:p>0.8120019</text:p>
              </table:table-cell>
              <table:table-cell office:value-type="float" office:value="0.9129941">
                <text:p>0.9129941</text:p>
              </table:table-cell>
              <table:table-cell office:value-type="float" office:value="0.9656681">
                <text:p>0.965668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6673">
                <text:p>0.896673</text:p>
              </table:table-cell>
              <table:table-cell office:value-type="float" office:value="0.9415927">
                <text:p>0.9415927</text:p>
              </table:table-cell>
              <table:table-cell office:value-type="float" office:value="1.006721">
                <text:p>1.006721</text:p>
              </table:table-cell>
              <table:table-cell office:value-type="float" office:value="0.8046812">
                <text:p>0.8046812</text:p>
              </table:table-cell>
              <table:table-cell office:value-type="float" office:value="0.9074655">
                <text:p>0.9074655</text:p>
              </table:table-cell>
              <table:table-cell office:value-type="float" office:value="0.9694614">
                <text:p>0.969461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4169">
                <text:p>0.894169</text:p>
              </table:table-cell>
              <table:table-cell office:value-type="float" office:value="0.9401759">
                <text:p>0.9401759</text:p>
              </table:table-cell>
              <table:table-cell office:value-type="float" office:value="1.004452">
                <text:p>1.004452</text:p>
              </table:table-cell>
              <table:table-cell office:value-type="float" office:value="0.800349">
                <text:p>0.800349</text:p>
              </table:table-cell>
              <table:table-cell office:value-type="float" office:value="0.9042981">
                <text:p>0.9042981</text:p>
              </table:table-cell>
              <table:table-cell office:value-type="float" office:value="0.9768909">
                <text:p>0.976890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49959">
                <text:p>0.8949959</text:p>
              </table:table-cell>
              <table:table-cell office:value-type="float" office:value="0.9382197">
                <text:p>0.9382197</text:p>
              </table:table-cell>
              <table:table-cell office:value-type="float" office:value="1.006751">
                <text:p>1.006751</text:p>
              </table:table-cell>
              <table:table-cell office:value-type="float" office:value="0.7992936">
                <text:p>0.7992936</text:p>
              </table:table-cell>
              <table:table-cell office:value-type="float" office:value="0.9039589">
                <text:p>0.9039589</text:p>
              </table:table-cell>
              <table:table-cell office:value-type="float" office:value="0.9866489">
                <text:p>0.986648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88211">
                <text:p>0.8988211</text:p>
              </table:table-cell>
              <table:table-cell office:value-type="float" office:value="0.9362028">
                <text:p>0.9362028</text:p>
              </table:table-cell>
              <table:table-cell office:value-type="float" office:value="1.013158">
                <text:p>1.013158</text:p>
              </table:table-cell>
              <table:table-cell office:value-type="float" office:value="0.7894697">
                <text:p>0.7894697</text:p>
              </table:table-cell>
              <table:table-cell office:value-type="float" office:value="0.9060628">
                <text:p>0.9060628</text:p>
              </table:table-cell>
              <table:table-cell office:value-type="float" office:value="0.9977003">
                <text:p>0.997700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55043">
                <text:p>0.9055043</text:p>
              </table:table-cell>
              <table:table-cell office:value-type="float" office:value="0.9339919">
                <text:p>0.9339919</text:p>
              </table:table-cell>
              <table:table-cell office:value-type="float" office:value="1.019439">
                <text:p>1.019439</text:p>
              </table:table-cell>
              <table:table-cell office:value-type="float" office:value="0.7789277">
                <text:p>0.7789277</text:p>
              </table:table-cell>
              <table:table-cell office:value-type="float" office:value="0.9115307">
                <text:p>0.9115307</text:p>
              </table:table-cell>
              <table:table-cell office:value-type="float" office:value="1.006441">
                <text:p>1.00644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54153">
                <text:p>0.9154153</text:p>
              </table:table-cell>
              <table:table-cell office:value-type="float" office:value="0.932219">
                <text:p>0.932219</text:p>
              </table:table-cell>
              <table:table-cell office:value-type="float" office:value="1.024513">
                <text:p>1.024513</text:p>
              </table:table-cell>
              <table:table-cell office:value-type="float" office:value="0.7672064">
                <text:p>0.7672064</text:p>
              </table:table-cell>
              <table:table-cell office:value-type="float" office:value="0.9192172">
                <text:p>0.9192172</text:p>
              </table:table-cell>
              <table:table-cell office:value-type="float" office:value="1.011418">
                <text:p>1.01141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76068">
                <text:p>0.9276068</text:p>
              </table:table-cell>
              <table:table-cell office:value-type="float" office:value="0.9302316">
                <text:p>0.9302316</text:p>
              </table:table-cell>
              <table:table-cell office:value-type="float" office:value="1.028356">
                <text:p>1.028356</text:p>
              </table:table-cell>
              <table:table-cell office:value-type="float" office:value="0.7579715">
                <text:p>0.7579715</text:p>
              </table:table-cell>
              <table:table-cell office:value-type="float" office:value="0.9274474">
                <text:p>0.9274474</text:p>
              </table:table-cell>
              <table:table-cell office:value-type="float" office:value="1.014589">
                <text:p>1.01458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12814">
                <text:p>0.9412814</text:p>
              </table:table-cell>
              <table:table-cell office:value-type="float" office:value="0.9287962">
                <text:p>0.9287962</text:p>
              </table:table-cell>
              <table:table-cell office:value-type="float" office:value="1.032431">
                <text:p>1.032431</text:p>
              </table:table-cell>
              <table:table-cell office:value-type="float" office:value="0.7535125">
                <text:p>0.7535125</text:p>
              </table:table-cell>
              <table:table-cell office:value-type="float" office:value="0.9303329">
                <text:p>0.9303329</text:p>
              </table:table-cell>
              <table:table-cell office:value-type="float" office:value="1.014782">
                <text:p>1.01478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79758">
                <text:p>0.9479758</text:p>
              </table:table-cell>
              <table:table-cell office:value-type="float" office:value="0.9274923">
                <text:p>0.9274923</text:p>
              </table:table-cell>
              <table:table-cell office:value-type="float" office:value="1.036821">
                <text:p>1.036821</text:p>
              </table:table-cell>
              <table:table-cell office:value-type="float" office:value="0.7557757">
                <text:p>0.7557757</text:p>
              </table:table-cell>
              <table:table-cell office:value-type="float" office:value="0.917719">
                <text:p>0.917719</text:p>
              </table:table-cell>
              <table:table-cell office:value-type="float" office:value="1.011377">
                <text:p>1.01137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31009">
                <text:p>0.9531009</text:p>
              </table:table-cell>
              <table:table-cell office:value-type="float" office:value="0.9269581">
                <text:p>0.9269581</text:p>
              </table:table-cell>
              <table:table-cell office:value-type="float" office:value="1.040694">
                <text:p>1.040694</text:p>
              </table:table-cell>
              <table:table-cell office:value-type="float" office:value="0.7671415">
                <text:p>0.7671415</text:p>
              </table:table-cell>
              <table:table-cell office:value-type="float" office:value="0.9093773">
                <text:p>0.9093773</text:p>
              </table:table-cell>
              <table:table-cell office:value-type="float" office:value="1.005119">
                <text:p>1.00511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77997">
                <text:p>0.9577997</text:p>
              </table:table-cell>
              <table:table-cell office:value-type="float" office:value="0.9264612">
                <text:p>0.9264612</text:p>
              </table:table-cell>
              <table:table-cell office:value-type="float" office:value="1.044285">
                <text:p>1.044285</text:p>
              </table:table-cell>
              <table:table-cell office:value-type="float" office:value="0.7892708">
                <text:p>0.7892708</text:p>
              </table:table-cell>
              <table:table-cell office:value-type="float" office:value="0.9064375">
                <text:p>0.9064375</text:p>
              </table:table-cell>
              <table:table-cell office:value-type="float" office:value="0.9964892">
                <text:p>0.996489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16894">
                <text:p>0.9616894</text:p>
              </table:table-cell>
              <table:table-cell office:value-type="float" office:value="0.9265167">
                <text:p>0.9265167</text:p>
              </table:table-cell>
              <table:table-cell office:value-type="float" office:value="1.048097">
                <text:p>1.048097</text:p>
              </table:table-cell>
              <table:table-cell office:value-type="float" office:value="0.8102082">
                <text:p>0.8102082</text:p>
              </table:table-cell>
              <table:table-cell office:value-type="float" office:value="0.9086396">
                <text:p>0.9086396</text:p>
              </table:table-cell>
              <table:table-cell office:value-type="float" office:value="0.9867537">
                <text:p>0.986753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27298">
                <text:p>0.9627298</text:p>
              </table:table-cell>
              <table:table-cell office:value-type="float" office:value="0.9268515">
                <text:p>0.9268515</text:p>
              </table:table-cell>
              <table:table-cell office:value-type="float" office:value="1.051134">
                <text:p>1.051134</text:p>
              </table:table-cell>
              <table:table-cell office:value-type="float" office:value="0.7978913">
                <text:p>0.7978913</text:p>
              </table:table-cell>
              <table:table-cell office:value-type="float" office:value="0.9145199">
                <text:p>0.9145199</text:p>
              </table:table-cell>
              <table:table-cell office:value-type="float" office:value="0.9770525">
                <text:p>0.977052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90185">
                <text:p>0.9590185</text:p>
              </table:table-cell>
              <table:table-cell office:value-type="float" office:value="0.9274138">
                <text:p>0.9274138</text:p>
              </table:table-cell>
              <table:table-cell office:value-type="float" office:value="1.050447">
                <text:p>1.050447</text:p>
              </table:table-cell>
              <table:table-cell office:value-type="float" office:value="0.7903564">
                <text:p>0.7903564</text:p>
              </table:table-cell>
              <table:table-cell office:value-type="float" office:value="0.9186219">
                <text:p>0.9186219</text:p>
              </table:table-cell>
              <table:table-cell office:value-type="float" office:value="0.9691679">
                <text:p>0.969167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4915">
                <text:p>0.954915</text:p>
              </table:table-cell>
              <table:table-cell office:value-type="float" office:value="0.9279572">
                <text:p>0.9279572</text:p>
              </table:table-cell>
              <table:table-cell office:value-type="float" office:value="1.046391">
                <text:p>1.046391</text:p>
              </table:table-cell>
              <table:table-cell office:value-type="float" office:value="0.7887589">
                <text:p>0.7887589</text:p>
              </table:table-cell>
              <table:table-cell office:value-type="float" office:value="0.9214272">
                <text:p>0.9214272</text:p>
              </table:table-cell>
              <table:table-cell office:value-type="float" office:value="0.964151">
                <text:p>0.96415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10753">
                <text:p>0.9510753</text:p>
              </table:table-cell>
              <table:table-cell office:value-type="float" office:value="0.9283981">
                <text:p>0.9283981</text:p>
              </table:table-cell>
              <table:table-cell office:value-type="float" office:value="1.04215">
                <text:p>1.04215</text:p>
              </table:table-cell>
              <table:table-cell office:value-type="float" office:value="0.7936764">
                <text:p>0.7936764</text:p>
              </table:table-cell>
              <table:table-cell office:value-type="float" office:value="0.9223381">
                <text:p>0.9223381</text:p>
              </table:table-cell>
              <table:table-cell office:value-type="float" office:value="0.9622029">
                <text:p>0.962202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56788">
                <text:p>0.9456788</text:p>
              </table:table-cell>
              <table:table-cell office:value-type="float" office:value="0.9285848">
                <text:p>0.9285848</text:p>
              </table:table-cell>
              <table:table-cell office:value-type="float" office:value="1.038773">
                <text:p>1.038773</text:p>
              </table:table-cell>
              <table:table-cell office:value-type="float" office:value="0.8058764">
                <text:p>0.8058764</text:p>
              </table:table-cell>
              <table:table-cell office:value-type="float" office:value="0.9150113">
                <text:p>0.9150113</text:p>
              </table:table-cell>
              <table:table-cell office:value-type="float" office:value="0.9638805">
                <text:p>0.963880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77568">
                <text:p>0.9377568</text:p>
              </table:table-cell>
              <table:table-cell office:value-type="float" office:value="0.9251698">
                <text:p>0.9251698</text:p>
              </table:table-cell>
              <table:table-cell office:value-type="float" office:value="1.036685">
                <text:p>1.036685</text:p>
              </table:table-cell>
              <table:table-cell office:value-type="float" office:value="0.8239524">
                <text:p>0.8239524</text:p>
              </table:table-cell>
              <table:table-cell office:value-type="float" office:value="0.9101386">
                <text:p>0.9101386</text:p>
              </table:table-cell>
              <table:table-cell office:value-type="float" office:value="0.969306">
                <text:p>0.96930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86269">
                <text:p>0.9286269</text:p>
              </table:table-cell>
              <table:table-cell office:value-type="float" office:value="0.9210129">
                <text:p>0.9210129</text:p>
              </table:table-cell>
              <table:table-cell office:value-type="float" office:value="1.034757">
                <text:p>1.034757</text:p>
              </table:table-cell>
              <table:table-cell office:value-type="float" office:value="0.8409681">
                <text:p>0.8409681</text:p>
              </table:table-cell>
              <table:table-cell office:value-type="float" office:value="0.9078282">
                <text:p>0.9078282</text:p>
              </table:table-cell>
              <table:table-cell office:value-type="float" office:value="0.9764161">
                <text:p>0.976416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95414">
                <text:p>0.9195414</text:p>
              </table:table-cell>
              <table:table-cell office:value-type="float" office:value="0.9160872">
                <text:p>0.9160872</text:p>
              </table:table-cell>
              <table:table-cell office:value-type="float" office:value="1.031834">
                <text:p>1.031834</text:p>
              </table:table-cell>
              <table:table-cell office:value-type="float" office:value="0.8576337">
                <text:p>0.8576337</text:p>
              </table:table-cell>
              <table:table-cell office:value-type="float" office:value="0.909309">
                <text:p>0.909309</text:p>
              </table:table-cell>
              <table:table-cell office:value-type="float" office:value="0.9864893">
                <text:p>0.986489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16553">
                <text:p>0.9116553</text:p>
              </table:table-cell>
              <table:table-cell office:value-type="float" office:value="0.9113842">
                <text:p>0.9113842</text:p>
              </table:table-cell>
              <table:table-cell office:value-type="float" office:value="1.029907">
                <text:p>1.029907</text:p>
              </table:table-cell>
              <table:table-cell office:value-type="float" office:value="0.8726298">
                <text:p>0.8726298</text:p>
              </table:table-cell>
              <table:table-cell office:value-type="float" office:value="0.9131352">
                <text:p>0.9131352</text:p>
              </table:table-cell>
              <table:table-cell office:value-type="float" office:value="0.9980313">
                <text:p>0.998031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67736">
                <text:p>0.9067736</text:p>
              </table:table-cell>
              <table:table-cell office:value-type="float" office:value="0.9065676">
                <text:p>0.9065676</text:p>
              </table:table-cell>
              <table:table-cell office:value-type="float" office:value="1.031096">
                <text:p>1.031096</text:p>
              </table:table-cell>
              <table:table-cell office:value-type="float" office:value="0.8858315">
                <text:p>0.8858315</text:p>
              </table:table-cell>
              <table:table-cell office:value-type="float" office:value="0.9063179">
                <text:p>0.9063179</text:p>
              </table:table-cell>
              <table:table-cell office:value-type="float" office:value="1.008799">
                <text:p>1.00879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95581">
                <text:p>0.8995581</text:p>
              </table:table-cell>
              <table:table-cell office:value-type="float" office:value="0.9024669">
                <text:p>0.9024669</text:p>
              </table:table-cell>
              <table:table-cell office:value-type="float" office:value="1.034631">
                <text:p>1.034631</text:p>
              </table:table-cell>
              <table:table-cell office:value-type="float" office:value="0.8977355">
                <text:p>0.8977355</text:p>
              </table:table-cell>
              <table:table-cell office:value-type="float" office:value="0.8956068">
                <text:p>0.8956068</text:p>
              </table:table-cell>
              <table:table-cell office:value-type="float" office:value="1.01812">
                <text:p>1.0181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5239">
                <text:p>0.895239</text:p>
              </table:table-cell>
              <table:table-cell office:value-type="float" office:value="0.8989899">
                <text:p>0.8989899</text:p>
              </table:table-cell>
              <table:table-cell office:value-type="float" office:value="1.040181">
                <text:p>1.040181</text:p>
              </table:table-cell>
              <table:table-cell office:value-type="float" office:value="0.9092753">
                <text:p>0.9092753</text:p>
              </table:table-cell>
              <table:table-cell office:value-type="float" office:value="0.8848321">
                <text:p>0.8848321</text:p>
              </table:table-cell>
              <table:table-cell office:value-type="float" office:value="1.025486">
                <text:p>1.02548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33153">
                <text:p>0.8933153</text:p>
              </table:table-cell>
              <table:table-cell office:value-type="float" office:value="0.8963881">
                <text:p>0.8963881</text:p>
              </table:table-cell>
              <table:table-cell office:value-type="float" office:value="1.043259">
                <text:p>1.043259</text:p>
              </table:table-cell>
              <table:table-cell office:value-type="float" office:value="0.8899605">
                <text:p>0.8899605</text:p>
              </table:table-cell>
              <table:table-cell office:value-type="float" office:value="0.8768948">
                <text:p>0.8768948</text:p>
              </table:table-cell>
              <table:table-cell office:value-type="float" office:value="1.030094">
                <text:p>1.03009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35915">
                <text:p>0.8935915</text:p>
              </table:table-cell>
              <table:table-cell office:value-type="float" office:value="0.895125">
                <text:p>0.895125</text:p>
              </table:table-cell>
              <table:table-cell office:value-type="float" office:value="1.037876">
                <text:p>1.037876</text:p>
              </table:table-cell>
              <table:table-cell office:value-type="float" office:value="0.8739798">
                <text:p>0.8739798</text:p>
              </table:table-cell>
              <table:table-cell office:value-type="float" office:value="0.8731244">
                <text:p>0.8731244</text:p>
              </table:table-cell>
              <table:table-cell office:value-type="float" office:value="1.029971">
                <text:p>1.02997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5695">
                <text:p>0.895695</text:p>
              </table:table-cell>
              <table:table-cell office:value-type="float" office:value="0.8948174">
                <text:p>0.8948174</text:p>
              </table:table-cell>
              <table:table-cell office:value-type="float" office:value="1.030574">
                <text:p>1.030574</text:p>
              </table:table-cell>
              <table:table-cell office:value-type="float" office:value="0.8652084">
                <text:p>0.8652084</text:p>
              </table:table-cell>
              <table:table-cell office:value-type="float" office:value="0.8726753">
                <text:p>0.8726753</text:p>
              </table:table-cell>
              <table:table-cell office:value-type="float" office:value="1.021433">
                <text:p>1.02143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88911">
                <text:p>0.8988911</text:p>
              </table:table-cell>
              <table:table-cell office:value-type="float" office:value="0.8960263">
                <text:p>0.8960263</text:p>
              </table:table-cell>
              <table:table-cell office:value-type="float" office:value="1.024357">
                <text:p>1.024357</text:p>
              </table:table-cell>
              <table:table-cell office:value-type="float" office:value="0.8711034">
                <text:p>0.8711034</text:p>
              </table:table-cell>
              <table:table-cell office:value-type="float" office:value="0.8787194">
                <text:p>0.8787194</text:p>
              </table:table-cell>
              <table:table-cell office:value-type="float" office:value="1.010908">
                <text:p>1.01090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24507">
                <text:p>0.9024507</text:p>
              </table:table-cell>
              <table:table-cell office:value-type="float" office:value="0.8982872">
                <text:p>0.8982872</text:p>
              </table:table-cell>
              <table:table-cell office:value-type="float" office:value="1.020499">
                <text:p>1.020499</text:p>
              </table:table-cell>
              <table:table-cell office:value-type="float" office:value="0.8921617">
                <text:p>0.8921617</text:p>
              </table:table-cell>
              <table:table-cell office:value-type="float" office:value="0.8911167">
                <text:p>0.8911167</text:p>
              </table:table-cell>
              <table:table-cell office:value-type="float" office:value="1.002324">
                <text:p>1.00232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94223">
                <text:p>0.8994223</text:p>
              </table:table-cell>
              <table:table-cell office:value-type="float" office:value="0.901826">
                <text:p>0.901826</text:p>
              </table:table-cell>
              <table:table-cell office:value-type="float" office:value="1.019087">
                <text:p>1.019087</text:p>
              </table:table-cell>
              <table:table-cell office:value-type="float" office:value="0.9002732">
                <text:p>0.9002732</text:p>
              </table:table-cell>
              <table:table-cell office:value-type="float" office:value="0.908367">
                <text:p>0.908367</text:p>
              </table:table-cell>
              <table:table-cell office:value-type="float" office:value="0.9949558">
                <text:p>0.994955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8927219">
                <text:p>0.8927219</text:p>
              </table:table-cell>
              <table:table-cell office:value-type="float" office:value="0.905919">
                <text:p>0.905919</text:p>
              </table:table-cell>
              <table:table-cell office:value-type="float" office:value="1.017907">
                <text:p>1.017907</text:p>
              </table:table-cell>
              <table:table-cell office:value-type="float" office:value="0.8952088">
                <text:p>0.8952088</text:p>
              </table:table-cell>
              <table:table-cell office:value-type="float" office:value="0.9260485">
                <text:p>0.9260485</text:p>
              </table:table-cell>
              <table:table-cell office:value-type="float" office:value="0.9845824">
                <text:p>0.984582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72876">
                <text:p>0.8872876</text:p>
              </table:table-cell>
              <table:table-cell office:value-type="float" office:value="0.9104897">
                <text:p>0.9104897</text:p>
              </table:table-cell>
              <table:table-cell office:value-type="float" office:value="1.0121">
                <text:p>1.0121</text:p>
              </table:table-cell>
              <table:table-cell office:value-type="float" office:value="0.8892992">
                <text:p>0.8892992</text:p>
              </table:table-cell>
              <table:table-cell office:value-type="float" office:value="0.9386649">
                <text:p>0.9386649</text:p>
              </table:table-cell>
              <table:table-cell office:value-type="float" office:value="0.9774176">
                <text:p>0.977417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38674">
                <text:p>0.8838674</text:p>
              </table:table-cell>
              <table:table-cell office:value-type="float" office:value="0.9146707">
                <text:p>0.9146707</text:p>
              </table:table-cell>
              <table:table-cell office:value-type="float" office:value="1.006624">
                <text:p>1.006624</text:p>
              </table:table-cell>
              <table:table-cell office:value-type="float" office:value="0.8789861">
                <text:p>0.8789861</text:p>
              </table:table-cell>
              <table:table-cell office:value-type="float" office:value="0.9416963">
                <text:p>0.9416963</text:p>
              </table:table-cell>
              <table:table-cell office:value-type="float" office:value="0.9732018">
                <text:p>0.973201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27477">
                <text:p>0.8827477</text:p>
              </table:table-cell>
              <table:table-cell office:value-type="float" office:value="0.9168532">
                <text:p>0.9168532</text:p>
              </table:table-cell>
              <table:table-cell office:value-type="float" office:value="1.002318">
                <text:p>1.002318</text:p>
              </table:table-cell>
              <table:table-cell office:value-type="float" office:value="0.8645638">
                <text:p>0.8645638</text:p>
              </table:table-cell>
              <table:table-cell office:value-type="float" office:value="0.945437">
                <text:p>0.945437</text:p>
              </table:table-cell>
              <table:table-cell office:value-type="float" office:value="0.9738317">
                <text:p>0.973831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4328">
                <text:p>0.884328</text:p>
              </table:table-cell>
              <table:table-cell office:value-type="float" office:value="0.918547">
                <text:p>0.918547</text:p>
              </table:table-cell>
              <table:table-cell office:value-type="float" office:value="1.002167">
                <text:p>1.002167</text:p>
              </table:table-cell>
              <table:table-cell office:value-type="float" office:value="0.8480611">
                <text:p>0.8480611</text:p>
              </table:table-cell>
              <table:table-cell office:value-type="float" office:value="0.9498863">
                <text:p>0.9498863</text:p>
              </table:table-cell>
              <table:table-cell office:value-type="float" office:value="0.979506">
                <text:p>0.97950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8937">
                <text:p>0.888937</text:p>
              </table:table-cell>
              <table:table-cell office:value-type="float" office:value="0.9199665">
                <text:p>0.9199665</text:p>
              </table:table-cell>
              <table:table-cell office:value-type="float" office:value="1.006384">
                <text:p>1.006384</text:p>
              </table:table-cell>
              <table:table-cell office:value-type="float" office:value="0.8311082">
                <text:p>0.8311082</text:p>
              </table:table-cell>
              <table:table-cell office:value-type="float" office:value="0.9553696">
                <text:p>0.9553696</text:p>
              </table:table-cell>
              <table:table-cell office:value-type="float" office:value="0.9887214">
                <text:p>0.988721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66765">
                <text:p>0.8966765</text:p>
              </table:table-cell>
              <table:table-cell office:value-type="float" office:value="0.920846">
                <text:p>0.920846</text:p>
              </table:table-cell>
              <table:table-cell office:value-type="float" office:value="1.010584">
                <text:p>1.010584</text:p>
              </table:table-cell>
              <table:table-cell office:value-type="float" office:value="0.8133477">
                <text:p>0.8133477</text:p>
              </table:table-cell>
              <table:table-cell office:value-type="float" office:value="0.9613757">
                <text:p>0.9613757</text:p>
              </table:table-cell>
              <table:table-cell office:value-type="float" office:value="0.9994704">
                <text:p>0.999470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71331">
                <text:p>0.9071331</text:p>
              </table:table-cell>
              <table:table-cell office:value-type="float" office:value="0.9208877">
                <text:p>0.9208877</text:p>
              </table:table-cell>
              <table:table-cell office:value-type="float" office:value="1.013719">
                <text:p>1.013719</text:p>
              </table:table-cell>
              <table:table-cell office:value-type="float" office:value="0.8007696">
                <text:p>0.8007696</text:p>
              </table:table-cell>
              <table:table-cell office:value-type="float" office:value="0.9678271">
                <text:p>0.9678271</text:p>
              </table:table-cell>
              <table:table-cell office:value-type="float" office:value="1.009975">
                <text:p>1.00997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04128">
                <text:p>0.9204128</text:p>
              </table:table-cell>
              <table:table-cell office:value-type="float" office:value="0.9206395">
                <text:p>0.9206395</text:p>
              </table:table-cell>
              <table:table-cell office:value-type="float" office:value="1.017832">
                <text:p>1.017832</text:p>
              </table:table-cell>
              <table:table-cell office:value-type="float" office:value="0.7987257">
                <text:p>0.7987257</text:p>
              </table:table-cell>
              <table:table-cell office:value-type="float" office:value="0.9740025">
                <text:p>0.9740025</text:p>
              </table:table-cell>
              <table:table-cell office:value-type="float" office:value="1.018695">
                <text:p>1.01869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42929">
                <text:p>0.9342929</text:p>
              </table:table-cell>
              <table:table-cell office:value-type="float" office:value="0.9191055">
                <text:p>0.9191055</text:p>
              </table:table-cell>
              <table:table-cell office:value-type="float" office:value="1.020738">
                <text:p>1.020738</text:p>
              </table:table-cell>
              <table:table-cell office:value-type="float" office:value="0.8048356">
                <text:p>0.8048356</text:p>
              </table:table-cell>
              <table:table-cell office:value-type="float" office:value="0.9792873">
                <text:p>0.9792873</text:p>
              </table:table-cell>
              <table:table-cell office:value-type="float" office:value="1.024706">
                <text:p>1.02470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98247">
                <text:p>0.9398247</text:p>
              </table:table-cell>
              <table:table-cell office:value-type="float" office:value="0.9179156">
                <text:p>0.9179156</text:p>
              </table:table-cell>
              <table:table-cell office:value-type="float" office:value="1.022387">
                <text:p>1.022387</text:p>
              </table:table-cell>
              <table:table-cell office:value-type="float" office:value="0.8155394">
                <text:p>0.8155394</text:p>
              </table:table-cell>
              <table:table-cell office:value-type="float" office:value="0.9729427">
                <text:p>0.9729427</text:p>
              </table:table-cell>
              <table:table-cell office:value-type="float" office:value="1.028115">
                <text:p>1.02811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55278">
                <text:p>0.9455278</text:p>
              </table:table-cell>
              <table:table-cell office:value-type="float" office:value="0.9161977">
                <text:p>0.9161977</text:p>
              </table:table-cell>
              <table:table-cell office:value-type="float" office:value="1.024978">
                <text:p>1.024978</text:p>
              </table:table-cell>
              <table:table-cell office:value-type="float" office:value="0.8267933">
                <text:p>0.8267933</text:p>
              </table:table-cell>
              <table:table-cell office:value-type="float" office:value="0.9617367">
                <text:p>0.9617367</text:p>
              </table:table-cell>
              <table:table-cell office:value-type="float" office:value="1.02686">
                <text:p>1.0268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06856">
                <text:p>0.9506856</text:p>
              </table:table-cell>
              <table:table-cell office:value-type="float" office:value="0.9144411">
                <text:p>0.9144411</text:p>
              </table:table-cell>
              <table:table-cell office:value-type="float" office:value="1.027124">
                <text:p>1.027124</text:p>
              </table:table-cell>
              <table:table-cell office:value-type="float" office:value="0.8379422">
                <text:p>0.8379422</text:p>
              </table:table-cell>
              <table:table-cell office:value-type="float" office:value="0.9536322">
                <text:p>0.9536322</text:p>
              </table:table-cell>
              <table:table-cell office:value-type="float" office:value="1.021202">
                <text:p>1.02120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54834">
                <text:p>0.9554834</text:p>
              </table:table-cell>
              <table:table-cell office:value-type="float" office:value="0.912113">
                <text:p>0.912113</text:p>
              </table:table-cell>
              <table:table-cell office:value-type="float" office:value="1.028719">
                <text:p>1.028719</text:p>
              </table:table-cell>
              <table:table-cell office:value-type="float" office:value="0.8493183">
                <text:p>0.8493183</text:p>
              </table:table-cell>
              <table:table-cell office:value-type="float" office:value="0.9487455">
                <text:p>0.9487455</text:p>
              </table:table-cell>
              <table:table-cell office:value-type="float" office:value="1.011874">
                <text:p>1.01187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79046">
                <text:p>0.9579046</text:p>
              </table:table-cell>
              <table:table-cell office:value-type="float" office:value="0.9097978">
                <text:p>0.9097978</text:p>
              </table:table-cell>
              <table:table-cell office:value-type="float" office:value="1.027296">
                <text:p>1.027296</text:p>
              </table:table-cell>
              <table:table-cell office:value-type="float" office:value="0.8594679">
                <text:p>0.8594679</text:p>
              </table:table-cell>
              <table:table-cell office:value-type="float" office:value="0.9469709">
                <text:p>0.9469709</text:p>
              </table:table-cell>
              <table:table-cell office:value-type="float" office:value="1.002981">
                <text:p>1.00298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45028">
                <text:p>0.9545028</text:p>
              </table:table-cell>
              <table:table-cell office:value-type="float" office:value="0.9078438">
                <text:p>0.9078438</text:p>
              </table:table-cell>
              <table:table-cell office:value-type="float" office:value="1.02464">
                <text:p>1.02464</text:p>
              </table:table-cell>
              <table:table-cell office:value-type="float" office:value="0.8676779">
                <text:p>0.8676779</text:p>
              </table:table-cell>
              <table:table-cell office:value-type="float" office:value="0.9454924">
                <text:p>0.9454924</text:p>
              </table:table-cell>
              <table:table-cell office:value-type="float" office:value="0.9969337">
                <text:p>0.996933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04822">
                <text:p>0.9504822</text:p>
              </table:table-cell>
              <table:table-cell office:value-type="float" office:value="0.9057194">
                <text:p>0.9057194</text:p>
              </table:table-cell>
              <table:table-cell office:value-type="float" office:value="1.022043">
                <text:p>1.022043</text:p>
              </table:table-cell>
              <table:table-cell office:value-type="float" office:value="0.8707498">
                <text:p>0.8707498</text:p>
              </table:table-cell>
              <table:table-cell office:value-type="float" office:value="0.9430449">
                <text:p>0.9430449</text:p>
              </table:table-cell>
              <table:table-cell office:value-type="float" office:value="0.9901035">
                <text:p>0.990103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61924">
                <text:p>0.9461924</text:p>
              </table:table-cell>
              <table:table-cell office:value-type="float" office:value="0.9039735">
                <text:p>0.9039735</text:p>
              </table:table-cell>
              <table:table-cell office:value-type="float" office:value="1.019168">
                <text:p>1.019168</text:p>
              </table:table-cell>
              <table:table-cell office:value-type="float" office:value="0.8694588">
                <text:p>0.8694588</text:p>
              </table:table-cell>
              <table:table-cell office:value-type="float" office:value="0.9403534">
                <text:p>0.9403534</text:p>
              </table:table-cell>
              <table:table-cell office:value-type="float" office:value="0.9804442">
                <text:p>0.980444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9994">
                <text:p>0.939994</text:p>
              </table:table-cell>
              <table:table-cell office:value-type="float" office:value="0.902599">
                <text:p>0.902599</text:p>
              </table:table-cell>
              <table:table-cell office:value-type="float" office:value="1.015843">
                <text:p>1.015843</text:p>
              </table:table-cell>
              <table:table-cell office:value-type="float" office:value="0.8638383">
                <text:p>0.8638383</text:p>
              </table:table-cell>
              <table:table-cell office:value-type="float" office:value="0.9292656">
                <text:p>0.9292656</text:p>
              </table:table-cell>
              <table:table-cell office:value-type="float" office:value="0.9738889">
                <text:p>0.973888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15405">
                <text:p>0.9315405</text:p>
              </table:table-cell>
              <table:table-cell office:value-type="float" office:value="0.9014592">
                <text:p>0.9014592</text:p>
              </table:table-cell>
              <table:table-cell office:value-type="float" office:value="1.011928">
                <text:p>1.011928</text:p>
              </table:table-cell>
              <table:table-cell office:value-type="float" office:value="0.8572493">
                <text:p>0.8572493</text:p>
              </table:table-cell>
              <table:table-cell office:value-type="float" office:value="0.9222195">
                <text:p>0.9222195</text:p>
              </table:table-cell>
              <table:table-cell office:value-type="float" office:value="0.967896">
                <text:p>0.96789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24328">
                <text:p>0.9224328</text:p>
              </table:table-cell>
              <table:table-cell office:value-type="float" office:value="0.9009336">
                <text:p>0.9009336</text:p>
              </table:table-cell>
              <table:table-cell office:value-type="float" office:value="1.007915">
                <text:p>1.007915</text:p>
              </table:table-cell>
              <table:table-cell office:value-type="float" office:value="0.8540467">
                <text:p>0.8540467</text:p>
              </table:table-cell>
              <table:table-cell office:value-type="float" office:value="0.9198568">
                <text:p>0.9198568</text:p>
              </table:table-cell>
              <table:table-cell office:value-type="float" office:value="0.9642882">
                <text:p>0.964288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37195">
                <text:p>0.9137195</text:p>
              </table:table-cell>
              <table:table-cell office:value-type="float" office:value="0.9010643">
                <text:p>0.9010643</text:p>
              </table:table-cell>
              <table:table-cell office:value-type="float" office:value="1.005025">
                <text:p>1.005025</text:p>
              </table:table-cell>
              <table:table-cell office:value-type="float" office:value="0.8535283">
                <text:p>0.8535283</text:p>
              </table:table-cell>
              <table:table-cell office:value-type="float" office:value="0.9217988">
                <text:p>0.9217988</text:p>
              </table:table-cell>
              <table:table-cell office:value-type="float" office:value="0.9667614">
                <text:p>0.966761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66286">
                <text:p>0.9066286</text:p>
              </table:table-cell>
              <table:table-cell office:value-type="float" office:value="0.9016136">
                <text:p>0.9016136</text:p>
              </table:table-cell>
              <table:table-cell office:value-type="float" office:value="1.004556">
                <text:p>1.004556</text:p>
              </table:table-cell>
              <table:table-cell office:value-type="float" office:value="0.8565207">
                <text:p>0.8565207</text:p>
              </table:table-cell>
              <table:table-cell office:value-type="float" office:value="0.914273">
                <text:p>0.914273</text:p>
              </table:table-cell>
              <table:table-cell office:value-type="float" office:value="0.9734735">
                <text:p>0.973473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3695">
                <text:p>0.903695</text:p>
              </table:table-cell>
              <table:table-cell office:value-type="float" office:value="0.9022228">
                <text:p>0.9022228</text:p>
              </table:table-cell>
              <table:table-cell office:value-type="float" office:value="1.006926">
                <text:p>1.006926</text:p>
              </table:table-cell>
              <table:table-cell office:value-type="float" office:value="0.8640984">
                <text:p>0.8640984</text:p>
              </table:table-cell>
              <table:table-cell office:value-type="float" office:value="0.9038156">
                <text:p>0.9038156</text:p>
              </table:table-cell>
              <table:table-cell office:value-type="float" office:value="0.9821168">
                <text:p>0.982116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75478">
                <text:p>0.8975478</text:p>
              </table:table-cell>
              <table:table-cell office:value-type="float" office:value="0.903367">
                <text:p>0.903367</text:p>
              </table:table-cell>
              <table:table-cell office:value-type="float" office:value="1.010793">
                <text:p>1.010793</text:p>
              </table:table-cell>
              <table:table-cell office:value-type="float" office:value="0.8646997">
                <text:p>0.8646997</text:p>
              </table:table-cell>
              <table:table-cell office:value-type="float" office:value="0.8910524">
                <text:p>0.8910524</text:p>
              </table:table-cell>
              <table:table-cell office:value-type="float" office:value="0.991192">
                <text:p>0.99119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38693">
                <text:p>0.8938693</text:p>
              </table:table-cell>
              <table:table-cell office:value-type="float" office:value="0.9019456">
                <text:p>0.9019456</text:p>
              </table:table-cell>
              <table:table-cell office:value-type="float" office:value="1.013571">
                <text:p>1.013571</text:p>
              </table:table-cell>
              <table:table-cell office:value-type="float" office:value="0.8502737">
                <text:p>0.8502737</text:p>
              </table:table-cell>
              <table:table-cell office:value-type="float" office:value="0.879517">
                <text:p>0.879517</text:p>
              </table:table-cell>
              <table:table-cell office:value-type="float" office:value="0.9995685">
                <text:p>0.999568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27847">
                <text:p>0.8927847</text:p>
              </table:table-cell>
              <table:table-cell office:value-type="float" office:value="0.8986452">
                <text:p>0.8986452</text:p>
              </table:table-cell>
              <table:table-cell office:value-type="float" office:value="1.016895">
                <text:p>1.016895</text:p>
              </table:table-cell>
              <table:table-cell office:value-type="float" office:value="0.8350453">
                <text:p>0.8350453</text:p>
              </table:table-cell>
              <table:table-cell office:value-type="float" office:value="0.8718348">
                <text:p>0.8718348</text:p>
              </table:table-cell>
              <table:table-cell office:value-type="float" office:value="1.006266">
                <text:p>1.00626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40097">
                <text:p>0.8940097</text:p>
              </table:table-cell>
              <table:table-cell office:value-type="float" office:value="0.8947451">
                <text:p>0.8947451</text:p>
              </table:table-cell>
              <table:table-cell office:value-type="float" office:value="1.021143">
                <text:p>1.021143</text:p>
              </table:table-cell>
              <table:table-cell office:value-type="float" office:value="0.8233534">
                <text:p>0.8233534</text:p>
              </table:table-cell>
              <table:table-cell office:value-type="float" office:value="0.8687121">
                <text:p>0.8687121</text:p>
              </table:table-cell>
              <table:table-cell office:value-type="float" office:value="1.010171">
                <text:p>1.01017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70019">
                <text:p>0.8970019</text:p>
              </table:table-cell>
              <table:table-cell office:value-type="float" office:value="0.8907645">
                <text:p>0.8907645</text:p>
              </table:table-cell>
              <table:table-cell office:value-type="float" office:value="1.025214">
                <text:p>1.025214</text:p>
              </table:table-cell>
              <table:table-cell office:value-type="float" office:value="0.8183949">
                <text:p>0.8183949</text:p>
              </table:table-cell>
              <table:table-cell office:value-type="float" office:value="0.8690448">
                <text:p>0.8690448</text:p>
              </table:table-cell>
              <table:table-cell office:value-type="float" office:value="1.0104">
                <text:p>1.010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0977">
                <text:p>0.900977</text:p>
              </table:table-cell>
              <table:table-cell office:value-type="float" office:value="0.8864468">
                <text:p>0.8864468</text:p>
              </table:table-cell>
              <table:table-cell office:value-type="float" office:value="1.019621">
                <text:p>1.019621</text:p>
              </table:table-cell>
              <table:table-cell office:value-type="float" office:value="0.8226632">
                <text:p>0.8226632</text:p>
              </table:table-cell>
              <table:table-cell office:value-type="float" office:value="0.8749703">
                <text:p>0.8749703</text:p>
              </table:table-cell>
              <table:table-cell office:value-type="float" office:value="1.006444">
                <text:p>1.00644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52194">
                <text:p>0.9052194</text:p>
              </table:table-cell>
              <table:table-cell office:value-type="float" office:value="0.8825589">
                <text:p>0.8825589</text:p>
              </table:table-cell>
              <table:table-cell office:value-type="float" office:value="1.016769">
                <text:p>1.016769</text:p>
              </table:table-cell>
              <table:table-cell office:value-type="float" office:value="0.8337748">
                <text:p>0.8337748</text:p>
              </table:table-cell>
              <table:table-cell office:value-type="float" office:value="0.8869928">
                <text:p>0.8869928</text:p>
              </table:table-cell>
              <table:table-cell office:value-type="float" office:value="1.000118">
                <text:p>1.00011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19738">
                <text:p>0.9019738</text:p>
              </table:table-cell>
              <table:table-cell office:value-type="float" office:value="0.878816">
                <text:p>0.878816</text:p>
              </table:table-cell>
              <table:table-cell office:value-type="float" office:value="1.015775">
                <text:p>1.015775</text:p>
              </table:table-cell>
              <table:table-cell office:value-type="float" office:value="0.8522154">
                <text:p>0.8522154</text:p>
              </table:table-cell>
              <table:table-cell office:value-type="float" office:value="0.9050171">
                <text:p>0.9050171</text:p>
              </table:table-cell>
              <table:table-cell office:value-type="float" office:value="0.9925098">
                <text:p>0.992509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55208">
                <text:p>0.8955208</text:p>
              </table:table-cell>
              <table:table-cell office:value-type="float" office:value="0.875558">
                <text:p>0.875558</text:p>
              </table:table-cell>
              <table:table-cell office:value-type="float" office:value="1.015775">
                <text:p>1.015775</text:p>
              </table:table-cell>
              <table:table-cell office:value-type="float" office:value="0.8601359">
                <text:p>0.8601359</text:p>
              </table:table-cell>
              <table:table-cell office:value-type="float" office:value="0.9187776">
                <text:p>0.9187776</text:p>
              </table:table-cell>
              <table:table-cell office:value-type="float" office:value="0.9845324">
                <text:p>0.984532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09147">
                <text:p>0.8909147</text:p>
              </table:table-cell>
              <table:table-cell office:value-type="float" office:value="0.8731886">
                <text:p>0.8731886</text:p>
              </table:table-cell>
              <table:table-cell office:value-type="float" office:value="1.015372">
                <text:p>1.015372</text:p>
              </table:table-cell>
              <table:table-cell office:value-type="float" office:value="0.8543611">
                <text:p>0.8543611</text:p>
              </table:table-cell>
              <table:table-cell office:value-type="float" office:value="0.9153614">
                <text:p>0.9153614</text:p>
              </table:table-cell>
              <table:table-cell office:value-type="float" office:value="0.9771541">
                <text:p>0.977154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80707">
                <text:p>0.8880707</text:p>
              </table:table-cell>
              <table:table-cell office:value-type="float" office:value="0.8716415">
                <text:p>0.8716415</text:p>
              </table:table-cell>
              <table:table-cell office:value-type="float" office:value="1.009151">
                <text:p>1.009151</text:p>
              </table:table-cell>
              <table:table-cell office:value-type="float" office:value="0.8542799">
                <text:p>0.8542799</text:p>
              </table:table-cell>
              <table:table-cell office:value-type="float" office:value="0.9148713">
                <text:p>0.9148713</text:p>
              </table:table-cell>
              <table:table-cell office:value-type="float" office:value="0.9711671">
                <text:p>0.971167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7683">
                <text:p>0.887683</text:p>
              </table:table-cell>
              <table:table-cell office:value-type="float" office:value="0.8717098">
                <text:p>0.8717098</text:p>
              </table:table-cell>
              <table:table-cell office:value-type="float" office:value="1.002881">
                <text:p>1.002881</text:p>
              </table:table-cell>
              <table:table-cell office:value-type="float" office:value="0.8600895">
                <text:p>0.8600895</text:p>
              </table:table-cell>
              <table:table-cell office:value-type="float" office:value="0.9177622">
                <text:p>0.9177622</text:p>
              </table:table-cell>
              <table:table-cell office:value-type="float" office:value="0.9695684">
                <text:p>0.969568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98721">
                <text:p>0.8898721</text:p>
              </table:table-cell>
              <table:table-cell office:value-type="float" office:value="0.8729817">
                <text:p>0.8729817</text:p>
              </table:table-cell>
              <table:table-cell office:value-type="float" office:value="0.9981077">
                <text:p>0.9981077</text:p>
              </table:table-cell>
              <table:table-cell office:value-type="float" office:value="0.869637">
                <text:p>0.869637</text:p>
              </table:table-cell>
              <table:table-cell office:value-type="float" office:value="0.922655">
                <text:p>0.922655</text:p>
              </table:table-cell>
              <table:table-cell office:value-type="float" office:value="0.9727224">
                <text:p>0.972722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51653">
                <text:p>0.8951653</text:p>
              </table:table-cell>
              <table:table-cell office:value-type="float" office:value="0.8760788">
                <text:p>0.8760788</text:p>
              </table:table-cell>
              <table:table-cell office:value-type="float" office:value="0.9972942">
                <text:p>0.9972942</text:p>
              </table:table-cell>
              <table:table-cell office:value-type="float" office:value="0.8790191">
                <text:p>0.8790191</text:p>
              </table:table-cell>
              <table:table-cell office:value-type="float" office:value="0.9293402">
                <text:p>0.9293402</text:p>
              </table:table-cell>
              <table:table-cell office:value-type="float" office:value="0.9773188">
                <text:p>0.977318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36515">
                <text:p>0.9036515</text:p>
              </table:table-cell>
              <table:table-cell office:value-type="float" office:value="0.8801761">
                <text:p>0.8801761</text:p>
              </table:table-cell>
              <table:table-cell office:value-type="float" office:value="1.001881">
                <text:p>1.001881</text:p>
              </table:table-cell>
              <table:table-cell office:value-type="float" office:value="0.8723061">
                <text:p>0.8723061</text:p>
              </table:table-cell>
              <table:table-cell office:value-type="float" office:value="0.9373817">
                <text:p>0.9373817</text:p>
              </table:table-cell>
              <table:table-cell office:value-type="float" office:value="0.9842623">
                <text:p>0.984262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49438">
                <text:p>0.9149438</text:p>
              </table:table-cell>
              <table:table-cell office:value-type="float" office:value="0.8853196">
                <text:p>0.8853196</text:p>
              </table:table-cell>
              <table:table-cell office:value-type="float" office:value="1.007623">
                <text:p>1.007623</text:p>
              </table:table-cell>
              <table:table-cell office:value-type="float" office:value="0.8588212">
                <text:p>0.8588212</text:p>
              </table:table-cell>
              <table:table-cell office:value-type="float" office:value="0.9467297">
                <text:p>0.9467297</text:p>
              </table:table-cell>
              <table:table-cell office:value-type="float" office:value="0.9925967">
                <text:p>0.992596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83785">
                <text:p>0.9283785</text:p>
              </table:table-cell>
              <table:table-cell office:value-type="float" office:value="0.889805">
                <text:p>0.889805</text:p>
              </table:table-cell>
              <table:table-cell office:value-type="float" office:value="1.011622">
                <text:p>1.011622</text:p>
              </table:table-cell>
              <table:table-cell office:value-type="float" office:value="0.8466722">
                <text:p>0.8466722</text:p>
              </table:table-cell>
              <table:table-cell office:value-type="float" office:value="0.9571928">
                <text:p>0.9571928</text:p>
              </table:table-cell>
              <table:table-cell office:value-type="float" office:value="1.00023">
                <text:p>1.0002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24639">
                <text:p>0.9424639</text:p>
              </table:table-cell>
              <table:table-cell office:value-type="float" office:value="0.8921714">
                <text:p>0.8921714</text:p>
              </table:table-cell>
              <table:table-cell office:value-type="float" office:value="1.017113">
                <text:p>1.017113</text:p>
              </table:table-cell>
              <table:table-cell office:value-type="float" office:value="0.8391272">
                <text:p>0.8391272</text:p>
              </table:table-cell>
              <table:table-cell office:value-type="float" office:value="0.9674001">
                <text:p>0.9674001</text:p>
              </table:table-cell>
              <table:table-cell office:value-type="float" office:value="1.004626">
                <text:p>1.00462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72862">
                <text:p>0.9472862</text:p>
              </table:table-cell>
              <table:table-cell office:value-type="float" office:value="0.8946288">
                <text:p>0.8946288</text:p>
              </table:table-cell>
              <table:table-cell office:value-type="float" office:value="1.02184">
                <text:p>1.02184</text:p>
              </table:table-cell>
              <table:table-cell office:value-type="float" office:value="0.8403633">
                <text:p>0.8403633</text:p>
              </table:table-cell>
              <table:table-cell office:value-type="float" office:value="0.9762057">
                <text:p>0.9762057</text:p>
              </table:table-cell>
              <table:table-cell office:value-type="float" office:value="1.007184">
                <text:p>1.00718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28879">
                <text:p>0.9528879</text:p>
              </table:table-cell>
              <table:table-cell office:value-type="float" office:value="0.8967024">
                <text:p>0.8967024</text:p>
              </table:table-cell>
              <table:table-cell office:value-type="float" office:value="1.028264">
                <text:p>1.028264</text:p>
              </table:table-cell>
              <table:table-cell office:value-type="float" office:value="0.8495488">
                <text:p>0.8495488</text:p>
              </table:table-cell>
              <table:table-cell office:value-type="float" office:value="0.9703476">
                <text:p>0.9703476</text:p>
              </table:table-cell>
              <table:table-cell office:value-type="float" office:value="1.006882">
                <text:p>1.00688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79166">
                <text:p>0.9579166</text:p>
              </table:table-cell>
              <table:table-cell office:value-type="float" office:value="0.8984258">
                <text:p>0.8984258</text:p>
              </table:table-cell>
              <table:table-cell office:value-type="float" office:value="1.034481">
                <text:p>1.034481</text:p>
              </table:table-cell>
              <table:table-cell office:value-type="float" office:value="0.8650209">
                <text:p>0.8650209</text:p>
              </table:table-cell>
              <table:table-cell office:value-type="float" office:value="0.9668254">
                <text:p>0.9668254</text:p>
              </table:table-cell>
              <table:table-cell office:value-type="float" office:value="1.003099">
                <text:p>1.00309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23883">
                <text:p>0.9623883</text:p>
              </table:table-cell>
              <table:table-cell office:value-type="float" office:value="0.8996792">
                <text:p>0.8996792</text:p>
              </table:table-cell>
              <table:table-cell office:value-type="float" office:value="1.040131">
                <text:p>1.040131</text:p>
              </table:table-cell>
              <table:table-cell office:value-type="float" office:value="0.8852705">
                <text:p>0.8852705</text:p>
              </table:table-cell>
              <table:table-cell office:value-type="float" office:value="0.9663188">
                <text:p>0.9663188</text:p>
              </table:table-cell>
              <table:table-cell office:value-type="float" office:value="0.99508">
                <text:p>0.9950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32061">
                <text:p>0.9632061</text:p>
              </table:table-cell>
              <table:table-cell office:value-type="float" office:value="0.9003299">
                <text:p>0.9003299</text:p>
              </table:table-cell>
              <table:table-cell office:value-type="float" office:value="1.045178">
                <text:p>1.045178</text:p>
              </table:table-cell>
              <table:table-cell office:value-type="float" office:value="0.8832846">
                <text:p>0.8832846</text:p>
              </table:table-cell>
              <table:table-cell office:value-type="float" office:value="0.9680626">
                <text:p>0.9680626</text:p>
              </table:table-cell>
              <table:table-cell office:value-type="float" office:value="0.9859921">
                <text:p>0.985992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0606">
                <text:p>0.960606</text:p>
              </table:table-cell>
              <table:table-cell office:value-type="float" office:value="0.9016454">
                <text:p>0.9016454</text:p>
              </table:table-cell>
              <table:table-cell office:value-type="float" office:value="1.049984">
                <text:p>1.049984</text:p>
              </table:table-cell>
              <table:table-cell office:value-type="float" office:value="0.8788563">
                <text:p>0.8788563</text:p>
              </table:table-cell>
              <table:table-cell office:value-type="float" office:value="0.970302">
                <text:p>0.970302</text:p>
              </table:table-cell>
              <table:table-cell office:value-type="float" office:value="0.9784942">
                <text:p>0.978494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74703">
                <text:p>0.9574703</text:p>
              </table:table-cell>
              <table:table-cell office:value-type="float" office:value="0.9020498">
                <text:p>0.9020498</text:p>
              </table:table-cell>
              <table:table-cell office:value-type="float" office:value="1.053801">
                <text:p>1.053801</text:p>
              </table:table-cell>
              <table:table-cell office:value-type="float" office:value="0.8729016">
                <text:p>0.8729016</text:p>
              </table:table-cell>
              <table:table-cell office:value-type="float" office:value="0.9714414">
                <text:p>0.9714414</text:p>
              </table:table-cell>
              <table:table-cell office:value-type="float" office:value="0.9704344">
                <text:p>0.970434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39723">
                <text:p>0.9539723</text:p>
              </table:table-cell>
              <table:table-cell office:value-type="float" office:value="0.9018872">
                <text:p>0.9018872</text:p>
              </table:table-cell>
              <table:table-cell office:value-type="float" office:value="1.052071">
                <text:p>1.052071</text:p>
              </table:table-cell>
              <table:table-cell office:value-type="float" office:value="0.8678191">
                <text:p>0.8678191</text:p>
              </table:table-cell>
              <table:table-cell office:value-type="float" office:value="0.9720892">
                <text:p>0.9720892</text:p>
              </table:table-cell>
              <table:table-cell office:value-type="float" office:value="0.9634821">
                <text:p>0.963482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9482778">
                <text:p>0.9482778</text:p>
              </table:table-cell>
              <table:table-cell office:value-type="float" office:value="0.9005398">
                <text:p>0.9005398</text:p>
              </table:table-cell>
              <table:table-cell office:value-type="float" office:value="1.047572">
                <text:p>1.047572</text:p>
              </table:table-cell>
              <table:table-cell office:value-type="float" office:value="0.864316">
                <text:p>0.864316</text:p>
              </table:table-cell>
              <table:table-cell office:value-type="float" office:value="0.9672366">
                <text:p>0.9672366</text:p>
              </table:table-cell>
              <table:table-cell office:value-type="float" office:value="0.9597479">
                <text:p>0.959747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06443">
                <text:p>0.9406443</text:p>
              </table:table-cell>
              <table:table-cell office:value-type="float" office:value="0.8995266">
                <text:p>0.8995266</text:p>
              </table:table-cell>
              <table:table-cell office:value-type="float" office:value="1.042852">
                <text:p>1.042852</text:p>
              </table:table-cell>
              <table:table-cell office:value-type="float" office:value="0.8610376">
                <text:p>0.8610376</text:p>
              </table:table-cell>
              <table:table-cell office:value-type="float" office:value="0.9614543">
                <text:p>0.9614543</text:p>
              </table:table-cell>
              <table:table-cell office:value-type="float" office:value="0.9594058">
                <text:p>0.959405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24332">
                <text:p>0.9324332</text:p>
              </table:table-cell>
              <table:table-cell office:value-type="float" office:value="0.8978238">
                <text:p>0.8978238</text:p>
              </table:table-cell>
              <table:table-cell office:value-type="float" office:value="1.039725">
                <text:p>1.039725</text:p>
              </table:table-cell>
              <table:table-cell office:value-type="float" office:value="0.8545804">
                <text:p>0.8545804</text:p>
              </table:table-cell>
              <table:table-cell office:value-type="float" office:value="0.9587917">
                <text:p>0.9587917</text:p>
              </table:table-cell>
              <table:table-cell office:value-type="float" office:value="0.9625447">
                <text:p>0.962544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46277">
                <text:p>0.9246277</text:p>
              </table:table-cell>
              <table:table-cell office:value-type="float" office:value="0.8959141">
                <text:p>0.8959141</text:p>
              </table:table-cell>
              <table:table-cell office:value-type="float" office:value="1.037347">
                <text:p>1.037347</text:p>
              </table:table-cell>
              <table:table-cell office:value-type="float" office:value="0.8463508">
                <text:p>0.8463508</text:p>
              </table:table-cell>
              <table:table-cell office:value-type="float" office:value="0.9590315">
                <text:p>0.9590315</text:p>
              </table:table-cell>
              <table:table-cell office:value-type="float" office:value="0.9690648">
                <text:p>0.969064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77508">
                <text:p>0.9177508</text:p>
              </table:table-cell>
              <table:table-cell office:value-type="float" office:value="0.8935357">
                <text:p>0.8935357</text:p>
              </table:table-cell>
              <table:table-cell office:value-type="float" office:value="1.034937">
                <text:p>1.034937</text:p>
              </table:table-cell>
              <table:table-cell office:value-type="float" office:value="0.8377621">
                <text:p>0.8377621</text:p>
              </table:table-cell>
              <table:table-cell office:value-type="float" office:value="0.9611599">
                <text:p>0.9611599</text:p>
              </table:table-cell>
              <table:table-cell office:value-type="float" office:value="0.9756482">
                <text:p>0.975648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34681">
                <text:p>0.9134681</text:p>
              </table:table-cell>
              <table:table-cell office:value-type="float" office:value="0.8909724">
                <text:p>0.8909724</text:p>
              </table:table-cell>
              <table:table-cell office:value-type="float" office:value="1.032033">
                <text:p>1.032033</text:p>
              </table:table-cell>
              <table:table-cell office:value-type="float" office:value="0.8296373">
                <text:p>0.8296373</text:p>
              </table:table-cell>
              <table:table-cell office:value-type="float" office:value="0.9524385">
                <text:p>0.9524385</text:p>
              </table:table-cell>
              <table:table-cell office:value-type="float" office:value="0.9850588">
                <text:p>0.985058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69335">
                <text:p>0.9069335</text:p>
              </table:table-cell>
              <table:table-cell office:value-type="float" office:value="0.8885136">
                <text:p>0.8885136</text:p>
              </table:table-cell>
              <table:table-cell office:value-type="float" office:value="1.028797">
                <text:p>1.028797</text:p>
              </table:table-cell>
              <table:table-cell office:value-type="float" office:value="0.824738">
                <text:p>0.824738</text:p>
              </table:table-cell>
              <table:table-cell office:value-type="float" office:value="0.9411509">
                <text:p>0.9411509</text:p>
              </table:table-cell>
              <table:table-cell office:value-type="float" office:value="0.9958276">
                <text:p>0.995827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29918">
                <text:p>0.9029918</text:p>
              </table:table-cell>
              <table:table-cell office:value-type="float" office:value="0.8864104">
                <text:p>0.8864104</text:p>
              </table:table-cell>
              <table:table-cell office:value-type="float" office:value="1.028834">
                <text:p>1.028834</text:p>
              </table:table-cell>
              <table:table-cell office:value-type="float" office:value="0.8241948">
                <text:p>0.8241948</text:p>
              </table:table-cell>
              <table:table-cell office:value-type="float" office:value="0.9281489">
                <text:p>0.9281489</text:p>
              </table:table-cell>
              <table:table-cell office:value-type="float" office:value="1.006039">
                <text:p>1.00603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19974">
                <text:p>0.9019974</text:p>
              </table:table-cell>
              <table:table-cell office:value-type="float" office:value="0.8846821">
                <text:p>0.8846821</text:p>
              </table:table-cell>
              <table:table-cell office:value-type="float" office:value="1.030901">
                <text:p>1.030901</text:p>
              </table:table-cell>
              <table:table-cell office:value-type="float" office:value="0.824988">
                <text:p>0.824988</text:p>
              </table:table-cell>
              <table:table-cell office:value-type="float" office:value="0.9167924">
                <text:p>0.9167924</text:p>
              </table:table-cell>
              <table:table-cell office:value-type="float" office:value="1.014759">
                <text:p>1.01475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35158">
                <text:p>0.9035158</text:p>
              </table:table-cell>
              <table:table-cell office:value-type="float" office:value="0.883741">
                <text:p>0.883741</text:p>
              </table:table-cell>
              <table:table-cell office:value-type="float" office:value="1.035122">
                <text:p>1.035122</text:p>
              </table:table-cell>
              <table:table-cell office:value-type="float" office:value="0.8332549">
                <text:p>0.8332549</text:p>
              </table:table-cell>
              <table:table-cell office:value-type="float" office:value="0.9101366">
                <text:p>0.9101366</text:p>
              </table:table-cell>
              <table:table-cell office:value-type="float" office:value="1.020492">
                <text:p>1.02049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70159">
                <text:p>0.9070159</text:p>
              </table:table-cell>
              <table:table-cell office:value-type="float" office:value="0.8835139">
                <text:p>0.8835139</text:p>
              </table:table-cell>
              <table:table-cell office:value-type="float" office:value="1.040649">
                <text:p>1.040649</text:p>
              </table:table-cell>
              <table:table-cell office:value-type="float" office:value="0.8420943">
                <text:p>0.8420943</text:p>
              </table:table-cell>
              <table:table-cell office:value-type="float" office:value="0.9075766">
                <text:p>0.9075766</text:p>
              </table:table-cell>
              <table:table-cell office:value-type="float" office:value="1.019478">
                <text:p>1.01947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15071">
                <text:p>0.9115071</text:p>
              </table:table-cell>
              <table:table-cell office:value-type="float" office:value="0.8838934">
                <text:p>0.8838934</text:p>
              </table:table-cell>
              <table:table-cell office:value-type="float" office:value="1.046207">
                <text:p>1.046207</text:p>
              </table:table-cell>
              <table:table-cell office:value-type="float" office:value="0.8512129">
                <text:p>0.8512129</text:p>
              </table:table-cell>
              <table:table-cell office:value-type="float" office:value="0.9082725">
                <text:p>0.9082725</text:p>
              </table:table-cell>
              <table:table-cell office:value-type="float" office:value="1.013613">
                <text:p>1.01361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6206">
                <text:p>0.916206</text:p>
              </table:table-cell>
              <table:table-cell office:value-type="float" office:value="0.8841866">
                <text:p>0.8841866</text:p>
              </table:table-cell>
              <table:table-cell office:value-type="float" office:value="1.043677">
                <text:p>1.043677</text:p>
              </table:table-cell>
              <table:table-cell office:value-type="float" office:value="0.8471872">
                <text:p>0.8471872</text:p>
              </table:table-cell>
              <table:table-cell office:value-type="float" office:value="0.9143134">
                <text:p>0.9143134</text:p>
              </table:table-cell>
              <table:table-cell office:value-type="float" office:value="1.004639">
                <text:p>1.00463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44006">
                <text:p>0.9144006</text:p>
              </table:table-cell>
              <table:table-cell office:value-type="float" office:value="0.8848656">
                <text:p>0.8848656</text:p>
              </table:table-cell>
              <table:table-cell office:value-type="float" office:value="1.038522">
                <text:p>1.038522</text:p>
              </table:table-cell>
              <table:table-cell office:value-type="float" office:value="0.8389547">
                <text:p>0.8389547</text:p>
              </table:table-cell>
              <table:table-cell office:value-type="float" office:value="0.9271851">
                <text:p>0.9271851</text:p>
              </table:table-cell>
              <table:table-cell office:value-type="float" office:value="0.9962593">
                <text:p>0.996259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73974">
                <text:p>0.9073974</text:p>
              </table:table-cell>
              <table:table-cell office:value-type="float" office:value="0.8849573">
                <text:p>0.8849573</text:p>
              </table:table-cell>
              <table:table-cell office:value-type="float" office:value="1.033469">
                <text:p>1.033469</text:p>
              </table:table-cell>
              <table:table-cell office:value-type="float" office:value="0.8332962">
                <text:p>0.8332962</text:p>
              </table:table-cell>
              <table:table-cell office:value-type="float" office:value="0.9412279">
                <text:p>0.9412279</text:p>
              </table:table-cell>
              <table:table-cell office:value-type="float" office:value="0.990903">
                <text:p>0.99090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2043">
                <text:p>0.902043</text:p>
              </table:table-cell>
              <table:table-cell office:value-type="float" office:value="0.8833332">
                <text:p>0.8833332</text:p>
              </table:table-cell>
              <table:table-cell office:value-type="float" office:value="1.030693">
                <text:p>1.030693</text:p>
              </table:table-cell>
              <table:table-cell office:value-type="float" office:value="0.8306413">
                <text:p>0.8306413</text:p>
              </table:table-cell>
              <table:table-cell office:value-type="float" office:value="0.948791">
                <text:p>0.948791</text:p>
              </table:table-cell>
              <table:table-cell office:value-type="float" office:value="0.982059">
                <text:p>0.98205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83941">
                <text:p>0.8983941</text:p>
              </table:table-cell>
              <table:table-cell office:value-type="float" office:value="0.8790143">
                <text:p>0.8790143</text:p>
              </table:table-cell>
              <table:table-cell office:value-type="float" office:value="1.026018">
                <text:p>1.026018</text:p>
              </table:table-cell>
              <table:table-cell office:value-type="float" office:value="0.8283602">
                <text:p>0.8283602</text:p>
              </table:table-cell>
              <table:table-cell office:value-type="float" office:value="0.9449456">
                <text:p>0.9449456</text:p>
              </table:table-cell>
              <table:table-cell office:value-type="float" office:value="0.9722012">
                <text:p>0.972201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68235">
                <text:p>0.8968235</text:p>
              </table:table-cell>
              <table:table-cell office:value-type="float" office:value="0.8750228">
                <text:p>0.8750228</text:p>
              </table:table-cell>
              <table:table-cell office:value-type="float" office:value="1.021797">
                <text:p>1.021797</text:p>
              </table:table-cell>
              <table:table-cell office:value-type="float" office:value="0.8207029">
                <text:p>0.8207029</text:p>
              </table:table-cell>
              <table:table-cell office:value-type="float" office:value="0.9436582">
                <text:p>0.9436582</text:p>
              </table:table-cell>
              <table:table-cell office:value-type="float" office:value="0.9668199">
                <text:p>0.966819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80225">
                <text:p>0.8980225</text:p>
              </table:table-cell>
              <table:table-cell office:value-type="float" office:value="0.8708789">
                <text:p>0.8708789</text:p>
              </table:table-cell>
              <table:table-cell office:value-type="float" office:value="1.017663">
                <text:p>1.017663</text:p>
              </table:table-cell>
              <table:table-cell office:value-type="float" office:value="0.8090643">
                <text:p>0.8090643</text:p>
              </table:table-cell>
              <table:table-cell office:value-type="float" office:value="0.9450732">
                <text:p>0.9450732</text:p>
              </table:table-cell>
              <table:table-cell office:value-type="float" office:value="0.9654945">
                <text:p>0.965494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26295">
                <text:p>0.9026295</text:p>
              </table:table-cell>
              <table:table-cell office:value-type="float" office:value="0.8668675">
                <text:p>0.8668675</text:p>
              </table:table-cell>
              <table:table-cell office:value-type="float" office:value="1.013624">
                <text:p>1.013624</text:p>
              </table:table-cell>
              <table:table-cell office:value-type="float" office:value="0.8019414">
                <text:p>0.8019414</text:p>
              </table:table-cell>
              <table:table-cell office:value-type="float" office:value="0.9485104">
                <text:p>0.9485104</text:p>
              </table:table-cell>
              <table:table-cell office:value-type="float" office:value="0.9693617">
                <text:p>0.969361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05873">
                <text:p>0.9105873</text:p>
              </table:table-cell>
              <table:table-cell office:value-type="float" office:value="0.8635939">
                <text:p>0.8635939</text:p>
              </table:table-cell>
              <table:table-cell office:value-type="float" office:value="1.011811">
                <text:p>1.011811</text:p>
              </table:table-cell>
              <table:table-cell office:value-type="float" office:value="0.7987241">
                <text:p>0.7987241</text:p>
              </table:table-cell>
              <table:table-cell office:value-type="float" office:value="0.953581">
                <text:p>0.953581</text:p>
              </table:table-cell>
              <table:table-cell office:value-type="float" office:value="0.9770968">
                <text:p>0.977096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06569">
                <text:p>0.9206569</text:p>
              </table:table-cell>
              <table:table-cell office:value-type="float" office:value="0.8611257">
                <text:p>0.8611257</text:p>
              </table:table-cell>
              <table:table-cell office:value-type="float" office:value="1.013777">
                <text:p>1.013777</text:p>
              </table:table-cell>
              <table:table-cell office:value-type="float" office:value="0.7995825">
                <text:p>0.7995825</text:p>
              </table:table-cell>
              <table:table-cell office:value-type="float" office:value="0.9602078">
                <text:p>0.9602078</text:p>
              </table:table-cell>
              <table:table-cell office:value-type="float" office:value="0.9873836">
                <text:p>0.987383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34491">
                <text:p>0.9334491</text:p>
              </table:table-cell>
              <table:table-cell office:value-type="float" office:value="0.8593529">
                <text:p>0.8593529</text:p>
              </table:table-cell>
              <table:table-cell office:value-type="float" office:value="1.019888">
                <text:p>1.019888</text:p>
              </table:table-cell>
              <table:table-cell office:value-type="float" office:value="0.7880802">
                <text:p>0.7880802</text:p>
              </table:table-cell>
              <table:table-cell office:value-type="float" office:value="0.9674206">
                <text:p>0.9674206</text:p>
              </table:table-cell>
              <table:table-cell office:value-type="float" office:value="0.9989429">
                <text:p>0.998942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76724">
                <text:p>0.9476724</text:p>
              </table:table-cell>
              <table:table-cell office:value-type="float" office:value="0.8593041">
                <text:p>0.8593041</text:p>
              </table:table-cell>
              <table:table-cell office:value-type="float" office:value="1.022386">
                <text:p>1.022386</text:p>
              </table:table-cell>
              <table:table-cell office:value-type="float" office:value="0.777809">
                <text:p>0.777809</text:p>
              </table:table-cell>
              <table:table-cell office:value-type="float" office:value="0.9741644">
                <text:p>0.9741644</text:p>
              </table:table-cell>
              <table:table-cell office:value-type="float" office:value="1.009992">
                <text:p>1.00999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74062">
                <text:p>0.9574062</text:p>
              </table:table-cell>
              <table:table-cell office:value-type="float" office:value="0.8605883">
                <text:p>0.8605883</text:p>
              </table:table-cell>
              <table:table-cell office:value-type="float" office:value="1.025544">
                <text:p>1.025544</text:p>
              </table:table-cell>
              <table:table-cell office:value-type="float" office:value="0.7652889">
                <text:p>0.7652889</text:p>
              </table:table-cell>
              <table:table-cell office:value-type="float" office:value="0.971524">
                <text:p>0.971524</text:p>
              </table:table-cell>
              <table:table-cell office:value-type="float" office:value="1.018882">
                <text:p>1.01888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29817">
                <text:p>0.9629817</text:p>
              </table:table-cell>
              <table:table-cell office:value-type="float" office:value="0.8632243">
                <text:p>0.8632243</text:p>
              </table:table-cell>
              <table:table-cell office:value-type="float" office:value="1.028272">
                <text:p>1.028272</text:p>
              </table:table-cell>
              <table:table-cell office:value-type="float" office:value="0.7557086">
                <text:p>0.7557086</text:p>
              </table:table-cell>
              <table:table-cell office:value-type="float" office:value="0.9595271">
                <text:p>0.9595271</text:p>
              </table:table-cell>
              <table:table-cell office:value-type="float" office:value="1.024814">
                <text:p>1.02481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76981">
                <text:p>0.9676981</text:p>
              </table:table-cell>
              <table:table-cell office:value-type="float" office:value="0.8675425">
                <text:p>0.8675425</text:p>
              </table:table-cell>
              <table:table-cell office:value-type="float" office:value="1.028783">
                <text:p>1.028783</text:p>
              </table:table-cell>
              <table:table-cell office:value-type="float" office:value="0.7514416">
                <text:p>0.7514416</text:p>
              </table:table-cell>
              <table:table-cell office:value-type="float" office:value="0.9502158">
                <text:p>0.9502158</text:p>
              </table:table-cell>
              <table:table-cell office:value-type="float" office:value="1.027597">
                <text:p>1.02759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720303">
                <text:p>0.9720303</text:p>
              </table:table-cell>
              <table:table-cell office:value-type="float" office:value="0.8724971">
                <text:p>0.8724971</text:p>
              </table:table-cell>
              <table:table-cell office:value-type="float" office:value="1.030427">
                <text:p>1.030427</text:p>
              </table:table-cell>
              <table:table-cell office:value-type="float" office:value="0.7543539">
                <text:p>0.7543539</text:p>
              </table:table-cell>
              <table:table-cell office:value-type="float" office:value="0.9449404">
                <text:p>0.9449404</text:p>
              </table:table-cell>
              <table:table-cell office:value-type="float" office:value="1.025721">
                <text:p>1.02572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738766">
                <text:p>0.9738766</text:p>
              </table:table-cell>
              <table:table-cell office:value-type="float" office:value="0.8763579">
                <text:p>0.8763579</text:p>
              </table:table-cell>
              <table:table-cell office:value-type="float" office:value="1.030871">
                <text:p>1.030871</text:p>
              </table:table-cell>
              <table:table-cell office:value-type="float" office:value="0.7678845">
                <text:p>0.7678845</text:p>
              </table:table-cell>
              <table:table-cell office:value-type="float" office:value="0.9427322">
                <text:p>0.9427322</text:p>
              </table:table-cell>
              <table:table-cell office:value-type="float" office:value="1.019306">
                <text:p>1.01930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711699">
                <text:p>0.9711699</text:p>
              </table:table-cell>
              <table:table-cell office:value-type="float" office:value="0.8797325">
                <text:p>0.8797325</text:p>
              </table:table-cell>
              <table:table-cell office:value-type="float" office:value="1.031016">
                <text:p>1.031016</text:p>
              </table:table-cell>
              <table:table-cell office:value-type="float" office:value="0.7925125">
                <text:p>0.7925125</text:p>
              </table:table-cell>
              <table:table-cell office:value-type="float" office:value="0.943113">
                <text:p>0.943113</text:p>
              </table:table-cell>
              <table:table-cell office:value-type="float" office:value="1.009945">
                <text:p>1.00994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81444">
                <text:p>0.9681444</text:p>
              </table:table-cell>
              <table:table-cell office:value-type="float" office:value="0.8831556">
                <text:p>0.8831556</text:p>
              </table:table-cell>
              <table:table-cell office:value-type="float" office:value="1.028152">
                <text:p>1.028152</text:p>
              </table:table-cell>
              <table:table-cell office:value-type="float" office:value="0.8243043">
                <text:p>0.8243043</text:p>
              </table:table-cell>
              <table:table-cell office:value-type="float" office:value="0.9425855">
                <text:p>0.9425855</text:p>
              </table:table-cell>
              <table:table-cell office:value-type="float" office:value="1.001637">
                <text:p>1.00163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3506">
                <text:p>0.963506</text:p>
              </table:table-cell>
              <table:table-cell office:value-type="float" office:value="0.8863693">
                <text:p>0.8863693</text:p>
              </table:table-cell>
              <table:table-cell office:value-type="float" office:value="1.024597">
                <text:p>1.024597</text:p>
              </table:table-cell>
              <table:table-cell office:value-type="float" office:value="0.8127074">
                <text:p>0.8127074</text:p>
              </table:table-cell>
              <table:table-cell office:value-type="float" office:value="0.9415551">
                <text:p>0.9415551</text:p>
              </table:table-cell>
              <table:table-cell office:value-type="float" office:value="0.9966409">
                <text:p>0.996640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68925">
                <text:p>0.9568925</text:p>
              </table:table-cell>
              <table:table-cell office:value-type="float" office:value="0.8891457">
                <text:p>0.8891457</text:p>
              </table:table-cell>
              <table:table-cell office:value-type="float" office:value="1.021204">
                <text:p>1.021204</text:p>
              </table:table-cell>
              <table:table-cell office:value-type="float" office:value="0.8046997">
                <text:p>0.8046997</text:p>
              </table:table-cell>
              <table:table-cell office:value-type="float" office:value="0.9410304">
                <text:p>0.9410304</text:p>
              </table:table-cell>
              <table:table-cell office:value-type="float" office:value="0.9917047">
                <text:p>0.991704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91073">
                <text:p>0.9491073</text:p>
              </table:table-cell>
              <table:table-cell office:value-type="float" office:value="0.8925283">
                <text:p>0.8925283</text:p>
              </table:table-cell>
              <table:table-cell office:value-type="float" office:value="1.018016">
                <text:p>1.018016</text:p>
              </table:table-cell>
              <table:table-cell office:value-type="float" office:value="0.803434">
                <text:p>0.803434</text:p>
              </table:table-cell>
              <table:table-cell office:value-type="float" office:value="0.9390467">
                <text:p>0.9390467</text:p>
              </table:table-cell>
              <table:table-cell office:value-type="float" office:value="0.9818534">
                <text:p>0.981853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10338">
                <text:p>0.9410338</text:p>
              </table:table-cell>
              <table:table-cell office:value-type="float" office:value="0.8953099">
                <text:p>0.8953099</text:p>
              </table:table-cell>
              <table:table-cell office:value-type="float" office:value="1.014483">
                <text:p>1.014483</text:p>
              </table:table-cell>
              <table:table-cell office:value-type="float" office:value="0.8086914">
                <text:p>0.8086914</text:p>
              </table:table-cell>
              <table:table-cell office:value-type="float" office:value="0.9346755">
                <text:p>0.9346755</text:p>
              </table:table-cell>
              <table:table-cell office:value-type="float" office:value="0.9752308">
                <text:p>0.975230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32647">
                <text:p>0.9332647</text:p>
              </table:table-cell>
              <table:table-cell office:value-type="float" office:value="0.8973044">
                <text:p>0.8973044</text:p>
              </table:table-cell>
              <table:table-cell office:value-type="float" office:value="1.010419">
                <text:p>1.010419</text:p>
              </table:table-cell>
              <table:table-cell office:value-type="float" office:value="0.8207389">
                <text:p>0.8207389</text:p>
              </table:table-cell>
              <table:table-cell office:value-type="float" office:value="0.9329072">
                <text:p>0.9329072</text:p>
              </table:table-cell>
              <table:table-cell office:value-type="float" office:value="0.971653">
                <text:p>0.97165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61771">
                <text:p>0.9261771</text:p>
              </table:table-cell>
              <table:table-cell office:value-type="float" office:value="0.899037">
                <text:p>0.899037</text:p>
              </table:table-cell>
              <table:table-cell office:value-type="float" office:value="1.006105">
                <text:p>1.006105</text:p>
              </table:table-cell>
              <table:table-cell office:value-type="float" office:value="0.8374861">
                <text:p>0.8374861</text:p>
              </table:table-cell>
              <table:table-cell office:value-type="float" office:value="0.9298459">
                <text:p>0.9298459</text:p>
              </table:table-cell>
              <table:table-cell office:value-type="float" office:value="0.9702764">
                <text:p>0.970276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81288">
                <text:p>0.9181288</text:p>
              </table:table-cell>
              <table:table-cell office:value-type="float" office:value="0.89992">
                <text:p>0.89992</text:p>
              </table:table-cell>
              <table:table-cell office:value-type="float" office:value="1.003338">
                <text:p>1.003338</text:p>
              </table:table-cell>
              <table:table-cell office:value-type="float" office:value="0.8542662">
                <text:p>0.8542662</text:p>
              </table:table-cell>
              <table:table-cell office:value-type="float" office:value="0.9254385">
                <text:p>0.9254385</text:p>
              </table:table-cell>
              <table:table-cell office:value-type="float" office:value="0.9719324">
                <text:p>0.971932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14404">
                <text:p>0.9114404</text:p>
              </table:table-cell>
              <table:table-cell office:value-type="float" office:value="0.9000592">
                <text:p>0.9000592</text:p>
              </table:table-cell>
              <table:table-cell office:value-type="float" office:value="1.002768">
                <text:p>1.002768</text:p>
              </table:table-cell>
              <table:table-cell office:value-type="float" office:value="0.8701689">
                <text:p>0.8701689</text:p>
              </table:table-cell>
              <table:table-cell office:value-type="float" office:value="0.9181387">
                <text:p>0.9181387</text:p>
              </table:table-cell>
              <table:table-cell office:value-type="float" office:value="0.9793831">
                <text:p>0.979383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75514">
                <text:p>0.9075514</text:p>
              </table:table-cell>
              <table:table-cell office:value-type="float" office:value="0.9000092">
                <text:p>0.9000092</text:p>
              </table:table-cell>
              <table:table-cell office:value-type="float" office:value="1.005529">
                <text:p>1.005529</text:p>
              </table:table-cell>
              <table:table-cell office:value-type="float" office:value="0.8842489">
                <text:p>0.8842489</text:p>
              </table:table-cell>
              <table:table-cell office:value-type="float" office:value="0.9073353">
                <text:p>0.9073353</text:p>
              </table:table-cell>
              <table:table-cell office:value-type="float" office:value="0.9870101">
                <text:p>0.987010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6782">
                <text:p>0.906782</text:p>
              </table:table-cell>
              <table:table-cell office:value-type="float" office:value="0.8994726">
                <text:p>0.8994726</text:p>
              </table:table-cell>
              <table:table-cell office:value-type="float" office:value="1.00976">
                <text:p>1.00976</text:p>
              </table:table-cell>
              <table:table-cell office:value-type="float" office:value="0.8968252">
                <text:p>0.8968252</text:p>
              </table:table-cell>
              <table:table-cell office:value-type="float" office:value="0.8964711">
                <text:p>0.8964711</text:p>
              </table:table-cell>
              <table:table-cell office:value-type="float" office:value="0.9957135">
                <text:p>0.995713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85658">
                <text:p>0.9085658</text:p>
              </table:table-cell>
              <table:table-cell office:value-type="float" office:value="0.8984133">
                <text:p>0.8984133</text:p>
              </table:table-cell>
              <table:table-cell office:value-type="float" office:value="1.012811">
                <text:p>1.012811</text:p>
              </table:table-cell>
              <table:table-cell office:value-type="float" office:value="0.9084971">
                <text:p>0.9084971</text:p>
              </table:table-cell>
              <table:table-cell office:value-type="float" office:value="0.8881764">
                <text:p>0.8881764</text:p>
              </table:table-cell>
              <table:table-cell office:value-type="float" office:value="1.004261">
                <text:p>1.00426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24334">
                <text:p>0.9124334</text:p>
              </table:table-cell>
              <table:table-cell office:value-type="float" office:value="0.8974221">
                <text:p>0.8974221</text:p>
              </table:table-cell>
              <table:table-cell office:value-type="float" office:value="1.01592">
                <text:p>1.01592</text:p>
              </table:table-cell>
              <table:table-cell office:value-type="float" office:value="0.9190761">
                <text:p>0.9190761</text:p>
              </table:table-cell>
              <table:table-cell office:value-type="float" office:value="0.8830752">
                <text:p>0.8830752</text:p>
              </table:table-cell>
              <table:table-cell office:value-type="float" office:value="1.011835">
                <text:p>1.01183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73321">
                <text:p>0.9173321</text:p>
              </table:table-cell>
              <table:table-cell office:value-type="float" office:value="0.8956878">
                <text:p>0.8956878</text:p>
              </table:table-cell>
              <table:table-cell office:value-type="float" office:value="1.019862">
                <text:p>1.019862</text:p>
              </table:table-cell>
              <table:table-cell office:value-type="float" office:value="0.8978038">
                <text:p>0.8978038</text:p>
              </table:table-cell>
              <table:table-cell office:value-type="float" office:value="0.8811686">
                <text:p>0.8811686</text:p>
              </table:table-cell>
              <table:table-cell office:value-type="float" office:value="1.01731">
                <text:p>1.0173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24466">
                <text:p>0.9224466</text:p>
              </table:table-cell>
              <table:table-cell office:value-type="float" office:value="0.8937883">
                <text:p>0.8937883</text:p>
              </table:table-cell>
              <table:table-cell office:value-type="float" office:value="1.016075">
                <text:p>1.016075</text:p>
              </table:table-cell>
              <table:table-cell office:value-type="float" office:value="0.8807611">
                <text:p>0.8807611</text:p>
              </table:table-cell>
              <table:table-cell office:value-type="float" office:value="0.8853595">
                <text:p>0.8853595</text:p>
              </table:table-cell>
              <table:table-cell office:value-type="float" office:value="1.018837">
                <text:p>1.01883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78877">
                <text:p>0.9178877</text:p>
              </table:table-cell>
              <table:table-cell office:value-type="float" office:value="0.8913614">
                <text:p>0.8913614</text:p>
              </table:table-cell>
              <table:table-cell office:value-type="float" office:value="1.011189">
                <text:p>1.011189</text:p>
              </table:table-cell>
              <table:table-cell office:value-type="float" office:value="0.8722064">
                <text:p>0.8722064</text:p>
              </table:table-cell>
              <table:table-cell office:value-type="float" office:value="0.8969685">
                <text:p>0.8969685</text:p>
              </table:table-cell>
              <table:table-cell office:value-type="float" office:value="1.014773">
                <text:p>1.01477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08857">
                <text:p>0.9108857</text:p>
              </table:table-cell>
              <table:table-cell office:value-type="float" office:value="0.8886076">
                <text:p>0.8886076</text:p>
              </table:table-cell>
              <table:table-cell office:value-type="float" office:value="1.00863">
                <text:p>1.00863</text:p>
              </table:table-cell>
              <table:table-cell office:value-type="float" office:value="0.8781481">
                <text:p>0.8781481</text:p>
              </table:table-cell>
              <table:table-cell office:value-type="float" office:value="0.9123251">
                <text:p>0.9123251</text:p>
              </table:table-cell>
              <table:table-cell office:value-type="float" office:value="1.007805">
                <text:p>1.00780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54536">
                <text:p>0.9054536</text:p>
              </table:table-cell>
              <table:table-cell office:value-type="float" office:value="0.8858624">
                <text:p>0.8858624</text:p>
              </table:table-cell>
              <table:table-cell office:value-type="float" office:value="1.007421">
                <text:p>1.007421</text:p>
              </table:table-cell>
              <table:table-cell office:value-type="float" office:value="0.8988883">
                <text:p>0.8988883</text:p>
              </table:table-cell>
              <table:table-cell office:value-type="float" office:value="0.9288591">
                <text:p>0.9288591</text:p>
              </table:table-cell>
              <table:table-cell office:value-type="float" office:value="0.9988942">
                <text:p>0.998894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17421">
                <text:p>0.9017421</text:p>
              </table:table-cell>
              <table:table-cell office:value-type="float" office:value="0.883352">
                <text:p>0.883352</text:p>
              </table:table-cell>
              <table:table-cell office:value-type="float" office:value="1.006752">
                <text:p>1.006752</text:p>
              </table:table-cell>
              <table:table-cell office:value-type="float" office:value="0.9012839">
                <text:p>0.9012839</text:p>
              </table:table-cell>
              <table:table-cell office:value-type="float" office:value="0.931267">
                <text:p>0.931267</text:p>
              </table:table-cell>
              <table:table-cell office:value-type="float" office:value="0.9893562">
                <text:p>0.989356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00096">
                <text:p>0.9000096</text:p>
              </table:table-cell>
              <table:table-cell office:value-type="float" office:value="0.8812677">
                <text:p>0.8812677</text:p>
              </table:table-cell>
              <table:table-cell office:value-type="float" office:value="1.005863">
                <text:p>1.005863</text:p>
              </table:table-cell>
              <table:table-cell office:value-type="float" office:value="0.897292">
                <text:p>0.897292</text:p>
              </table:table-cell>
              <table:table-cell office:value-type="float" office:value="0.932107">
                <text:p>0.932107</text:p>
              </table:table-cell>
              <table:table-cell office:value-type="float" office:value="0.9803243">
                <text:p>0.980324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008336">
                <text:p>0.9008336</text:p>
              </table:table-cell>
              <table:table-cell office:value-type="float" office:value="0.8795244">
                <text:p>0.8795244</text:p>
              </table:table-cell>
              <table:table-cell office:value-type="float" office:value="1.002312">
                <text:p>1.002312</text:p>
              </table:table-cell>
              <table:table-cell office:value-type="float" office:value="0.8925216">
                <text:p>0.8925216</text:p>
              </table:table-cell>
              <table:table-cell office:value-type="float" office:value="0.9344138">
                <text:p>0.9344138</text:p>
              </table:table-cell>
              <table:table-cell office:value-type="float" office:value="0.9728612">
                <text:p>0.972861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47312">
                <text:p>0.9047312</text:p>
              </table:table-cell>
              <table:table-cell office:value-type="float" office:value="0.8780248">
                <text:p>0.8780248</text:p>
              </table:table-cell>
              <table:table-cell office:value-type="float" office:value="0.9961957">
                <text:p>0.9961957</text:p>
              </table:table-cell>
              <table:table-cell office:value-type="float" office:value="0.8835621">
                <text:p>0.8835621</text:p>
              </table:table-cell>
              <table:table-cell office:value-type="float" office:value="0.9381069">
                <text:p>0.9381069</text:p>
              </table:table-cell>
              <table:table-cell office:value-type="float" office:value="0.9696846">
                <text:p>0.969684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18595">
                <text:p>0.9118595</text:p>
              </table:table-cell>
              <table:table-cell office:value-type="float" office:value="0.8768106">
                <text:p>0.8768106</text:p>
              </table:table-cell>
              <table:table-cell office:value-type="float" office:value="0.9942471">
                <text:p>0.9942471</text:p>
              </table:table-cell>
              <table:table-cell office:value-type="float" office:value="0.8704491">
                <text:p>0.8704491</text:p>
              </table:table-cell>
              <table:table-cell office:value-type="float" office:value="0.9427243">
                <text:p>0.9427243</text:p>
              </table:table-cell>
              <table:table-cell office:value-type="float" office:value="0.9710977">
                <text:p>0.971097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13495">
                <text:p>0.9213495</text:p>
              </table:table-cell>
              <table:table-cell office:value-type="float" office:value="0.8753597">
                <text:p>0.8753597</text:p>
              </table:table-cell>
              <table:table-cell office:value-type="float" office:value="0.9966877">
                <text:p>0.9966877</text:p>
              </table:table-cell>
              <table:table-cell office:value-type="float" office:value="0.8552845">
                <text:p>0.8552845</text:p>
              </table:table-cell>
              <table:table-cell office:value-type="float" office:value="0.9490153">
                <text:p>0.9490153</text:p>
              </table:table-cell>
              <table:table-cell office:value-type="float" office:value="0.9762161">
                <text:p>0.976216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33382">
                <text:p>0.9333382</text:p>
              </table:table-cell>
              <table:table-cell office:value-type="float" office:value="0.872903">
                <text:p>0.872903</text:p>
              </table:table-cell>
              <table:table-cell office:value-type="float" office:value="0.9975432">
                <text:p>0.9975432</text:p>
              </table:table-cell>
              <table:table-cell office:value-type="float" office:value="0.839233">
                <text:p>0.839233</text:p>
              </table:table-cell>
              <table:table-cell office:value-type="float" office:value="0.9559944">
                <text:p>0.9559944</text:p>
              </table:table-cell>
              <table:table-cell office:value-type="float" office:value="0.9839755">
                <text:p>0.983975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69481">
                <text:p>0.9469481</text:p>
              </table:table-cell>
              <table:table-cell office:value-type="float" office:value="0.8689318">
                <text:p>0.8689318</text:p>
              </table:table-cell>
              <table:table-cell office:value-type="float" office:value="1.000143">
                <text:p>1.000143</text:p>
              </table:table-cell>
              <table:table-cell office:value-type="float" office:value="0.8222843">
                <text:p>0.8222843</text:p>
              </table:table-cell>
              <table:table-cell office:value-type="float" office:value="0.9626237">
                <text:p>0.9626237</text:p>
              </table:table-cell>
              <table:table-cell office:value-type="float" office:value="0.9934062">
                <text:p>0.993406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56798">
                <text:p>0.9556798</text:p>
              </table:table-cell>
              <table:table-cell office:value-type="float" office:value="0.8656323">
                <text:p>0.8656323</text:p>
              </table:table-cell>
              <table:table-cell office:value-type="float" office:value="1.005307">
                <text:p>1.005307</text:p>
              </table:table-cell>
              <table:table-cell office:value-type="float" office:value="0.810883">
                <text:p>0.810883</text:p>
              </table:table-cell>
              <table:table-cell office:value-type="float" office:value="0.9679165">
                <text:p>0.9679165</text:p>
              </table:table-cell>
              <table:table-cell office:value-type="float" office:value="0.9994423">
                <text:p>0.999442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07906">
                <text:p>0.9607906</text:p>
              </table:table-cell>
              <table:table-cell office:value-type="float" office:value="0.8626302">
                <text:p>0.8626302</text:p>
              </table:table-cell>
              <table:table-cell office:value-type="float" office:value="1.010197">
                <text:p>1.010197</text:p>
              </table:table-cell>
              <table:table-cell office:value-type="float" office:value="0.807984">
                <text:p>0.807984</text:p>
              </table:table-cell>
              <table:table-cell office:value-type="float" office:value="0.967574">
                <text:p>0.967574</text:p>
              </table:table-cell>
              <table:table-cell office:value-type="float" office:value="1.002582">
                <text:p>1.00258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52722">
                <text:p>0.9652722</text:p>
              </table:table-cell>
              <table:table-cell office:value-type="float" office:value="0.8601927">
                <text:p>0.8601927</text:p>
              </table:table-cell>
              <table:table-cell office:value-type="float" office:value="1.014731">
                <text:p>1.014731</text:p>
              </table:table-cell>
              <table:table-cell office:value-type="float" office:value="0.8076111">
                <text:p>0.8076111</text:p>
              </table:table-cell>
              <table:table-cell office:value-type="float" office:value="0.9574788">
                <text:p>0.9574788</text:p>
              </table:table-cell>
              <table:table-cell office:value-type="float" office:value="1.004635">
                <text:p>1.00463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91991">
                <text:p>0.9691991</text:p>
              </table:table-cell>
              <table:table-cell office:value-type="float" office:value="0.8587017">
                <text:p>0.8587017</text:p>
              </table:table-cell>
              <table:table-cell office:value-type="float" office:value="1.020435">
                <text:p>1.020435</text:p>
              </table:table-cell>
              <table:table-cell office:value-type="float" office:value="0.8112674">
                <text:p>0.8112674</text:p>
              </table:table-cell>
              <table:table-cell office:value-type="float" office:value="0.9502779">
                <text:p>0.9502779</text:p>
              </table:table-cell>
              <table:table-cell office:value-type="float" office:value="1.00449">
                <text:p>1.0044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708707">
                <text:p>0.9708707</text:p>
              </table:table-cell>
              <table:table-cell office:value-type="float" office:value="0.8579017">
                <text:p>0.8579017</text:p>
              </table:table-cell>
              <table:table-cell office:value-type="float" office:value="1.026077">
                <text:p>1.026077</text:p>
              </table:table-cell>
              <table:table-cell office:value-type="float" office:value="0.8243335">
                <text:p>0.8243335</text:p>
              </table:table-cell>
              <table:table-cell office:value-type="float" office:value="0.9454175">
                <text:p>0.9454175</text:p>
              </table:table-cell>
              <table:table-cell office:value-type="float" office:value="1.000906">
                <text:p>1.00090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80524">
                <text:p>0.9680524</text:p>
              </table:table-cell>
              <table:table-cell office:value-type="float" office:value="0.858169">
                <text:p>0.858169</text:p>
              </table:table-cell>
              <table:table-cell office:value-type="float" office:value="1.031509">
                <text:p>1.031509</text:p>
              </table:table-cell>
              <table:table-cell office:value-type="float" office:value="0.8395365">
                <text:p>0.8395365</text:p>
              </table:table-cell>
              <table:table-cell office:value-type="float" office:value="0.9440793">
                <text:p>0.9440793</text:p>
              </table:table-cell>
              <table:table-cell office:value-type="float" office:value="0.9946786">
                <text:p>0.994678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51301">
                <text:p>0.9651301</text:p>
              </table:table-cell>
              <table:table-cell office:value-type="float" office:value="0.8598049">
                <text:p>0.8598049</text:p>
              </table:table-cell>
              <table:table-cell office:value-type="float" office:value="1.036712">
                <text:p>1.036712</text:p>
              </table:table-cell>
              <table:table-cell office:value-type="float" office:value="0.8488615">
                <text:p>0.8488615</text:p>
              </table:table-cell>
              <table:table-cell office:value-type="float" office:value="0.9433569">
                <text:p>0.9433569</text:p>
              </table:table-cell>
              <table:table-cell office:value-type="float" office:value="0.9865144">
                <text:p>0.986514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60108">
                <text:p>0.960108</text:p>
              </table:table-cell>
              <table:table-cell office:value-type="float" office:value="0.8626248">
                <text:p>0.8626248</text:p>
              </table:table-cell>
              <table:table-cell office:value-type="float" office:value="1.042086">
                <text:p>1.042086</text:p>
              </table:table-cell>
              <table:table-cell office:value-type="float" office:value="0.8552467">
                <text:p>0.8552467</text:p>
              </table:table-cell>
              <table:table-cell office:value-type="float" office:value="0.9423739">
                <text:p>0.9423739</text:p>
              </table:table-cell>
              <table:table-cell office:value-type="float" office:value="0.9776729">
                <text:p>0.977672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33471">
                <text:p>0.9533471</text:p>
              </table:table-cell>
              <table:table-cell office:value-type="float" office:value="0.8662612">
                <text:p>0.8662612</text:p>
              </table:table-cell>
              <table:table-cell office:value-type="float" office:value="1.046632">
                <text:p>1.046632</text:p>
              </table:table-cell>
              <table:table-cell office:value-type="float" office:value="0.8588001">
                <text:p>0.8588001</text:p>
              </table:table-cell>
              <table:table-cell office:value-type="float" office:value="0.9418958">
                <text:p>0.9418958</text:p>
              </table:table-cell>
              <table:table-cell office:value-type="float" office:value="0.9690243">
                <text:p>0.969024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55229">
                <text:p>0.9455229</text:p>
              </table:table-cell>
              <table:table-cell office:value-type="float" office:value="0.868693">
                <text:p>0.868693</text:p>
              </table:table-cell>
              <table:table-cell office:value-type="float" office:value="1.047547">
                <text:p>1.047547</text:p>
              </table:table-cell>
              <table:table-cell office:value-type="float" office:value="0.8591639">
                <text:p>0.8591639</text:p>
              </table:table-cell>
              <table:table-cell office:value-type="float" office:value="0.9394681">
                <text:p>0.9394681</text:p>
              </table:table-cell>
              <table:table-cell office:value-type="float" office:value="0.9625771">
                <text:p>0.962577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72549">
                <text:p>0.9372549</text:p>
              </table:table-cell>
              <table:table-cell office:value-type="float" office:value="0.8715514">
                <text:p>0.8715514</text:p>
              </table:table-cell>
              <table:table-cell office:value-type="float" office:value="1.043138">
                <text:p>1.043138</text:p>
              </table:table-cell>
              <table:table-cell office:value-type="float" office:value="0.856764">
                <text:p>0.856764</text:p>
              </table:table-cell>
              <table:table-cell office:value-type="float" office:value="0.9331993">
                <text:p>0.9331993</text:p>
              </table:table-cell>
              <table:table-cell office:value-type="float" office:value="0.9590712">
                <text:p>0.959071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91923">
                <text:p>0.9291923</text:p>
              </table:table-cell>
              <table:table-cell office:value-type="float" office:value="0.8744178">
                <text:p>0.8744178</text:p>
              </table:table-cell>
              <table:table-cell office:value-type="float" office:value="1.0387">
                <text:p>1.0387</text:p>
              </table:table-cell>
              <table:table-cell office:value-type="float" office:value="0.8509383">
                <text:p>0.8509383</text:p>
              </table:table-cell>
              <table:table-cell office:value-type="float" office:value="0.9295273">
                <text:p>0.9295273</text:p>
              </table:table-cell>
              <table:table-cell office:value-type="float" office:value="0.9588567">
                <text:p>0.958856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17019">
                <text:p>0.9217019</text:p>
              </table:table-cell>
              <table:table-cell office:value-type="float" office:value="0.8776451">
                <text:p>0.8776451</text:p>
              </table:table-cell>
              <table:table-cell office:value-type="float" office:value="1.035391">
                <text:p>1.035391</text:p>
              </table:table-cell>
              <table:table-cell office:value-type="float" office:value="0.8451339">
                <text:p>0.8451339</text:p>
              </table:table-cell>
              <table:table-cell office:value-type="float" office:value="0.9279841">
                <text:p>0.9279841</text:p>
              </table:table-cell>
              <table:table-cell office:value-type="float" office:value="0.9615107">
                <text:p>0.961510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58808">
                <text:p>0.9158808</text:p>
              </table:table-cell>
              <table:table-cell office:value-type="float" office:value="0.8805935">
                <text:p>0.8805935</text:p>
              </table:table-cell>
              <table:table-cell office:value-type="float" office:value="1.032852">
                <text:p>1.032852</text:p>
              </table:table-cell>
              <table:table-cell office:value-type="float" office:value="0.8399162">
                <text:p>0.8399162</text:p>
              </table:table-cell>
              <table:table-cell office:value-type="float" office:value="0.9274042">
                <text:p>0.9274042</text:p>
              </table:table-cell>
              <table:table-cell office:value-type="float" office:value="0.9623997">
                <text:p>0.962399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84802">
                <text:p>0.9084802</text:p>
              </table:table-cell>
              <table:table-cell office:value-type="float" office:value="0.8835436">
                <text:p>0.8835436</text:p>
              </table:table-cell>
              <table:table-cell office:value-type="float" office:value="1.030563">
                <text:p>1.030563</text:p>
              </table:table-cell>
              <table:table-cell office:value-type="float" office:value="0.8368865">
                <text:p>0.8368865</text:p>
              </table:table-cell>
              <table:table-cell office:value-type="float" office:value="0.9203222">
                <text:p>0.9203222</text:p>
              </table:table-cell>
              <table:table-cell office:value-type="float" office:value="0.9690826">
                <text:p>0.969082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38744">
                <text:p>0.9038744</text:p>
              </table:table-cell>
              <table:table-cell office:value-type="float" office:value="0.885633">
                <text:p>0.885633</text:p>
              </table:table-cell>
              <table:table-cell office:value-type="float" office:value="1.0284">
                <text:p>1.0284</text:p>
              </table:table-cell>
              <table:table-cell office:value-type="float" office:value="0.8391869">
                <text:p>0.8391869</text:p>
              </table:table-cell>
              <table:table-cell office:value-type="float" office:value="0.9123871">
                <text:p>0.9123871</text:p>
              </table:table-cell>
              <table:table-cell office:value-type="float" office:value="0.9782941">
                <text:p>0.978294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25162">
                <text:p>0.9025162</text:p>
              </table:table-cell>
              <table:table-cell office:value-type="float" office:value="0.8875405">
                <text:p>0.8875405</text:p>
              </table:table-cell>
              <table:table-cell office:value-type="float" office:value="1.027919">
                <text:p>1.027919</text:p>
              </table:table-cell>
              <table:table-cell office:value-type="float" office:value="0.8495361">
                <text:p>0.8495361</text:p>
              </table:table-cell>
              <table:table-cell office:value-type="float" office:value="0.9043694">
                <text:p>0.9043694</text:p>
              </table:table-cell>
              <table:table-cell office:value-type="float" office:value="0.987655">
                <text:p>0.98765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39391">
                <text:p>0.9039391</text:p>
              </table:table-cell>
              <table:table-cell office:value-type="float" office:value="0.8896613">
                <text:p>0.8896613</text:p>
              </table:table-cell>
              <table:table-cell office:value-type="float" office:value="1.03005">
                <text:p>1.03005</text:p>
              </table:table-cell>
              <table:table-cell office:value-type="float" office:value="0.8608936">
                <text:p>0.8608936</text:p>
              </table:table-cell>
              <table:table-cell office:value-type="float" office:value="0.8995435">
                <text:p>0.8995435</text:p>
              </table:table-cell>
              <table:table-cell office:value-type="float" office:value="0.9967682">
                <text:p>0.996768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74433">
                <text:p>0.9074433</text:p>
              </table:table-cell>
              <table:table-cell office:value-type="float" office:value="0.891598">
                <text:p>0.891598</text:p>
              </table:table-cell>
              <table:table-cell office:value-type="float" office:value="1.0339">
                <text:p>1.0339</text:p>
              </table:table-cell>
              <table:table-cell office:value-type="float" office:value="0.8474376">
                <text:p>0.8474376</text:p>
              </table:table-cell>
              <table:table-cell office:value-type="float" office:value="0.8988186">
                <text:p>0.8988186</text:p>
              </table:table-cell>
              <table:table-cell office:value-type="float" office:value="1.004934">
                <text:p>1.00493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2118">
                <text:p>0.912118</text:p>
              </table:table-cell>
              <table:table-cell office:value-type="float" office:value="0.8925251">
                <text:p>0.8925251</text:p>
              </table:table-cell>
              <table:table-cell office:value-type="float" office:value="1.038676">
                <text:p>1.038676</text:p>
              </table:table-cell>
              <table:table-cell office:value-type="float" office:value="0.8330661">
                <text:p>0.8330661</text:p>
              </table:table-cell>
              <table:table-cell office:value-type="float" office:value="0.9013824">
                <text:p>0.9013824</text:p>
              </table:table-cell>
              <table:table-cell office:value-type="float" office:value="1.008695">
                <text:p>1.00869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71985">
                <text:p>0.9171985</text:p>
              </table:table-cell>
              <table:table-cell office:value-type="float" office:value="0.8927976">
                <text:p>0.8927976</text:p>
              </table:table-cell>
              <table:table-cell office:value-type="float" office:value="1.044099">
                <text:p>1.044099</text:p>
              </table:table-cell>
              <table:table-cell office:value-type="float" office:value="0.8224448">
                <text:p>0.8224448</text:p>
              </table:table-cell>
              <table:table-cell office:value-type="float" office:value="0.9073516">
                <text:p>0.9073516</text:p>
              </table:table-cell>
              <table:table-cell office:value-type="float" office:value="1.006287">
                <text:p>1.00628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17837">
                <text:p>0.9117837</text:p>
              </table:table-cell>
              <table:table-cell office:value-type="float" office:value="0.8928438">
                <text:p>0.8928438</text:p>
              </table:table-cell>
              <table:table-cell office:value-type="float" office:value="1.04519">
                <text:p>1.04519</text:p>
              </table:table-cell>
              <table:table-cell office:value-type="float" office:value="0.8195176">
                <text:p>0.8195176</text:p>
              </table:table-cell>
              <table:table-cell office:value-type="float" office:value="0.9198633">
                <text:p>0.9198633</text:p>
              </table:table-cell>
              <table:table-cell office:value-type="float" office:value="0.9992508">
                <text:p>0.999250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45125">
                <text:p>0.9045125</text:p>
              </table:table-cell>
              <table:table-cell office:value-type="float" office:value="0.8923279">
                <text:p>0.8923279</text:p>
              </table:table-cell>
              <table:table-cell office:value-type="float" office:value="1.041711">
                <text:p>1.041711</text:p>
              </table:table-cell>
              <table:table-cell office:value-type="float" office:value="0.8265296">
                <text:p>0.8265296</text:p>
              </table:table-cell>
              <table:table-cell office:value-type="float" office:value="0.9361109">
                <text:p>0.9361109</text:p>
              </table:table-cell>
              <table:table-cell office:value-type="float" office:value="0.9904501">
                <text:p>0.990450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8976">
                <text:p>0.898976</text:p>
              </table:table-cell>
              <table:table-cell office:value-type="float" office:value="0.8915043">
                <text:p>0.8915043</text:p>
              </table:table-cell>
              <table:table-cell office:value-type="float" office:value="1.037492">
                <text:p>1.037492</text:p>
              </table:table-cell>
              <table:table-cell office:value-type="float" office:value="0.8400192">
                <text:p>0.8400192</text:p>
              </table:table-cell>
              <table:table-cell office:value-type="float" office:value="0.9374567">
                <text:p>0.9374567</text:p>
              </table:table-cell>
              <table:table-cell office:value-type="float" office:value="0.9835538">
                <text:p>0.983553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52299">
                <text:p>0.8952299</text:p>
              </table:table-cell>
              <table:table-cell office:value-type="float" office:value="0.8899428">
                <text:p>0.8899428</text:p>
              </table:table-cell>
              <table:table-cell office:value-type="float" office:value="1.032594">
                <text:p>1.032594</text:p>
              </table:table-cell>
              <table:table-cell office:value-type="float" office:value="0.8599068">
                <text:p>0.8599068</text:p>
              </table:table-cell>
              <table:table-cell office:value-type="float" office:value="0.9343655">
                <text:p>0.9343655</text:p>
              </table:table-cell>
              <table:table-cell office:value-type="float" office:value="0.9800076">
                <text:p>0.980007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34009">
                <text:p>0.8934009</text:p>
              </table:table-cell>
              <table:table-cell office:value-type="float" office:value="0.8886383">
                <text:p>0.8886383</text:p>
              </table:table-cell>
              <table:table-cell office:value-type="float" office:value="1.027549">
                <text:p>1.027549</text:p>
              </table:table-cell>
              <table:table-cell office:value-type="float" office:value="0.8566053">
                <text:p>0.8566053</text:p>
              </table:table-cell>
              <table:table-cell office:value-type="float" office:value="0.9320509">
                <text:p>0.9320509</text:p>
              </table:table-cell>
              <table:table-cell office:value-type="float" office:value="0.9798539">
                <text:p>0.979853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43617">
                <text:p>0.8943617</text:p>
              </table:table-cell>
              <table:table-cell office:value-type="float" office:value="0.8871108">
                <text:p>0.8871108</text:p>
              </table:table-cell>
              <table:table-cell office:value-type="float" office:value="1.022802">
                <text:p>1.022802</text:p>
              </table:table-cell>
              <table:table-cell office:value-type="float" office:value="0.8580484">
                <text:p>0.8580484</text:p>
              </table:table-cell>
              <table:table-cell office:value-type="float" office:value="0.9300804">
                <text:p>0.9300804</text:p>
              </table:table-cell>
              <table:table-cell office:value-type="float" office:value="0.9755454">
                <text:p>0.975545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85127">
                <text:p>0.8985127</text:p>
              </table:table-cell>
              <table:table-cell office:value-type="float" office:value="0.8853501">
                <text:p>0.8853501</text:p>
              </table:table-cell>
              <table:table-cell office:value-type="float" office:value="1.018405">
                <text:p>1.018405</text:p>
              </table:table-cell>
              <table:table-cell office:value-type="float" office:value="0.8671095">
                <text:p>0.8671095</text:p>
              </table:table-cell>
              <table:table-cell office:value-type="float" office:value="0.9293658">
                <text:p>0.9293658</text:p>
              </table:table-cell>
              <table:table-cell office:value-type="float" office:value="0.9702764">
                <text:p>0.970276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59906">
                <text:p>0.9059906</text:p>
              </table:table-cell>
              <table:table-cell office:value-type="float" office:value="0.8835759">
                <text:p>0.8835759</text:p>
              </table:table-cell>
              <table:table-cell office:value-type="float" office:value="1.014251">
                <text:p>1.014251</text:p>
              </table:table-cell>
              <table:table-cell office:value-type="float" office:value="0.8804244">
                <text:p>0.8804244</text:p>
              </table:table-cell>
              <table:table-cell office:value-type="float" office:value="0.930283">
                <text:p>0.930283</text:p>
              </table:table-cell>
              <table:table-cell office:value-type="float" office:value="0.9690516">
                <text:p>0.969051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59844">
                <text:p>0.9159844</text:p>
              </table:table-cell>
              <table:table-cell office:value-type="float" office:value="0.8821169">
                <text:p>0.8821169</text:p>
              </table:table-cell>
              <table:table-cell office:value-type="float" office:value="1.010515">
                <text:p>1.010515</text:p>
              </table:table-cell>
              <table:table-cell office:value-type="float" office:value="0.8940222">
                <text:p>0.8940222</text:p>
              </table:table-cell>
              <table:table-cell office:value-type="float" office:value="0.9344717">
                <text:p>0.9344717</text:p>
              </table:table-cell>
              <table:table-cell office:value-type="float" office:value="0.9722307">
                <text:p>0.972230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87636">
                <text:p>0.9287636</text:p>
              </table:table-cell>
              <table:table-cell office:value-type="float" office:value="0.8811185">
                <text:p>0.8811185</text:p>
              </table:table-cell>
              <table:table-cell office:value-type="float" office:value="1.009225">
                <text:p>1.009225</text:p>
              </table:table-cell>
              <table:table-cell office:value-type="float" office:value="0.8905839">
                <text:p>0.8905839</text:p>
              </table:table-cell>
              <table:table-cell office:value-type="float" office:value="0.9418635">
                <text:p>0.9418635</text:p>
              </table:table-cell>
              <table:table-cell office:value-type="float" office:value="0.9793056">
                <text:p>0.979305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28993">
                <text:p>0.9428993</text:p>
              </table:table-cell>
              <table:table-cell office:value-type="float" office:value="0.8804047">
                <text:p>0.8804047</text:p>
              </table:table-cell>
              <table:table-cell office:value-type="float" office:value="1.012035">
                <text:p>1.012035</text:p>
              </table:table-cell>
              <table:table-cell office:value-type="float" office:value="0.8798397">
                <text:p>0.8798397</text:p>
              </table:table-cell>
              <table:table-cell office:value-type="float" office:value="0.9503081">
                <text:p>0.9503081</text:p>
              </table:table-cell>
              <table:table-cell office:value-type="float" office:value="0.9891375">
                <text:p>0.989137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70201">
                <text:p>0.9470201</text:p>
              </table:table-cell>
              <table:table-cell office:value-type="float" office:value="0.8800776">
                <text:p>0.8800776</text:p>
              </table:table-cell>
              <table:table-cell office:value-type="float" office:value="1.019522">
                <text:p>1.019522</text:p>
              </table:table-cell>
              <table:table-cell office:value-type="float" office:value="0.8679509">
                <text:p>0.8679509</text:p>
              </table:table-cell>
              <table:table-cell office:value-type="float" office:value="0.958227">
                <text:p>0.958227</text:p>
              </table:table-cell>
              <table:table-cell office:value-type="float" office:value="1.000205">
                <text:p>1.00020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16866">
                <text:p>0.9516866</text:p>
              </table:table-cell>
              <table:table-cell office:value-type="float" office:value="0.8795385">
                <text:p>0.8795385</text:p>
              </table:table-cell>
              <table:table-cell office:value-type="float" office:value="1.030027">
                <text:p>1.030027</text:p>
              </table:table-cell>
              <table:table-cell office:value-type="float" office:value="0.8581921">
                <text:p>0.8581921</text:p>
              </table:table-cell>
              <table:table-cell office:value-type="float" office:value="0.9647063">
                <text:p>0.9647063</text:p>
              </table:table-cell>
              <table:table-cell office:value-type="float" office:value="1.010502">
                <text:p>1.01050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5245">
                <text:p>0.955245</text:p>
              </table:table-cell>
              <table:table-cell office:value-type="float" office:value="0.8793254">
                <text:p>0.8793254</text:p>
              </table:table-cell>
              <table:table-cell office:value-type="float" office:value="1.041101">
                <text:p>1.041101</text:p>
              </table:table-cell>
              <table:table-cell office:value-type="float" office:value="0.853443">
                <text:p>0.853443</text:p>
              </table:table-cell>
              <table:table-cell office:value-type="float" office:value="0.9688106">
                <text:p>0.9688106</text:p>
              </table:table-cell>
              <table:table-cell office:value-type="float" office:value="1.018512">
                <text:p>1.01851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83315">
                <text:p>0.9583315</text:p>
              </table:table-cell>
              <table:table-cell office:value-type="float" office:value="0.8786123">
                <text:p>0.8786123</text:p>
              </table:table-cell>
              <table:table-cell office:value-type="float" office:value="1.04357">
                <text:p>1.04357</text:p>
              </table:table-cell>
              <table:table-cell office:value-type="float" office:value="0.8576527">
                <text:p>0.8576527</text:p>
              </table:table-cell>
              <table:table-cell office:value-type="float" office:value="0.9709698">
                <text:p>0.9709698</text:p>
              </table:table-cell>
              <table:table-cell office:value-type="float" office:value="1.023518">
                <text:p>1.02351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92803">
                <text:p>0.9592803</text:p>
              </table:table-cell>
              <table:table-cell office:value-type="float" office:value="0.8773068">
                <text:p>0.8773068</text:p>
              </table:table-cell>
              <table:table-cell office:value-type="float" office:value="1.042999">
                <text:p>1.042999</text:p>
              </table:table-cell>
              <table:table-cell office:value-type="float" office:value="0.8692943">
                <text:p>0.8692943</text:p>
              </table:table-cell>
              <table:table-cell office:value-type="float" office:value="0.9711931">
                <text:p>0.9711931</text:p>
              </table:table-cell>
              <table:table-cell office:value-type="float" office:value="1.025133">
                <text:p>1.02513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59555">
                <text:p>0.9559555</text:p>
              </table:table-cell>
              <table:table-cell office:value-type="float" office:value="0.8746415">
                <text:p>0.8746415</text:p>
              </table:table-cell>
              <table:table-cell office:value-type="float" office:value="1.042445">
                <text:p>1.042445</text:p>
              </table:table-cell>
              <table:table-cell office:value-type="float" office:value="0.8746856">
                <text:p>0.8746856</text:p>
              </table:table-cell>
              <table:table-cell office:value-type="float" office:value="0.9723872">
                <text:p>0.9723872</text:p>
              </table:table-cell>
              <table:table-cell office:value-type="float" office:value="1.02193">
                <text:p>1.0219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25447">
                <text:p>0.9525447</text:p>
              </table:table-cell>
              <table:table-cell office:value-type="float" office:value="0.8712484">
                <text:p>0.8712484</text:p>
              </table:table-cell>
              <table:table-cell office:value-type="float" office:value="1.041571">
                <text:p>1.041571</text:p>
              </table:table-cell>
              <table:table-cell office:value-type="float" office:value="0.8685019">
                <text:p>0.8685019</text:p>
              </table:table-cell>
              <table:table-cell office:value-type="float" office:value="0.9715035">
                <text:p>0.9715035</text:p>
              </table:table-cell>
              <table:table-cell office:value-type="float" office:value="1.014045">
                <text:p>1.01404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82319">
                <text:p>0.9482319</text:p>
              </table:table-cell>
              <table:table-cell office:value-type="float" office:value="0.8678842">
                <text:p>0.8678842</text:p>
              </table:table-cell>
              <table:table-cell office:value-type="float" office:value="1.041454">
                <text:p>1.041454</text:p>
              </table:table-cell>
              <table:table-cell office:value-type="float" office:value="0.8568499">
                <text:p>0.8568499</text:p>
              </table:table-cell>
              <table:table-cell office:value-type="float" office:value="0.9649137">
                <text:p>0.9649137</text:p>
              </table:table-cell>
              <table:table-cell office:value-type="float" office:value="1.004119">
                <text:p>1.00411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17421">
                <text:p>0.9417421</text:p>
              </table:table-cell>
              <table:table-cell office:value-type="float" office:value="0.8649601">
                <text:p>0.8649601</text:p>
              </table:table-cell>
              <table:table-cell office:value-type="float" office:value="1.041445">
                <text:p>1.041445</text:p>
              </table:table-cell>
              <table:table-cell office:value-type="float" office:value="0.8583784">
                <text:p>0.8583784</text:p>
              </table:table-cell>
              <table:table-cell office:value-type="float" office:value="0.9542565">
                <text:p>0.9542565</text:p>
              </table:table-cell>
              <table:table-cell office:value-type="float" office:value="0.995802">
                <text:p>0.99580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34095">
                <text:p>0.9334095</text:p>
              </table:table-cell>
              <table:table-cell office:value-type="float" office:value="0.8627121">
                <text:p>0.8627121</text:p>
              </table:table-cell>
              <table:table-cell office:value-type="float" office:value="1.040814">
                <text:p>1.040814</text:p>
              </table:table-cell>
              <table:table-cell office:value-type="float" office:value="0.8800856">
                <text:p>0.8800856</text:p>
              </table:table-cell>
              <table:table-cell office:value-type="float" office:value="0.9422009">
                <text:p>0.9422009</text:p>
              </table:table-cell>
              <table:table-cell office:value-type="float" office:value="0.990517">
                <text:p>0.99051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46342">
                <text:p>0.9246342</text:p>
              </table:table-cell>
              <table:table-cell office:value-type="float" office:value="0.861084">
                <text:p>0.861084</text:p>
              </table:table-cell>
              <table:table-cell office:value-type="float" office:value="1.039616">
                <text:p>1.039616</text:p>
              </table:table-cell>
              <table:table-cell office:value-type="float" office:value="0.8777974">
                <text:p>0.8777974</text:p>
              </table:table-cell>
              <table:table-cell office:value-type="float" office:value="0.9315282">
                <text:p>0.9315282</text:p>
              </table:table-cell>
              <table:table-cell office:value-type="float" office:value="0.987065">
                <text:p>0.98706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63824">
                <text:p>0.9163824</text:p>
              </table:table-cell>
              <table:table-cell office:value-type="float" office:value="0.8605757">
                <text:p>0.8605757</text:p>
              </table:table-cell>
              <table:table-cell office:value-type="float" office:value="1.037822">
                <text:p>1.037822</text:p>
              </table:table-cell>
              <table:table-cell office:value-type="float" office:value="0.8736417">
                <text:p>0.8736417</text:p>
              </table:table-cell>
              <table:table-cell office:value-type="float" office:value="0.9236585">
                <text:p>0.9236585</text:p>
              </table:table-cell>
              <table:table-cell office:value-type="float" office:value="0.9797746">
                <text:p>0.979774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9090383">
                <text:p>0.9090383</text:p>
              </table:table-cell>
              <table:table-cell office:value-type="float" office:value="0.8614583">
                <text:p>0.8614583</text:p>
              </table:table-cell>
              <table:table-cell office:value-type="float" office:value="1.035951">
                <text:p>1.035951</text:p>
              </table:table-cell>
              <table:table-cell office:value-type="float" office:value="0.8686956">
                <text:p>0.8686956</text:p>
              </table:table-cell>
              <table:table-cell office:value-type="float" office:value="0.9202493">
                <text:p>0.9202493</text:p>
              </table:table-cell>
              <table:table-cell office:value-type="float" office:value="0.9747969">
                <text:p>0.974796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51527">
                <text:p>0.9051527</text:p>
              </table:table-cell>
              <table:table-cell office:value-type="float" office:value="0.863602">
                <text:p>0.863602</text:p>
              </table:table-cell>
              <table:table-cell office:value-type="float" office:value="1.032334">
                <text:p>1.032334</text:p>
              </table:table-cell>
              <table:table-cell office:value-type="float" office:value="0.8606943">
                <text:p>0.8606943</text:p>
              </table:table-cell>
              <table:table-cell office:value-type="float" office:value="0.9203173">
                <text:p>0.9203173</text:p>
              </table:table-cell>
              <table:table-cell office:value-type="float" office:value="0.973397">
                <text:p>0.97339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06737">
                <text:p>0.9006737</text:p>
              </table:table-cell>
              <table:table-cell office:value-type="float" office:value="0.8668809">
                <text:p>0.8668809</text:p>
              </table:table-cell>
              <table:table-cell office:value-type="float" office:value="1.028453">
                <text:p>1.028453</text:p>
              </table:table-cell>
              <table:table-cell office:value-type="float" office:value="0.8509665">
                <text:p>0.8509665</text:p>
              </table:table-cell>
              <table:table-cell office:value-type="float" office:value="0.9187608">
                <text:p>0.9187608</text:p>
              </table:table-cell>
              <table:table-cell office:value-type="float" office:value="0.971683">
                <text:p>0.97168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59771">
                <text:p>0.8959771</text:p>
              </table:table-cell>
              <table:table-cell office:value-type="float" office:value="0.8715091">
                <text:p>0.8715091</text:p>
              </table:table-cell>
              <table:table-cell office:value-type="float" office:value="1.024842">
                <text:p>1.024842</text:p>
              </table:table-cell>
              <table:table-cell office:value-type="float" office:value="0.8408228">
                <text:p>0.8408228</text:p>
              </table:table-cell>
              <table:table-cell office:value-type="float" office:value="0.9058826">
                <text:p>0.9058826</text:p>
              </table:table-cell>
              <table:table-cell office:value-type="float" office:value="0.9752562">
                <text:p>0.975256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47489">
                <text:p>0.8947489</text:p>
              </table:table-cell>
              <table:table-cell office:value-type="float" office:value="0.8759171">
                <text:p>0.8759171</text:p>
              </table:table-cell>
              <table:table-cell office:value-type="float" office:value="1.022509">
                <text:p>1.022509</text:p>
              </table:table-cell>
              <table:table-cell office:value-type="float" office:value="0.8312799">
                <text:p>0.8312799</text:p>
              </table:table-cell>
              <table:table-cell office:value-type="float" office:value="0.8934491">
                <text:p>0.8934491</text:p>
              </table:table-cell>
              <table:table-cell office:value-type="float" office:value="0.9840329">
                <text:p>0.984032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69488">
                <text:p>0.8969488</text:p>
              </table:table-cell>
              <table:table-cell office:value-type="float" office:value="0.8784891">
                <text:p>0.8784891</text:p>
              </table:table-cell>
              <table:table-cell office:value-type="float" office:value="1.02379">
                <text:p>1.02379</text:p>
              </table:table-cell>
              <table:table-cell office:value-type="float" office:value="0.8238063">
                <text:p>0.8238063</text:p>
              </table:table-cell>
              <table:table-cell office:value-type="float" office:value="0.8846098">
                <text:p>0.8846098</text:p>
              </table:table-cell>
              <table:table-cell office:value-type="float" office:value="0.9944025">
                <text:p>0.994402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1563">
                <text:p>0.901563</text:p>
              </table:table-cell>
              <table:table-cell office:value-type="float" office:value="0.8818678">
                <text:p>0.8818678</text:p>
              </table:table-cell>
              <table:table-cell office:value-type="float" office:value="1.027452">
                <text:p>1.027452</text:p>
              </table:table-cell>
              <table:table-cell office:value-type="float" office:value="0.81908">
                <text:p>0.81908</text:p>
              </table:table-cell>
              <table:table-cell office:value-type="float" office:value="0.8813339">
                <text:p>0.8813339</text:p>
              </table:table-cell>
              <table:table-cell office:value-type="float" office:value="1.00417">
                <text:p>1.0041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7529">
                <text:p>0.907529</text:p>
              </table:table-cell>
              <table:table-cell office:value-type="float" office:value="0.8850424">
                <text:p>0.8850424</text:p>
              </table:table-cell>
              <table:table-cell office:value-type="float" office:value="1.030975">
                <text:p>1.030975</text:p>
              </table:table-cell>
              <table:table-cell office:value-type="float" office:value="0.8185135">
                <text:p>0.8185135</text:p>
              </table:table-cell>
              <table:table-cell office:value-type="float" office:value="0.8821023">
                <text:p>0.8821023</text:p>
              </table:table-cell>
              <table:table-cell office:value-type="float" office:value="1.012508">
                <text:p>1.01250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25189">
                <text:p>0.9125189</text:p>
              </table:table-cell>
              <table:table-cell office:value-type="float" office:value="0.8879851">
                <text:p>0.8879851</text:p>
              </table:table-cell>
              <table:table-cell office:value-type="float" office:value="1.032106">
                <text:p>1.032106</text:p>
              </table:table-cell>
              <table:table-cell office:value-type="float" office:value="0.8226111">
                <text:p>0.8226111</text:p>
              </table:table-cell>
              <table:table-cell office:value-type="float" office:value="0.8851388">
                <text:p>0.8851388</text:p>
              </table:table-cell>
              <table:table-cell office:value-type="float" office:value="1.018661">
                <text:p>1.01866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50893">
                <text:p>0.9050893</text:p>
              </table:table-cell>
              <table:table-cell office:value-type="float" office:value="0.8904715">
                <text:p>0.8904715</text:p>
              </table:table-cell>
              <table:table-cell office:value-type="float" office:value="1.028971">
                <text:p>1.028971</text:p>
              </table:table-cell>
              <table:table-cell office:value-type="float" office:value="0.8295699">
                <text:p>0.8295699</text:p>
              </table:table-cell>
              <table:table-cell office:value-type="float" office:value="0.8941429">
                <text:p>0.8941429</text:p>
              </table:table-cell>
              <table:table-cell office:value-type="float" office:value="1.022087">
                <text:p>1.02208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86888">
                <text:p>0.8986888</text:p>
              </table:table-cell>
              <table:table-cell office:value-type="float" office:value="0.8928322">
                <text:p>0.8928322</text:p>
              </table:table-cell>
              <table:table-cell office:value-type="float" office:value="1.021941">
                <text:p>1.021941</text:p>
              </table:table-cell>
              <table:table-cell office:value-type="float" office:value="0.8378559">
                <text:p>0.8378559</text:p>
              </table:table-cell>
              <table:table-cell office:value-type="float" office:value="0.9084235">
                <text:p>0.9084235</text:p>
              </table:table-cell>
              <table:table-cell office:value-type="float" office:value="1.021866">
                <text:p>1.02186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33605">
                <text:p>0.8933605</text:p>
              </table:table-cell>
              <table:table-cell office:value-type="float" office:value="0.8949252">
                <text:p>0.8949252</text:p>
              </table:table-cell>
              <table:table-cell office:value-type="float" office:value="1.014567">
                <text:p>1.014567</text:p>
              </table:table-cell>
              <table:table-cell office:value-type="float" office:value="0.8385388">
                <text:p>0.8385388</text:p>
              </table:table-cell>
              <table:table-cell office:value-type="float" office:value="0.9233012">
                <text:p>0.9233012</text:p>
              </table:table-cell>
              <table:table-cell office:value-type="float" office:value="1.01741">
                <text:p>1.0174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94993">
                <text:p>0.8894993</text:p>
              </table:table-cell>
              <table:table-cell office:value-type="float" office:value="0.8972384">
                <text:p>0.8972384</text:p>
              </table:table-cell>
              <table:table-cell office:value-type="float" office:value="1.008277">
                <text:p>1.008277</text:p>
              </table:table-cell>
              <table:table-cell office:value-type="float" office:value="0.8289171">
                <text:p>0.8289171</text:p>
              </table:table-cell>
              <table:table-cell office:value-type="float" office:value="0.932237">
                <text:p>0.932237</text:p>
              </table:table-cell>
              <table:table-cell office:value-type="float" office:value="1.010249">
                <text:p>1.01024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7441">
                <text:p>0.887441</text:p>
              </table:table-cell>
              <table:table-cell office:value-type="float" office:value="0.8981743">
                <text:p>0.8981743</text:p>
              </table:table-cell>
              <table:table-cell office:value-type="float" office:value="1.003881">
                <text:p>1.003881</text:p>
              </table:table-cell>
              <table:table-cell office:value-type="float" office:value="0.8228244">
                <text:p>0.8228244</text:p>
              </table:table-cell>
              <table:table-cell office:value-type="float" office:value="0.9266964">
                <text:p>0.9266964</text:p>
              </table:table-cell>
              <table:table-cell office:value-type="float" office:value="1.001211">
                <text:p>1.00121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81342">
                <text:p>0.8881342</text:p>
              </table:table-cell>
              <table:table-cell office:value-type="float" office:value="0.8990291">
                <text:p>0.8990291</text:p>
              </table:table-cell>
              <table:table-cell office:value-type="float" office:value="1.00114">
                <text:p>1.00114</text:p>
              </table:table-cell>
              <table:table-cell office:value-type="float" office:value="0.8187425">
                <text:p>0.8187425</text:p>
              </table:table-cell>
              <table:table-cell office:value-type="float" office:value="0.921734">
                <text:p>0.921734</text:p>
              </table:table-cell>
              <table:table-cell office:value-type="float" office:value="0.9914687">
                <text:p>0.991468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18641">
                <text:p>0.8918641</text:p>
              </table:table-cell>
              <table:table-cell office:value-type="float" office:value="0.8991538">
                <text:p>0.8991538</text:p>
              </table:table-cell>
              <table:table-cell office:value-type="float" office:value="0.9984916">
                <text:p>0.9984916</text:p>
              </table:table-cell>
              <table:table-cell office:value-type="float" office:value="0.8138">
                <text:p>0.8138</text:p>
              </table:table-cell>
              <table:table-cell office:value-type="float" office:value="0.9191152">
                <text:p>0.9191152</text:p>
              </table:table-cell>
              <table:table-cell office:value-type="float" office:value="0.9823822">
                <text:p>0.982382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87728">
                <text:p>0.8987728</text:p>
              </table:table-cell>
              <table:table-cell office:value-type="float" office:value="0.8983804">
                <text:p>0.8983804</text:p>
              </table:table-cell>
              <table:table-cell office:value-type="float" office:value="0.9958984">
                <text:p>0.9958984</text:p>
              </table:table-cell>
              <table:table-cell office:value-type="float" office:value="0.8033695">
                <text:p>0.8033695</text:p>
              </table:table-cell>
              <table:table-cell office:value-type="float" office:value="0.9187806">
                <text:p>0.9187806</text:p>
              </table:table-cell>
              <table:table-cell office:value-type="float" office:value="0.9751215">
                <text:p>0.975121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85618">
                <text:p>0.9085618</text:p>
              </table:table-cell>
              <table:table-cell office:value-type="float" office:value="0.8979996">
                <text:p>0.8979996</text:p>
              </table:table-cell>
              <table:table-cell office:value-type="float" office:value="0.9928792">
                <text:p>0.9928792</text:p>
              </table:table-cell>
              <table:table-cell office:value-type="float" office:value="0.7938963">
                <text:p>0.7938963</text:p>
              </table:table-cell>
              <table:table-cell office:value-type="float" office:value="0.9222784">
                <text:p>0.9222784</text:p>
              </table:table-cell>
              <table:table-cell office:value-type="float" office:value="0.9722649">
                <text:p>0.972264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07217">
                <text:p>0.9207217</text:p>
              </table:table-cell>
              <table:table-cell office:value-type="float" office:value="0.8967084">
                <text:p>0.8967084</text:p>
              </table:table-cell>
              <table:table-cell office:value-type="float" office:value="0.9905941">
                <text:p>0.9905941</text:p>
              </table:table-cell>
              <table:table-cell office:value-type="float" office:value="0.7892497">
                <text:p>0.7892497</text:p>
              </table:table-cell>
              <table:table-cell office:value-type="float" office:value="0.9295677">
                <text:p>0.9295677</text:p>
              </table:table-cell>
              <table:table-cell office:value-type="float" office:value="0.9739588">
                <text:p>0.973958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1906">
                <text:p>0.931906</text:p>
              </table:table-cell>
              <table:table-cell office:value-type="float" office:value="0.8952041">
                <text:p>0.8952041</text:p>
              </table:table-cell>
              <table:table-cell office:value-type="float" office:value="0.9884512">
                <text:p>0.9884512</text:p>
              </table:table-cell>
              <table:table-cell office:value-type="float" office:value="0.7816296">
                <text:p>0.7816296</text:p>
              </table:table-cell>
              <table:table-cell office:value-type="float" office:value="0.9387013">
                <text:p>0.9387013</text:p>
              </table:table-cell>
              <table:table-cell office:value-type="float" office:value="0.9792346">
                <text:p>0.979234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66864">
                <text:p>0.9366864</text:p>
              </table:table-cell>
              <table:table-cell office:value-type="float" office:value="0.893158">
                <text:p>0.893158</text:p>
              </table:table-cell>
              <table:table-cell office:value-type="float" office:value="0.9876795">
                <text:p>0.9876795</text:p>
              </table:table-cell>
              <table:table-cell office:value-type="float" office:value="0.7681278">
                <text:p>0.7681278</text:p>
              </table:table-cell>
              <table:table-cell office:value-type="float" office:value="0.9483547">
                <text:p>0.9483547</text:p>
              </table:table-cell>
              <table:table-cell office:value-type="float" office:value="0.9869235">
                <text:p>0.986923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17946">
                <text:p>0.9417946</text:p>
              </table:table-cell>
              <table:table-cell office:value-type="float" office:value="0.8907684">
                <text:p>0.8907684</text:p>
              </table:table-cell>
              <table:table-cell office:value-type="float" office:value="0.9901032">
                <text:p>0.9901032</text:p>
              </table:table-cell>
              <table:table-cell office:value-type="float" office:value="0.7548698">
                <text:p>0.7548698</text:p>
              </table:table-cell>
              <table:table-cell office:value-type="float" office:value="0.9570414">
                <text:p>0.9570414</text:p>
              </table:table-cell>
              <table:table-cell office:value-type="float" office:value="0.9933592">
                <text:p>0.993359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66684">
                <text:p>0.9466684</text:p>
              </table:table-cell>
              <table:table-cell office:value-type="float" office:value="0.888418">
                <text:p>0.888418</text:p>
              </table:table-cell>
              <table:table-cell office:value-type="float" office:value="0.9947921">
                <text:p>0.9947921</text:p>
              </table:table-cell>
              <table:table-cell office:value-type="float" office:value="0.7437762">
                <text:p>0.7437762</text:p>
              </table:table-cell>
              <table:table-cell office:value-type="float" office:value="0.9523717">
                <text:p>0.9523717</text:p>
              </table:table-cell>
              <table:table-cell office:value-type="float" office:value="0.9983011">
                <text:p>0.998301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06286">
                <text:p>0.9506286</text:p>
              </table:table-cell>
              <table:table-cell office:value-type="float" office:value="0.88594">
                <text:p>0.88594</text:p>
              </table:table-cell>
              <table:table-cell office:value-type="float" office:value="0.9988353">
                <text:p>0.9988353</text:p>
              </table:table-cell>
              <table:table-cell office:value-type="float" office:value="0.7342381">
                <text:p>0.7342381</text:p>
              </table:table-cell>
              <table:table-cell office:value-type="float" office:value="0.9468902">
                <text:p>0.9468902</text:p>
              </table:table-cell>
              <table:table-cell office:value-type="float" office:value="1.002142">
                <text:p>1.002142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52412">
                <text:p>0.952412</text:p>
              </table:table-cell>
              <table:table-cell office:value-type="float" office:value="0.8839978">
                <text:p>0.8839978</text:p>
              </table:table-cell>
              <table:table-cell office:value-type="float" office:value="1.001349">
                <text:p>1.001349</text:p>
              </table:table-cell>
              <table:table-cell office:value-type="float" office:value="0.7279583">
                <text:p>0.7279583</text:p>
              </table:table-cell>
              <table:table-cell office:value-type="float" office:value="0.9439138">
                <text:p>0.9439138</text:p>
              </table:table-cell>
              <table:table-cell office:value-type="float" office:value="1.004206">
                <text:p>1.00420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9084">
                <text:p>0.949084</text:p>
              </table:table-cell>
              <table:table-cell office:value-type="float" office:value="0.8830557">
                <text:p>0.8830557</text:p>
              </table:table-cell>
              <table:table-cell office:value-type="float" office:value="1.005108">
                <text:p>1.005108</text:p>
              </table:table-cell>
              <table:table-cell office:value-type="float" office:value="0.7264583">
                <text:p>0.7264583</text:p>
              </table:table-cell>
              <table:table-cell office:value-type="float" office:value="0.943909">
                <text:p>0.943909</text:p>
              </table:table-cell>
              <table:table-cell office:value-type="float" office:value="1.003327">
                <text:p>1.00332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56391">
                <text:p>0.9456391</text:p>
              </table:table-cell>
              <table:table-cell office:value-type="float" office:value="0.8825285">
                <text:p>0.8825285</text:p>
              </table:table-cell>
              <table:table-cell office:value-type="float" office:value="1.009317">
                <text:p>1.009317</text:p>
              </table:table-cell>
              <table:table-cell office:value-type="float" office:value="0.7330378">
                <text:p>0.7330378</text:p>
              </table:table-cell>
              <table:table-cell office:value-type="float" office:value="0.9455323">
                <text:p>0.9455323</text:p>
              </table:table-cell>
              <table:table-cell office:value-type="float" office:value="0.9990479">
                <text:p>0.999047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12751">
                <text:p>0.9412751</text:p>
              </table:table-cell>
              <table:table-cell office:value-type="float" office:value="0.8824342">
                <text:p>0.8824342</text:p>
              </table:table-cell>
              <table:table-cell office:value-type="float" office:value="1.013615">
                <text:p>1.013615</text:p>
              </table:table-cell>
              <table:table-cell office:value-type="float" office:value="0.7487154">
                <text:p>0.7487154</text:p>
              </table:table-cell>
              <table:table-cell office:value-type="float" office:value="0.945169">
                <text:p>0.945169</text:p>
              </table:table-cell>
              <table:table-cell office:value-type="float" office:value="0.9917766">
                <text:p>0.991776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346082">
                <text:p>0.9346082</text:p>
              </table:table-cell>
              <table:table-cell office:value-type="float" office:value="0.8822163">
                <text:p>0.8822163</text:p>
              </table:table-cell>
              <table:table-cell office:value-type="float" office:value="1.017936">
                <text:p>1.017936</text:p>
              </table:table-cell>
              <table:table-cell office:value-type="float" office:value="0.7740055">
                <text:p>0.7740055</text:p>
              </table:table-cell>
              <table:table-cell office:value-type="float" office:value="0.9433019">
                <text:p>0.9433019</text:p>
              </table:table-cell>
              <table:table-cell office:value-type="float" office:value="0.9829019">
                <text:p>0.982901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261423">
                <text:p>0.9261423</text:p>
              </table:table-cell>
              <table:table-cell office:value-type="float" office:value="0.882225">
                <text:p>0.882225</text:p>
              </table:table-cell>
              <table:table-cell office:value-type="float" office:value="1.022763">
                <text:p>1.022763</text:p>
              </table:table-cell>
              <table:table-cell office:value-type="float" office:value="0.8063207">
                <text:p>0.8063207</text:p>
              </table:table-cell>
              <table:table-cell office:value-type="float" office:value="0.9406362">
                <text:p>0.9406362</text:p>
              </table:table-cell>
              <table:table-cell office:value-type="float" office:value="0.9730741">
                <text:p>0.973074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71894">
                <text:p>0.9171894</text:p>
              </table:table-cell>
              <table:table-cell office:value-type="float" office:value="0.8814713">
                <text:p>0.8814713</text:p>
              </table:table-cell>
              <table:table-cell office:value-type="float" office:value="1.021145">
                <text:p>1.021145</text:p>
              </table:table-cell>
              <table:table-cell office:value-type="float" office:value="0.8040456">
                <text:p>0.8040456</text:p>
              </table:table-cell>
              <table:table-cell office:value-type="float" office:value="0.9346091">
                <text:p>0.9346091</text:p>
              </table:table-cell>
              <table:table-cell office:value-type="float" office:value="0.9635879">
                <text:p>0.963587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88253">
                <text:p>0.9088253</text:p>
              </table:table-cell>
              <table:table-cell office:value-type="float" office:value="0.8802627">
                <text:p>0.8802627</text:p>
              </table:table-cell>
              <table:table-cell office:value-type="float" office:value="1.019479">
                <text:p>1.019479</text:p>
              </table:table-cell>
              <table:table-cell office:value-type="float" office:value="0.7962852">
                <text:p>0.7962852</text:p>
              </table:table-cell>
              <table:table-cell office:value-type="float" office:value="0.9263142">
                <text:p>0.9263142</text:p>
              </table:table-cell>
              <table:table-cell office:value-type="float" office:value="0.9564496">
                <text:p>0.956449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15638">
                <text:p>0.9015638</text:p>
              </table:table-cell>
              <table:table-cell office:value-type="float" office:value="0.8772566">
                <text:p>0.8772566</text:p>
              </table:table-cell>
              <table:table-cell office:value-type="float" office:value="1.017885">
                <text:p>1.017885</text:p>
              </table:table-cell>
              <table:table-cell office:value-type="float" office:value="0.7961693">
                <text:p>0.7961693</text:p>
              </table:table-cell>
              <table:table-cell office:value-type="float" office:value="0.9211565">
                <text:p>0.9211565</text:p>
              </table:table-cell>
              <table:table-cell office:value-type="float" office:value="0.9523541">
                <text:p>0.952354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83151">
                <text:p>0.8983151</text:p>
              </table:table-cell>
              <table:table-cell office:value-type="float" office:value="0.8737916">
                <text:p>0.8737916</text:p>
              </table:table-cell>
              <table:table-cell office:value-type="float" office:value="1.01452">
                <text:p>1.01452</text:p>
              </table:table-cell>
              <table:table-cell office:value-type="float" office:value="0.8026075">
                <text:p>0.8026075</text:p>
              </table:table-cell>
              <table:table-cell office:value-type="float" office:value="0.9182569">
                <text:p>0.9182569</text:p>
              </table:table-cell>
              <table:table-cell office:value-type="float" office:value="0.9517374">
                <text:p>0.951737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83461">
                <text:p>0.8983461</text:p>
              </table:table-cell>
              <table:table-cell office:value-type="float" office:value="0.870918">
                <text:p>0.870918</text:p>
              </table:table-cell>
              <table:table-cell office:value-type="float" office:value="1.009488">
                <text:p>1.009488</text:p>
              </table:table-cell>
              <table:table-cell office:value-type="float" office:value="0.8159528">
                <text:p>0.8159528</text:p>
              </table:table-cell>
              <table:table-cell office:value-type="float" office:value="0.9168737">
                <text:p>0.9168737</text:p>
              </table:table-cell>
              <table:table-cell office:value-type="float" office:value="0.95487">
                <text:p>0.95487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51418">
                <text:p>0.8951418</text:p>
              </table:table-cell>
              <table:table-cell office:value-type="float" office:value="0.8682423">
                <text:p>0.8682423</text:p>
              </table:table-cell>
              <table:table-cell office:value-type="float" office:value="1.006256">
                <text:p>1.006256</text:p>
              </table:table-cell>
              <table:table-cell office:value-type="float" office:value="0.8349189">
                <text:p>0.8349189</text:p>
              </table:table-cell>
              <table:table-cell office:value-type="float" office:value="0.9080019">
                <text:p>0.9080019</text:p>
              </table:table-cell>
              <table:table-cell office:value-type="float" office:value="0.9616938">
                <text:p>0.961693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34302">
                <text:p>0.8934302</text:p>
              </table:table-cell>
              <table:table-cell office:value-type="float" office:value="0.8661102">
                <text:p>0.8661102</text:p>
              </table:table-cell>
              <table:table-cell office:value-type="float" office:value="1.005413">
                <text:p>1.005413</text:p>
              </table:table-cell>
              <table:table-cell office:value-type="float" office:value="0.8529369">
                <text:p>0.8529369</text:p>
              </table:table-cell>
              <table:table-cell office:value-type="float" office:value="0.8962013">
                <text:p>0.8962013</text:p>
              </table:table-cell>
              <table:table-cell office:value-type="float" office:value="0.9693344">
                <text:p>0.969334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52124">
                <text:p>0.8952124</text:p>
              </table:table-cell>
              <table:table-cell office:value-type="float" office:value="0.8650075">
                <text:p>0.8650075</text:p>
              </table:table-cell>
              <table:table-cell office:value-type="float" office:value="1.008265">
                <text:p>1.008265</text:p>
              </table:table-cell>
              <table:table-cell office:value-type="float" office:value="0.8704679">
                <text:p>0.8704679</text:p>
              </table:table-cell>
              <table:table-cell office:value-type="float" office:value="0.8841294">
                <text:p>0.8841294</text:p>
              </table:table-cell>
              <table:table-cell office:value-type="float" office:value="0.9788021">
                <text:p>0.978802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97647">
                <text:p>0.8997647</text:p>
              </table:table-cell>
              <table:table-cell office:value-type="float" office:value="0.8652347">
                <text:p>0.8652347</text:p>
              </table:table-cell>
              <table:table-cell office:value-type="float" office:value="1.012866">
                <text:p>1.012866</text:p>
              </table:table-cell>
              <table:table-cell office:value-type="float" office:value="0.8858607">
                <text:p>0.8858607</text:p>
              </table:table-cell>
              <table:table-cell office:value-type="float" office:value="0.8755416">
                <text:p>0.8755416</text:p>
              </table:table-cell>
              <table:table-cell office:value-type="float" office:value="0.9886491">
                <text:p>0.9886491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59873">
                <text:p>0.9059873</text:p>
              </table:table-cell>
              <table:table-cell office:value-type="float" office:value="0.8667449">
                <text:p>0.8667449</text:p>
              </table:table-cell>
              <table:table-cell office:value-type="float" office:value="1.017308">
                <text:p>1.017308</text:p>
              </table:table-cell>
              <table:table-cell office:value-type="float" office:value="0.8952035">
                <text:p>0.8952035</text:p>
              </table:table-cell>
              <table:table-cell office:value-type="float" office:value="0.8706968">
                <text:p>0.8706968</text:p>
              </table:table-cell>
              <table:table-cell office:value-type="float" office:value="0.9982004">
                <text:p>0.998200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91722">
                <text:p>0.9091722</text:p>
              </table:table-cell>
              <table:table-cell office:value-type="float" office:value="0.8683143">
                <text:p>0.8683143</text:p>
              </table:table-cell>
              <table:table-cell office:value-type="float" office:value="1.020319">
                <text:p>1.020319</text:p>
              </table:table-cell>
              <table:table-cell office:value-type="float" office:value="0.8993869">
                <text:p>0.8993869</text:p>
              </table:table-cell>
              <table:table-cell office:value-type="float" office:value="0.8701584">
                <text:p>0.8701584</text:p>
              </table:table-cell>
              <table:table-cell office:value-type="float" office:value="1.006596">
                <text:p>1.006596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25874">
                <text:p>0.9025874</text:p>
              </table:table-cell>
              <table:table-cell office:value-type="float" office:value="0.8703367">
                <text:p>0.8703367</text:p>
              </table:table-cell>
              <table:table-cell office:value-type="float" office:value="1.024611">
                <text:p>1.024611</text:p>
              </table:table-cell>
              <table:table-cell office:value-type="float" office:value="0.9047537">
                <text:p>0.9047537</text:p>
              </table:table-cell>
              <table:table-cell office:value-type="float" office:value="0.8750517">
                <text:p>0.8750517</text:p>
              </table:table-cell>
              <table:table-cell office:value-type="float" office:value="1.013125">
                <text:p>1.01312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70797">
                <text:p>0.8970797</text:p>
              </table:table-cell>
              <table:table-cell office:value-type="float" office:value="0.8729709">
                <text:p>0.8729709</text:p>
              </table:table-cell>
              <table:table-cell office:value-type="float" office:value="1.029676">
                <text:p>1.029676</text:p>
              </table:table-cell>
              <table:table-cell office:value-type="float" office:value="0.8944284">
                <text:p>0.8944284</text:p>
              </table:table-cell>
              <table:table-cell office:value-type="float" office:value="0.8860818">
                <text:p>0.8860818</text:p>
              </table:table-cell>
              <table:table-cell office:value-type="float" office:value="1.01683">
                <text:p>1.0168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25854">
                <text:p>0.8925854</text:p>
              </table:table-cell>
              <table:table-cell office:value-type="float" office:value="0.8758436">
                <text:p>0.8758436</text:p>
              </table:table-cell>
              <table:table-cell office:value-type="float" office:value="1.03518">
                <text:p>1.03518</text:p>
              </table:table-cell>
              <table:table-cell office:value-type="float" office:value="0.8871799">
                <text:p>0.8871799</text:p>
              </table:table-cell>
              <table:table-cell office:value-type="float" office:value="0.9005949">
                <text:p>0.9005949</text:p>
              </table:table-cell>
              <table:table-cell office:value-type="float" office:value="1.012915">
                <text:p>1.012915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94627">
                <text:p>0.8894627</text:p>
              </table:table-cell>
              <table:table-cell office:value-type="float" office:value="0.8788596">
                <text:p>0.8788596</text:p>
              </table:table-cell>
              <table:table-cell office:value-type="float" office:value="1.031359">
                <text:p>1.031359</text:p>
              </table:table-cell>
              <table:table-cell office:value-type="float" office:value="0.8888538">
                <text:p>0.8888538</text:p>
              </table:table-cell>
              <table:table-cell office:value-type="float" office:value="0.9138494">
                <text:p>0.9138494</text:p>
              </table:table-cell>
              <table:table-cell office:value-type="float" office:value="1.003313">
                <text:p>1.00331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80275">
                <text:p>0.8880275</text:p>
              </table:table-cell>
              <table:table-cell office:value-type="float" office:value="0.8820744">
                <text:p>0.8820744</text:p>
              </table:table-cell>
              <table:table-cell office:value-type="float" office:value="1.028457">
                <text:p>1.028457</text:p>
              </table:table-cell>
              <table:table-cell office:value-type="float" office:value="0.8972822">
                <text:p>0.8972822</text:p>
              </table:table-cell>
              <table:table-cell office:value-type="float" office:value="0.9097646">
                <text:p>0.9097646</text:p>
              </table:table-cell>
              <table:table-cell office:value-type="float" office:value="0.9943699">
                <text:p>0.9943699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89191">
                <text:p>0.889191</text:p>
              </table:table-cell>
              <table:table-cell office:value-type="float" office:value="0.8851346">
                <text:p>0.8851346</text:p>
              </table:table-cell>
              <table:table-cell office:value-type="float" office:value="1.028801">
                <text:p>1.028801</text:p>
              </table:table-cell>
              <table:table-cell office:value-type="float" office:value="0.9197073">
                <text:p>0.9197073</text:p>
              </table:table-cell>
              <table:table-cell office:value-type="float" office:value="0.9054697">
                <text:p>0.9054697</text:p>
              </table:table-cell>
              <table:table-cell office:value-type="float" office:value="0.988658">
                <text:p>0.98865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893224">
                <text:p>0.893224</text:p>
              </table:table-cell>
              <table:table-cell office:value-type="float" office:value="0.8876526">
                <text:p>0.8876526</text:p>
              </table:table-cell>
              <table:table-cell office:value-type="float" office:value="1.026669">
                <text:p>1.026669</text:p>
              </table:table-cell>
              <table:table-cell office:value-type="float" office:value="0.9165125">
                <text:p>0.9165125</text:p>
              </table:table-cell>
              <table:table-cell office:value-type="float" office:value="0.9027014">
                <text:p>0.9027014</text:p>
              </table:table-cell>
              <table:table-cell office:value-type="float" office:value="0.9862434">
                <text:p>0.9862434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006711">
                <text:p>0.9006711</text:p>
              </table:table-cell>
              <table:table-cell office:value-type="float" office:value="0.8895849">
                <text:p>0.8895849</text:p>
              </table:table-cell>
              <table:table-cell office:value-type="float" office:value="1.021874">
                <text:p>1.021874</text:p>
              </table:table-cell>
              <table:table-cell office:value-type="float" office:value="0.9128872">
                <text:p>0.9128872</text:p>
              </table:table-cell>
              <table:table-cell office:value-type="float" office:value="0.9024994">
                <text:p>0.9024994</text:p>
              </table:table-cell>
              <table:table-cell office:value-type="float" office:value="0.9838233">
                <text:p>0.9838233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11175">
                <text:p>0.911175</text:p>
              </table:table-cell>
              <table:table-cell office:value-type="float" office:value="0.8912542">
                <text:p>0.8912542</text:p>
              </table:table-cell>
              <table:table-cell office:value-type="float" office:value="1.017067">
                <text:p>1.017067</text:p>
              </table:table-cell>
              <table:table-cell office:value-type="float" office:value="0.9079734">
                <text:p>0.9079734</text:p>
              </table:table-cell>
              <table:table-cell office:value-type="float" office:value="0.9038566">
                <text:p>0.9038566</text:p>
              </table:table-cell>
              <table:table-cell office:value-type="float" office:value="0.9783278">
                <text:p>0.9783278</text:p>
              </table:table-cell>
              <table:table-cell office:value-type="float" office:value="1.119421">
                <text:p>1.1194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